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93mm"/>
    </style:style>
    <style:style style:name="co2" style:family="table-column">
      <style:table-column-properties fo:break-before="auto" style:column-width="22.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5.79mm"/>
    </style:style>
    <style:style style:name="co5" style:family="table-column">
      <style:table-column-properties fo:break-before="auto" style:column-width="7.3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otrzeby" table:style-name="ta1">
        <table:shapes>
          <draw:frame draw:z-index="0" draw:style-name="gr1" draw:text-style-name="P1" svg:width="315.67mm" svg:height="153.68mm" svg:x="315.95mm" svg:y="26.3mm">
            <loext:p draw:notify-on-update-of-ranges="potrzeby.B7:potrzeby.B67 potrzeby.C6:potrzeby.C6 potrzeby.C7:potrzeby.C67 potrzeby.G6:potrzeby.G6 potrzeby.G7:potrzeby.G67 potrzeby.E6:potrzeby.E6 potrzeby.E7:potrzeby.E6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number-columns-repeated="5" table:default-cell-style-name="Default"/>
        <table:table-row table:style-name="ro1">
          <table:table-cell/>
          <table:table-cell table:style-name="Default" office:value-type="string" calcext:value-type="string">
            <text:p>Jedzenie</text:p>
          </table:table-cell>
          <table:table-cell/>
          <table:table-cell office:value-type="string" calcext:value-type="string">
            <text:p>Toaleta</text:p>
          </table:table-cell>
          <table:table-cell/>
          <table:table-cell office:value-type="string" calcext:value-type="string">
            <text:p>Relaks</text:p>
          </table:table-cell>
          <table:table-cell/>
        </table:table-row>
        <table:table-row table:style-name="ro1">
          <table:table-cell office:value-type="string" calcext:value-type="string">
            <text:p>Wszyscy</text:p>
          </table:table-cell>
          <table:table-cell table:style-name="Default" office:value-type="float" office:value="3.5" calcext:value-type="float">
            <text:p>3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3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office:value-type="string" calcext:value-type="string">
            <text:p>Jedzenie</text:p>
          </table:table-cell>
          <table:table-cell/>
          <table:table-cell office:value-type="string" calcext:value-type="string">
            <text:p>Toaleta</text:p>
          </table:table-cell>
          <table:table-cell/>
          <table:table-cell office:value-type="string" calcext:value-type="string">
            <text:p>Relaks</text:p>
          </table:table-cell>
        </table:table-row>
        <table:table-row table:style-name="ro1">
          <table:table-cell/>
          <table:table-cell office:value-type="time" office:time-value="PT00H00M00S" calcext:value-type="time">
            <text:p>00:00</text:p>
          </table:table-cell>
          <table:table-cell table:formula="of:=COM.MICROSOFT.NORM.DIST([.$B7];[.B$2]/24;[.C$2]/24;0)/COM.MICROSOFT.NORM.DIST([.B$2]/24;[.B$2]/24;[.C$2]/24;0)" office:value-type="float" office:value="0.00218749111818288" calcext:value-type="float">
            <text:p>0,0021874911</text:p>
          </table:table-cell>
          <table:table-cell/>
          <table:table-cell table:formula="of:=COM.MICROSOFT.NORM.DIST([.$B7];[.D$2]/24;[.E$2]/24;0)/COM.MICROSOFT.NORM.DIST([.D$2]/24;[.D$2]/24;[.E$2]/24;0)" office:value-type="float" office:value="0.00386592013947282" calcext:value-type="float">
            <text:p>0,0038659201</text:p>
          </table:table-cell>
          <table:table-cell/>
          <table:table-cell table:formula="of:=COM.MICROSOFT.NORM.DIST([.$B7];[.F$2]/24;[.G$2]/24;0)/COM.MICROSOFT.NORM.DIST([.F$2]/24;[.F$2]/24;[.G$2]/24;0)" office:value-type="float" office:value="0.00000372665317207865" calcext:value-type="float">
            <text:p>3,72665317207865E-06</text:p>
          </table:table-cell>
        </table:table-row>
        <table:table-row table:style-name="ro1">
          <table:table-cell/>
          <table:table-cell table:formula="of:=[.B7]+1/144" office:value-type="time" office:time-value="PT00H10M00S" calcext:value-type="time">
            <text:p>00:10</text:p>
          </table:table-cell>
          <table:table-cell table:formula="of:=COM.MICROSOFT.NORM.DIST([.$B8];[.B$2]/24;[.C$2]/24;0)/COM.MICROSOFT.NORM.DIST([.B$2]/24;[.B$2]/24;[.C$2]/24;0)" office:value-type="float" office:value="0.0038659201394728" calcext:value-type="float">
            <text:p>0,0038659201</text:p>
          </table:table-cell>
          <table:table-cell/>
          <table:table-cell table:formula="of:=COM.MICROSOFT.NORM.DIST([.$B8];[.D$2]/24;[.E$2]/24;0)/COM.MICROSOFT.NORM.DIST([.D$2]/24;[.D$2]/24;[.E$2]/24;0)" office:value-type="float" office:value="0.00938906207241008" calcext:value-type="float">
            <text:p>0,0093890621</text:p>
          </table:table-cell>
          <table:table-cell/>
          <table:table-cell table:formula="of:=COM.MICROSOFT.NORM.DIST([.$B8];[.F$2]/24;[.G$2]/24;0)/COM.MICROSOFT.NORM.DIST([.F$2]/24;[.F$2]/24;[.G$2]/24;0)" office:value-type="float" office:value="0.00000845666596870108" calcext:value-type="float">
            <text:p>8,45666596870108E-06</text:p>
          </table:table-cell>
        </table:table-row>
        <table:table-row table:style-name="ro1">
          <table:table-cell/>
          <table:table-cell table:formula="of:=[.B8]+1/144" office:value-type="time" office:time-value="PT00H20M00S" calcext:value-type="time">
            <text:p>00:20</text:p>
          </table:table-cell>
          <table:table-cell table:formula="of:=COM.MICROSOFT.NORM.DIST([.$B9];[.B$2]/24;[.C$2]/24;0)/COM.MICROSOFT.NORM.DIST([.B$2]/24;[.B$2]/24;[.C$2]/24;0)" office:value-type="float" office:value="0.00664501128274139" calcext:value-type="float">
            <text:p>0,0066450113</text:p>
          </table:table-cell>
          <table:table-cell/>
          <table:table-cell table:formula="of:=COM.MICROSOFT.NORM.DIST([.$B9];[.D$2]/24;[.E$2]/24;0)/COM.MICROSOFT.NORM.DIST([.D$2]/24;[.D$2]/24;[.E$2]/24;0)" office:value-type="float" office:value="0.0211096564536711" calcext:value-type="float">
            <text:p>0,0211096565</text:p>
          </table:table-cell>
          <table:table-cell/>
          <table:table-cell table:formula="of:=COM.MICROSOFT.NORM.DIST([.$B9];[.F$2]/24;[.G$2]/24;0)/COM.MICROSOFT.NORM.DIST([.F$2]/24;[.F$2]/24;[.G$2]/24;0)" office:value-type="float" office:value="0.0000186644691135205" calcext:value-type="float">
            <text:p>1,86644691135205E-05</text:p>
          </table:table-cell>
        </table:table-row>
        <table:table-row table:style-name="ro1">
          <table:table-cell/>
          <table:table-cell table:formula="of:=[.B9]+1/144" office:value-type="time" office:time-value="PT00H30M00S" calcext:value-type="time">
            <text:p>00:30</text:p>
          </table:table-cell>
          <table:table-cell table:formula="of:=COM.MICROSOFT.NORM.DIST([.$B10];[.B$2]/24;[.C$2]/24;0)/COM.MICROSOFT.NORM.DIST([.B$2]/24;[.B$2]/24;[.C$2]/24;0)" office:value-type="float" office:value="0.0111089965382423" calcext:value-type="float">
            <text:p>0,0111089965</text:p>
          </table:table-cell>
          <table:table-cell/>
          <table:table-cell table:formula="of:=COM.MICROSOFT.NORM.DIST([.$B10];[.D$2]/24;[.E$2]/24;0)/COM.MICROSOFT.NORM.DIST([.D$2]/24;[.D$2]/24;[.E$2]/24;0)" office:value-type="float" office:value="0.0439369336234075" calcext:value-type="float">
            <text:p>0,0439369336</text:p>
          </table:table-cell>
          <table:table-cell/>
          <table:table-cell table:formula="of:=COM.MICROSOFT.NORM.DIST([.$B10];[.F$2]/24;[.G$2]/24;0)/COM.MICROSOFT.NORM.DIST([.F$2]/24;[.F$2]/24;[.G$2]/24;0)" office:value-type="float" office:value="0.0000400652973929511" calcext:value-type="float">
            <text:p>4,00652973929511E-05</text:p>
          </table:table-cell>
        </table:table-row>
        <table:table-row table:style-name="ro1">
          <table:table-cell/>
          <table:table-cell table:formula="of:=[.B10]+1/144" office:value-type="time" office:time-value="PT00H40M00S" calcext:value-type="time">
            <text:p>00:40</text:p>
          </table:table-cell>
          <table:table-cell table:formula="of:=COM.MICROSOFT.NORM.DIST([.$B11];[.B$2]/24;[.C$2]/24;0)/COM.MICROSOFT.NORM.DIST([.B$2]/24;[.B$2]/24;[.C$2]/24;0)" office:value-type="float" office:value="0.0180630134197813" calcext:value-type="float">
            <text:p>0,0180630134</text:p>
          </table:table-cell>
          <table:table-cell/>
          <table:table-cell table:formula="of:=COM.MICROSOFT.NORM.DIST([.$B11];[.D$2]/24;[.E$2]/24;0)/COM.MICROSOFT.NORM.DIST([.D$2]/24;[.D$2]/24;[.E$2]/24;0)" office:value-type="float" office:value="0.08465798862253" calcext:value-type="float">
            <text:p>0,0846579886</text:p>
          </table:table-cell>
          <table:table-cell/>
          <table:table-cell table:formula="of:=COM.MICROSOFT.NORM.DIST([.$B11];[.F$2]/24;[.G$2]/24;0)/COM.MICROSOFT.NORM.DIST([.F$2]/24;[.F$2]/24;[.G$2]/24;0)" office:value-type="float" office:value="0.0000836483472297274" calcext:value-type="float">
            <text:p>8,36483472297274E-05</text:p>
          </table:table-cell>
        </table:table-row>
        <table:table-row table:style-name="ro1">
          <table:table-cell/>
          <table:table-cell table:formula="of:=[.B11]+1/144" office:value-type="time" office:time-value="PT00H50M00S" calcext:value-type="time">
            <text:p>00:50</text:p>
          </table:table-cell>
          <table:table-cell table:formula="of:=COM.MICROSOFT.NORM.DIST([.$B12];[.B$2]/24;[.C$2]/24;0)/COM.MICROSOFT.NORM.DIST([.B$2]/24;[.B$2]/24;[.C$2]/24;0)" office:value-type="float" office:value="0.0285655007845504" calcext:value-type="float">
            <text:p>0,0285655008</text:p>
          </table:table-cell>
          <table:table-cell/>
          <table:table-cell table:formula="of:=COM.MICROSOFT.NORM.DIST([.$B12];[.D$2]/24;[.E$2]/24;0)/COM.MICROSOFT.NORM.DIST([.D$2]/24;[.D$2]/24;[.E$2]/24;0)" office:value-type="float" office:value="0.151006544995509" calcext:value-type="float">
            <text:p>0,151006545</text:p>
          </table:table-cell>
          <table:table-cell/>
          <table:table-cell table:formula="of:=COM.MICROSOFT.NORM.DIST([.$B12];[.F$2]/24;[.G$2]/24;0)/COM.MICROSOFT.NORM.DIST([.F$2]/24;[.F$2]/24;[.G$2]/24;0)" office:value-type="float" office:value="0.00016985667656141" calcext:value-type="float">
            <text:p>0,0001698567</text:p>
          </table:table-cell>
        </table:table-row>
        <table:table-row table:style-name="ro1">
          <table:table-cell/>
          <table:table-cell table:formula="of:=[.B12]+1/144" office:value-type="time" office:time-value="PT01H00M00S" calcext:value-type="time">
            <text:p>01:00</text:p>
          </table:table-cell>
          <table:table-cell table:formula="of:=COM.MICROSOFT.NORM.DIST([.$B13];[.B$2]/24;[.C$2]/24;0)/COM.MICROSOFT.NORM.DIST([.B$2]/24;[.B$2]/24;[.C$2]/24;0)" office:value-type="float" office:value="0.0439369336234074" calcext:value-type="float">
            <text:p>0,0439369336</text:p>
          </table:table-cell>
          <table:table-cell/>
          <table:table-cell table:formula="of:=COM.MICROSOFT.NORM.DIST([.$B13];[.D$2]/24;[.E$2]/24;0)/COM.MICROSOFT.NORM.DIST([.D$2]/24;[.D$2]/24;[.E$2]/24;0)" office:value-type="float" office:value="0.249352208777296" calcext:value-type="float">
            <text:p>0,2493522088</text:p>
          </table:table-cell>
          <table:table-cell/>
          <table:table-cell table:formula="of:=COM.MICROSOFT.NORM.DIST([.$B13];[.F$2]/24;[.G$2]/24;0)/COM.MICROSOFT.NORM.DIST([.F$2]/24;[.F$2]/24;[.G$2]/24;0)" office:value-type="float" office:value="0.000335462627902511" calcext:value-type="float">
            <text:p>0,0003354626</text:p>
          </table:table-cell>
        </table:table-row>
        <table:table-row table:style-name="ro1">
          <table:table-cell/>
          <table:table-cell table:formula="of:=[.B13]+1/144" office:value-type="time" office:time-value="PT01H10M00S" calcext:value-type="time">
            <text:p>01:10</text:p>
          </table:table-cell>
          <table:table-cell table:formula="of:=COM.MICROSOFT.NORM.DIST([.$B14];[.B$2]/24;[.C$2]/24;0)/COM.MICROSOFT.NORM.DIST([.B$2]/24;[.B$2]/24;[.C$2]/24;0)" office:value-type="float" office:value="0.0657285286165304" calcext:value-type="float">
            <text:p>0,0657285286</text:p>
          </table:table-cell>
          <table:table-cell/>
          <table:table-cell table:formula="of:=COM.MICROSOFT.NORM.DIST([.$B14];[.D$2]/24;[.E$2]/24;0)/COM.MICROSOFT.NORM.DIST([.D$2]/24;[.D$2]/24;[.E$2]/24;0)" office:value-type="float" office:value="0.381171386052993" calcext:value-type="float">
            <text:p>0,3811713861</text:p>
          </table:table-cell>
          <table:table-cell/>
          <table:table-cell table:formula="of:=COM.MICROSOFT.NORM.DIST([.$B14];[.F$2]/24;[.G$2]/24;0)/COM.MICROSOFT.NORM.DIST([.F$2]/24;[.F$2]/24;[.G$2]/24;0)" office:value-type="float" office:value="0.000644379820568609" calcext:value-type="float">
            <text:p>0,0006443798</text:p>
          </table:table-cell>
        </table:table-row>
        <table:table-row table:style-name="ro1">
          <table:table-cell/>
          <table:table-cell table:formula="of:=[.B14]+1/144" office:value-type="time" office:time-value="PT01H20M00S" calcext:value-type="time">
            <text:p>01:20</text:p>
          </table:table-cell>
          <table:table-cell table:formula="of:=COM.MICROSOFT.NORM.DIST([.$B15];[.B$2]/24;[.C$2]/24;0)/COM.MICROSOFT.NORM.DIST([.B$2]/24;[.B$2]/24;[.C$2]/24;0)" office:value-type="float" office:value="0.0956344448325386" calcext:value-type="float">
            <text:p>0,0956344448</text:p>
          </table:table-cell>
          <table:table-cell/>
          <table:table-cell table:formula="of:=COM.MICROSOFT.NORM.DIST([.$B15];[.D$2]/24;[.E$2]/24;0)/COM.MICROSOFT.NORM.DIST([.D$2]/24;[.D$2]/24;[.E$2]/24;0)" office:value-type="float" office:value="0.539407507237627" calcext:value-type="float">
            <text:p>0,5394075072</text:p>
          </table:table-cell>
          <table:table-cell/>
          <table:table-cell table:formula="of:=COM.MICROSOFT.NORM.DIST([.$B15];[.F$2]/24;[.G$2]/24;0)/COM.MICROSOFT.NORM.DIST([.F$2]/24;[.F$2]/24;[.G$2]/24;0)" office:value-type="float" office:value="0.0012038599948282" calcext:value-type="float">
            <text:p>0,00120386</text:p>
          </table:table-cell>
        </table:table-row>
        <table:table-row table:style-name="ro1">
          <table:table-cell/>
          <table:table-cell table:formula="of:=[.B15]+1/144" office:value-type="time" office:time-value="PT01H30M00S" calcext:value-type="time">
            <text:p>01:30</text:p>
          </table:table-cell>
          <table:table-cell table:formula="of:=COM.MICROSOFT.NORM.DIST([.$B16];[.B$2]/24;[.C$2]/24;0)/COM.MICROSOFT.NORM.DIST([.B$2]/24;[.B$2]/24;[.C$2]/24;0)" office:value-type="float" office:value="0.135335283236613" calcext:value-type="float">
            <text:p>0,1353352832</text:p>
          </table:table-cell>
          <table:table-cell/>
          <table:table-cell table:formula="of:=COM.MICROSOFT.NORM.DIST([.$B16];[.D$2]/24;[.E$2]/24;0)/COM.MICROSOFT.NORM.DIST([.D$2]/24;[.D$2]/24;[.E$2]/24;0)" office:value-type="float" office:value="0.706648277857717" calcext:value-type="float">
            <text:p>0,7066482779</text:p>
          </table:table-cell>
          <table:table-cell/>
          <table:table-cell table:formula="of:=COM.MICROSOFT.NORM.DIST([.$B16];[.F$2]/24;[.G$2]/24;0)/COM.MICROSOFT.NORM.DIST([.F$2]/24;[.F$2]/24;[.G$2]/24;0)" office:value-type="float" office:value="0.00218749111818289" calcext:value-type="float">
            <text:p>0,0021874911</text:p>
          </table:table-cell>
        </table:table-row>
        <table:table-row table:style-name="ro1">
          <table:table-cell/>
          <table:table-cell table:formula="of:=[.B16]+1/144" office:value-type="time" office:time-value="PT01H40M00S" calcext:value-type="time">
            <text:p>01:40</text:p>
          </table:table-cell>
          <table:table-cell table:formula="of:=COM.MICROSOFT.NORM.DIST([.$B17];[.B$2]/24;[.C$2]/24;0)/COM.MICROSOFT.NORM.DIST([.B$2]/24;[.B$2]/24;[.C$2]/24;0)" office:value-type="float" office:value="0.186270463697701" calcext:value-type="float">
            <text:p>0,1862704637</text:p>
          </table:table-cell>
          <table:table-cell/>
          <table:table-cell table:formula="of:=COM.MICROSOFT.NORM.DIST([.$B17];[.D$2]/24;[.E$2]/24;0)/COM.MICROSOFT.NORM.DIST([.D$2]/24;[.D$2]/24;[.E$2]/24;0)" office:value-type="float" office:value="0.856996891435279" calcext:value-type="float">
            <text:p>0,8569968914</text:p>
          </table:table-cell>
          <table:table-cell/>
          <table:table-cell table:formula="of:=COM.MICROSOFT.NORM.DIST([.$B17];[.F$2]/24;[.G$2]/24;0)/COM.MICROSOFT.NORM.DIST([.F$2]/24;[.F$2]/24;[.G$2]/24;0)" office:value-type="float" office:value="0.0038659201394728" calcext:value-type="float">
            <text:p>0,0038659201</text:p>
          </table:table-cell>
        </table:table-row>
        <table:table-row table:style-name="ro1">
          <table:table-cell/>
          <table:table-cell table:formula="of:=[.B17]+1/144" office:value-type="time" office:time-value="PT01H50M00S" calcext:value-type="time">
            <text:p>01:50</text:p>
          </table:table-cell>
          <table:table-cell table:formula="of:=COM.MICROSOFT.NORM.DIST([.$B18];[.B$2]/24;[.C$2]/24;0)/COM.MICROSOFT.NORM.DIST([.B$2]/24;[.B$2]/24;[.C$2]/24;0)" office:value-type="float" office:value="0.249352208777296" calcext:value-type="float">
            <text:p>0,2493522088</text:p>
          </table:table-cell>
          <table:table-cell/>
          <table:table-cell table:formula="of:=COM.MICROSOFT.NORM.DIST([.$B18];[.D$2]/24;[.E$2]/24;0)/COM.MICROSOFT.NORM.DIST([.D$2]/24;[.D$2]/24;[.E$2]/24;0)" office:value-type="float" office:value="0.962154491713458" calcext:value-type="float">
            <text:p>0,9621544917</text:p>
          </table:table-cell>
          <table:table-cell/>
          <table:table-cell table:formula="of:=COM.MICROSOFT.NORM.DIST([.$B18];[.F$2]/24;[.G$2]/24;0)/COM.MICROSOFT.NORM.DIST([.F$2]/24;[.F$2]/24;[.G$2]/24;0)" office:value-type="float" office:value="0.00664501128274142" calcext:value-type="float">
            <text:p>0,0066450113</text:p>
          </table:table-cell>
        </table:table-row>
        <table:table-row table:style-name="ro1">
          <table:table-cell/>
          <table:table-cell table:formula="of:=[.B18]+1/144" office:value-type="time" office:time-value="PT02H00M00S" calcext:value-type="time">
            <text:p>02:00</text:p>
          </table:table-cell>
          <table:table-cell table:formula="of:=COM.MICROSOFT.NORM.DIST([.$B19];[.B$2]/24;[.C$2]/24;0)/COM.MICROSOFT.NORM.DIST([.B$2]/24;[.B$2]/24;[.C$2]/24;0)" office:value-type="float" office:value="0.32465246735835" calcext:value-type="float">
            <text:p>0,3246524674</text:p>
          </table:table-cell>
          <table:table-cell/>
          <table:table-cell table:formula="of:=COM.MICROSOFT.NORM.DIST([.$B19];[.D$2]/24;[.E$2]/24;0)/COM.MICROSOFT.NORM.DIST([.D$2]/24;[.D$2]/24;[.E$2]/24;0)" office:value-type="float" office:value="1" calcext:value-type="float">
            <text:p>1</text:p>
          </table:table-cell>
          <table:table-cell/>
          <table:table-cell table:formula="of:=COM.MICROSOFT.NORM.DIST([.$B19];[.F$2]/24;[.G$2]/24;0)/COM.MICROSOFT.NORM.DIST([.F$2]/24;[.F$2]/24;[.G$2]/24;0)" office:value-type="float" office:value="0.0111089965382423" calcext:value-type="float">
            <text:p>0,0111089965</text:p>
          </table:table-cell>
        </table:table-row>
        <table:table-row table:style-name="ro1">
          <table:table-cell/>
          <table:table-cell table:formula="of:=[.B19]+1/144" office:value-type="time" office:time-value="PT02H10M00S" calcext:value-type="time">
            <text:p>02:10</text:p>
          </table:table-cell>
          <table:table-cell table:formula="of:=COM.MICROSOFT.NORM.DIST([.$B20];[.B$2]/24;[.C$2]/24;0)/COM.MICROSOFT.NORM.DIST([.B$2]/24;[.B$2]/24;[.C$2]/24;0)" office:value-type="float" office:value="0.411112290507188" calcext:value-type="float">
            <text:p>0,4111122905</text:p>
          </table:table-cell>
          <table:table-cell/>
          <table:table-cell table:formula="of:=COM.MICROSOFT.NORM.DIST([.$B20];[.D$2]/24;[.E$2]/24;0)/COM.MICROSOFT.NORM.DIST([.D$2]/24;[.D$2]/24;[.E$2]/24;0)" office:value-type="float" office:value="0.962154491713458" calcext:value-type="float">
            <text:p>0,9621544917</text:p>
          </table:table-cell>
          <table:table-cell/>
          <table:table-cell table:formula="of:=COM.MICROSOFT.NORM.DIST([.$B20];[.F$2]/24;[.G$2]/24;0)/COM.MICROSOFT.NORM.DIST([.F$2]/24;[.F$2]/24;[.G$2]/24;0)" office:value-type="float" office:value="0.0180630134197813" calcext:value-type="float">
            <text:p>0,0180630134</text:p>
          </table:table-cell>
        </table:table-row>
        <table:table-row table:style-name="ro1">
          <table:table-cell/>
          <table:table-cell table:formula="of:=[.B20]+1/144" office:value-type="time" office:time-value="PT02H20M00S" calcext:value-type="time">
            <text:p>02:20</text:p>
          </table:table-cell>
          <table:table-cell table:formula="of:=COM.MICROSOFT.NORM.DIST([.$B21];[.B$2]/24;[.C$2]/24;0)/COM.MICROSOFT.NORM.DIST([.B$2]/24;[.B$2]/24;[.C$2]/24;0)" office:value-type="float" office:value="0.506335616648101" calcext:value-type="float">
            <text:p>0,5063356166</text:p>
          </table:table-cell>
          <table:table-cell/>
          <table:table-cell table:formula="of:=COM.MICROSOFT.NORM.DIST([.$B21];[.D$2]/24;[.E$2]/24;0)/COM.MICROSOFT.NORM.DIST([.D$2]/24;[.D$2]/24;[.E$2]/24;0)" office:value-type="float" office:value="0.856996891435278" calcext:value-type="float">
            <text:p>0,8569968914</text:p>
          </table:table-cell>
          <table:table-cell/>
          <table:table-cell table:formula="of:=COM.MICROSOFT.NORM.DIST([.$B21];[.F$2]/24;[.G$2]/24;0)/COM.MICROSOFT.NORM.DIST([.F$2]/24;[.F$2]/24;[.G$2]/24;0)" office:value-type="float" office:value="0.0285655007845504" calcext:value-type="float">
            <text:p>0,0285655008</text:p>
          </table:table-cell>
        </table:table-row>
        <table:table-row table:style-name="ro1">
          <table:table-cell/>
          <table:table-cell table:formula="of:=[.B21]+1/144" office:value-type="time" office:time-value="PT02H30M00S" calcext:value-type="time">
            <text:p>02:30</text:p>
          </table:table-cell>
          <table:table-cell table:formula="of:=COM.MICROSOFT.NORM.DIST([.$B22];[.B$2]/24;[.C$2]/24;0)/COM.MICROSOFT.NORM.DIST([.B$2]/24;[.B$2]/24;[.C$2]/24;0)" office:value-type="float" office:value="0.606530659712634" calcext:value-type="float">
            <text:p>0,6065306597</text:p>
          </table:table-cell>
          <table:table-cell/>
          <table:table-cell table:formula="of:=COM.MICROSOFT.NORM.DIST([.$B22];[.D$2]/24;[.E$2]/24;0)/COM.MICROSOFT.NORM.DIST([.D$2]/24;[.D$2]/24;[.E$2]/24;0)" office:value-type="float" office:value="0.706648277857715" calcext:value-type="float">
            <text:p>0,7066482779</text:p>
          </table:table-cell>
          <table:table-cell/>
          <table:table-cell table:formula="of:=COM.MICROSOFT.NORM.DIST([.$B22];[.F$2]/24;[.G$2]/24;0)/COM.MICROSOFT.NORM.DIST([.F$2]/24;[.F$2]/24;[.G$2]/24;0)" office:value-type="float" office:value="0.0439369336234075" calcext:value-type="float">
            <text:p>0,0439369336</text:p>
          </table:table-cell>
        </table:table-row>
        <table:table-row table:style-name="ro1">
          <table:table-cell/>
          <table:table-cell table:formula="of:=[.B22]+1/144" office:value-type="time" office:time-value="PT02H40M00S" calcext:value-type="time">
            <text:p>02:40</text:p>
          </table:table-cell>
          <table:table-cell table:formula="of:=COM.MICROSOFT.NORM.DIST([.$B23];[.B$2]/24;[.C$2]/24;0)/COM.MICROSOFT.NORM.DIST([.B$2]/24;[.B$2]/24;[.C$2]/24;0)" office:value-type="float" office:value="0.706648277857717" calcext:value-type="float">
            <text:p>0,7066482779</text:p>
          </table:table-cell>
          <table:table-cell/>
          <table:table-cell table:formula="of:=COM.MICROSOFT.NORM.DIST([.$B23];[.D$2]/24;[.E$2]/24;0)/COM.MICROSOFT.NORM.DIST([.D$2]/24;[.D$2]/24;[.E$2]/24;0)" office:value-type="float" office:value="0.539407507237626" calcext:value-type="float">
            <text:p>0,5394075072</text:p>
          </table:table-cell>
          <table:table-cell/>
          <table:table-cell table:formula="of:=COM.MICROSOFT.NORM.DIST([.$B23];[.F$2]/24;[.G$2]/24;0)/COM.MICROSOFT.NORM.DIST([.F$2]/24;[.F$2]/24;[.G$2]/24;0)" office:value-type="float" office:value="0.0657285286165305" calcext:value-type="float">
            <text:p>0,0657285286</text:p>
          </table:table-cell>
        </table:table-row>
        <table:table-row table:style-name="ro1">
          <table:table-cell/>
          <table:table-cell table:formula="of:=[.B23]+1/144" office:value-type="time" office:time-value="PT02H50M00S" calcext:value-type="time">
            <text:p>02:50</text:p>
          </table:table-cell>
          <table:table-cell table:formula="of:=COM.MICROSOFT.NORM.DIST([.$B24];[.B$2]/24;[.C$2]/24;0)/COM.MICROSOFT.NORM.DIST([.B$2]/24;[.B$2]/24;[.C$2]/24;0)" office:value-type="float" office:value="0.800737402916808" calcext:value-type="float">
            <text:p>0,8007374029</text:p>
          </table:table-cell>
          <table:table-cell/>
          <table:table-cell table:formula="of:=COM.MICROSOFT.NORM.DIST([.$B24];[.D$2]/24;[.E$2]/24;0)/COM.MICROSOFT.NORM.DIST([.D$2]/24;[.D$2]/24;[.E$2]/24;0)" office:value-type="float" office:value="0.381171386052992" calcext:value-type="float">
            <text:p>0,3811713861</text:p>
          </table:table-cell>
          <table:table-cell/>
          <table:table-cell table:formula="of:=COM.MICROSOFT.NORM.DIST([.$B24];[.F$2]/24;[.G$2]/24;0)/COM.MICROSOFT.NORM.DIST([.F$2]/24;[.F$2]/24;[.G$2]/24;0)" office:value-type="float" office:value="0.0956344448325387" calcext:value-type="float">
            <text:p>0,0956344448</text:p>
          </table:table-cell>
        </table:table-row>
        <table:table-row table:style-name="ro1">
          <table:table-cell/>
          <table:table-cell table:formula="of:=[.B24]+1/144" office:value-type="time" office:time-value="PT03H00M00S" calcext:value-type="time">
            <text:p>03:00</text:p>
          </table:table-cell>
          <table:table-cell table:formula="of:=COM.MICROSOFT.NORM.DIST([.$B25];[.B$2]/24;[.C$2]/24;0)/COM.MICROSOFT.NORM.DIST([.B$2]/24;[.B$2]/24;[.C$2]/24;0)" office:value-type="float" office:value="0.882496902584596" calcext:value-type="float">
            <text:p>0,8824969026</text:p>
          </table:table-cell>
          <table:table-cell/>
          <table:table-cell table:formula="of:=COM.MICROSOFT.NORM.DIST([.$B25];[.D$2]/24;[.E$2]/24;0)/COM.MICROSOFT.NORM.DIST([.D$2]/24;[.D$2]/24;[.E$2]/24;0)" office:value-type="float" office:value="0.249352208777296" calcext:value-type="float">
            <text:p>0,2493522088</text:p>
          </table:table-cell>
          <table:table-cell/>
          <table:table-cell table:formula="of:=COM.MICROSOFT.NORM.DIST([.$B25];[.F$2]/24;[.G$2]/24;0)/COM.MICROSOFT.NORM.DIST([.F$2]/24;[.F$2]/24;[.G$2]/24;0)" office:value-type="float" office:value="0.135335283236613" calcext:value-type="float">
            <text:p>0,1353352832</text:p>
          </table:table-cell>
        </table:table-row>
        <table:table-row table:style-name="ro1">
          <table:table-cell/>
          <table:table-cell table:formula="of:=[.B25]+1/144" office:value-type="time" office:time-value="PT03H10M00S" calcext:value-type="time">
            <text:p>03:10</text:p>
          </table:table-cell>
          <table:table-cell table:formula="of:=COM.MICROSOFT.NORM.DIST([.$B26];[.B$2]/24;[.C$2]/24;0)/COM.MICROSOFT.NORM.DIST([.B$2]/24;[.B$2]/24;[.C$2]/24;0)" office:value-type="float" office:value="0.945959468906766" calcext:value-type="float">
            <text:p>0,9459594689</text:p>
          </table:table-cell>
          <table:table-cell/>
          <table:table-cell table:formula="of:=COM.MICROSOFT.NORM.DIST([.$B26];[.D$2]/24;[.E$2]/24;0)/COM.MICROSOFT.NORM.DIST([.D$2]/24;[.D$2]/24;[.E$2]/24;0)" office:value-type="float" office:value="0.151006544995509" calcext:value-type="float">
            <text:p>0,151006545</text:p>
          </table:table-cell>
          <table:table-cell/>
          <table:table-cell table:formula="of:=COM.MICROSOFT.NORM.DIST([.$B26];[.F$2]/24;[.G$2]/24;0)/COM.MICROSOFT.NORM.DIST([.F$2]/24;[.F$2]/24;[.G$2]/24;0)" office:value-type="float" office:value="0.186270463697701" calcext:value-type="float">
            <text:p>0,1862704637</text:p>
          </table:table-cell>
        </table:table-row>
        <table:table-row table:style-name="ro1">
          <table:table-cell/>
          <table:table-cell table:formula="of:=[.B26]+1/144" office:value-type="time" office:time-value="PT03H20M00S" calcext:value-type="time">
            <text:p>03:20</text:p>
          </table:table-cell>
          <table:table-cell table:formula="of:=COM.MICROSOFT.NORM.DIST([.$B27];[.B$2]/24;[.C$2]/24;0)/COM.MICROSOFT.NORM.DIST([.B$2]/24;[.B$2]/24;[.C$2]/24;0)" office:value-type="float" office:value="0.986207116743916" calcext:value-type="float">
            <text:p>0,9862071167</text:p>
          </table:table-cell>
          <table:table-cell/>
          <table:table-cell table:formula="of:=COM.MICROSOFT.NORM.DIST([.$B27];[.D$2]/24;[.E$2]/24;0)/COM.MICROSOFT.NORM.DIST([.D$2]/24;[.D$2]/24;[.E$2]/24;0)" office:value-type="float" office:value="0.0846579886225298" calcext:value-type="float">
            <text:p>0,0846579886</text:p>
          </table:table-cell>
          <table:table-cell/>
          <table:table-cell table:formula="of:=COM.MICROSOFT.NORM.DIST([.$B27];[.F$2]/24;[.G$2]/24;0)/COM.MICROSOFT.NORM.DIST([.F$2]/24;[.F$2]/24;[.G$2]/24;0)" office:value-type="float" office:value="0.249352208777296" calcext:value-type="float">
            <text:p>0,2493522088</text:p>
          </table:table-cell>
        </table:table-row>
        <table:table-row table:style-name="ro1">
          <table:table-cell/>
          <table:table-cell table:formula="of:=[.B27]+1/144" office:value-type="time" office:time-value="PT03H30M00S" calcext:value-type="time">
            <text:p>03:30</text:p>
          </table:table-cell>
          <table:table-cell table:formula="of:=COM.MICROSOFT.NORM.DIST([.$B28];[.B$2]/24;[.C$2]/24;0)/COM.MICROSOFT.NORM.DIST([.B$2]/24;[.B$2]/24;[.C$2]/24;0)" office:value-type="float" office:value="1" calcext:value-type="float">
            <text:p>1</text:p>
          </table:table-cell>
          <table:table-cell/>
          <table:table-cell table:formula="of:=COM.MICROSOFT.NORM.DIST([.$B28];[.D$2]/24;[.E$2]/24;0)/COM.MICROSOFT.NORM.DIST([.D$2]/24;[.D$2]/24;[.E$2]/24;0)" office:value-type="float" office:value="0.0439369336234073" calcext:value-type="float">
            <text:p>0,0439369336</text:p>
          </table:table-cell>
          <table:table-cell/>
          <table:table-cell table:formula="of:=COM.MICROSOFT.NORM.DIST([.$B28];[.F$2]/24;[.G$2]/24;0)/COM.MICROSOFT.NORM.DIST([.F$2]/24;[.F$2]/24;[.G$2]/24;0)" office:value-type="float" office:value="0.32465246735835" calcext:value-type="float">
            <text:p>0,3246524674</text:p>
          </table:table-cell>
        </table:table-row>
        <table:table-row table:style-name="ro1">
          <table:table-cell/>
          <table:table-cell table:formula="of:=[.B28]+1/144" office:value-type="time" office:time-value="PT03H40M00S" calcext:value-type="time">
            <text:p>03:40</text:p>
          </table:table-cell>
          <table:table-cell table:formula="of:=COM.MICROSOFT.NORM.DIST([.$B29];[.B$2]/24;[.C$2]/24;0)/COM.MICROSOFT.NORM.DIST([.B$2]/24;[.B$2]/24;[.C$2]/24;0)" office:value-type="float" office:value="0.986207116743916" calcext:value-type="float">
            <text:p>0,9862071167</text:p>
          </table:table-cell>
          <table:table-cell/>
          <table:table-cell table:formula="of:=COM.MICROSOFT.NORM.DIST([.$B29];[.D$2]/24;[.E$2]/24;0)/COM.MICROSOFT.NORM.DIST([.D$2]/24;[.D$2]/24;[.E$2]/24;0)" office:value-type="float" office:value="0.021109656453671" calcext:value-type="float">
            <text:p>0,0211096565</text:p>
          </table:table-cell>
          <table:table-cell/>
          <table:table-cell table:formula="of:=COM.MICROSOFT.NORM.DIST([.$B29];[.F$2]/24;[.G$2]/24;0)/COM.MICROSOFT.NORM.DIST([.F$2]/24;[.F$2]/24;[.G$2]/24;0)" office:value-type="float" office:value="0.411112290507188" calcext:value-type="float">
            <text:p>0,4111122905</text:p>
          </table:table-cell>
        </table:table-row>
        <table:table-row table:style-name="ro1">
          <table:table-cell/>
          <table:table-cell table:formula="of:=[.B29]+1/144" office:value-type="time" office:time-value="PT03H50M00S" calcext:value-type="time">
            <text:p>03:50</text:p>
          </table:table-cell>
          <table:table-cell table:formula="of:=COM.MICROSOFT.NORM.DIST([.$B30];[.B$2]/24;[.C$2]/24;0)/COM.MICROSOFT.NORM.DIST([.B$2]/24;[.B$2]/24;[.C$2]/24;0)" office:value-type="float" office:value="0.945959468906765" calcext:value-type="float">
            <text:p>0,9459594689</text:p>
          </table:table-cell>
          <table:table-cell/>
          <table:table-cell table:formula="of:=COM.MICROSOFT.NORM.DIST([.$B30];[.D$2]/24;[.E$2]/24;0)/COM.MICROSOFT.NORM.DIST([.D$2]/24;[.D$2]/24;[.E$2]/24;0)" office:value-type="float" office:value="0.00938906207241002" calcext:value-type="float">
            <text:p>0,0093890621</text:p>
          </table:table-cell>
          <table:table-cell/>
          <table:table-cell table:formula="of:=COM.MICROSOFT.NORM.DIST([.$B30];[.F$2]/24;[.G$2]/24;0)/COM.MICROSOFT.NORM.DIST([.F$2]/24;[.F$2]/24;[.G$2]/24;0)" office:value-type="float" office:value="0.506335616648101" calcext:value-type="float">
            <text:p>0,5063356166</text:p>
          </table:table-cell>
        </table:table-row>
        <table:table-row table:style-name="ro1">
          <table:table-cell/>
          <table:table-cell table:formula="of:=[.B30]+1/144" office:value-type="time" office:time-value="PT04H00M00S" calcext:value-type="time">
            <text:p>04:00</text:p>
          </table:table-cell>
          <table:table-cell table:formula="of:=COM.MICROSOFT.NORM.DIST([.$B31];[.B$2]/24;[.C$2]/24;0)/COM.MICROSOFT.NORM.DIST([.B$2]/24;[.B$2]/24;[.C$2]/24;0)" office:value-type="float" office:value="0.882496902584595" calcext:value-type="float">
            <text:p>0,8824969026</text:p>
          </table:table-cell>
          <table:table-cell/>
          <table:table-cell table:formula="of:=COM.MICROSOFT.NORM.DIST([.$B31];[.D$2]/24;[.E$2]/24;0)/COM.MICROSOFT.NORM.DIST([.D$2]/24;[.D$2]/24;[.E$2]/24;0)" office:value-type="float" office:value="0.00386592013947279" calcext:value-type="float">
            <text:p>0,0038659201</text:p>
          </table:table-cell>
          <table:table-cell/>
          <table:table-cell table:formula="of:=COM.MICROSOFT.NORM.DIST([.$B31];[.F$2]/24;[.G$2]/24;0)/COM.MICROSOFT.NORM.DIST([.F$2]/24;[.F$2]/24;[.G$2]/24;0)" office:value-type="float" office:value="0.606530659712634" calcext:value-type="float">
            <text:p>0,6065306597</text:p>
          </table:table-cell>
        </table:table-row>
        <table:table-row table:style-name="ro1">
          <table:table-cell/>
          <table:table-cell table:formula="of:=[.B31]+1/144" office:value-type="time" office:time-value="PT04H10M00S" calcext:value-type="time">
            <text:p>04:10</text:p>
          </table:table-cell>
          <table:table-cell table:formula="of:=COM.MICROSOFT.NORM.DIST([.$B32];[.B$2]/24;[.C$2]/24;0)/COM.MICROSOFT.NORM.DIST([.B$2]/24;[.B$2]/24;[.C$2]/24;0)" office:value-type="float" office:value="0.800737402916807" calcext:value-type="float">
            <text:p>0,8007374029</text:p>
          </table:table-cell>
          <table:table-cell/>
          <table:table-cell table:formula="of:=COM.MICROSOFT.NORM.DIST([.$B32];[.D$2]/24;[.E$2]/24;0)/COM.MICROSOFT.NORM.DIST([.D$2]/24;[.D$2]/24;[.E$2]/24;0)" office:value-type="float" office:value="0.00147357813793302" calcext:value-type="float">
            <text:p>0,0014735781</text:p>
          </table:table-cell>
          <table:table-cell/>
          <table:table-cell table:formula="of:=COM.MICROSOFT.NORM.DIST([.$B32];[.F$2]/24;[.G$2]/24;0)/COM.MICROSOFT.NORM.DIST([.F$2]/24;[.F$2]/24;[.G$2]/24;0)" office:value-type="float" office:value="0.706648277857717" calcext:value-type="float">
            <text:p>0,7066482779</text:p>
          </table:table-cell>
        </table:table-row>
        <table:table-row table:style-name="ro1">
          <table:table-cell/>
          <table:table-cell table:formula="of:=[.B32]+1/144" office:value-type="time" office:time-value="PT04H20M00S" calcext:value-type="time">
            <text:p>04:20</text:p>
          </table:table-cell>
          <table:table-cell table:formula="of:=COM.MICROSOFT.NORM.DIST([.$B33];[.B$2]/24;[.C$2]/24;0)/COM.MICROSOFT.NORM.DIST([.B$2]/24;[.B$2]/24;[.C$2]/24;0)" office:value-type="float" office:value="0.706648277857716" calcext:value-type="float">
            <text:p>0,7066482779</text:p>
          </table:table-cell>
          <table:table-cell/>
          <table:table-cell table:formula="of:=COM.MICROSOFT.NORM.DIST([.$B33];[.D$2]/24;[.E$2]/24;0)/COM.MICROSOFT.NORM.DIST([.D$2]/24;[.D$2]/24;[.E$2]/24;0)" office:value-type="float" office:value="0.000519975743255851" calcext:value-type="float">
            <text:p>0,0005199757</text:p>
          </table:table-cell>
          <table:table-cell/>
          <table:table-cell table:formula="of:=COM.MICROSOFT.NORM.DIST([.$B33];[.F$2]/24;[.G$2]/24;0)/COM.MICROSOFT.NORM.DIST([.F$2]/24;[.F$2]/24;[.G$2]/24;0)" office:value-type="float" office:value="0.800737402916809" calcext:value-type="float">
            <text:p>0,8007374029</text:p>
          </table:table-cell>
        </table:table-row>
        <table:table-row table:style-name="ro1">
          <table:table-cell/>
          <table:table-cell table:formula="of:=[.B33]+1/144" office:value-type="time" office:time-value="PT04H30M00S" calcext:value-type="time">
            <text:p>04:30</text:p>
          </table:table-cell>
          <table:table-cell table:formula="of:=COM.MICROSOFT.NORM.DIST([.$B34];[.B$2]/24;[.C$2]/24;0)/COM.MICROSOFT.NORM.DIST([.B$2]/24;[.B$2]/24;[.C$2]/24;0)" office:value-type="float" office:value="0.606530659712633" calcext:value-type="float">
            <text:p>0,6065306597</text:p>
          </table:table-cell>
          <table:table-cell/>
          <table:table-cell table:formula="of:=COM.MICROSOFT.NORM.DIST([.$B34];[.D$2]/24;[.E$2]/24;0)/COM.MICROSOFT.NORM.DIST([.D$2]/24;[.D$2]/24;[.E$2]/24;0)" office:value-type="float" office:value="0.00016985667656141" calcext:value-type="float">
            <text:p>0,0001698567</text:p>
          </table:table-cell>
          <table:table-cell/>
          <table:table-cell table:formula="of:=COM.MICROSOFT.NORM.DIST([.$B34];[.F$2]/24;[.G$2]/24;0)/COM.MICROSOFT.NORM.DIST([.F$2]/24;[.F$2]/24;[.G$2]/24;0)" office:value-type="float" office:value="0.882496902584596" calcext:value-type="float">
            <text:p>0,8824969026</text:p>
          </table:table-cell>
        </table:table-row>
        <table:table-row table:style-name="ro1">
          <table:table-cell/>
          <table:table-cell table:formula="of:=[.B34]+1/144" office:value-type="time" office:time-value="PT04H40M00S" calcext:value-type="time">
            <text:p>04:40</text:p>
          </table:table-cell>
          <table:table-cell table:formula="of:=COM.MICROSOFT.NORM.DIST([.$B35];[.B$2]/24;[.C$2]/24;0)/COM.MICROSOFT.NORM.DIST([.B$2]/24;[.B$2]/24;[.C$2]/24;0)" office:value-type="float" office:value="0.5063356166481" calcext:value-type="float">
            <text:p>0,5063356166</text:p>
          </table:table-cell>
          <table:table-cell/>
          <table:table-cell table:formula="of:=COM.MICROSOFT.NORM.DIST([.$B35];[.D$2]/24;[.E$2]/24;0)/COM.MICROSOFT.NORM.DIST([.D$2]/24;[.D$2]/24;[.E$2]/24;0)" office:value-type="float" office:value="0.000051365531189759" calcext:value-type="float">
            <text:p>5,1365531189759E-05</text:p>
          </table:table-cell>
          <table:table-cell/>
          <table:table-cell table:formula="of:=COM.MICROSOFT.NORM.DIST([.$B35];[.F$2]/24;[.G$2]/24;0)/COM.MICROSOFT.NORM.DIST([.F$2]/24;[.F$2]/24;[.G$2]/24;0)" office:value-type="float" office:value="0.945959468906766" calcext:value-type="float">
            <text:p>0,9459594689</text:p>
          </table:table-cell>
        </table:table-row>
        <table:table-row table:style-name="ro1">
          <table:table-cell/>
          <table:table-cell table:formula="of:=[.B35]+1/144" office:value-type="time" office:time-value="PT04H50M00S" calcext:value-type="time">
            <text:p>04:50</text:p>
          </table:table-cell>
          <table:table-cell table:formula="of:=COM.MICROSOFT.NORM.DIST([.$B36];[.B$2]/24;[.C$2]/24;0)/COM.MICROSOFT.NORM.DIST([.B$2]/24;[.B$2]/24;[.C$2]/24;0)" office:value-type="float" office:value="0.411112290507187" calcext:value-type="float">
            <text:p>0,4111122905</text:p>
          </table:table-cell>
          <table:table-cell/>
          <table:table-cell table:formula="of:=COM.MICROSOFT.NORM.DIST([.$B36];[.D$2]/24;[.E$2]/24;0)/COM.MICROSOFT.NORM.DIST([.D$2]/24;[.D$2]/24;[.E$2]/24;0)" office:value-type="float" office:value="0.0000143797245917965" calcext:value-type="float">
            <text:p>1,43797245917965E-05</text:p>
          </table:table-cell>
          <table:table-cell/>
          <table:table-cell table:formula="of:=COM.MICROSOFT.NORM.DIST([.$B36];[.F$2]/24;[.G$2]/24;0)/COM.MICROSOFT.NORM.DIST([.F$2]/24;[.F$2]/24;[.G$2]/24;0)" office:value-type="float" office:value="0.986207116743917" calcext:value-type="float">
            <text:p>0,9862071167</text:p>
          </table:table-cell>
        </table:table-row>
        <table:table-row table:style-name="ro1">
          <table:table-cell/>
          <table:table-cell table:formula="of:=[.B36]+1/144" office:value-type="time" office:time-value="PT05H00M00S" calcext:value-type="time">
            <text:p>05:00</text:p>
          </table:table-cell>
          <table:table-cell table:formula="of:=COM.MICROSOFT.NORM.DIST([.$B37];[.B$2]/24;[.C$2]/24;0)/COM.MICROSOFT.NORM.DIST([.B$2]/24;[.B$2]/24;[.C$2]/24;0)" office:value-type="float" office:value="0.324652467358349" calcext:value-type="float">
            <text:p>0,3246524674</text:p>
          </table:table-cell>
          <table:table-cell/>
          <table:table-cell table:formula="of:=COM.MICROSOFT.NORM.DIST([.$B37];[.D$2]/24;[.E$2]/24;0)/COM.MICROSOFT.NORM.DIST([.D$2]/24;[.D$2]/24;[.E$2]/24;0)" office:value-type="float" office:value="0.00000372665317207865" calcext:value-type="float">
            <text:p>3,72665317207865E-06</text:p>
          </table:table-cell>
          <table:table-cell/>
          <table:table-cell table:formula="of:=COM.MICROSOFT.NORM.DIST([.$B37];[.F$2]/24;[.G$2]/24;0)/COM.MICROSOFT.NORM.DIST([.F$2]/24;[.F$2]/24;[.G$2]/24;0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.B37]+1/144" office:value-type="time" office:time-value="PT05H10M00S" calcext:value-type="time">
            <text:p>05:10</text:p>
          </table:table-cell>
          <table:table-cell table:formula="of:=COM.MICROSOFT.NORM.DIST([.$B38];[.B$2]/24;[.C$2]/24;0)/COM.MICROSOFT.NORM.DIST([.B$2]/24;[.B$2]/24;[.C$2]/24;0)" office:value-type="float" office:value="0.249352208777296" calcext:value-type="float">
            <text:p>0,2493522088</text:p>
          </table:table-cell>
          <table:table-cell/>
          <table:table-cell table:formula="of:=COM.MICROSOFT.NORM.DIST([.$B38];[.D$2]/24;[.E$2]/24;0)/COM.MICROSOFT.NORM.DIST([.D$2]/24;[.D$2]/24;[.E$2]/24;0)" office:value-type="float" office:value="0.000000894081291513249" calcext:value-type="float">
            <text:p>8,94081291513249E-07</text:p>
          </table:table-cell>
          <table:table-cell/>
          <table:table-cell table:formula="of:=COM.MICROSOFT.NORM.DIST([.$B38];[.F$2]/24;[.G$2]/24;0)/COM.MICROSOFT.NORM.DIST([.F$2]/24;[.F$2]/24;[.G$2]/24;0)" office:value-type="float" office:value="0.986207116743916" calcext:value-type="float">
            <text:p>0,9862071167</text:p>
          </table:table-cell>
        </table:table-row>
        <table:table-row table:style-name="ro1">
          <table:table-cell/>
          <table:table-cell table:formula="of:=[.B38]+1/144" office:value-type="time" office:time-value="PT05H20M00S" calcext:value-type="time">
            <text:p>05:20</text:p>
          </table:table-cell>
          <table:table-cell table:formula="of:=COM.MICROSOFT.NORM.DIST([.$B39];[.B$2]/24;[.C$2]/24;0)/COM.MICROSOFT.NORM.DIST([.B$2]/24;[.B$2]/24;[.C$2]/24;0)" office:value-type="float" office:value="0.1862704636977" calcext:value-type="float">
            <text:p>0,1862704637</text:p>
          </table:table-cell>
          <table:table-cell/>
          <table:table-cell table:formula="of:=COM.MICROSOFT.NORM.DIST([.$B39];[.D$2]/24;[.E$2]/24;0)/COM.MICROSOFT.NORM.DIST([.D$2]/24;[.D$2]/24;[.E$2]/24;0)" office:value-type="float" office:value="0.000000198575041501208" calcext:value-type="float">
            <text:p>1,98575041501208E-07</text:p>
          </table:table-cell>
          <table:table-cell/>
          <table:table-cell table:formula="of:=COM.MICROSOFT.NORM.DIST([.$B39];[.F$2]/24;[.G$2]/24;0)/COM.MICROSOFT.NORM.DIST([.F$2]/24;[.F$2]/24;[.G$2]/24;0)" office:value-type="float" office:value="0.945959468906765" calcext:value-type="float">
            <text:p>0,9459594689</text:p>
          </table:table-cell>
        </table:table-row>
        <table:table-row table:style-name="ro1">
          <table:table-cell/>
          <table:table-cell table:formula="of:=[.B39]+1/144" office:value-type="time" office:time-value="PT05H30M00S" calcext:value-type="time">
            <text:p>05:30</text:p>
          </table:table-cell>
          <table:table-cell table:formula="of:=COM.MICROSOFT.NORM.DIST([.$B40];[.B$2]/24;[.C$2]/24;0)/COM.MICROSOFT.NORM.DIST([.B$2]/24;[.B$2]/24;[.C$2]/24;0)" office:value-type="float" office:value="0.135335283236612" calcext:value-type="float">
            <text:p>0,1353352832</text:p>
          </table:table-cell>
          <table:table-cell/>
          <table:table-cell table:formula="of:=COM.MICROSOFT.NORM.DIST([.$B40];[.D$2]/24;[.E$2]/24;0)/COM.MICROSOFT.NORM.DIST([.D$2]/24;[.D$2]/24;[.E$2]/24;0)" office:value-type="float" office:value="0.0000000408283604114245" calcext:value-type="float">
            <text:p>4,08283604114245E-08</text:p>
          </table:table-cell>
          <table:table-cell/>
          <table:table-cell table:formula="of:=COM.MICROSOFT.NORM.DIST([.$B40];[.F$2]/24;[.G$2]/24;0)/COM.MICROSOFT.NORM.DIST([.F$2]/24;[.F$2]/24;[.G$2]/24;0)" office:value-type="float" office:value="0.882496902584595" calcext:value-type="float">
            <text:p>0,8824969026</text:p>
          </table:table-cell>
        </table:table-row>
        <table:table-row table:style-name="ro1">
          <table:table-cell/>
          <table:table-cell table:formula="of:=[.B40]+1/144" office:value-type="time" office:time-value="PT05H40M00S" calcext:value-type="time">
            <text:p>05:40</text:p>
          </table:table-cell>
          <table:table-cell table:formula="of:=COM.MICROSOFT.NORM.DIST([.$B41];[.B$2]/24;[.C$2]/24;0)/COM.MICROSOFT.NORM.DIST([.B$2]/24;[.B$2]/24;[.C$2]/24;0)" office:value-type="float" office:value="0.0956344448325383" calcext:value-type="float">
            <text:p>0,0956344448</text:p>
          </table:table-cell>
          <table:table-cell/>
          <table:table-cell table:formula="of:=COM.MICROSOFT.NORM.DIST([.$B41];[.D$2]/24;[.E$2]/24;0)/COM.MICROSOFT.NORM.DIST([.D$2]/24;[.D$2]/24;[.E$2]/24;0)" office:value-type="float" office:value="0.00000000777121350763351" calcext:value-type="float">
            <text:p>7,77121350763351E-09</text:p>
          </table:table-cell>
          <table:table-cell/>
          <table:table-cell table:formula="of:=COM.MICROSOFT.NORM.DIST([.$B41];[.F$2]/24;[.G$2]/24;0)/COM.MICROSOFT.NORM.DIST([.F$2]/24;[.F$2]/24;[.G$2]/24;0)" office:value-type="float" office:value="0.800737402916807" calcext:value-type="float">
            <text:p>0,8007374029</text:p>
          </table:table-cell>
        </table:table-row>
        <table:table-row table:style-name="ro1">
          <table:table-cell/>
          <table:table-cell table:formula="of:=[.B41]+1/144" office:value-type="time" office:time-value="PT05H50M00S" calcext:value-type="time">
            <text:p>05:50</text:p>
          </table:table-cell>
          <table:table-cell table:formula="of:=COM.MICROSOFT.NORM.DIST([.$B42];[.B$2]/24;[.C$2]/24;0)/COM.MICROSOFT.NORM.DIST([.B$2]/24;[.B$2]/24;[.C$2]/24;0)" office:value-type="float" office:value="0.0657285286165302" calcext:value-type="float">
            <text:p>0,0657285286</text:p>
          </table:table-cell>
          <table:table-cell/>
          <table:table-cell table:formula="of:=COM.MICROSOFT.NORM.DIST([.$B42];[.D$2]/24;[.E$2]/24;0)/COM.MICROSOFT.NORM.DIST([.D$2]/24;[.D$2]/24;[.E$2]/24;0)" office:value-type="float" office:value="0.00000000136932130552399" calcext:value-type="float">
            <text:p>1,36932130552399E-09</text:p>
          </table:table-cell>
          <table:table-cell/>
          <table:table-cell table:formula="of:=COM.MICROSOFT.NORM.DIST([.$B42];[.F$2]/24;[.G$2]/24;0)/COM.MICROSOFT.NORM.DIST([.F$2]/24;[.F$2]/24;[.G$2]/24;0)" office:value-type="float" office:value="0.706648277857715" calcext:value-type="float">
            <text:p>0,7066482779</text:p>
          </table:table-cell>
        </table:table-row>
        <table:table-row table:style-name="ro1">
          <table:table-cell/>
          <table:table-cell table:formula="of:=[.B42]+1/144" office:value-type="time" office:time-value="PT06H00M00S" calcext:value-type="time">
            <text:p>06:00</text:p>
          </table:table-cell>
          <table:table-cell table:formula="of:=COM.MICROSOFT.NORM.DIST([.$B43];[.B$2]/24;[.C$2]/24;0)/COM.MICROSOFT.NORM.DIST([.B$2]/24;[.B$2]/24;[.C$2]/24;0)" office:value-type="float" office:value="0.0439369336234073" calcext:value-type="float">
            <text:p>0,0439369336</text:p>
          </table:table-cell>
          <table:table-cell/>
          <table:table-cell table:formula="of:=COM.MICROSOFT.NORM.DIST([.$B43];[.D$2]/24;[.E$2]/24;0)/COM.MICROSOFT.NORM.DIST([.D$2]/24;[.D$2]/24;[.E$2]/24;0)" office:value-type="float" office:value="0.000000000223363143620313" calcext:value-type="float">
            <text:p>2,23363143620313E-10</text:p>
          </table:table-cell>
          <table:table-cell/>
          <table:table-cell table:formula="of:=COM.MICROSOFT.NORM.DIST([.$B43];[.F$2]/24;[.G$2]/24;0)/COM.MICROSOFT.NORM.DIST([.F$2]/24;[.F$2]/24;[.G$2]/24;0)" office:value-type="float" office:value="0.606530659712633" calcext:value-type="float">
            <text:p>0,6065306597</text:p>
          </table:table-cell>
        </table:table-row>
        <table:table-row table:style-name="ro1">
          <table:table-cell/>
          <table:table-cell table:formula="of:=[.B43]+1/144" office:value-type="time" office:time-value="PT06H10M00S" calcext:value-type="time">
            <text:p>06:10</text:p>
          </table:table-cell>
          <table:table-cell table:formula="of:=COM.MICROSOFT.NORM.DIST([.$B44];[.B$2]/24;[.C$2]/24;0)/COM.MICROSOFT.NORM.DIST([.B$2]/24;[.B$2]/24;[.C$2]/24;0)" office:value-type="float" office:value="0.0285655007845503" calcext:value-type="float">
            <text:p>0,0285655008</text:p>
          </table:table-cell>
          <table:table-cell/>
          <table:table-cell table:formula="of:=COM.MICROSOFT.NORM.DIST([.$B44];[.D$2]/24;[.E$2]/24;0)/COM.MICROSOFT.NORM.DIST([.D$2]/24;[.D$2]/24;[.E$2]/24;0)" office:value-type="float" office:value="0.0000000000337292965974396" calcext:value-type="float">
            <text:p>3,37292965974396E-11</text:p>
          </table:table-cell>
          <table:table-cell/>
          <table:table-cell table:formula="of:=COM.MICROSOFT.NORM.DIST([.$B44];[.F$2]/24;[.G$2]/24;0)/COM.MICROSOFT.NORM.DIST([.F$2]/24;[.F$2]/24;[.G$2]/24;0)" office:value-type="float" office:value="0.5063356166481" calcext:value-type="float">
            <text:p>0,5063356166</text:p>
          </table:table-cell>
        </table:table-row>
        <table:table-row table:style-name="ro1">
          <table:table-cell/>
          <table:table-cell table:formula="of:=[.B44]+1/144" office:value-type="time" office:time-value="PT06H20M00S" calcext:value-type="time">
            <text:p>06:20</text:p>
          </table:table-cell>
          <table:table-cell table:formula="of:=COM.MICROSOFT.NORM.DIST([.$B45];[.B$2]/24;[.C$2]/24;0)/COM.MICROSOFT.NORM.DIST([.B$2]/24;[.B$2]/24;[.C$2]/24;0)" office:value-type="float" office:value="0.0180630134197813" calcext:value-type="float">
            <text:p>0,0180630134</text:p>
          </table:table-cell>
          <table:table-cell/>
          <table:table-cell table:formula="of:=COM.MICROSOFT.NORM.DIST([.$B45];[.D$2]/24;[.E$2]/24;0)/COM.MICROSOFT.NORM.DIST([.D$2]/24;[.D$2]/24;[.E$2]/24;0)" office:value-type="float" office:value="0.0000000000047151192262369" calcext:value-type="float">
            <text:p>4,7151192262369E-12</text:p>
          </table:table-cell>
          <table:table-cell/>
          <table:table-cell table:formula="of:=COM.MICROSOFT.NORM.DIST([.$B45];[.F$2]/24;[.G$2]/24;0)/COM.MICROSOFT.NORM.DIST([.F$2]/24;[.F$2]/24;[.G$2]/24;0)" office:value-type="float" office:value="0.411112290507187" calcext:value-type="float">
            <text:p>0,4111122905</text:p>
          </table:table-cell>
        </table:table-row>
        <table:table-row table:style-name="ro1">
          <table:table-cell/>
          <table:table-cell table:formula="of:=[.B45]+1/144" office:value-type="time" office:time-value="PT06H30M00S" calcext:value-type="time">
            <text:p>06:30</text:p>
          </table:table-cell>
          <table:table-cell table:formula="of:=COM.MICROSOFT.NORM.DIST([.$B46];[.B$2]/24;[.C$2]/24;0)/COM.MICROSOFT.NORM.DIST([.B$2]/24;[.B$2]/24;[.C$2]/24;0)" office:value-type="float" office:value="0.0111089965382423" calcext:value-type="float">
            <text:p>0,0111089965</text:p>
          </table:table-cell>
          <table:table-cell/>
          <table:table-cell table:formula="of:=COM.MICROSOFT.NORM.DIST([.$B46];[.D$2]/24;[.E$2]/24;0)/COM.MICROSOFT.NORM.DIST([.D$2]/24;[.D$2]/24;[.E$2]/24;0)" office:value-type="float" office:value="0.000000000000610193667760541" calcext:value-type="float">
            <text:p>6,10193667760541E-13</text:p>
          </table:table-cell>
          <table:table-cell/>
          <table:table-cell table:formula="of:=COM.MICROSOFT.NORM.DIST([.$B46];[.F$2]/24;[.G$2]/24;0)/COM.MICROSOFT.NORM.DIST([.F$2]/24;[.F$2]/24;[.G$2]/24;0)" office:value-type="float" office:value="0.32465246735835" calcext:value-type="float">
            <text:p>0,3246524674</text:p>
          </table:table-cell>
        </table:table-row>
        <table:table-row table:style-name="ro1">
          <table:table-cell/>
          <table:table-cell table:formula="of:=[.B46]+1/144" office:value-type="time" office:time-value="PT06H40M00S" calcext:value-type="time">
            <text:p>06:40</text:p>
          </table:table-cell>
          <table:table-cell table:formula="of:=COM.MICROSOFT.NORM.DIST([.$B47];[.B$2]/24;[.C$2]/24;0)/COM.MICROSOFT.NORM.DIST([.B$2]/24;[.B$2]/24;[.C$2]/24;0)" office:value-type="float" office:value="0.00664501128274142" calcext:value-type="float">
            <text:p>0,0066450113</text:p>
          </table:table-cell>
          <table:table-cell/>
          <table:table-cell table:formula="of:=COM.MICROSOFT.NORM.DIST([.$B47];[.D$2]/24;[.E$2]/24;0)/COM.MICROSOFT.NORM.DIST([.D$2]/24;[.D$2]/24;[.E$2]/24;0)" office:value-type="float" office:value="0.000000000000073102518185452" calcext:value-type="float">
            <text:p>7,3102518185452E-14</text:p>
          </table:table-cell>
          <table:table-cell/>
          <table:table-cell table:formula="of:=COM.MICROSOFT.NORM.DIST([.$B47];[.F$2]/24;[.G$2]/24;0)/COM.MICROSOFT.NORM.DIST([.F$2]/24;[.F$2]/24;[.G$2]/24;0)" office:value-type="float" office:value="0.249352208777297" calcext:value-type="float">
            <text:p>0,2493522088</text:p>
          </table:table-cell>
        </table:table-row>
        <table:table-row table:style-name="ro1">
          <table:table-cell/>
          <table:table-cell table:formula="of:=[.B47]+1/144" office:value-type="time" office:time-value="PT06H50M00S" calcext:value-type="time">
            <text:p>06:50</text:p>
          </table:table-cell>
          <table:table-cell table:formula="of:=COM.MICROSOFT.NORM.DIST([.$B48];[.B$2]/24;[.C$2]/24;0)/COM.MICROSOFT.NORM.DIST([.B$2]/24;[.B$2]/24;[.C$2]/24;0)" office:value-type="float" office:value="0.00386592013947283" calcext:value-type="float">
            <text:p>0,0038659201</text:p>
          </table:table-cell>
          <table:table-cell/>
          <table:table-cell table:formula="of:=COM.MICROSOFT.NORM.DIST([.$B48];[.D$2]/24;[.E$2]/24;0)/COM.MICROSOFT.NORM.DIST([.D$2]/24;[.D$2]/24;[.E$2]/24;0)" office:value-type="float" office:value="8.10749336312531E-015" calcext:value-type="float">
            <text:p>8,10749336312531E-15</text:p>
          </table:table-cell>
          <table:table-cell/>
          <table:table-cell table:formula="of:=COM.MICROSOFT.NORM.DIST([.$B48];[.F$2]/24;[.G$2]/24;0)/COM.MICROSOFT.NORM.DIST([.F$2]/24;[.F$2]/24;[.G$2]/24;0)" office:value-type="float" office:value="0.186270463697702" calcext:value-type="float">
            <text:p>0,1862704637</text:p>
          </table:table-cell>
        </table:table-row>
        <table:table-row table:style-name="ro1">
          <table:table-cell/>
          <table:table-cell table:formula="of:=[.B48]+1/144" office:value-type="time" office:time-value="PT07H00M00S" calcext:value-type="time">
            <text:p>07:00</text:p>
          </table:table-cell>
          <table:table-cell table:formula="of:=COM.MICROSOFT.NORM.DIST([.$B49];[.B$2]/24;[.C$2]/24;0)/COM.MICROSOFT.NORM.DIST([.B$2]/24;[.B$2]/24;[.C$2]/24;0)" office:value-type="float" office:value="0.0021874911181829" calcext:value-type="float">
            <text:p>0,0021874911</text:p>
          </table:table-cell>
          <table:table-cell/>
          <table:table-cell table:formula="of:=COM.MICROSOFT.NORM.DIST([.$B49];[.D$2]/24;[.E$2]/24;0)/COM.MICROSOFT.NORM.DIST([.D$2]/24;[.D$2]/24;[.E$2]/24;0)" office:value-type="float" office:value="8.32396967698146E-016" calcext:value-type="float">
            <text:p>8,32396967698146E-16</text:p>
          </table:table-cell>
          <table:table-cell/>
          <table:table-cell table:formula="of:=COM.MICROSOFT.NORM.DIST([.$B49];[.F$2]/24;[.G$2]/24;0)/COM.MICROSOFT.NORM.DIST([.F$2]/24;[.F$2]/24;[.G$2]/24;0)" office:value-type="float" office:value="0.135335283236613" calcext:value-type="float">
            <text:p>0,1353352832</text:p>
          </table:table-cell>
        </table:table-row>
        <table:table-row table:style-name="ro1">
          <table:table-cell/>
          <table:table-cell table:formula="of:=[.B49]+1/144" office:value-type="time" office:time-value="PT07H10M00S" calcext:value-type="time">
            <text:p>07:10</text:p>
          </table:table-cell>
          <table:table-cell table:formula="of:=COM.MICROSOFT.NORM.DIST([.$B50];[.B$2]/24;[.C$2]/24;0)/COM.MICROSOFT.NORM.DIST([.B$2]/24;[.B$2]/24;[.C$2]/24;0)" office:value-type="float" office:value="0.00120385999482822" calcext:value-type="float">
            <text:p>0,00120386</text:p>
          </table:table-cell>
          <table:table-cell/>
          <table:table-cell table:formula="of:=COM.MICROSOFT.NORM.DIST([.$B50];[.D$2]/24;[.E$2]/24;0)/COM.MICROSOFT.NORM.DIST([.D$2]/24;[.D$2]/24;[.E$2]/24;0)" office:value-type="float" office:value="7.91159414560083E-017" calcext:value-type="float">
            <text:p>7,91159414560083E-17</text:p>
          </table:table-cell>
          <table:table-cell/>
          <table:table-cell table:formula="of:=COM.MICROSOFT.NORM.DIST([.$B50];[.F$2]/24;[.G$2]/24;0)/COM.MICROSOFT.NORM.DIST([.F$2]/24;[.F$2]/24;[.G$2]/24;0)" office:value-type="float" office:value="0.0956344448325392" calcext:value-type="float">
            <text:p>0,0956344448</text:p>
          </table:table-cell>
        </table:table-row>
        <table:table-row table:style-name="ro1">
          <table:table-cell/>
          <table:table-cell table:formula="of:=[.B50]+1/144" office:value-type="time" office:time-value="PT07H20M00S" calcext:value-type="time">
            <text:p>07:20</text:p>
          </table:table-cell>
          <table:table-cell table:formula="of:=COM.MICROSOFT.NORM.DIST([.$B51];[.B$2]/24;[.C$2]/24;0)/COM.MICROSOFT.NORM.DIST([.B$2]/24;[.B$2]/24;[.C$2]/24;0)" office:value-type="float" office:value="0.000644379820568617" calcext:value-type="float">
            <text:p>0,0006443798</text:p>
          </table:table-cell>
          <table:table-cell/>
          <table:table-cell table:formula="of:=COM.MICROSOFT.NORM.DIST([.$B51];[.D$2]/24;[.E$2]/24;0)/COM.MICROSOFT.NORM.DIST([.D$2]/24;[.D$2]/24;[.E$2]/24;0)" office:value-type="float" office:value="6.96124845783942E-018" calcext:value-type="float">
            <text:p>6,96124845783942E-18</text:p>
          </table:table-cell>
          <table:table-cell/>
          <table:table-cell table:formula="of:=COM.MICROSOFT.NORM.DIST([.$B51];[.F$2]/24;[.G$2]/24;0)/COM.MICROSOFT.NORM.DIST([.F$2]/24;[.F$2]/24;[.G$2]/24;0)" office:value-type="float" office:value="0.065728528616531" calcext:value-type="float">
            <text:p>0,0657285286</text:p>
          </table:table-cell>
        </table:table-row>
        <table:table-row table:style-name="ro1">
          <table:table-cell/>
          <table:table-cell table:formula="of:=[.B51]+1/144" office:value-type="time" office:time-value="PT07H30M00S" calcext:value-type="time">
            <text:p>07:30</text:p>
          </table:table-cell>
          <table:table-cell table:formula="of:=COM.MICROSOFT.NORM.DIST([.$B52];[.B$2]/24;[.C$2]/24;0)/COM.MICROSOFT.NORM.DIST([.B$2]/24;[.B$2]/24;[.C$2]/24;0)" office:value-type="float" office:value="0.000335462627902517" calcext:value-type="float">
            <text:p>0,0003354626</text:p>
          </table:table-cell>
          <table:table-cell/>
          <table:table-cell table:formula="of:=COM.MICROSOFT.NORM.DIST([.$B52];[.D$2]/24;[.E$2]/24;0)/COM.MICROSOFT.NORM.DIST([.D$2]/24;[.D$2]/24;[.E$2]/24;0)" office:value-type="float" office:value="5.67021977492428E-019" calcext:value-type="float">
            <text:p>5,67021977492428E-19</text:p>
          </table:table-cell>
          <table:table-cell/>
          <table:table-cell table:formula="of:=COM.MICROSOFT.NORM.DIST([.$B52];[.F$2]/24;[.G$2]/24;0)/COM.MICROSOFT.NORM.DIST([.F$2]/24;[.F$2]/24;[.G$2]/24;0)" office:value-type="float" office:value="0.0439369336234078" calcext:value-type="float">
            <text:p>0,0439369336</text:p>
          </table:table-cell>
        </table:table-row>
        <table:table-row table:style-name="ro1">
          <table:table-cell/>
          <table:table-cell table:formula="of:=[.B52]+1/144" office:value-type="time" office:time-value="PT07H40M00S" calcext:value-type="time">
            <text:p>07:40</text:p>
          </table:table-cell>
          <table:table-cell table:formula="of:=COM.MICROSOFT.NORM.DIST([.$B53];[.B$2]/24;[.C$2]/24;0)/COM.MICROSOFT.NORM.DIST([.B$2]/24;[.B$2]/24;[.C$2]/24;0)" office:value-type="float" office:value="0.000169856676561414" calcext:value-type="float">
            <text:p>0,0001698567</text:p>
          </table:table-cell>
          <table:table-cell/>
          <table:table-cell table:formula="of:=COM.MICROSOFT.NORM.DIST([.$B53];[.D$2]/24;[.E$2]/24;0)/COM.MICROSOFT.NORM.DIST([.D$2]/24;[.D$2]/24;[.E$2]/24;0)" office:value-type="float" office:value="4.27565124065624E-020" calcext:value-type="float">
            <text:p>4,27565124065624E-20</text:p>
          </table:table-cell>
          <table:table-cell/>
          <table:table-cell table:formula="of:=COM.MICROSOFT.NORM.DIST([.$B53];[.F$2]/24;[.G$2]/24;0)/COM.MICROSOFT.NORM.DIST([.F$2]/24;[.F$2]/24;[.G$2]/24;0)" office:value-type="float" office:value="0.0285655007845507" calcext:value-type="float">
            <text:p>0,0285655008</text:p>
          </table:table-cell>
        </table:table-row>
        <table:table-row table:style-name="ro1">
          <table:table-cell/>
          <table:table-cell table:formula="of:=[.B53]+1/144" office:value-type="time" office:time-value="PT07H50M00S" calcext:value-type="time">
            <text:p>07:50</text:p>
          </table:table-cell>
          <table:table-cell table:formula="of:=COM.MICROSOFT.NORM.DIST([.$B54];[.B$2]/24;[.C$2]/24;0)/COM.MICROSOFT.NORM.DIST([.B$2]/24;[.B$2]/24;[.C$2]/24;0)" office:value-type="float" office:value="0.0000836483472297293" calcext:value-type="float">
            <text:p>8,36483472297293E-05</text:p>
          </table:table-cell>
          <table:table-cell/>
          <table:table-cell table:formula="of:=COM.MICROSOFT.NORM.DIST([.$B54];[.D$2]/24;[.E$2]/24;0)/COM.MICROSOFT.NORM.DIST([.D$2]/24;[.D$2]/24;[.E$2]/24;0)" office:value-type="float" office:value="2.9846559594586E-021" calcext:value-type="float">
            <text:p>2,9846559594586E-21</text:p>
          </table:table-cell>
          <table:table-cell/>
          <table:table-cell table:formula="of:=COM.MICROSOFT.NORM.DIST([.$B54];[.F$2]/24;[.G$2]/24;0)/COM.MICROSOFT.NORM.DIST([.F$2]/24;[.F$2]/24;[.G$2]/24;0)" office:value-type="float" office:value="0.0180630134197815" calcext:value-type="float">
            <text:p>0,0180630134</text:p>
          </table:table-cell>
        </table:table-row>
        <table:table-row table:style-name="ro1">
          <table:table-cell/>
          <table:table-cell table:formula="of:=[.B54]+1/144" office:value-type="time" office:time-value="PT08H00M00S" calcext:value-type="time">
            <text:p>08:00</text:p>
          </table:table-cell>
          <table:table-cell table:formula="of:=COM.MICROSOFT.NORM.DIST([.$B55];[.B$2]/24;[.C$2]/24;0)/COM.MICROSOFT.NORM.DIST([.B$2]/24;[.B$2]/24;[.C$2]/24;0)" office:value-type="float" office:value="0.000040065297392952" calcext:value-type="float">
            <text:p>4,0065297392952E-05</text:p>
          </table:table-cell>
          <table:table-cell/>
          <table:table-cell table:formula="of:=COM.MICROSOFT.NORM.DIST([.$B55];[.D$2]/24;[.E$2]/24;0)/COM.MICROSOFT.NORM.DIST([.D$2]/24;[.D$2]/24;[.E$2]/24;0)" office:value-type="float" office:value="1.92874984796412E-022" calcext:value-type="float">
            <text:p>1,92874984796412E-22</text:p>
          </table:table-cell>
          <table:table-cell/>
          <table:table-cell table:formula="of:=COM.MICROSOFT.NORM.DIST([.$B55];[.F$2]/24;[.G$2]/24;0)/COM.MICROSOFT.NORM.DIST([.F$2]/24;[.F$2]/24;[.G$2]/24;0)" office:value-type="float" office:value="0.0111089965382425" calcext:value-type="float">
            <text:p>0,0111089965</text:p>
          </table:table-cell>
        </table:table-row>
        <table:table-row table:style-name="ro1">
          <table:table-cell/>
          <table:table-cell table:formula="of:=[.B55]+1/144" office:value-type="time" office:time-value="PT08H10M00S" calcext:value-type="time">
            <text:p>08:10</text:p>
          </table:table-cell>
          <table:table-cell table:formula="of:=COM.MICROSOFT.NORM.DIST([.$B56];[.B$2]/24;[.C$2]/24;0)/COM.MICROSOFT.NORM.DIST([.B$2]/24;[.B$2]/24;[.C$2]/24;0)" office:value-type="float" office:value="0.0000186644691135211" calcext:value-type="float">
            <text:p>1,86644691135211E-05</text:p>
          </table:table-cell>
          <table:table-cell/>
          <table:table-cell table:formula="of:=COM.MICROSOFT.NORM.DIST([.$B56];[.D$2]/24;[.E$2]/24;0)/COM.MICROSOFT.NORM.DIST([.D$2]/24;[.D$2]/24;[.E$2]/24;0)" office:value-type="float" office:value="1.15384415830688E-023" calcext:value-type="float">
            <text:p>1,15384415830688E-23</text:p>
          </table:table-cell>
          <table:table-cell/>
          <table:table-cell table:formula="of:=COM.MICROSOFT.NORM.DIST([.$B56];[.F$2]/24;[.G$2]/24;0)/COM.MICROSOFT.NORM.DIST([.F$2]/24;[.F$2]/24;[.G$2]/24;0)" office:value-type="float" office:value="0.00664501128274153" calcext:value-type="float">
            <text:p>0,0066450113</text:p>
          </table:table-cell>
        </table:table-row>
        <table:table-row table:style-name="ro1">
          <table:table-cell/>
          <table:table-cell table:formula="of:=[.B56]+1/144" office:value-type="time" office:time-value="PT08H20M00S" calcext:value-type="time">
            <text:p>08:20</text:p>
          </table:table-cell>
          <table:table-cell table:formula="of:=COM.MICROSOFT.NORM.DIST([.$B57];[.B$2]/24;[.C$2]/24;0)/COM.MICROSOFT.NORM.DIST([.B$2]/24;[.B$2]/24;[.C$2]/24;0)" office:value-type="float" office:value="0.00000845666596870138" calcext:value-type="float">
            <text:p>8,45666596870138E-06</text:p>
          </table:table-cell>
          <table:table-cell/>
          <table:table-cell table:formula="of:=COM.MICROSOFT.NORM.DIST([.$B57];[.D$2]/24;[.E$2]/24;0)/COM.MICROSOFT.NORM.DIST([.D$2]/24;[.D$2]/24;[.E$2]/24;0)" office:value-type="float" office:value="6.39010552055122E-025" calcext:value-type="float">
            <text:p>6,39010552055122E-25</text:p>
          </table:table-cell>
          <table:table-cell/>
          <table:table-cell table:formula="of:=COM.MICROSOFT.NORM.DIST([.$B57];[.F$2]/24;[.G$2]/24;0)/COM.MICROSOFT.NORM.DIST([.F$2]/24;[.F$2]/24;[.G$2]/24;0)" office:value-type="float" office:value="0.0038659201394729" calcext:value-type="float">
            <text:p>0,0038659201</text:p>
          </table:table-cell>
        </table:table-row>
        <table:table-row table:style-name="ro1">
          <table:table-cell/>
          <table:table-cell table:formula="of:=[.B57]+1/144" office:value-type="time" office:time-value="PT08H30M00S" calcext:value-type="time">
            <text:p>08:30</text:p>
          </table:table-cell>
          <table:table-cell table:formula="of:=COM.MICROSOFT.NORM.DIST([.$B58];[.B$2]/24;[.C$2]/24;0)/COM.MICROSOFT.NORM.DIST([.B$2]/24;[.B$2]/24;[.C$2]/24;0)" office:value-type="float" office:value="0.0000037266531720788" calcext:value-type="float">
            <text:p>3,7266531720788E-06</text:p>
          </table:table-cell>
          <table:table-cell/>
          <table:table-cell table:formula="of:=COM.MICROSOFT.NORM.DIST([.$B58];[.D$2]/24;[.E$2]/24;0)/COM.MICROSOFT.NORM.DIST([.D$2]/24;[.D$2]/24;[.E$2]/24;0)" office:value-type="float" office:value="3.27611039093526E-026" calcext:value-type="float">
            <text:p>3,27611039093526E-26</text:p>
          </table:table-cell>
          <table:table-cell/>
          <table:table-cell table:formula="of:=COM.MICROSOFT.NORM.DIST([.$B58];[.F$2]/24;[.G$2]/24;0)/COM.MICROSOFT.NORM.DIST([.F$2]/24;[.F$2]/24;[.G$2]/24;0)" office:value-type="float" office:value="0.00218749111818294" calcext:value-type="float">
            <text:p>0,0021874911</text:p>
          </table:table-cell>
        </table:table-row>
        <table:table-row table:style-name="ro1">
          <table:table-cell/>
          <table:table-cell table:formula="of:=[.B58]+1/144" office:value-type="time" office:time-value="PT08H40M00S" calcext:value-type="time">
            <text:p>08:40</text:p>
          </table:table-cell>
          <table:table-cell table:formula="of:=COM.MICROSOFT.NORM.DIST([.$B59];[.B$2]/24;[.C$2]/24;0)/COM.MICROSOFT.NORM.DIST([.B$2]/24;[.B$2]/24;[.C$2]/24;0)" office:value-type="float" office:value="0.00000159725788283438" calcext:value-type="float">
            <text:p>1,59725788283438E-06</text:p>
          </table:table-cell>
          <table:table-cell/>
          <table:table-cell table:formula="of:=COM.MICROSOFT.NORM.DIST([.$B59];[.D$2]/24;[.E$2]/24;0)/COM.MICROSOFT.NORM.DIST([.D$2]/24;[.D$2]/24;[.E$2]/24;0)" office:value-type="float" office:value="1.55488633906525E-027" calcext:value-type="float">
            <text:p>1,55488633906525E-27</text:p>
          </table:table-cell>
          <table:table-cell/>
          <table:table-cell table:formula="of:=COM.MICROSOFT.NORM.DIST([.$B59];[.F$2]/24;[.G$2]/24;0)/COM.MICROSOFT.NORM.DIST([.F$2]/24;[.F$2]/24;[.G$2]/24;0)" office:value-type="float" office:value="0.00120385999482824" calcext:value-type="float">
            <text:p>0,00120386</text:p>
          </table:table-cell>
        </table:table-row>
        <table:table-row table:style-name="ro1">
          <table:table-cell/>
          <table:table-cell table:formula="of:=[.B59]+1/144" office:value-type="time" office:time-value="PT08H50M00S" calcext:value-type="time">
            <text:p>08:50</text:p>
          </table:table-cell>
          <table:table-cell table:formula="of:=COM.MICROSOFT.NORM.DIST([.$B60];[.B$2]/24;[.C$2]/24;0)/COM.MICROSOFT.NORM.DIST([.B$2]/24;[.B$2]/24;[.C$2]/24;0)" office:value-type="float" office:value="0.00000066583614698576" calcext:value-type="float">
            <text:p>6,6583614698576E-07</text:p>
          </table:table-cell>
          <table:table-cell/>
          <table:table-cell table:formula="of:=COM.MICROSOFT.NORM.DIST([.$B60];[.D$2]/24;[.E$2]/24;0)/COM.MICROSOFT.NORM.DIST([.D$2]/24;[.D$2]/24;[.E$2]/24;0)" office:value-type="float" office:value="6.83169378714538E-029" calcext:value-type="float">
            <text:p>6,83169378714538E-29</text:p>
          </table:table-cell>
          <table:table-cell/>
          <table:table-cell table:formula="of:=COM.MICROSOFT.NORM.DIST([.$B60];[.F$2]/24;[.G$2]/24;0)/COM.MICROSOFT.NORM.DIST([.F$2]/24;[.F$2]/24;[.G$2]/24;0)" office:value-type="float" office:value="0.00064437982056863" calcext:value-type="float">
            <text:p>0,0006443798</text:p>
          </table:table-cell>
        </table:table-row>
        <table:table-row table:style-name="ro1">
          <table:table-cell/>
          <table:table-cell table:formula="of:=[.B60]+1/144" office:value-type="time" office:time-value="PT09H00M00S" calcext:value-type="time">
            <text:p>09:00</text:p>
          </table:table-cell>
          <table:table-cell table:formula="of:=COM.MICROSOFT.NORM.DIST([.$B61];[.B$2]/24;[.C$2]/24;0)/COM.MICROSOFT.NORM.DIST([.B$2]/24;[.B$2]/24;[.C$2]/24;0)" office:value-type="float" office:value="0.000000269957850336314" calcext:value-type="float">
            <text:p>0,00000027</text:p>
          </table:table-cell>
          <table:table-cell/>
          <table:table-cell table:formula="of:=COM.MICROSOFT.NORM.DIST([.$B61];[.D$2]/24;[.E$2]/24;0)/COM.MICROSOFT.NORM.DIST([.D$2]/24;[.D$2]/24;[.E$2]/24;0)" office:value-type="float" office:value="2.77873901831762E-030" calcext:value-type="float">
            <text:p>2,77873901831762E-30</text:p>
          </table:table-cell>
          <table:table-cell/>
          <table:table-cell table:formula="of:=COM.MICROSOFT.NORM.DIST([.$B61];[.F$2]/24;[.G$2]/24;0)/COM.MICROSOFT.NORM.DIST([.F$2]/24;[.F$2]/24;[.G$2]/24;0)" office:value-type="float" office:value="0.000335462627902524" calcext:value-type="float">
            <text:p>0,0003354626</text:p>
          </table:table-cell>
        </table:table-row>
        <table:table-row table:style-name="ro1">
          <table:table-cell/>
          <table:table-cell table:formula="of:=[.B61]+1/144" office:value-type="time" office:time-value="PT09H10M00S" calcext:value-type="time">
            <text:p>09:10</text:p>
          </table:table-cell>
          <table:table-cell table:formula="of:=COM.MICROSOFT.NORM.DIST([.$B62];[.B$2]/24;[.C$2]/24;0)/COM.MICROSOFT.NORM.DIST([.B$2]/24;[.B$2]/24;[.C$2]/24;0)" office:value-type="float" office:value="0.000000106453714110766" calcext:value-type="float">
            <text:p>1,06453714110766E-07</text:p>
          </table:table-cell>
          <table:table-cell/>
          <table:table-cell table:formula="of:=COM.MICROSOFT.NORM.DIST([.$B62];[.D$2]/24;[.E$2]/24;0)/COM.MICROSOFT.NORM.DIST([.D$2]/24;[.D$2]/24;[.E$2]/24;0)" office:value-type="float" office:value="1.04630126414136E-031" calcext:value-type="float">
            <text:p>1,04630126414136E-31</text:p>
          </table:table-cell>
          <table:table-cell/>
          <table:table-cell table:formula="of:=COM.MICROSOFT.NORM.DIST([.$B62];[.F$2]/24;[.G$2]/24;0)/COM.MICROSOFT.NORM.DIST([.F$2]/24;[.F$2]/24;[.G$2]/24;0)" office:value-type="float" office:value="0.000169856676561417" calcext:value-type="float">
            <text:p>0,0001698567</text:p>
          </table:table-cell>
        </table:table-row>
        <table:table-row table:style-name="ro1">
          <table:table-cell/>
          <table:table-cell table:formula="of:=[.B62]+1/144" office:value-type="time" office:time-value="PT09H20M00S" calcext:value-type="time">
            <text:p>09:20</text:p>
          </table:table-cell>
          <table:table-cell table:formula="of:=COM.MICROSOFT.NORM.DIST([.$B63];[.B$2]/24;[.C$2]/24;0)/COM.MICROSOFT.NORM.DIST([.B$2]/24;[.B$2]/24;[.C$2]/24;0)" office:value-type="float" office:value="0.0000000408283604114275" calcext:value-type="float">
            <text:p>4,08283604114275E-08</text:p>
          </table:table-cell>
          <table:table-cell/>
          <table:table-cell table:formula="of:=COM.MICROSOFT.NORM.DIST([.$B63];[.D$2]/24;[.E$2]/24;0)/COM.MICROSOFT.NORM.DIST([.D$2]/24;[.D$2]/24;[.E$2]/24;0)" office:value-type="float" office:value="3.64716460116084E-033" calcext:value-type="float">
            <text:p>3,64716460116084E-33</text:p>
          </table:table-cell>
          <table:table-cell/>
          <table:table-cell table:formula="of:=COM.MICROSOFT.NORM.DIST([.$B63];[.F$2]/24;[.G$2]/24;0)/COM.MICROSOFT.NORM.DIST([.F$2]/24;[.F$2]/24;[.G$2]/24;0)" office:value-type="float" office:value="0.0000836483472297312" calcext:value-type="float">
            <text:p>8,36483472297312E-05</text:p>
          </table:table-cell>
        </table:table-row>
        <table:table-row table:style-name="ro1">
          <table:table-cell/>
          <table:table-cell table:formula="of:=[.B63]+1/144" office:value-type="time" office:time-value="PT09H30M00S" calcext:value-type="time">
            <text:p>09:30</text:p>
          </table:table-cell>
          <table:table-cell table:formula="of:=COM.MICROSOFT.NORM.DIST([.$B64];[.B$2]/24;[.C$2]/24;0)/COM.MICROSOFT.NORM.DIST([.B$2]/24;[.B$2]/24;[.C$2]/24;0)" office:value-type="float" office:value="0.0000000152299797447136" calcext:value-type="float">
            <text:p>1,52299797447136E-08</text:p>
          </table:table-cell>
          <table:table-cell/>
          <table:table-cell table:formula="of:=COM.MICROSOFT.NORM.DIST([.$B64];[.D$2]/24;[.E$2]/24;0)/COM.MICROSOFT.NORM.DIST([.D$2]/24;[.D$2]/24;[.E$2]/24;0)" office:value-type="float" office:value="1.17691094392196E-034" calcext:value-type="float">
            <text:p>1,17691094392196E-34</text:p>
          </table:table-cell>
          <table:table-cell/>
          <table:table-cell table:formula="of:=COM.MICROSOFT.NORM.DIST([.$B64];[.F$2]/24;[.G$2]/24;0)/COM.MICROSOFT.NORM.DIST([.F$2]/24;[.F$2]/24;[.G$2]/24;0)" office:value-type="float" office:value="0.000040065297392953" calcext:value-type="float">
            <text:p>4,0065297392953E-05</text:p>
          </table:table-cell>
        </table:table-row>
        <table:table-row table:style-name="ro1">
          <table:table-cell/>
          <table:table-cell table:formula="of:=[.B64]+1/144" office:value-type="time" office:time-value="PT09H40M00S" calcext:value-type="time">
            <text:p>09:40</text:p>
          </table:table-cell>
          <table:table-cell table:formula="of:=COM.MICROSOFT.NORM.DIST([.$B65];[.B$2]/24;[.C$2]/24;0)/COM.MICROSOFT.NORM.DIST([.B$2]/24;[.B$2]/24;[.C$2]/24;0)" office:value-type="float" office:value="0.0000000055255177203671" calcext:value-type="float">
            <text:p>5,5255177203671E-09</text:p>
          </table:table-cell>
          <table:table-cell/>
          <table:table-cell table:formula="of:=COM.MICROSOFT.NORM.DIST([.$B65];[.D$2]/24;[.E$2]/24;0)/COM.MICROSOFT.NORM.DIST([.D$2]/24;[.D$2]/24;[.E$2]/24;0)" office:value-type="float" office:value="3.51577814327612E-036" calcext:value-type="float">
            <text:p>3,51577814327612E-36</text:p>
          </table:table-cell>
          <table:table-cell/>
          <table:table-cell table:formula="of:=COM.MICROSOFT.NORM.DIST([.$B65];[.F$2]/24;[.G$2]/24;0)/COM.MICROSOFT.NORM.DIST([.F$2]/24;[.F$2]/24;[.G$2]/24;0)" office:value-type="float" office:value="0.0000186644691135216" calcext:value-type="float">
            <text:p>1,86644691135216E-05</text:p>
          </table:table-cell>
        </table:table-row>
        <table:table-row table:style-name="ro1">
          <table:table-cell/>
          <table:table-cell table:formula="of:=[.B65]+1/144" office:value-type="time" office:time-value="PT09H50M00S" calcext:value-type="time">
            <text:p>09:50</text:p>
          </table:table-cell>
          <table:table-cell table:formula="of:=COM.MICROSOFT.NORM.DIST([.$B66];[.B$2]/24;[.C$2]/24;0)/COM.MICROSOFT.NORM.DIST([.B$2]/24;[.B$2]/24;[.C$2]/24;0)" office:value-type="float" office:value="0.00000000194976778601738" calcext:value-type="float">
            <text:p>1,94976778601738E-09</text:p>
          </table:table-cell>
          <table:table-cell/>
          <table:table-cell table:formula="of:=COM.MICROSOFT.NORM.DIST([.$B66];[.D$2]/24;[.E$2]/24;0)/COM.MICROSOFT.NORM.DIST([.D$2]/24;[.D$2]/24;[.E$2]/24;0)" office:value-type="float" office:value="9.72274612458096E-038" calcext:value-type="float">
            <text:p>9,72274612458096E-38</text:p>
          </table:table-cell>
          <table:table-cell/>
          <table:table-cell table:formula="of:=COM.MICROSOFT.NORM.DIST([.$B66];[.F$2]/24;[.G$2]/24;0)/COM.MICROSOFT.NORM.DIST([.F$2]/24;[.F$2]/24;[.G$2]/24;0)" office:value-type="float" office:value="0.00000845666596870159" calcext:value-type="float">
            <text:p>8,45666596870159E-06</text:p>
          </table:table-cell>
        </table:table-row>
        <table:table-row table:style-name="ro1">
          <table:table-cell/>
          <table:table-cell table:formula="of:=[.B66]+1/144" office:value-type="time" office:time-value="PT10H00M00S" calcext:value-type="time">
            <text:p>10:00</text:p>
          </table:table-cell>
          <table:table-cell table:formula="of:=COM.MICROSOFT.NORM.DIST([.$B67];[.B$2]/24;[.C$2]/24;0)/COM.MICROSOFT.NORM.DIST([.B$2]/24;[.B$2]/24;[.C$2]/24;0)" office:value-type="float" office:value="0.000000000669158609129333" calcext:value-type="float">
            <text:p>6,69158609129333E-10</text:p>
          </table:table-cell>
          <table:table-cell/>
          <table:table-cell table:formula="of:=COM.MICROSOFT.NORM.DIST([.$B67];[.D$2]/24;[.E$2]/24;0)/COM.MICROSOFT.NORM.DIST([.D$2]/24;[.D$2]/24;[.E$2]/24;0)" office:value-type="float" office:value="2.48912125332829E-039" calcext:value-type="float">
            <text:p>2,48912125332829E-39</text:p>
          </table:table-cell>
          <table:table-cell/>
          <table:table-cell table:formula="of:=COM.MICROSOFT.NORM.DIST([.$B67];[.F$2]/24;[.G$2]/24;0)/COM.MICROSOFT.NORM.DIST([.F$2]/24;[.F$2]/24;[.G$2]/24;0)" office:value-type="float" office:value="0.0000037266531720789" calcext:value-type="float">
            <text:p>3,7266531720789E-06</text:p>
          </table:table-cell>
        </table:table-row>
      </table:table>
      <table:table table:name="student" table:style-name="ta1">
        <table:shapes>
          <draw:frame draw:z-index="0" draw:style-name="gr1" draw:text-style-name="P1" svg:width="315.67mm" svg:height="153.68mm" svg:x="315.95mm" svg:y="26.3mm">
            <loext:p draw:notify-on-update-of-ranges="student.B7:student.B67 student.C6:student.C6 student.C7:student.C67 student.G6:student.G6 student.G7:student.G67 student.E6:student.E6 student.E7:student.E6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number-columns-repeated="5" table:default-cell-style-name="Default"/>
        <table:table-row table:style-name="ro1">
          <table:table-cell/>
          <table:table-cell table:style-name="Default" office:value-type="string" calcext:value-type="string">
            <text:p>Nauka</text:p>
          </table:table-cell>
          <table:table-cell/>
          <table:table-cell office:value-type="string" calcext:value-type="string">
            <text:p>Praca</text:p>
          </table:table-cell>
          <table:table-cell/>
          <table:table-cell office:value-type="string" calcext:value-type="string">
            <text:p>Kultura</text:p>
          </table:table-cell>
          <table:table-cell/>
        </table:table-row>
        <table:table-row table:style-name="ro1">
          <table:table-cell office:value-type="string" calcext:value-type="string">
            <text:p>Wszyscy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3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office:value-type="string" calcext:value-type="string">
            <text:p>Nauka</text:p>
          </table:table-cell>
          <table:table-cell/>
          <table:table-cell office:value-type="string" calcext:value-type="string">
            <text:p>Praca</text:p>
          </table:table-cell>
          <table:table-cell/>
          <table:table-cell office:value-type="string" calcext:value-type="string">
            <text:p>Kultura</text:p>
          </table:table-cell>
        </table:table-row>
        <table:table-row table:style-name="ro1">
          <table:table-cell/>
          <table:table-cell office:value-type="time" office:time-value="PT00H00M00S" calcext:value-type="time">
            <text:p>00:00</text:p>
          </table:table-cell>
          <table:table-cell table:formula="of:=COM.MICROSOFT.NORM.DIST([.$B7];[.B$2]/24;[.C$2]/24;0)/COM.MICROSOFT.NORM.DIST([.B$2]/24;[.B$2]/24;[.C$2]/24;0)" office:value-type="float" office:value="0.411112290507187" calcext:value-type="float">
            <text:p>0,4111122905</text:p>
          </table:table-cell>
          <table:table-cell/>
          <table:table-cell table:formula="of:=COM.MICROSOFT.NORM.DIST([.$B7];[.D$2]/24;[.E$2]/24;0)/COM.MICROSOFT.NORM.DIST([.D$2]/24;[.D$2]/24;[.E$2]/24;0)" office:value-type="float" office:value="1" calcext:value-type="float">
            <text:p>1</text:p>
          </table:table-cell>
          <table:table-cell/>
          <table:table-cell table:formula="of:=COM.MICROSOFT.NORM.DIST([.$B7];[.F$2]/24;[.G$2]/24;0)/COM.MICROSOFT.NORM.DIST([.F$2]/24;[.F$2]/24;[.G$2]/24;0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.B7]+1/144" office:value-type="time" office:time-value="PT00H10M00S" calcext:value-type="time">
            <text:p>00:10</text:p>
          </table:table-cell>
          <table:table-cell table:formula="of:=COM.MICROSOFT.NORM.DIST([.$B8];[.B$2]/24;[.C$2]/24;0)/COM.MICROSOFT.NORM.DIST([.B$2]/24;[.B$2]/24;[.C$2]/24;0)" office:value-type="float" office:value="0.473826726395364" calcext:value-type="float">
            <text:p>0,4738267264</text:p>
          </table:table-cell>
          <table:table-cell/>
          <table:table-cell table:formula="of:=COM.MICROSOFT.NORM.DIST([.$B8];[.D$2]/24;[.E$2]/24;0)/COM.MICROSOFT.NORM.DIST([.D$2]/24;[.D$2]/24;[.E$2]/24;0)" office:value-type="float" office:value="0.945959468906765" calcext:value-type="float">
            <text:p>0,9459594689</text:p>
          </table:table-cell>
          <table:table-cell/>
          <table:table-cell table:formula="of:=COM.MICROSOFT.NORM.DIST([.$B8];[.F$2]/24;[.G$2]/24;0)/COM.MICROSOFT.NORM.DIST([.F$2]/24;[.F$2]/24;[.G$2]/24;0)" office:value-type="float" office:value="0.986207116743916" calcext:value-type="float">
            <text:p>0,9862071167</text:p>
          </table:table-cell>
        </table:table-row>
        <table:table-row table:style-name="ro1">
          <table:table-cell/>
          <table:table-cell table:formula="of:=[.B8]+1/144" office:value-type="time" office:time-value="PT00H20M00S" calcext:value-type="time">
            <text:p>00:20</text:p>
          </table:table-cell>
          <table:table-cell table:formula="of:=COM.MICROSOFT.NORM.DIST([.$B9];[.B$2]/24;[.C$2]/24;0)/COM.MICROSOFT.NORM.DIST([.B$2]/24;[.B$2]/24;[.C$2]/24;0)" office:value-type="float" office:value="0.539407507237627" calcext:value-type="float">
            <text:p>0,5394075072</text:p>
          </table:table-cell>
          <table:table-cell/>
          <table:table-cell table:formula="of:=COM.MICROSOFT.NORM.DIST([.$B9];[.D$2]/24;[.E$2]/24;0)/COM.MICROSOFT.NORM.DIST([.D$2]/24;[.D$2]/24;[.E$2]/24;0)" office:value-type="float" office:value="0.800737402916808" calcext:value-type="float">
            <text:p>0,8007374029</text:p>
          </table:table-cell>
          <table:table-cell/>
          <table:table-cell table:formula="of:=COM.MICROSOFT.NORM.DIST([.$B9];[.F$2]/24;[.G$2]/24;0)/COM.MICROSOFT.NORM.DIST([.F$2]/24;[.F$2]/24;[.G$2]/24;0)" office:value-type="float" office:value="0.945959468906765" calcext:value-type="float">
            <text:p>0,9459594689</text:p>
          </table:table-cell>
        </table:table-row>
        <table:table-row table:style-name="ro1">
          <table:table-cell/>
          <table:table-cell table:formula="of:=[.B9]+1/144" office:value-type="time" office:time-value="PT00H30M00S" calcext:value-type="time">
            <text:p>00:30</text:p>
          </table:table-cell>
          <table:table-cell table:formula="of:=COM.MICROSOFT.NORM.DIST([.$B10];[.B$2]/24;[.C$2]/24;0)/COM.MICROSOFT.NORM.DIST([.B$2]/24;[.B$2]/24;[.C$2]/24;0)" office:value-type="float" office:value="0.606530659712633" calcext:value-type="float">
            <text:p>0,6065306597</text:p>
          </table:table-cell>
          <table:table-cell/>
          <table:table-cell table:formula="of:=COM.MICROSOFT.NORM.DIST([.$B10];[.D$2]/24;[.E$2]/24;0)/COM.MICROSOFT.NORM.DIST([.D$2]/24;[.D$2]/24;[.E$2]/24;0)" office:value-type="float" office:value="0.606530659712633" calcext:value-type="float">
            <text:p>0,6065306597</text:p>
          </table:table-cell>
          <table:table-cell/>
          <table:table-cell table:formula="of:=COM.MICROSOFT.NORM.DIST([.$B10];[.F$2]/24;[.G$2]/24;0)/COM.MICROSOFT.NORM.DIST([.F$2]/24;[.F$2]/24;[.G$2]/24;0)" office:value-type="float" office:value="0.882496902584595" calcext:value-type="float">
            <text:p>0,8824969026</text:p>
          </table:table-cell>
        </table:table-row>
        <table:table-row table:style-name="ro1">
          <table:table-cell/>
          <table:table-cell table:formula="of:=[.B10]+1/144" office:value-type="time" office:time-value="PT00H40M00S" calcext:value-type="time">
            <text:p>00:40</text:p>
          </table:table-cell>
          <table:table-cell table:formula="of:=COM.MICROSOFT.NORM.DIST([.$B11];[.B$2]/24;[.C$2]/24;0)/COM.MICROSOFT.NORM.DIST([.B$2]/24;[.B$2]/24;[.C$2]/24;0)" office:value-type="float" office:value="0.673638455344727" calcext:value-type="float">
            <text:p>0,6736384553</text:p>
          </table:table-cell>
          <table:table-cell/>
          <table:table-cell table:formula="of:=COM.MICROSOFT.NORM.DIST([.$B11];[.D$2]/24;[.E$2]/24;0)/COM.MICROSOFT.NORM.DIST([.D$2]/24;[.D$2]/24;[.E$2]/24;0)" office:value-type="float" office:value="0.411112290507187" calcext:value-type="float">
            <text:p>0,4111122905</text:p>
          </table:table-cell>
          <table:table-cell/>
          <table:table-cell table:formula="of:=COM.MICROSOFT.NORM.DIST([.$B11];[.F$2]/24;[.G$2]/24;0)/COM.MICROSOFT.NORM.DIST([.F$2]/24;[.F$2]/24;[.G$2]/24;0)" office:value-type="float" office:value="0.800737402916808" calcext:value-type="float">
            <text:p>0,8007374029</text:p>
          </table:table-cell>
        </table:table-row>
        <table:table-row table:style-name="ro1">
          <table:table-cell/>
          <table:table-cell table:formula="of:=[.B11]+1/144" office:value-type="time" office:time-value="PT00H50M00S" calcext:value-type="time">
            <text:p>00:50</text:p>
          </table:table-cell>
          <table:table-cell table:formula="of:=COM.MICROSOFT.NORM.DIST([.$B12];[.B$2]/24;[.C$2]/24;0)/COM.MICROSOFT.NORM.DIST([.B$2]/24;[.B$2]/24;[.C$2]/24;0)" office:value-type="float" office:value="0.738991296280309" calcext:value-type="float">
            <text:p>0,7389912963</text:p>
          </table:table-cell>
          <table:table-cell/>
          <table:table-cell table:formula="of:=COM.MICROSOFT.NORM.DIST([.$B12];[.D$2]/24;[.E$2]/24;0)/COM.MICROSOFT.NORM.DIST([.D$2]/24;[.D$2]/24;[.E$2]/24;0)" office:value-type="float" office:value="0.249352208777296" calcext:value-type="float">
            <text:p>0,2493522088</text:p>
          </table:table-cell>
          <table:table-cell/>
          <table:table-cell table:formula="of:=COM.MICROSOFT.NORM.DIST([.$B12];[.F$2]/24;[.G$2]/24;0)/COM.MICROSOFT.NORM.DIST([.F$2]/24;[.F$2]/24;[.G$2]/24;0)" office:value-type="float" office:value="0.706648277857716" calcext:value-type="float">
            <text:p>0,7066482779</text:p>
          </table:table-cell>
        </table:table-row>
        <table:table-row table:style-name="ro1">
          <table:table-cell/>
          <table:table-cell table:formula="of:=[.B12]+1/144" office:value-type="time" office:time-value="PT01H00M00S" calcext:value-type="time">
            <text:p>01:00</text:p>
          </table:table-cell>
          <table:table-cell table:formula="of:=COM.MICROSOFT.NORM.DIST([.$B13];[.B$2]/24;[.C$2]/24;0)/COM.MICROSOFT.NORM.DIST([.B$2]/24;[.B$2]/24;[.C$2]/24;0)" office:value-type="float" office:value="0.800737402916808" calcext:value-type="float">
            <text:p>0,8007374029</text:p>
          </table:table-cell>
          <table:table-cell/>
          <table:table-cell table:formula="of:=COM.MICROSOFT.NORM.DIST([.$B13];[.D$2]/24;[.E$2]/24;0)/COM.MICROSOFT.NORM.DIST([.D$2]/24;[.D$2]/24;[.E$2]/24;0)" office:value-type="float" office:value="0.135335283236613" calcext:value-type="float">
            <text:p>0,1353352832</text:p>
          </table:table-cell>
          <table:table-cell/>
          <table:table-cell table:formula="of:=COM.MICROSOFT.NORM.DIST([.$B13];[.F$2]/24;[.G$2]/24;0)/COM.MICROSOFT.NORM.DIST([.F$2]/24;[.F$2]/24;[.G$2]/24;0)" office:value-type="float" office:value="0.606530659712633" calcext:value-type="float">
            <text:p>0,6065306597</text:p>
          </table:table-cell>
        </table:table-row>
        <table:table-row table:style-name="ro1">
          <table:table-cell/>
          <table:table-cell table:formula="of:=[.B13]+1/144" office:value-type="time" office:time-value="PT01H10M00S" calcext:value-type="time">
            <text:p>01:10</text:p>
          </table:table-cell>
          <table:table-cell table:formula="of:=COM.MICROSOFT.NORM.DIST([.$B14];[.B$2]/24;[.C$2]/24;0)/COM.MICROSOFT.NORM.DIST([.B$2]/24;[.B$2]/24;[.C$2]/24;0)" office:value-type="float" office:value="0.856996891435279" calcext:value-type="float">
            <text:p>0,8569968914</text:p>
          </table:table-cell>
          <table:table-cell/>
          <table:table-cell table:formula="of:=COM.MICROSOFT.NORM.DIST([.$B14];[.D$2]/24;[.E$2]/24;0)/COM.MICROSOFT.NORM.DIST([.D$2]/24;[.D$2]/24;[.E$2]/24;0)" office:value-type="float" office:value="0.0657285286165304" calcext:value-type="float">
            <text:p>0,0657285286</text:p>
          </table:table-cell>
          <table:table-cell/>
          <table:table-cell table:formula="of:=COM.MICROSOFT.NORM.DIST([.$B14];[.F$2]/24;[.G$2]/24;0)/COM.MICROSOFT.NORM.DIST([.F$2]/24;[.F$2]/24;[.G$2]/24;0)" office:value-type="float" office:value="0.506335616648101" calcext:value-type="float">
            <text:p>0,5063356166</text:p>
          </table:table-cell>
        </table:table-row>
        <table:table-row table:style-name="ro1">
          <table:table-cell/>
          <table:table-cell table:formula="of:=[.B14]+1/144" office:value-type="time" office:time-value="PT01H20M00S" calcext:value-type="time">
            <text:p>01:20</text:p>
          </table:table-cell>
          <table:table-cell table:formula="of:=COM.MICROSOFT.NORM.DIST([.$B15];[.B$2]/24;[.C$2]/24;0)/COM.MICROSOFT.NORM.DIST([.B$2]/24;[.B$2]/24;[.C$2]/24;0)" office:value-type="float" office:value="0.90595519110951" calcext:value-type="float">
            <text:p>0,9059551911</text:p>
          </table:table-cell>
          <table:table-cell/>
          <table:table-cell table:formula="of:=COM.MICROSOFT.NORM.DIST([.$B15];[.D$2]/24;[.E$2]/24;0)/COM.MICROSOFT.NORM.DIST([.D$2]/24;[.D$2]/24;[.E$2]/24;0)" office:value-type="float" office:value="0.0285655007845503" calcext:value-type="float">
            <text:p>0,0285655008</text:p>
          </table:table-cell>
          <table:table-cell/>
          <table:table-cell table:formula="of:=COM.MICROSOFT.NORM.DIST([.$B15];[.F$2]/24;[.G$2]/24;0)/COM.MICROSOFT.NORM.DIST([.F$2]/24;[.F$2]/24;[.G$2]/24;0)" office:value-type="float" office:value="0.411112290507187" calcext:value-type="float">
            <text:p>0,4111122905</text:p>
          </table:table-cell>
        </table:table-row>
        <table:table-row table:style-name="ro1">
          <table:table-cell/>
          <table:table-cell table:formula="of:=[.B15]+1/144" office:value-type="time" office:time-value="PT01H30M00S" calcext:value-type="time">
            <text:p>01:30</text:p>
          </table:table-cell>
          <table:table-cell table:formula="of:=COM.MICROSOFT.NORM.DIST([.$B16];[.B$2]/24;[.C$2]/24;0)/COM.MICROSOFT.NORM.DIST([.B$2]/24;[.B$2]/24;[.C$2]/24;0)" office:value-type="float" office:value="0.945959468906766" calcext:value-type="float">
            <text:p>0,9459594689</text:p>
          </table:table-cell>
          <table:table-cell/>
          <table:table-cell table:formula="of:=COM.MICROSOFT.NORM.DIST([.$B16];[.D$2]/24;[.E$2]/24;0)/COM.MICROSOFT.NORM.DIST([.D$2]/24;[.D$2]/24;[.E$2]/24;0)" office:value-type="float" office:value="0.0111089965382423" calcext:value-type="float">
            <text:p>0,0111089965</text:p>
          </table:table-cell>
          <table:table-cell/>
          <table:table-cell table:formula="of:=COM.MICROSOFT.NORM.DIST([.$B16];[.F$2]/24;[.G$2]/24;0)/COM.MICROSOFT.NORM.DIST([.F$2]/24;[.F$2]/24;[.G$2]/24;0)" office:value-type="float" office:value="0.32465246735835" calcext:value-type="float">
            <text:p>0,3246524674</text:p>
          </table:table-cell>
        </table:table-row>
        <table:table-row table:style-name="ro1">
          <table:table-cell/>
          <table:table-cell table:formula="of:=[.B16]+1/144" office:value-type="time" office:time-value="PT01H40M00S" calcext:value-type="time">
            <text:p>01:40</text:p>
          </table:table-cell>
          <table:table-cell table:formula="of:=COM.MICROSOFT.NORM.DIST([.$B17];[.B$2]/24;[.C$2]/24;0)/COM.MICROSOFT.NORM.DIST([.B$2]/24;[.B$2]/24;[.C$2]/24;0)" office:value-type="float" office:value="0.975610980064846" calcext:value-type="float">
            <text:p>0,9756109801</text:p>
          </table:table-cell>
          <table:table-cell/>
          <table:table-cell table:formula="of:=COM.MICROSOFT.NORM.DIST([.$B17];[.D$2]/24;[.E$2]/24;0)/COM.MICROSOFT.NORM.DIST([.D$2]/24;[.D$2]/24;[.E$2]/24;0)" office:value-type="float" office:value="0.00386592013947279" calcext:value-type="float">
            <text:p>0,0038659201</text:p>
          </table:table-cell>
          <table:table-cell/>
          <table:table-cell table:formula="of:=COM.MICROSOFT.NORM.DIST([.$B17];[.F$2]/24;[.G$2]/24;0)/COM.MICROSOFT.NORM.DIST([.F$2]/24;[.F$2]/24;[.G$2]/24;0)" office:value-type="float" office:value="0.249352208777296" calcext:value-type="float">
            <text:p>0,2493522088</text:p>
          </table:table-cell>
        </table:table-row>
        <table:table-row table:style-name="ro1">
          <table:table-cell/>
          <table:table-cell table:formula="of:=[.B17]+1/144" office:value-type="time" office:time-value="PT01H50M00S" calcext:value-type="time">
            <text:p>01:50</text:p>
          </table:table-cell>
          <table:table-cell table:formula="of:=COM.MICROSOFT.NORM.DIST([.$B18];[.B$2]/24;[.C$2]/24;0)/COM.MICROSOFT.NORM.DIST([.B$2]/24;[.B$2]/24;[.C$2]/24;0)" office:value-type="float" office:value="0.993846173326441" calcext:value-type="float">
            <text:p>0,9938461733</text:p>
          </table:table-cell>
          <table:table-cell/>
          <table:table-cell table:formula="of:=COM.MICROSOFT.NORM.DIST([.$B18];[.D$2]/24;[.E$2]/24;0)/COM.MICROSOFT.NORM.DIST([.D$2]/24;[.D$2]/24;[.E$2]/24;0)" office:value-type="float" office:value="0.0012038599948282" calcext:value-type="float">
            <text:p>0,00120386</text:p>
          </table:table-cell>
          <table:table-cell/>
          <table:table-cell table:formula="of:=COM.MICROSOFT.NORM.DIST([.$B18];[.F$2]/24;[.G$2]/24;0)/COM.MICROSOFT.NORM.DIST([.F$2]/24;[.F$2]/24;[.G$2]/24;0)" office:value-type="float" office:value="0.186270463697701" calcext:value-type="float">
            <text:p>0,1862704637</text:p>
          </table:table-cell>
        </table:table-row>
        <table:table-row table:style-name="ro1">
          <table:table-cell/>
          <table:table-cell table:formula="of:=[.B18]+1/144" office:value-type="time" office:time-value="PT02H00M00S" calcext:value-type="time">
            <text:p>02:00</text:p>
          </table:table-cell>
          <table:table-cell table:formula="of:=COM.MICROSOFT.NORM.DIST([.$B19];[.B$2]/24;[.C$2]/24;0)/COM.MICROSOFT.NORM.DIST([.B$2]/24;[.B$2]/24;[.C$2]/24;0)" office:value-type="float" office:value="1" calcext:value-type="float">
            <text:p>1</text:p>
          </table:table-cell>
          <table:table-cell/>
          <table:table-cell table:formula="of:=COM.MICROSOFT.NORM.DIST([.$B19];[.D$2]/24;[.E$2]/24;0)/COM.MICROSOFT.NORM.DIST([.D$2]/24;[.D$2]/24;[.E$2]/24;0)" office:value-type="float" office:value="0.000335462627902509" calcext:value-type="float">
            <text:p>0,0003354626</text:p>
          </table:table-cell>
          <table:table-cell/>
          <table:table-cell table:formula="of:=COM.MICROSOFT.NORM.DIST([.$B19];[.F$2]/24;[.G$2]/24;0)/COM.MICROSOFT.NORM.DIST([.F$2]/24;[.F$2]/24;[.G$2]/24;0)" office:value-type="float" office:value="0.135335283236612" calcext:value-type="float">
            <text:p>0,1353352832</text:p>
          </table:table-cell>
        </table:table-row>
        <table:table-row table:style-name="ro1">
          <table:table-cell/>
          <table:table-cell table:formula="of:=[.B19]+1/144" office:value-type="time" office:time-value="PT02H10M00S" calcext:value-type="time">
            <text:p>02:10</text:p>
          </table:table-cell>
          <table:table-cell table:formula="of:=COM.MICROSOFT.NORM.DIST([.$B20];[.B$2]/24;[.C$2]/24;0)/COM.MICROSOFT.NORM.DIST([.B$2]/24;[.B$2]/24;[.C$2]/24;0)" office:value-type="float" office:value="0.993846173326441" calcext:value-type="float">
            <text:p>0,9938461733</text:p>
          </table:table-cell>
          <table:table-cell/>
          <table:table-cell table:formula="of:=COM.MICROSOFT.NORM.DIST([.$B20];[.D$2]/24;[.E$2]/24;0)/COM.MICROSOFT.NORM.DIST([.D$2]/24;[.D$2]/24;[.E$2]/24;0)" office:value-type="float" office:value="0.0000836483472297271" calcext:value-type="float">
            <text:p>8,36483472297271E-05</text:p>
          </table:table-cell>
          <table:table-cell/>
          <table:table-cell table:formula="of:=COM.MICROSOFT.NORM.DIST([.$B20];[.F$2]/24;[.G$2]/24;0)/COM.MICROSOFT.NORM.DIST([.F$2]/24;[.F$2]/24;[.G$2]/24;0)" office:value-type="float" office:value="0.0956344448325385" calcext:value-type="float">
            <text:p>0,0956344448</text:p>
          </table:table-cell>
        </table:table-row>
        <table:table-row table:style-name="ro1">
          <table:table-cell/>
          <table:table-cell table:formula="of:=[.B20]+1/144" office:value-type="time" office:time-value="PT02H20M00S" calcext:value-type="time">
            <text:p>02:20</text:p>
          </table:table-cell>
          <table:table-cell table:formula="of:=COM.MICROSOFT.NORM.DIST([.$B21];[.B$2]/24;[.C$2]/24;0)/COM.MICROSOFT.NORM.DIST([.B$2]/24;[.B$2]/24;[.C$2]/24;0)" office:value-type="float" office:value="0.975610980064846" calcext:value-type="float">
            <text:p>0,9756109801</text:p>
          </table:table-cell>
          <table:table-cell/>
          <table:table-cell table:formula="of:=COM.MICROSOFT.NORM.DIST([.$B21];[.D$2]/24;[.E$2]/24;0)/COM.MICROSOFT.NORM.DIST([.D$2]/24;[.D$2]/24;[.E$2]/24;0)" office:value-type="float" office:value="0.0000186644691135204" calcext:value-type="float">
            <text:p>1,86644691135204E-05</text:p>
          </table:table-cell>
          <table:table-cell/>
          <table:table-cell table:formula="of:=COM.MICROSOFT.NORM.DIST([.$B21];[.F$2]/24;[.G$2]/24;0)/COM.MICROSOFT.NORM.DIST([.F$2]/24;[.F$2]/24;[.G$2]/24;0)" office:value-type="float" office:value="0.0657285286165303" calcext:value-type="float">
            <text:p>0,0657285286</text:p>
          </table:table-cell>
        </table:table-row>
        <table:table-row table:style-name="ro1">
          <table:table-cell/>
          <table:table-cell table:formula="of:=[.B21]+1/144" office:value-type="time" office:time-value="PT02H30M00S" calcext:value-type="time">
            <text:p>02:30</text:p>
          </table:table-cell>
          <table:table-cell table:formula="of:=COM.MICROSOFT.NORM.DIST([.$B22];[.B$2]/24;[.C$2]/24;0)/COM.MICROSOFT.NORM.DIST([.B$2]/24;[.B$2]/24;[.C$2]/24;0)" office:value-type="float" office:value="0.945959468906765" calcext:value-type="float">
            <text:p>0,9459594689</text:p>
          </table:table-cell>
          <table:table-cell/>
          <table:table-cell table:formula="of:=COM.MICROSOFT.NORM.DIST([.$B22];[.D$2]/24;[.E$2]/24;0)/COM.MICROSOFT.NORM.DIST([.D$2]/24;[.D$2]/24;[.E$2]/24;0)" office:value-type="float" office:value="0.00000372665317207864" calcext:value-type="float">
            <text:p>3,72665317207864E-06</text:p>
          </table:table-cell>
          <table:table-cell/>
          <table:table-cell table:formula="of:=COM.MICROSOFT.NORM.DIST([.$B22];[.F$2]/24;[.G$2]/24;0)/COM.MICROSOFT.NORM.DIST([.F$2]/24;[.F$2]/24;[.G$2]/24;0)" office:value-type="float" office:value="0.0439369336234073" calcext:value-type="float">
            <text:p>0,0439369336</text:p>
          </table:table-cell>
        </table:table-row>
        <table:table-row table:style-name="ro1">
          <table:table-cell/>
          <table:table-cell table:formula="of:=[.B22]+1/144" office:value-type="time" office:time-value="PT02H40M00S" calcext:value-type="time">
            <text:p>02:40</text:p>
          </table:table-cell>
          <table:table-cell table:formula="of:=COM.MICROSOFT.NORM.DIST([.$B23];[.B$2]/24;[.C$2]/24;0)/COM.MICROSOFT.NORM.DIST([.B$2]/24;[.B$2]/24;[.C$2]/24;0)" office:value-type="float" office:value="0.905955191109509" calcext:value-type="float">
            <text:p>0,9059551911</text:p>
          </table:table-cell>
          <table:table-cell/>
          <table:table-cell table:formula="of:=COM.MICROSOFT.NORM.DIST([.$B23];[.D$2]/24;[.E$2]/24;0)/COM.MICROSOFT.NORM.DIST([.D$2]/24;[.D$2]/24;[.E$2]/24;0)" office:value-type="float" office:value="0.000000665836146985722" calcext:value-type="float">
            <text:p>6,65836146985722E-07</text:p>
          </table:table-cell>
          <table:table-cell/>
          <table:table-cell table:formula="of:=COM.MICROSOFT.NORM.DIST([.$B23];[.F$2]/24;[.G$2]/24;0)/COM.MICROSOFT.NORM.DIST([.F$2]/24;[.F$2]/24;[.G$2]/24;0)" office:value-type="float" office:value="0.0285655007845503" calcext:value-type="float">
            <text:p>0,0285655008</text:p>
          </table:table-cell>
        </table:table-row>
        <table:table-row table:style-name="ro1">
          <table:table-cell/>
          <table:table-cell table:formula="of:=[.B23]+1/144" office:value-type="time" office:time-value="PT02H50M00S" calcext:value-type="time">
            <text:p>02:50</text:p>
          </table:table-cell>
          <table:table-cell table:formula="of:=COM.MICROSOFT.NORM.DIST([.$B24];[.B$2]/24;[.C$2]/24;0)/COM.MICROSOFT.NORM.DIST([.B$2]/24;[.B$2]/24;[.C$2]/24;0)" office:value-type="float" office:value="0.856996891435279" calcext:value-type="float">
            <text:p>0,8569968914</text:p>
          </table:table-cell>
          <table:table-cell/>
          <table:table-cell table:formula="of:=COM.MICROSOFT.NORM.DIST([.$B24];[.D$2]/24;[.E$2]/24;0)/COM.MICROSOFT.NORM.DIST([.D$2]/24;[.D$2]/24;[.E$2]/24;0)" office:value-type="float" office:value="0.000000106453714110759" calcext:value-type="float">
            <text:p>1,06453714110759E-07</text:p>
          </table:table-cell>
          <table:table-cell/>
          <table:table-cell table:formula="of:=COM.MICROSOFT.NORM.DIST([.$B24];[.F$2]/24;[.G$2]/24;0)/COM.MICROSOFT.NORM.DIST([.F$2]/24;[.F$2]/24;[.G$2]/24;0)" office:value-type="float" office:value="0.0180630134197812" calcext:value-type="float">
            <text:p>0,0180630134</text:p>
          </table:table-cell>
        </table:table-row>
        <table:table-row table:style-name="ro1">
          <table:table-cell/>
          <table:table-cell table:formula="of:=[.B24]+1/144" office:value-type="time" office:time-value="PT03H00M00S" calcext:value-type="time">
            <text:p>03:00</text:p>
          </table:table-cell>
          <table:table-cell table:formula="of:=COM.MICROSOFT.NORM.DIST([.$B25];[.B$2]/24;[.C$2]/24;0)/COM.MICROSOFT.NORM.DIST([.B$2]/24;[.B$2]/24;[.C$2]/24;0)" office:value-type="float" office:value="0.800737402916808" calcext:value-type="float">
            <text:p>0,8007374029</text:p>
          </table:table-cell>
          <table:table-cell/>
          <table:table-cell table:formula="of:=COM.MICROSOFT.NORM.DIST([.$B25];[.D$2]/24;[.E$2]/24;0)/COM.MICROSOFT.NORM.DIST([.D$2]/24;[.D$2]/24;[.E$2]/24;0)" office:value-type="float" office:value="0.0000000152299797447125" calcext:value-type="float">
            <text:p>1,52299797447125E-08</text:p>
          </table:table-cell>
          <table:table-cell/>
          <table:table-cell table:formula="of:=COM.MICROSOFT.NORM.DIST([.$B25];[.F$2]/24;[.G$2]/24;0)/COM.MICROSOFT.NORM.DIST([.F$2]/24;[.F$2]/24;[.G$2]/24;0)" office:value-type="float" office:value="0.0111089965382423" calcext:value-type="float">
            <text:p>0,0111089965</text:p>
          </table:table-cell>
        </table:table-row>
        <table:table-row table:style-name="ro1">
          <table:table-cell/>
          <table:table-cell table:formula="of:=[.B25]+1/144" office:value-type="time" office:time-value="PT03H10M00S" calcext:value-type="time">
            <text:p>03:10</text:p>
          </table:table-cell>
          <table:table-cell table:formula="of:=COM.MICROSOFT.NORM.DIST([.$B26];[.B$2]/24;[.C$2]/24;0)/COM.MICROSOFT.NORM.DIST([.B$2]/24;[.B$2]/24;[.C$2]/24;0)" office:value-type="float" office:value="0.738991296280308" calcext:value-type="float">
            <text:p>0,7389912963</text:p>
          </table:table-cell>
          <table:table-cell/>
          <table:table-cell table:formula="of:=COM.MICROSOFT.NORM.DIST([.$B26];[.D$2]/24;[.E$2]/24;0)/COM.MICROSOFT.NORM.DIST([.D$2]/24;[.D$2]/24;[.E$2]/24;0)" office:value-type="float" office:value="0.00000000194976778601722" calcext:value-type="float">
            <text:p>1,94976778601722E-09</text:p>
          </table:table-cell>
          <table:table-cell/>
          <table:table-cell table:formula="of:=COM.MICROSOFT.NORM.DIST([.$B26];[.F$2]/24;[.G$2]/24;0)/COM.MICROSOFT.NORM.DIST([.F$2]/24;[.F$2]/24;[.G$2]/24;0)" office:value-type="float" office:value="0.00664501128274139" calcext:value-type="float">
            <text:p>0,0066450113</text:p>
          </table:table-cell>
        </table:table-row>
        <table:table-row table:style-name="ro1">
          <table:table-cell/>
          <table:table-cell table:formula="of:=[.B26]+1/144" office:value-type="time" office:time-value="PT03H20M00S" calcext:value-type="time">
            <text:p>03:20</text:p>
          </table:table-cell>
          <table:table-cell table:formula="of:=COM.MICROSOFT.NORM.DIST([.$B27];[.B$2]/24;[.C$2]/24;0)/COM.MICROSOFT.NORM.DIST([.B$2]/24;[.B$2]/24;[.C$2]/24;0)" office:value-type="float" office:value="0.673638455344726" calcext:value-type="float">
            <text:p>0,6736384553</text:p>
          </table:table-cell>
          <table:table-cell/>
          <table:table-cell table:formula="of:=COM.MICROSOFT.NORM.DIST([.$B27];[.D$2]/24;[.E$2]/24;0)/COM.MICROSOFT.NORM.DIST([.D$2]/24;[.D$2]/24;[.E$2]/24;0)" office:value-type="float" office:value="0.000000000223363143620313" calcext:value-type="float">
            <text:p>2,23363143620313E-10</text:p>
          </table:table-cell>
          <table:table-cell/>
          <table:table-cell table:formula="of:=COM.MICROSOFT.NORM.DIST([.$B27];[.F$2]/24;[.G$2]/24;0)/COM.MICROSOFT.NORM.DIST([.F$2]/24;[.F$2]/24;[.G$2]/24;0)" office:value-type="float" office:value="0.00386592013947279" calcext:value-type="float">
            <text:p>0,0038659201</text:p>
          </table:table-cell>
        </table:table-row>
        <table:table-row table:style-name="ro1">
          <table:table-cell/>
          <table:table-cell table:formula="of:=[.B27]+1/144" office:value-type="time" office:time-value="PT03H30M00S" calcext:value-type="time">
            <text:p>03:30</text:p>
          </table:table-cell>
          <table:table-cell table:formula="of:=COM.MICROSOFT.NORM.DIST([.$B28];[.B$2]/24;[.C$2]/24;0)/COM.MICROSOFT.NORM.DIST([.B$2]/24;[.B$2]/24;[.C$2]/24;0)" office:value-type="float" office:value="0.606530659712633" calcext:value-type="float">
            <text:p>0,6065306597</text:p>
          </table:table-cell>
          <table:table-cell/>
          <table:table-cell table:formula="of:=COM.MICROSOFT.NORM.DIST([.$B28];[.D$2]/24;[.E$2]/24;0)/COM.MICROSOFT.NORM.DIST([.D$2]/24;[.D$2]/24;[.E$2]/24;0)" office:value-type="float" office:value="0.0000000000228973484564552" calcext:value-type="float">
            <text:p>2,28973484564552E-11</text:p>
          </table:table-cell>
          <table:table-cell/>
          <table:table-cell table:formula="of:=COM.MICROSOFT.NORM.DIST([.$B28];[.F$2]/24;[.G$2]/24;0)/COM.MICROSOFT.NORM.DIST([.F$2]/24;[.F$2]/24;[.G$2]/24;0)" office:value-type="float" office:value="0.00218749111818288" calcext:value-type="float">
            <text:p>0,0021874911</text:p>
          </table:table-cell>
        </table:table-row>
        <table:table-row table:style-name="ro1">
          <table:table-cell/>
          <table:table-cell table:formula="of:=[.B28]+1/144" office:value-type="time" office:time-value="PT03H40M00S" calcext:value-type="time">
            <text:p>03:40</text:p>
          </table:table-cell>
          <table:table-cell table:formula="of:=COM.MICROSOFT.NORM.DIST([.$B29];[.B$2]/24;[.C$2]/24;0)/COM.MICROSOFT.NORM.DIST([.B$2]/24;[.B$2]/24;[.C$2]/24;0)" office:value-type="float" office:value="0.539407507237626" calcext:value-type="float">
            <text:p>0,5394075072</text:p>
          </table:table-cell>
          <table:table-cell/>
          <table:table-cell table:formula="of:=COM.MICROSOFT.NORM.DIST([.$B29];[.D$2]/24;[.E$2]/24;0)/COM.MICROSOFT.NORM.DIST([.D$2]/24;[.D$2]/24;[.E$2]/24;0)" office:value-type="float" office:value="0.00000000000210040929273222" calcext:value-type="float">
            <text:p>2,10040929273222E-12</text:p>
          </table:table-cell>
          <table:table-cell/>
          <table:table-cell table:formula="of:=COM.MICROSOFT.NORM.DIST([.$B29];[.F$2]/24;[.G$2]/24;0)/COM.MICROSOFT.NORM.DIST([.F$2]/24;[.F$2]/24;[.G$2]/24;0)" office:value-type="float" office:value="0.0012038599948282" calcext:value-type="float">
            <text:p>0,00120386</text:p>
          </table:table-cell>
        </table:table-row>
        <table:table-row table:style-name="ro1">
          <table:table-cell/>
          <table:table-cell table:formula="of:=[.B29]+1/144" office:value-type="time" office:time-value="PT03H50M00S" calcext:value-type="time">
            <text:p>03:50</text:p>
          </table:table-cell>
          <table:table-cell table:formula="of:=COM.MICROSOFT.NORM.DIST([.$B30];[.B$2]/24;[.C$2]/24;0)/COM.MICROSOFT.NORM.DIST([.B$2]/24;[.B$2]/24;[.C$2]/24;0)" office:value-type="float" office:value="0.473826726395364" calcext:value-type="float">
            <text:p>0,4738267264</text:p>
          </table:table-cell>
          <table:table-cell/>
          <table:table-cell table:formula="of:=COM.MICROSOFT.NORM.DIST([.$B30];[.D$2]/24;[.E$2]/24;0)/COM.MICROSOFT.NORM.DIST([.D$2]/24;[.D$2]/24;[.E$2]/24;0)" office:value-type="float" office:value="0.000000000000172412093903549" calcext:value-type="float">
            <text:p>1,72412093903549E-13</text:p>
          </table:table-cell>
          <table:table-cell/>
          <table:table-cell table:formula="of:=COM.MICROSOFT.NORM.DIST([.$B30];[.F$2]/24;[.G$2]/24;0)/COM.MICROSOFT.NORM.DIST([.F$2]/24;[.F$2]/24;[.G$2]/24;0)" office:value-type="float" office:value="0.000644379820568606" calcext:value-type="float">
            <text:p>0,0006443798</text:p>
          </table:table-cell>
        </table:table-row>
        <table:table-row table:style-name="ro1">
          <table:table-cell/>
          <table:table-cell table:formula="of:=[.B30]+1/144" office:value-type="time" office:time-value="PT04H00M00S" calcext:value-type="time">
            <text:p>04:00</text:p>
          </table:table-cell>
          <table:table-cell table:formula="of:=COM.MICROSOFT.NORM.DIST([.$B31];[.B$2]/24;[.C$2]/24;0)/COM.MICROSOFT.NORM.DIST([.B$2]/24;[.B$2]/24;[.C$2]/24;0)" office:value-type="float" office:value="0.411112290507187" calcext:value-type="float">
            <text:p>0,4111122905</text:p>
          </table:table-cell>
          <table:table-cell/>
          <table:table-cell table:formula="of:=COM.MICROSOFT.NORM.DIST([.$B31];[.D$2]/24;[.E$2]/24;0)/COM.MICROSOFT.NORM.DIST([.D$2]/24;[.D$2]/24;[.E$2]/24;0)" office:value-type="float" office:value="0.0000000000000126641655490938" calcext:value-type="float">
            <text:p>1,26641655490938E-14</text:p>
          </table:table-cell>
          <table:table-cell/>
          <table:table-cell table:formula="of:=COM.MICROSOFT.NORM.DIST([.$B31];[.F$2]/24;[.G$2]/24;0)/COM.MICROSOFT.NORM.DIST([.F$2]/24;[.F$2]/24;[.G$2]/24;0)" office:value-type="float" office:value="0.000335462627902509" calcext:value-type="float">
            <text:p>0,0003354626</text:p>
          </table:table-cell>
        </table:table-row>
        <table:table-row table:style-name="ro1">
          <table:table-cell/>
          <table:table-cell table:formula="of:=[.B31]+1/144" office:value-type="time" office:time-value="PT04H10M00S" calcext:value-type="time">
            <text:p>04:10</text:p>
          </table:table-cell>
          <table:table-cell table:formula="of:=COM.MICROSOFT.NORM.DIST([.$B32];[.B$2]/24;[.C$2]/24;0)/COM.MICROSOFT.NORM.DIST([.B$2]/24;[.B$2]/24;[.C$2]/24;0)" office:value-type="float" office:value="0.352321954995496" calcext:value-type="float">
            <text:p>0,352321955</text:p>
          </table:table-cell>
          <table:table-cell/>
          <table:table-cell table:formula="of:=COM.MICROSOFT.NORM.DIST([.$B32];[.D$2]/24;[.E$2]/24;0)/COM.MICROSOFT.NORM.DIST([.D$2]/24;[.D$2]/24;[.E$2]/24;0)" office:value-type="float" office:value="8.32396967698099E-016" calcext:value-type="float">
            <text:p>8,32396967698099E-16</text:p>
          </table:table-cell>
          <table:table-cell/>
          <table:table-cell table:formula="of:=COM.MICROSOFT.NORM.DIST([.$B32];[.F$2]/24;[.G$2]/24;0)/COM.MICROSOFT.NORM.DIST([.F$2]/24;[.F$2]/24;[.G$2]/24;0)" office:value-type="float" office:value="0.00016985667656141" calcext:value-type="float">
            <text:p>0,0001698567</text:p>
          </table:table-cell>
        </table:table-row>
        <table:table-row table:style-name="ro1">
          <table:table-cell/>
          <table:table-cell table:formula="of:=[.B32]+1/144" office:value-type="time" office:time-value="PT04H20M00S" calcext:value-type="time">
            <text:p>04:20</text:p>
          </table:table-cell>
          <table:table-cell table:formula="of:=COM.MICROSOFT.NORM.DIST([.$B33];[.B$2]/24;[.C$2]/24;0)/COM.MICROSOFT.NORM.DIST([.B$2]/24;[.B$2]/24;[.C$2]/24;0)" office:value-type="float" office:value="0.298234096181421" calcext:value-type="float">
            <text:p>0,2982340962</text:p>
          </table:table-cell>
          <table:table-cell/>
          <table:table-cell table:formula="of:=COM.MICROSOFT.NORM.DIST([.$B33];[.D$2]/24;[.E$2]/24;0)/COM.MICROSOFT.NORM.DIST([.D$2]/24;[.D$2]/24;[.E$2]/24;0)" office:value-type="float" office:value="4.89586526458598E-017" calcext:value-type="float">
            <text:p>4,89586526458598E-17</text:p>
          </table:table-cell>
          <table:table-cell/>
          <table:table-cell table:formula="of:=COM.MICROSOFT.NORM.DIST([.$B33];[.F$2]/24;[.G$2]/24;0)/COM.MICROSOFT.NORM.DIST([.F$2]/24;[.F$2]/24;[.G$2]/24;0)" office:value-type="float" office:value="0.0000836483472297271" calcext:value-type="float">
            <text:p>8,36483472297271E-05</text:p>
          </table:table-cell>
        </table:table-row>
        <table:table-row table:style-name="ro1">
          <table:table-cell/>
          <table:table-cell table:formula="of:=[.B33]+1/144" office:value-type="time" office:time-value="PT04H30M00S" calcext:value-type="time">
            <text:p>04:30</text:p>
          </table:table-cell>
          <table:table-cell table:formula="of:=COM.MICROSOFT.NORM.DIST([.$B34];[.B$2]/24;[.C$2]/24;0)/COM.MICROSOFT.NORM.DIST([.B$2]/24;[.B$2]/24;[.C$2]/24;0)" office:value-type="float" office:value="0.249352208777296" calcext:value-type="float">
            <text:p>0,2493522088</text:p>
          </table:table-cell>
          <table:table-cell/>
          <table:table-cell table:formula="of:=COM.MICROSOFT.NORM.DIST([.$B34];[.D$2]/24;[.E$2]/24;0)/COM.MICROSOFT.NORM.DIST([.D$2]/24;[.D$2]/24;[.E$2]/24;0)" office:value-type="float" office:value="2.57675710915489E-018" calcext:value-type="float">
            <text:p>2,57675710915489E-18</text:p>
          </table:table-cell>
          <table:table-cell/>
          <table:table-cell table:formula="of:=COM.MICROSOFT.NORM.DIST([.$B34];[.F$2]/24;[.G$2]/24;0)/COM.MICROSOFT.NORM.DIST([.F$2]/24;[.F$2]/24;[.G$2]/24;0)" office:value-type="float" office:value="0.0000400652973929507" calcext:value-type="float">
            <text:p>4,00652973929507E-05</text:p>
          </table:table-cell>
        </table:table-row>
        <table:table-row table:style-name="ro1">
          <table:table-cell/>
          <table:table-cell table:formula="of:=[.B34]+1/144" office:value-type="time" office:time-value="PT04H40M00S" calcext:value-type="time">
            <text:p>04:40</text:p>
          </table:table-cell>
          <table:table-cell table:formula="of:=COM.MICROSOFT.NORM.DIST([.$B35];[.B$2]/24;[.C$2]/24;0)/COM.MICROSOFT.NORM.DIST([.B$2]/24;[.B$2]/24;[.C$2]/24;0)" office:value-type="float" office:value="0.205924246434198" calcext:value-type="float">
            <text:p>0,2059242464</text:p>
          </table:table-cell>
          <table:table-cell/>
          <table:table-cell table:formula="of:=COM.MICROSOFT.NORM.DIST([.$B35];[.D$2]/24;[.E$2]/24;0)/COM.MICROSOFT.NORM.DIST([.D$2]/24;[.D$2]/24;[.E$2]/24;0)" office:value-type="float" office:value="1.21356366812575E-019" calcext:value-type="float">
            <text:p>1,21356366812575E-19</text:p>
          </table:table-cell>
          <table:table-cell/>
          <table:table-cell table:formula="of:=COM.MICROSOFT.NORM.DIST([.$B35];[.F$2]/24;[.G$2]/24;0)/COM.MICROSOFT.NORM.DIST([.F$2]/24;[.F$2]/24;[.G$2]/24;0)" office:value-type="float" office:value="0.0000186644691135204" calcext:value-type="float">
            <text:p>1,86644691135204E-05</text:p>
          </table:table-cell>
        </table:table-row>
        <table:table-row table:style-name="ro1">
          <table:table-cell/>
          <table:table-cell table:formula="of:=[.B35]+1/144" office:value-type="time" office:time-value="PT04H50M00S" calcext:value-type="time">
            <text:p>04:50</text:p>
          </table:table-cell>
          <table:table-cell table:formula="of:=COM.MICROSOFT.NORM.DIST([.$B36];[.B$2]/24;[.C$2]/24;0)/COM.MICROSOFT.NORM.DIST([.B$2]/24;[.B$2]/24;[.C$2]/24;0)" office:value-type="float" office:value="0.167973236757533" calcext:value-type="float">
            <text:p>0,1679732368</text:p>
          </table:table-cell>
          <table:table-cell/>
          <table:table-cell table:formula="of:=COM.MICROSOFT.NORM.DIST([.$B36];[.D$2]/24;[.E$2]/24;0)/COM.MICROSOFT.NORM.DIST([.D$2]/24;[.D$2]/24;[.E$2]/24;0)" office:value-type="float" office:value="5.11442373180357E-021" calcext:value-type="float">
            <text:p>5,11442373180357E-21</text:p>
          </table:table-cell>
          <table:table-cell/>
          <table:table-cell table:formula="of:=COM.MICROSOFT.NORM.DIST([.$B36];[.F$2]/24;[.G$2]/24;0)/COM.MICROSOFT.NORM.DIST([.F$2]/24;[.F$2]/24;[.G$2]/24;0)" office:value-type="float" office:value="0.00000845666596870105" calcext:value-type="float">
            <text:p>8,45666596870105E-06</text:p>
          </table:table-cell>
        </table:table-row>
        <table:table-row table:style-name="ro1">
          <table:table-cell/>
          <table:table-cell table:formula="of:=[.B36]+1/144" office:value-type="time" office:time-value="PT05H00M00S" calcext:value-type="time">
            <text:p>05:00</text:p>
          </table:table-cell>
          <table:table-cell table:formula="of:=COM.MICROSOFT.NORM.DIST([.$B37];[.B$2]/24;[.C$2]/24;0)/COM.MICROSOFT.NORM.DIST([.B$2]/24;[.B$2]/24;[.C$2]/24;0)" office:value-type="float" office:value="0.135335283236612" calcext:value-type="float">
            <text:p>0,1353352832</text:p>
          </table:table-cell>
          <table:table-cell/>
          <table:table-cell table:formula="of:=COM.MICROSOFT.NORM.DIST([.$B37];[.D$2]/24;[.E$2]/24;0)/COM.MICROSOFT.NORM.DIST([.D$2]/24;[.D$2]/24;[.E$2]/24;0)" office:value-type="float" office:value="1.92874984796385E-022" calcext:value-type="float">
            <text:p>1,92874984796385E-22</text:p>
          </table:table-cell>
          <table:table-cell/>
          <table:table-cell table:formula="of:=COM.MICROSOFT.NORM.DIST([.$B37];[.F$2]/24;[.G$2]/24;0)/COM.MICROSOFT.NORM.DIST([.F$2]/24;[.F$2]/24;[.G$2]/24;0)" office:value-type="float" office:value="0.00000372665317207864" calcext:value-type="float">
            <text:p>3,72665317207864E-06</text:p>
          </table:table-cell>
        </table:table-row>
        <table:table-row table:style-name="ro1">
          <table:table-cell/>
          <table:table-cell table:formula="of:=[.B37]+1/144" office:value-type="time" office:time-value="PT05H10M00S" calcext:value-type="time">
            <text:p>05:10</text:p>
          </table:table-cell>
          <table:table-cell table:formula="of:=COM.MICROSOFT.NORM.DIST([.$B38];[.B$2]/24;[.C$2]/24;0)/COM.MICROSOFT.NORM.DIST([.B$2]/24;[.B$2]/24;[.C$2]/24;0)" office:value-type="float" office:value="0.107701145190032" calcext:value-type="float">
            <text:p>0,1077011452</text:p>
          </table:table-cell>
          <table:table-cell/>
          <table:table-cell table:formula="of:=COM.MICROSOFT.NORM.DIST([.$B38];[.D$2]/24;[.E$2]/24;0)/COM.MICROSOFT.NORM.DIST([.D$2]/24;[.D$2]/24;[.E$2]/24;0)" office:value-type="float" office:value="6.50878851546763E-024" calcext:value-type="float">
            <text:p>6,50878851546763E-24</text:p>
          </table:table-cell>
          <table:table-cell/>
          <table:table-cell table:formula="of:=COM.MICROSOFT.NORM.DIST([.$B38];[.F$2]/24;[.G$2]/24;0)/COM.MICROSOFT.NORM.DIST([.F$2]/24;[.F$2]/24;[.G$2]/24;0)" office:value-type="float" office:value="0.0000015972578828343" calcext:value-type="float">
            <text:p>1,5972578828343E-06</text:p>
          </table:table-cell>
        </table:table-row>
        <table:table-row table:style-name="ro1">
          <table:table-cell/>
          <table:table-cell table:formula="of:=[.B38]+1/144" office:value-type="time" office:time-value="PT05H20M00S" calcext:value-type="time">
            <text:p>05:20</text:p>
          </table:table-cell>
          <table:table-cell table:formula="of:=COM.MICROSOFT.NORM.DIST([.$B39];[.B$2]/24;[.C$2]/24;0)/COM.MICROSOFT.NORM.DIST([.B$2]/24;[.B$2]/24;[.C$2]/24;0)" office:value-type="float" office:value="0.0846579886225298" calcext:value-type="float">
            <text:p>0,0846579886</text:p>
          </table:table-cell>
          <table:table-cell/>
          <table:table-cell table:formula="of:=COM.MICROSOFT.NORM.DIST([.$B39];[.D$2]/24;[.E$2]/24;0)/COM.MICROSOFT.NORM.DIST([.D$2]/24;[.D$2]/24;[.E$2]/24;0)" office:value-type="float" office:value="1.96548382416356E-025" calcext:value-type="float">
            <text:p>1,96548382416356E-25</text:p>
          </table:table-cell>
          <table:table-cell/>
          <table:table-cell table:formula="of:=COM.MICROSOFT.NORM.DIST([.$B39];[.F$2]/24;[.G$2]/24;0)/COM.MICROSOFT.NORM.DIST([.F$2]/24;[.F$2]/24;[.G$2]/24;0)" office:value-type="float" office:value="0.000000665836146985722" calcext:value-type="float">
            <text:p>6,65836146985722E-07</text:p>
          </table:table-cell>
        </table:table-row>
        <table:table-row table:style-name="ro1">
          <table:table-cell/>
          <table:table-cell table:formula="of:=[.B39]+1/144" office:value-type="time" office:time-value="PT05H30M00S" calcext:value-type="time">
            <text:p>05:30</text:p>
          </table:table-cell>
          <table:table-cell table:formula="of:=COM.MICROSOFT.NORM.DIST([.$B40];[.B$2]/24;[.C$2]/24;0)/COM.MICROSOFT.NORM.DIST([.B$2]/24;[.B$2]/24;[.C$2]/24;0)" office:value-type="float" office:value="0.0657285286165302" calcext:value-type="float">
            <text:p>0,0657285286</text:p>
          </table:table-cell>
          <table:table-cell/>
          <table:table-cell table:formula="of:=COM.MICROSOFT.NORM.DIST([.$B40];[.D$2]/24;[.E$2]/24;0)/COM.MICROSOFT.NORM.DIST([.D$2]/24;[.D$2]/24;[.E$2]/24;0)" office:value-type="float" office:value="5.31109224967887E-027" calcext:value-type="float">
            <text:p>5,31109224967887E-27</text:p>
          </table:table-cell>
          <table:table-cell/>
          <table:table-cell table:formula="of:=COM.MICROSOFT.NORM.DIST([.$B40];[.F$2]/24;[.G$2]/24;0)/COM.MICROSOFT.NORM.DIST([.F$2]/24;[.F$2]/24;[.G$2]/24;0)" office:value-type="float" office:value="0.000000269957850336299" calcext:value-type="float">
            <text:p>0,00000027</text:p>
          </table:table-cell>
        </table:table-row>
        <table:table-row table:style-name="ro1">
          <table:table-cell/>
          <table:table-cell table:formula="of:=[.B40]+1/144" office:value-type="time" office:time-value="PT05H40M00S" calcext:value-type="time">
            <text:p>05:40</text:p>
          </table:table-cell>
          <table:table-cell table:formula="of:=COM.MICROSOFT.NORM.DIST([.$B41];[.B$2]/24;[.C$2]/24;0)/COM.MICROSOFT.NORM.DIST([.B$2]/24;[.B$2]/24;[.C$2]/24;0)" office:value-type="float" office:value="0.0504055333627535" calcext:value-type="float">
            <text:p>0,0504055334</text:p>
          </table:table-cell>
          <table:table-cell/>
          <table:table-cell table:formula="of:=COM.MICROSOFT.NORM.DIST([.$B41];[.D$2]/24;[.E$2]/24;0)/COM.MICROSOFT.NORM.DIST([.D$2]/24;[.D$2]/24;[.E$2]/24;0)" office:value-type="float" office:value="1.28423136726755E-028" calcext:value-type="float">
            <text:p>1,28423136726755E-28</text:p>
          </table:table-cell>
          <table:table-cell/>
          <table:table-cell table:formula="of:=COM.MICROSOFT.NORM.DIST([.$B41];[.F$2]/24;[.G$2]/24;0)/COM.MICROSOFT.NORM.DIST([.F$2]/24;[.F$2]/24;[.G$2]/24;0)" office:value-type="float" office:value="0.000000106453714110759" calcext:value-type="float">
            <text:p>1,06453714110759E-07</text:p>
          </table:table-cell>
        </table:table-row>
        <table:table-row table:style-name="ro1">
          <table:table-cell/>
          <table:table-cell table:formula="of:=[.B41]+1/144" office:value-type="time" office:time-value="PT05H50M00S" calcext:value-type="time">
            <text:p>05:50</text:p>
          </table:table-cell>
          <table:table-cell table:formula="of:=COM.MICROSOFT.NORM.DIST([.$B42];[.B$2]/24;[.C$2]/24;0)/COM.MICROSOFT.NORM.DIST([.B$2]/24;[.B$2]/24;[.C$2]/24;0)" office:value-type="float" office:value="0.0381804338005356" calcext:value-type="float">
            <text:p>0,0381804338</text:p>
          </table:table-cell>
          <table:table-cell/>
          <table:table-cell table:formula="of:=COM.MICROSOFT.NORM.DIST([.$B42];[.D$2]/24;[.E$2]/24;0)/COM.MICROSOFT.NORM.DIST([.D$2]/24;[.D$2]/24;[.E$2]/24;0)" office:value-type="float" office:value="2.77873901831691E-030" calcext:value-type="float">
            <text:p>2,77873901831691E-30</text:p>
          </table:table-cell>
          <table:table-cell/>
          <table:table-cell table:formula="of:=COM.MICROSOFT.NORM.DIST([.$B42];[.F$2]/24;[.G$2]/24;0)/COM.MICROSOFT.NORM.DIST([.F$2]/24;[.F$2]/24;[.G$2]/24;0)" office:value-type="float" office:value="0.0000000408283604114245" calcext:value-type="float">
            <text:p>4,08283604114245E-08</text:p>
          </table:table-cell>
        </table:table-row>
        <table:table-row table:style-name="ro1">
          <table:table-cell/>
          <table:table-cell table:formula="of:=[.B42]+1/144" office:value-type="time" office:time-value="PT06H00M00S" calcext:value-type="time">
            <text:p>06:00</text:p>
          </table:table-cell>
          <table:table-cell table:formula="of:=COM.MICROSOFT.NORM.DIST([.$B43];[.B$2]/24;[.C$2]/24;0)/COM.MICROSOFT.NORM.DIST([.B$2]/24;[.B$2]/24;[.C$2]/24;0)" office:value-type="float" office:value="0.0285655007845503" calcext:value-type="float">
            <text:p>0,0285655008</text:p>
          </table:table-cell>
          <table:table-cell/>
          <table:table-cell table:formula="of:=COM.MICROSOFT.NORM.DIST([.$B43];[.D$2]/24;[.E$2]/24;0)/COM.MICROSOFT.NORM.DIST([.D$2]/24;[.D$2]/24;[.E$2]/24;0)" office:value-type="float" office:value="5.38018616002091E-032" calcext:value-type="float">
            <text:p>5,38018616002091E-32</text:p>
          </table:table-cell>
          <table:table-cell/>
          <table:table-cell table:formula="of:=COM.MICROSOFT.NORM.DIST([.$B43];[.F$2]/24;[.G$2]/24;0)/COM.MICROSOFT.NORM.DIST([.F$2]/24;[.F$2]/24;[.G$2]/24;0)" office:value-type="float" office:value="0.0000000152299797447125" calcext:value-type="float">
            <text:p>1,52299797447125E-08</text:p>
          </table:table-cell>
        </table:table-row>
        <table:table-row table:style-name="ro1">
          <table:table-cell/>
          <table:table-cell table:formula="of:=[.B43]+1/144" office:value-type="time" office:time-value="PT06H10M00S" calcext:value-type="time">
            <text:p>06:10</text:p>
          </table:table-cell>
          <table:table-cell table:formula="of:=COM.MICROSOFT.NORM.DIST([.$B44];[.B$2]/24;[.C$2]/24;0)/COM.MICROSOFT.NORM.DIST([.B$2]/24;[.B$2]/24;[.C$2]/24;0)" office:value-type="float" office:value="0.021109656453671" calcext:value-type="float">
            <text:p>0,0211096565</text:p>
          </table:table-cell>
          <table:table-cell/>
          <table:table-cell table:formula="of:=COM.MICROSOFT.NORM.DIST([.$B44];[.D$2]/24;[.E$2]/24;0)/COM.MICROSOFT.NORM.DIST([.D$2]/24;[.D$2]/24;[.E$2]/24;0)" office:value-type="float" office:value="9.32163093339864E-034" calcext:value-type="float">
            <text:p>9,32163093339864E-34</text:p>
          </table:table-cell>
          <table:table-cell/>
          <table:table-cell table:formula="of:=COM.MICROSOFT.NORM.DIST([.$B44];[.F$2]/24;[.G$2]/24;0)/COM.MICROSOFT.NORM.DIST([.F$2]/24;[.F$2]/24;[.G$2]/24;0)" office:value-type="float" office:value="0.00000000552551772036667" calcext:value-type="float">
            <text:p>5,52551772036667E-09</text:p>
          </table:table-cell>
        </table:table-row>
        <table:table-row table:style-name="ro1">
          <table:table-cell/>
          <table:table-cell table:formula="of:=[.B44]+1/144" office:value-type="time" office:time-value="PT06H20M00S" calcext:value-type="time">
            <text:p>06:20</text:p>
          </table:table-cell>
          <table:table-cell table:formula="of:=COM.MICROSOFT.NORM.DIST([.$B45];[.B$2]/24;[.C$2]/24;0)/COM.MICROSOFT.NORM.DIST([.B$2]/24;[.B$2]/24;[.C$2]/24;0)" office:value-type="float" office:value="0.0154084455711888" calcext:value-type="float">
            <text:p>0,0154084456</text:p>
          </table:table-cell>
          <table:table-cell/>
          <table:table-cell table:formula="of:=COM.MICROSOFT.NORM.DIST([.$B45];[.D$2]/24;[.E$2]/24;0)/COM.MICROSOFT.NORM.DIST([.D$2]/24;[.D$2]/24;[.E$2]/24;0)" office:value-type="float" office:value="1.4452120129541E-035" calcext:value-type="float">
            <text:p>1,4452120129541E-35</text:p>
          </table:table-cell>
          <table:table-cell/>
          <table:table-cell table:formula="of:=COM.MICROSOFT.NORM.DIST([.$B45];[.F$2]/24;[.G$2]/24;0)/COM.MICROSOFT.NORM.DIST([.F$2]/24;[.F$2]/24;[.G$2]/24;0)" office:value-type="float" office:value="0.00000000194976778601722" calcext:value-type="float">
            <text:p>1,94976778601722E-09</text:p>
          </table:table-cell>
        </table:table-row>
        <table:table-row table:style-name="ro1">
          <table:table-cell/>
          <table:table-cell table:formula="of:=[.B45]+1/144" office:value-type="time" office:time-value="PT06H30M00S" calcext:value-type="time">
            <text:p>06:30</text:p>
          </table:table-cell>
          <table:table-cell table:formula="of:=COM.MICROSOFT.NORM.DIST([.$B46];[.B$2]/24;[.C$2]/24;0)/COM.MICROSOFT.NORM.DIST([.B$2]/24;[.B$2]/24;[.C$2]/24;0)" office:value-type="float" office:value="0.0111089965382423" calcext:value-type="float">
            <text:p>0,0111089965</text:p>
          </table:table-cell>
          <table:table-cell/>
          <table:table-cell table:formula="of:=COM.MICROSOFT.NORM.DIST([.$B46];[.D$2]/24;[.E$2]/24;0)/COM.MICROSOFT.NORM.DIST([.D$2]/24;[.D$2]/24;[.E$2]/24;0)" office:value-type="float" office:value="2.00500878196165E-037" calcext:value-type="float">
            <text:p>2,00500878196165E-37</text:p>
          </table:table-cell>
          <table:table-cell/>
          <table:table-cell table:formula="of:=COM.MICROSOFT.NORM.DIST([.$B46];[.F$2]/24;[.G$2]/24;0)/COM.MICROSOFT.NORM.DIST([.F$2]/24;[.F$2]/24;[.G$2]/24;0)" office:value-type="float" office:value="0.000000000669158609129278" calcext:value-type="float">
            <text:p>6,69158609129278E-10</text:p>
          </table:table-cell>
        </table:table-row>
        <table:table-row table:style-name="ro1">
          <table:table-cell/>
          <table:table-cell table:formula="of:=[.B46]+1/144" office:value-type="time" office:time-value="PT06H40M00S" calcext:value-type="time">
            <text:p>06:40</text:p>
          </table:table-cell>
          <table:table-cell table:formula="of:=COM.MICROSOFT.NORM.DIST([.$B47];[.B$2]/24;[.C$2]/24;0)/COM.MICROSOFT.NORM.DIST([.B$2]/24;[.B$2]/24;[.C$2]/24;0)" office:value-type="float" office:value="0.00791095973393026" calcext:value-type="float">
            <text:p>0,0079109597</text:p>
          </table:table-cell>
          <table:table-cell/>
          <table:table-cell table:formula="of:=COM.MICROSOFT.NORM.DIST([.$B47];[.D$2]/24;[.E$2]/24;0)/COM.MICROSOFT.NORM.DIST([.D$2]/24;[.D$2]/24;[.E$2]/24;0)" office:value-type="float" office:value="2.48912125332758E-039" calcext:value-type="float">
            <text:p>2,48912125332758E-39</text:p>
          </table:table-cell>
          <table:table-cell/>
          <table:table-cell table:formula="of:=COM.MICROSOFT.NORM.DIST([.$B47];[.F$2]/24;[.G$2]/24;0)/COM.MICROSOFT.NORM.DIST([.F$2]/24;[.F$2]/24;[.G$2]/24;0)" office:value-type="float" office:value="0.000000000223363143620317" calcext:value-type="float">
            <text:p>2,23363143620317E-10</text:p>
          </table:table-cell>
        </table:table-row>
        <table:table-row table:style-name="ro1">
          <table:table-cell/>
          <table:table-cell table:formula="of:=[.B47]+1/144" office:value-type="time" office:time-value="PT06H50M00S" calcext:value-type="time">
            <text:p>06:50</text:p>
          </table:table-cell>
          <table:table-cell table:formula="of:=COM.MICROSOFT.NORM.DIST([.$B48];[.B$2]/24;[.C$2]/24;0)/COM.MICROSOFT.NORM.DIST([.B$2]/24;[.B$2]/24;[.C$2]/24;0)" office:value-type="float" office:value="0.00556444502779389" calcext:value-type="float">
            <text:p>0,005564445</text:p>
          </table:table-cell>
          <table:table-cell/>
          <table:table-cell table:formula="of:=COM.MICROSOFT.NORM.DIST([.$B48];[.D$2]/24;[.E$2]/24;0)/COM.MICROSOFT.NORM.DIST([.D$2]/24;[.D$2]/24;[.E$2]/24;0)" office:value-type="float" office:value="2.76516393864819E-041" calcext:value-type="float">
            <text:p>2,76516393864819E-41</text:p>
          </table:table-cell>
          <table:table-cell/>
          <table:table-cell table:formula="of:=COM.MICROSOFT.NORM.DIST([.$B48];[.F$2]/24;[.G$2]/24;0)/COM.MICROSOFT.NORM.DIST([.F$2]/24;[.F$2]/24;[.G$2]/24;0)" office:value-type="float" office:value="0.0000000000725153956932537" calcext:value-type="float">
            <text:p>7,25153956932537E-11</text:p>
          </table:table-cell>
        </table:table-row>
        <table:table-row table:style-name="ro1">
          <table:table-cell/>
          <table:table-cell table:formula="of:=[.B48]+1/144" office:value-type="time" office:time-value="PT07H00M00S" calcext:value-type="time">
            <text:p>07:00</text:p>
          </table:table-cell>
          <table:table-cell table:formula="of:=COM.MICROSOFT.NORM.DIST([.$B49];[.B$2]/24;[.C$2]/24;0)/COM.MICROSOFT.NORM.DIST([.B$2]/24;[.B$2]/24;[.C$2]/24;0)" office:value-type="float" office:value="0.00386592013947282" calcext:value-type="float">
            <text:p>0,0038659201</text:p>
          </table:table-cell>
          <table:table-cell/>
          <table:table-cell table:formula="of:=COM.MICROSOFT.NORM.DIST([.$B49];[.D$2]/24;[.E$2]/24;0)/COM.MICROSOFT.NORM.DIST([.D$2]/24;[.D$2]/24;[.E$2]/24;0)" office:value-type="float" office:value="2.74878500791033E-043" calcext:value-type="float">
            <text:p>2,74878500791033E-43</text:p>
          </table:table-cell>
          <table:table-cell/>
          <table:table-cell table:formula="of:=COM.MICROSOFT.NORM.DIST([.$B49];[.F$2]/24;[.G$2]/24;0)/COM.MICROSOFT.NORM.DIST([.F$2]/24;[.F$2]/24;[.G$2]/24;0)" office:value-type="float" office:value="0.0000000000228973484564558" calcext:value-type="float">
            <text:p>2,28973484564558E-11</text:p>
          </table:table-cell>
        </table:table-row>
        <table:table-row table:style-name="ro1">
          <table:table-cell/>
          <table:table-cell table:formula="of:=[.B49]+1/144" office:value-type="time" office:time-value="PT07H10M00S" calcext:value-type="time">
            <text:p>07:10</text:p>
          </table:table-cell>
          <table:table-cell table:formula="of:=COM.MICROSOFT.NORM.DIST([.$B50];[.B$2]/24;[.C$2]/24;0)/COM.MICROSOFT.NORM.DIST([.B$2]/24;[.B$2]/24;[.C$2]/24;0)" office:value-type="float" office:value="0.00265290830964494" calcext:value-type="float">
            <text:p>0,0026529083</text:p>
          </table:table-cell>
          <table:table-cell/>
          <table:table-cell table:formula="of:=COM.MICROSOFT.NORM.DIST([.$B50];[.D$2]/24;[.E$2]/24;0)/COM.MICROSOFT.NORM.DIST([.D$2]/24;[.D$2]/24;[.E$2]/24;0)" office:value-type="float" office:value="2.44515120245569E-045" calcext:value-type="float">
            <text:p>2,44515120245569E-45</text:p>
          </table:table-cell>
          <table:table-cell/>
          <table:table-cell table:formula="of:=COM.MICROSOFT.NORM.DIST([.$B50];[.F$2]/24;[.G$2]/24;0)/COM.MICROSOFT.NORM.DIST([.F$2]/24;[.F$2]/24;[.G$2]/24;0)" office:value-type="float" office:value="0.00000000000703196062084088" calcext:value-type="float">
            <text:p>7,03196062084088E-12</text:p>
          </table:table-cell>
        </table:table-row>
        <table:table-row table:style-name="ro1">
          <table:table-cell/>
          <table:table-cell table:formula="of:=[.B50]+1/144" office:value-type="time" office:time-value="PT07H20M00S" calcext:value-type="time">
            <text:p>07:20</text:p>
          </table:table-cell>
          <table:table-cell table:formula="of:=COM.MICROSOFT.NORM.DIST([.$B51];[.B$2]/24;[.C$2]/24;0)/COM.MICROSOFT.NORM.DIST([.B$2]/24;[.B$2]/24;[.C$2]/24;0)" office:value-type="float" office:value="0.0017981666618476" calcext:value-type="float">
            <text:p>0,0017981667</text:p>
          </table:table-cell>
          <table:table-cell/>
          <table:table-cell table:formula="of:=COM.MICROSOFT.NORM.DIST([.$B51];[.D$2]/24;[.E$2]/24;0)/COM.MICROSOFT.NORM.DIST([.D$2]/24;[.D$2]/24;[.E$2]/24;0)" office:value-type="float" office:value="1.94632662731447E-047" calcext:value-type="float">
            <text:p>1,94632662731447E-47</text:p>
          </table:table-cell>
          <table:table-cell/>
          <table:table-cell table:formula="of:=COM.MICROSOFT.NORM.DIST([.$B51];[.F$2]/24;[.G$2]/24;0)/COM.MICROSOFT.NORM.DIST([.F$2]/24;[.F$2]/24;[.G$2]/24;0)" office:value-type="float" office:value="0.0000000000021004092927323" calcext:value-type="float">
            <text:p>2,1004092927323E-12</text:p>
          </table:table-cell>
        </table:table-row>
        <table:table-row table:style-name="ro1">
          <table:table-cell/>
          <table:table-cell table:formula="of:=[.B51]+1/144" office:value-type="time" office:time-value="PT07H30M00S" calcext:value-type="time">
            <text:p>07:30</text:p>
          </table:table-cell>
          <table:table-cell table:formula="of:=COM.MICROSOFT.NORM.DIST([.$B52];[.B$2]/24;[.C$2]/24;0)/COM.MICROSOFT.NORM.DIST([.B$2]/24;[.B$2]/24;[.C$2]/24;0)" office:value-type="float" office:value="0.00120385999482821" calcext:value-type="float">
            <text:p>0,00120386</text:p>
          </table:table-cell>
          <table:table-cell/>
          <table:table-cell table:formula="of:=COM.MICROSOFT.NORM.DIST([.$B52];[.D$2]/24;[.E$2]/24;0)/COM.MICROSOFT.NORM.DIST([.D$2]/24;[.D$2]/24;[.E$2]/24;0)" office:value-type="float" office:value="1.38634329364131E-049" calcext:value-type="float">
            <text:p>1,38634329364131E-49</text:p>
          </table:table-cell>
          <table:table-cell/>
          <table:table-cell table:formula="of:=COM.MICROSOFT.NORM.DIST([.$B52];[.F$2]/24;[.G$2]/24;0)/COM.MICROSOFT.NORM.DIST([.F$2]/24;[.F$2]/24;[.G$2]/24;0)" office:value-type="float" office:value="0.000000000000610193667760548" calcext:value-type="float">
            <text:p>6,10193667760548E-13</text:p>
          </table:table-cell>
        </table:table-row>
        <table:table-row table:style-name="ro1">
          <table:table-cell/>
          <table:table-cell table:formula="of:=[.B52]+1/144" office:value-type="time" office:time-value="PT07H40M00S" calcext:value-type="time">
            <text:p>07:40</text:p>
          </table:table-cell>
          <table:table-cell table:formula="of:=COM.MICROSOFT.NORM.DIST([.$B53];[.B$2]/24;[.C$2]/24;0)/COM.MICROSOFT.NORM.DIST([.B$2]/24;[.B$2]/24;[.C$2]/24;0)" office:value-type="float" office:value="0.000796086691495738" calcext:value-type="float">
            <text:p>0,0007960867</text:p>
          </table:table-cell>
          <table:table-cell/>
          <table:table-cell table:formula="of:=COM.MICROSOFT.NORM.DIST([.$B53];[.D$2]/24;[.E$2]/24;0)/COM.MICROSOFT.NORM.DIST([.D$2]/24;[.D$2]/24;[.E$2]/24;0)" office:value-type="float" office:value="8.83630921749348E-052" calcext:value-type="float">
            <text:p>8,83630921749348E-52</text:p>
          </table:table-cell>
          <table:table-cell/>
          <table:table-cell table:formula="of:=COM.MICROSOFT.NORM.DIST([.$B53];[.F$2]/24;[.G$2]/24;0)/COM.MICROSOFT.NORM.DIST([.F$2]/24;[.F$2]/24;[.G$2]/24;0)" office:value-type="float" office:value="0.000000000000172412093903557" calcext:value-type="float">
            <text:p>1,72412093903557E-13</text:p>
          </table:table-cell>
        </table:table-row>
        <table:table-row table:style-name="ro1">
          <table:table-cell/>
          <table:table-cell table:formula="of:=[.B53]+1/144" office:value-type="time" office:time-value="PT07H50M00S" calcext:value-type="time">
            <text:p>07:50</text:p>
          </table:table-cell>
          <table:table-cell table:formula="of:=COM.MICROSOFT.NORM.DIST([.$B54];[.B$2]/24;[.C$2]/24;0)/COM.MICROSOFT.NORM.DIST([.B$2]/24;[.B$2]/24;[.C$2]/24;0)" office:value-type="float" office:value="0.000519975743255861" calcext:value-type="float">
            <text:p>0,0005199757</text:p>
          </table:table-cell>
          <table:table-cell/>
          <table:table-cell table:formula="of:=COM.MICROSOFT.NORM.DIST([.$B54];[.D$2]/24;[.E$2]/24;0)/COM.MICROSOFT.NORM.DIST([.D$2]/24;[.D$2]/24;[.E$2]/24;0)" office:value-type="float" office:value="5.03983225835197E-054" calcext:value-type="float">
            <text:p>5,03983225835197E-54</text:p>
          </table:table-cell>
          <table:table-cell/>
          <table:table-cell table:formula="of:=COM.MICROSOFT.NORM.DIST([.$B54];[.F$2]/24;[.G$2]/24;0)/COM.MICROSOFT.NORM.DIST([.F$2]/24;[.F$2]/24;[.G$2]/24;0)" office:value-type="float" office:value="0.000000000000047380977962883" calcext:value-type="float">
            <text:p>4,7380977962883E-14</text:p>
          </table:table-cell>
        </table:table-row>
        <table:table-row table:style-name="ro1">
          <table:table-cell/>
          <table:table-cell table:formula="of:=[.B54]+1/144" office:value-type="time" office:time-value="PT08H00M00S" calcext:value-type="time">
            <text:p>08:00</text:p>
          </table:table-cell>
          <table:table-cell table:formula="of:=COM.MICROSOFT.NORM.DIST([.$B55];[.B$2]/24;[.C$2]/24;0)/COM.MICROSOFT.NORM.DIST([.B$2]/24;[.B$2]/24;[.C$2]/24;0)" office:value-type="float" office:value="0.000335462627902517" calcext:value-type="float">
            <text:p>0,0003354626</text:p>
          </table:table-cell>
          <table:table-cell/>
          <table:table-cell table:formula="of:=COM.MICROSOFT.NORM.DIST([.$B55];[.D$2]/24;[.E$2]/24;0)/COM.MICROSOFT.NORM.DIST([.D$2]/24;[.D$2]/24;[.E$2]/24;0)" office:value-type="float" office:value="2.57220937264285E-056" calcext:value-type="float">
            <text:p>2,57220937264285E-56</text:p>
          </table:table-cell>
          <table:table-cell/>
          <table:table-cell table:formula="of:=COM.MICROSOFT.NORM.DIST([.$B55];[.F$2]/24;[.G$2]/24;0)/COM.MICROSOFT.NORM.DIST([.F$2]/24;[.F$2]/24;[.G$2]/24;0)" office:value-type="float" office:value="0.0000000000000126641655490947" calcext:value-type="float">
            <text:p>1,26641655490947E-14</text:p>
          </table:table-cell>
        </table:table-row>
        <table:table-row table:style-name="ro1">
          <table:table-cell/>
          <table:table-cell table:formula="of:=[.B55]+1/144" office:value-type="time" office:time-value="PT08H10M00S" calcext:value-type="time">
            <text:p>08:10</text:p>
          </table:table-cell>
          <table:table-cell table:formula="of:=COM.MICROSOFT.NORM.DIST([.$B56];[.B$2]/24;[.C$2]/24;0)/COM.MICROSOFT.NORM.DIST([.B$2]/24;[.B$2]/24;[.C$2]/24;0)" office:value-type="float" office:value="0.000213768418818095" calcext:value-type="float">
            <text:p>0,0002137684</text:p>
          </table:table-cell>
          <table:table-cell/>
          <table:table-cell table:formula="of:=COM.MICROSOFT.NORM.DIST([.$B56];[.D$2]/24;[.E$2]/24;0)/COM.MICROSOFT.NORM.DIST([.D$2]/24;[.D$2]/24;[.E$2]/24;0)" office:value-type="float" office:value="1.17473959853369E-058" calcext:value-type="float">
            <text:p>1,17473959853369E-58</text:p>
          </table:table-cell>
          <table:table-cell/>
          <table:table-cell table:formula="of:=COM.MICROSOFT.NORM.DIST([.$B56];[.F$2]/24;[.G$2]/24;0)/COM.MICROSOFT.NORM.DIST([.F$2]/24;[.F$2]/24;[.G$2]/24;0)" office:value-type="float" office:value="3.29219387117266E-015" calcext:value-type="float">
            <text:p>3,29219387117266E-15</text:p>
          </table:table-cell>
        </table:table-row>
        <table:table-row table:style-name="ro1">
          <table:table-cell/>
          <table:table-cell table:formula="of:=[.B56]+1/144" office:value-type="time" office:time-value="PT08H20M00S" calcext:value-type="time">
            <text:p>08:20</text:p>
          </table:table-cell>
          <table:table-cell table:formula="of:=COM.MICROSOFT.NORM.DIST([.$B57];[.B$2]/24;[.C$2]/24;0)/COM.MICROSOFT.NORM.DIST([.B$2]/24;[.B$2]/24;[.C$2]/24;0)" office:value-type="float" office:value="0.000134549251080342" calcext:value-type="float">
            <text:p>0,0001345493</text:p>
          </table:table-cell>
          <table:table-cell/>
          <table:table-cell table:formula="of:=COM.MICROSOFT.NORM.DIST([.$B57];[.D$2]/24;[.E$2]/24;0)/COM.MICROSOFT.NORM.DIST([.D$2]/24;[.D$2]/24;[.E$2]/24;0)" office:value-type="float" office:value="4.80089223892036E-061" calcext:value-type="float">
            <text:p>4,80089223892036E-61</text:p>
          </table:table-cell>
          <table:table-cell/>
          <table:table-cell table:formula="of:=COM.MICROSOFT.NORM.DIST([.$B57];[.F$2]/24;[.G$2]/24;0)/COM.MICROSOFT.NORM.DIST([.F$2]/24;[.F$2]/24;[.G$2]/24;0)" office:value-type="float" office:value="8.32396967698164E-016" calcext:value-type="float">
            <text:p>8,32396967698164E-16</text:p>
          </table:table-cell>
        </table:table-row>
        <table:table-row table:style-name="ro1">
          <table:table-cell/>
          <table:table-cell table:formula="of:=[.B57]+1/144" office:value-type="time" office:time-value="PT08H30M00S" calcext:value-type="time">
            <text:p>08:30</text:p>
          </table:table-cell>
          <table:table-cell table:formula="of:=COM.MICROSOFT.NORM.DIST([.$B58];[.B$2]/24;[.C$2]/24;0)/COM.MICROSOFT.NORM.DIST([.B$2]/24;[.B$2]/24;[.C$2]/24;0)" office:value-type="float" office:value="0.0000836483472297293" calcext:value-type="float">
            <text:p>8,36483472297293E-05</text:p>
          </table:table-cell>
          <table:table-cell/>
          <table:table-cell table:formula="of:=COM.MICROSOFT.NORM.DIST([.$B58];[.D$2]/24;[.E$2]/24;0)/COM.MICROSOFT.NORM.DIST([.D$2]/24;[.D$2]/24;[.E$2]/24;0)" office:value-type="float" office:value="1.75568809785523E-063" calcext:value-type="float">
            <text:p>1,75568809785523E-63</text:p>
          </table:table-cell>
          <table:table-cell/>
          <table:table-cell table:formula="of:=COM.MICROSOFT.NORM.DIST([.$B58];[.F$2]/24;[.G$2]/24;0)/COM.MICROSOFT.NORM.DIST([.F$2]/24;[.F$2]/24;[.G$2]/24;0)" office:value-type="float" office:value="2.04697171316432E-016" calcext:value-type="float">
            <text:p>2,04697171316432E-16</text:p>
          </table:table-cell>
        </table:table-row>
        <table:table-row table:style-name="ro1">
          <table:table-cell/>
          <table:table-cell table:formula="of:=[.B58]+1/144" office:value-type="time" office:time-value="PT08H40M00S" calcext:value-type="time">
            <text:p>08:40</text:p>
          </table:table-cell>
          <table:table-cell table:formula="of:=COM.MICROSOFT.NORM.DIST([.$B59];[.B$2]/24;[.C$2]/24;0)/COM.MICROSOFT.NORM.DIST([.B$2]/24;[.B$2]/24;[.C$2]/24;0)" office:value-type="float" office:value="0.0000513655311897607" calcext:value-type="float">
            <text:p>5,13655311897607E-05</text:p>
          </table:table-cell>
          <table:table-cell/>
          <table:table-cell table:formula="of:=COM.MICROSOFT.NORM.DIST([.$B59];[.D$2]/24;[.E$2]/24;0)/COM.MICROSOFT.NORM.DIST([.D$2]/24;[.D$2]/24;[.E$2]/24;0)" office:value-type="float" office:value="5.74536771523211E-066" calcext:value-type="float">
            <text:p>5,74536771523211E-66</text:p>
          </table:table-cell>
          <table:table-cell/>
          <table:table-cell table:formula="of:=COM.MICROSOFT.NORM.DIST([.$B59];[.F$2]/24;[.G$2]/24;0)/COM.MICROSOFT.NORM.DIST([.F$2]/24;[.F$2]/24;[.G$2]/24;0)" office:value-type="float" office:value="4.89586526458643E-017" calcext:value-type="float">
            <text:p>4,89586526458643E-17</text:p>
          </table:table-cell>
        </table:table-row>
        <table:table-row table:style-name="ro1">
          <table:table-cell/>
          <table:table-cell table:formula="of:=[.B59]+1/144" office:value-type="time" office:time-value="PT08H50M00S" calcext:value-type="time">
            <text:p>08:50</text:p>
          </table:table-cell>
          <table:table-cell table:formula="of:=COM.MICROSOFT.NORM.DIST([.$B60];[.B$2]/24;[.C$2]/24;0)/COM.MICROSOFT.NORM.DIST([.B$2]/24;[.B$2]/24;[.C$2]/24;0)" office:value-type="float" office:value="0.0000311547695190154" calcext:value-type="float">
            <text:p>3,11547695190154E-05</text:p>
          </table:table-cell>
          <table:table-cell/>
          <table:table-cell table:formula="of:=COM.MICROSOFT.NORM.DIST([.$B60];[.D$2]/24;[.E$2]/24;0)/COM.MICROSOFT.NORM.DIST([.D$2]/24;[.D$2]/24;[.E$2]/24;0)" office:value-type="float" office:value="1.68241585271328E-068" calcext:value-type="float">
            <text:p>1,68241585271328E-68</text:p>
          </table:table-cell>
          <table:table-cell/>
          <table:table-cell table:formula="of:=COM.MICROSOFT.NORM.DIST([.$B60];[.F$2]/24;[.G$2]/24;0)/COM.MICROSOFT.NORM.DIST([.F$2]/24;[.F$2]/24;[.G$2]/24;0)" office:value-type="float" office:value="1.13889408651831E-017" calcext:value-type="float">
            <text:p>1,13889408651831E-17</text:p>
          </table:table-cell>
        </table:table-row>
        <table:table-row table:style-name="ro1">
          <table:table-cell/>
          <table:table-cell table:formula="of:=[.B60]+1/144" office:value-type="time" office:time-value="PT09H00M00S" calcext:value-type="time">
            <text:p>09:00</text:p>
          </table:table-cell>
          <table:table-cell table:formula="of:=COM.MICROSOFT.NORM.DIST([.$B61];[.B$2]/24;[.C$2]/24;0)/COM.MICROSOFT.NORM.DIST([.B$2]/24;[.B$2]/24;[.C$2]/24;0)" office:value-type="float" office:value="0.0000186644691135211" calcext:value-type="float">
            <text:p>1,86644691135211E-05</text:p>
          </table:table-cell>
          <table:table-cell/>
          <table:table-cell table:formula="of:=COM.MICROSOFT.NORM.DIST([.$B61];[.D$2]/24;[.E$2]/24;0)/COM.MICROSOFT.NORM.DIST([.D$2]/24;[.D$2]/24;[.E$2]/24;0)" office:value-type="float" office:value="4.40853133146461E-071" calcext:value-type="float">
            <text:p>4,40853133146461E-71</text:p>
          </table:table-cell>
          <table:table-cell/>
          <table:table-cell table:formula="of:=COM.MICROSOFT.NORM.DIST([.$B61];[.F$2]/24;[.G$2]/24;0)/COM.MICROSOFT.NORM.DIST([.F$2]/24;[.F$2]/24;[.G$2]/24;0)" office:value-type="float" office:value="2.57675710915518E-018" calcext:value-type="float">
            <text:p>2,57675710915518E-18</text:p>
          </table:table-cell>
        </table:table-row>
        <table:table-row table:style-name="ro1">
          <table:table-cell/>
          <table:table-cell table:formula="of:=[.B61]+1/144" office:value-type="time" office:time-value="PT09H10M00S" calcext:value-type="time">
            <text:p>09:10</text:p>
          </table:table-cell>
          <table:table-cell table:formula="of:=COM.MICROSOFT.NORM.DIST([.$B62];[.B$2]/24;[.C$2]/24;0)/COM.MICROSOFT.NORM.DIST([.B$2]/24;[.B$2]/24;[.C$2]/24;0)" office:value-type="float" office:value="0.0000110444750897766" calcext:value-type="float">
            <text:p>1,10444750897766E-05</text:p>
          </table:table-cell>
          <table:table-cell/>
          <table:table-cell table:formula="of:=COM.MICROSOFT.NORM.DIST([.$B62];[.D$2]/24;[.E$2]/24;0)/COM.MICROSOFT.NORM.DIST([.D$2]/24;[.D$2]/24;[.E$2]/24;0)" office:value-type="float" office:value="1.03371202656767E-073" calcext:value-type="float">
            <text:p>1,03371202656767E-73</text:p>
          </table:table-cell>
          <table:table-cell/>
          <table:table-cell table:formula="of:=COM.MICROSOFT.NORM.DIST([.$B62];[.F$2]/24;[.G$2]/24;0)/COM.MICROSOFT.NORM.DIST([.F$2]/24;[.F$2]/24;[.G$2]/24;0)" office:value-type="float" office:value="5.67021977492441E-019" calcext:value-type="float">
            <text:p>5,67021977492441E-19</text:p>
          </table:table-cell>
        </table:table-row>
        <table:table-row table:style-name="ro1">
          <table:table-cell/>
          <table:table-cell table:formula="of:=[.B62]+1/144" office:value-type="time" office:time-value="PT09H20M00S" calcext:value-type="time">
            <text:p>09:20</text:p>
          </table:table-cell>
          <table:table-cell table:formula="of:=COM.MICROSOFT.NORM.DIST([.$B63];[.B$2]/24;[.C$2]/24;0)/COM.MICROSOFT.NORM.DIST([.B$2]/24;[.B$2]/24;[.C$2]/24;0)" office:value-type="float" office:value="0.00000645524690663289" calcext:value-type="float">
            <text:p>6,45524690663289E-06</text:p>
          </table:table-cell>
          <table:table-cell/>
          <table:table-cell table:formula="of:=COM.MICROSOFT.NORM.DIST([.$B63];[.D$2]/24;[.E$2]/24;0)/COM.MICROSOFT.NORM.DIST([.D$2]/24;[.D$2]/24;[.E$2]/24;0)" office:value-type="float" office:value="2.16895361313605E-076" calcext:value-type="float">
            <text:p>2,16895361313605E-76</text:p>
          </table:table-cell>
          <table:table-cell/>
          <table:table-cell table:formula="of:=COM.MICROSOFT.NORM.DIST([.$B63];[.F$2]/24;[.G$2]/24;0)/COM.MICROSOFT.NORM.DIST([.F$2]/24;[.F$2]/24;[.G$2]/24;0)" office:value-type="float" office:value="1.21356366812591E-019" calcext:value-type="float">
            <text:p>1,21356366812591E-19</text:p>
          </table:table-cell>
        </table:table-row>
        <table:table-row table:style-name="ro1">
          <table:table-cell/>
          <table:table-cell table:formula="of:=[.B63]+1/144" office:value-type="time" office:time-value="PT09H30M00S" calcext:value-type="time">
            <text:p>09:30</text:p>
          </table:table-cell>
          <table:table-cell table:formula="of:=COM.MICROSOFT.NORM.DIST([.$B64];[.B$2]/24;[.C$2]/24;0)/COM.MICROSOFT.NORM.DIST([.B$2]/24;[.B$2]/24;[.C$2]/24;0)" office:value-type="float" office:value="0.0000037266531720788" calcext:value-type="float">
            <text:p>3,7266531720788E-06</text:p>
          </table:table-cell>
          <table:table-cell/>
          <table:table-cell table:formula="of:=COM.MICROSOFT.NORM.DIST([.$B64];[.D$2]/24;[.E$2]/24;0)/COM.MICROSOFT.NORM.DIST([.D$2]/24;[.D$2]/24;[.E$2]/24;0)" office:value-type="float" office:value="4.0723586257628E-079" calcext:value-type="float">
            <text:p>4,0723586257628E-79</text:p>
          </table:table-cell>
          <table:table-cell/>
          <table:table-cell table:formula="of:=COM.MICROSOFT.NORM.DIST([.$B64];[.F$2]/24;[.G$2]/24;0)/COM.MICROSOFT.NORM.DIST([.F$2]/24;[.F$2]/24;[.G$2]/24;0)" office:value-type="float" office:value="2.52616378092594E-020" calcext:value-type="float">
            <text:p>2,52616378092594E-20</text:p>
          </table:table-cell>
        </table:table-row>
        <table:table-row table:style-name="ro1">
          <table:table-cell/>
          <table:table-cell table:formula="of:=[.B64]+1/144" office:value-type="time" office:time-value="PT09H40M00S" calcext:value-type="time">
            <text:p>09:40</text:p>
          </table:table-cell>
          <table:table-cell table:formula="of:=COM.MICROSOFT.NORM.DIST([.$B65];[.B$2]/24;[.C$2]/24;0)/COM.MICROSOFT.NORM.DIST([.B$2]/24;[.B$2]/24;[.C$2]/24;0)" office:value-type="float" office:value="0.00000212502201623223" calcext:value-type="float">
            <text:p>0,000002125</text:p>
          </table:table-cell>
          <table:table-cell/>
          <table:table-cell table:formula="of:=COM.MICROSOFT.NORM.DIST([.$B65];[.D$2]/24;[.E$2]/24;0)/COM.MICROSOFT.NORM.DIST([.D$2]/24;[.D$2]/24;[.E$2]/24;0)" office:value-type="float" office:value="6.84205918402036E-082" calcext:value-type="float">
            <text:p>6,84205918402036E-82</text:p>
          </table:table-cell>
          <table:table-cell/>
          <table:table-cell table:formula="of:=COM.MICROSOFT.NORM.DIST([.$B65];[.F$2]/24;[.G$2]/24;0)/COM.MICROSOFT.NORM.DIST([.F$2]/24;[.F$2]/24;[.G$2]/24;0)" office:value-type="float" office:value="5.11442373180426E-021" calcext:value-type="float">
            <text:p>5,11442373180426E-21</text:p>
          </table:table-cell>
        </table:table-row>
        <table:table-row table:style-name="ro1">
          <table:table-cell/>
          <table:table-cell table:formula="of:=[.B65]+1/144" office:value-type="time" office:time-value="PT09H50M00S" calcext:value-type="time">
            <text:p>09:50</text:p>
          </table:table-cell>
          <table:table-cell table:formula="of:=COM.MICROSOFT.NORM.DIST([.$B66];[.B$2]/24;[.C$2]/24;0)/COM.MICROSOFT.NORM.DIST([.B$2]/24;[.B$2]/24;[.C$2]/24;0)" office:value-type="float" office:value="0.00000119686793300258" calcext:value-type="float">
            <text:p>1,19686793300258E-06</text:p>
          </table:table-cell>
          <table:table-cell/>
          <table:table-cell table:formula="of:=COM.MICROSOFT.NORM.DIST([.$B66];[.D$2]/24;[.E$2]/24;0)/COM.MICROSOFT.NORM.DIST([.D$2]/24;[.D$2]/24;[.E$2]/24;0)" office:value-type="float" office:value="1.02866199379287E-084" calcext:value-type="float">
            <text:p>1,02866199379287E-84</text:p>
          </table:table-cell>
          <table:table-cell/>
          <table:table-cell table:formula="of:=COM.MICROSOFT.NORM.DIST([.$B66];[.F$2]/24;[.G$2]/24;0)/COM.MICROSOFT.NORM.DIST([.F$2]/24;[.F$2]/24;[.G$2]/24;0)" office:value-type="float" office:value="1.00708974473367E-021" calcext:value-type="float">
            <text:p>1,00708974473367E-21</text:p>
          </table:table-cell>
        </table:table-row>
        <table:table-row table:style-name="ro1">
          <table:table-cell/>
          <table:table-cell table:formula="of:=[.B66]+1/144" office:value-type="time" office:time-value="PT10H00M00S" calcext:value-type="time">
            <text:p>10:00</text:p>
          </table:table-cell>
          <table:table-cell table:formula="of:=COM.MICROSOFT.NORM.DIST([.$B67];[.B$2]/24;[.C$2]/24;0)/COM.MICROSOFT.NORM.DIST([.B$2]/24;[.B$2]/24;[.C$2]/24;0)" office:value-type="float" office:value="0.00000066583614698576" calcext:value-type="float">
            <text:p>6,6583614698576E-07</text:p>
          </table:table-cell>
          <table:table-cell/>
          <table:table-cell table:formula="of:=COM.MICROSOFT.NORM.DIST([.$B67];[.D$2]/24;[.E$2]/24;0)/COM.MICROSOFT.NORM.DIST([.D$2]/24;[.D$2]/24;[.E$2]/24;0)" office:value-type="float" office:value="1.38389652673741E-087" calcext:value-type="float">
            <text:p>1,38389652673741E-87</text:p>
          </table:table-cell>
          <table:table-cell/>
          <table:table-cell table:formula="of:=COM.MICROSOFT.NORM.DIST([.$B67];[.F$2]/24;[.G$2]/24;0)/COM.MICROSOFT.NORM.DIST([.F$2]/24;[.F$2]/24;[.G$2]/24;0)" office:value-type="float" office:value="1.92874984796415E-022" calcext:value-type="float">
            <text:p>1,92874984796415E-22</text:p>
          </table:table-cell>
        </table:table-row>
      </table:table>
      <table:table table:name="pracownik" table:style-name="ta1">
        <table:shapes>
          <draw:frame draw:z-index="0" draw:style-name="gr1" draw:text-style-name="P1" svg:width="315.67mm" svg:height="153.68mm" svg:x="315.95mm" svg:y="26.3mm">
            <loext:p draw:notify-on-update-of-ranges="pracownik.B7:pracownik.B67 pracownik.C6:pracownik.C6 pracownik.C7:pracownik.C67 pracownik.G6:pracownik.G6 pracownik.G7:pracownik.G67 pracownik.E6:pracownik.E6 pracownik.E7:pracownik.E6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number-columns-repeated="5" table:default-cell-style-name="Default"/>
        <table:table-row table:style-name="ro1">
          <table:table-cell/>
          <table:table-cell table:style-name="Default" office:value-type="string" calcext:value-type="string">
            <text:p>Nauka</text:p>
          </table:table-cell>
          <table:table-cell/>
          <table:table-cell office:value-type="string" calcext:value-type="string">
            <text:p>Praca</text:p>
          </table:table-cell>
          <table:table-cell/>
          <table:table-cell office:value-type="string" calcext:value-type="string">
            <text:p>Kultura</text:p>
          </table:table-cell>
          <table:table-cell/>
        </table:table-row>
        <table:table-row table:style-name="ro1">
          <table:table-cell office:value-type="string" calcext:value-type="string">
            <text:p>Wszyscy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</table:table-row>
        <table:table-row table:style-name="ro1" table:number-rows-repeated="3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office:value-type="string" calcext:value-type="string">
            <text:p>Nauka</text:p>
          </table:table-cell>
          <table:table-cell/>
          <table:table-cell office:value-type="string" calcext:value-type="string">
            <text:p>Praca</text:p>
          </table:table-cell>
          <table:table-cell/>
          <table:table-cell office:value-type="string" calcext:value-type="string">
            <text:p>Kultura</text:p>
          </table:table-cell>
        </table:table-row>
        <table:table-row table:style-name="ro1">
          <table:table-cell/>
          <table:table-cell office:value-type="time" office:time-value="PT00H00M00S" calcext:value-type="time">
            <text:p>00:00</text:p>
          </table:table-cell>
          <table:table-cell table:formula="of:=COM.MICROSOFT.NORM.DIST([.$B7];[.B$2]/24;[.C$2]/24;0)/COM.MICROSOFT.NORM.DIST([.B$2]/24;[.B$2]/24;[.C$2]/24;0)" office:value-type="float" office:value="1" calcext:value-type="float">
            <text:p>1</text:p>
          </table:table-cell>
          <table:table-cell/>
          <table:table-cell table:formula="of:=COM.MICROSOFT.NORM.DIST([.$B7];[.D$2]/24;[.E$2]/24;0)/COM.MICROSOFT.NORM.DIST([.D$2]/24;[.D$2]/24;[.E$2]/24;0)" office:value-type="float" office:value="0.0000000152299797447126" calcext:value-type="float">
            <text:p>1,52299797447126E-08</text:p>
          </table:table-cell>
          <table:table-cell/>
          <table:table-cell table:formula="of:=COM.MICROSOFT.NORM.DIST([.$B7];[.F$2]/24;[.G$2]/24;0)/COM.MICROSOFT.NORM.DIST([.F$2]/24;[.F$2]/24;[.G$2]/24;0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.B7]+1/144" office:value-type="time" office:time-value="PT00H10M00S" calcext:value-type="time">
            <text:p>00:10</text:p>
          </table:table-cell>
          <table:table-cell table:formula="of:=COM.MICROSOFT.NORM.DIST([.$B8];[.B$2]/24;[.C$2]/24;0)/COM.MICROSOFT.NORM.DIST([.B$2]/24;[.B$2]/24;[.C$2]/24;0)" office:value-type="float" office:value="0.856996891435279" calcext:value-type="float">
            <text:p>0,8569968914</text:p>
          </table:table-cell>
          <table:table-cell/>
          <table:table-cell table:formula="of:=COM.MICROSOFT.NORM.DIST([.$B8];[.D$2]/24;[.E$2]/24;0)/COM.MICROSOFT.NORM.DIST([.D$2]/24;[.D$2]/24;[.E$2]/24;0)" office:value-type="float" office:value="0.0000000408283604114249" calcext:value-type="float">
            <text:p>4,08283604114249E-08</text:p>
          </table:table-cell>
          <table:table-cell/>
          <table:table-cell table:formula="of:=COM.MICROSOFT.NORM.DIST([.$B8];[.F$2]/24;[.G$2]/24;0)/COM.MICROSOFT.NORM.DIST([.F$2]/24;[.F$2]/24;[.G$2]/24;0)" office:value-type="float" office:value="0.706648277857716" calcext:value-type="float">
            <text:p>0,7066482779</text:p>
          </table:table-cell>
        </table:table-row>
        <table:table-row table:style-name="ro1">
          <table:table-cell/>
          <table:table-cell table:formula="of:=[.B8]+1/144" office:value-type="time" office:time-value="PT00H20M00S" calcext:value-type="time">
            <text:p>00:20</text:p>
          </table:table-cell>
          <table:table-cell table:formula="of:=COM.MICROSOFT.NORM.DIST([.$B9];[.B$2]/24;[.C$2]/24;0)/COM.MICROSOFT.NORM.DIST([.B$2]/24;[.B$2]/24;[.C$2]/24;0)" office:value-type="float" office:value="0.539407507237627" calcext:value-type="float">
            <text:p>0,5394075072</text:p>
          </table:table-cell>
          <table:table-cell/>
          <table:table-cell table:formula="of:=COM.MICROSOFT.NORM.DIST([.$B9];[.D$2]/24;[.E$2]/24;0)/COM.MICROSOFT.NORM.DIST([.D$2]/24;[.D$2]/24;[.E$2]/24;0)" office:value-type="float" office:value="0.00000010645371411076" calcext:value-type="float">
            <text:p>1,0645371411076E-07</text:p>
          </table:table-cell>
          <table:table-cell/>
          <table:table-cell table:formula="of:=COM.MICROSOFT.NORM.DIST([.$B9];[.F$2]/24;[.G$2]/24;0)/COM.MICROSOFT.NORM.DIST([.F$2]/24;[.F$2]/24;[.G$2]/24;0)" office:value-type="float" office:value="0.249352208777296" calcext:value-type="float">
            <text:p>0,2493522088</text:p>
          </table:table-cell>
        </table:table-row>
        <table:table-row table:style-name="ro1">
          <table:table-cell/>
          <table:table-cell table:formula="of:=[.B9]+1/144" office:value-type="time" office:time-value="PT00H30M00S" calcext:value-type="time">
            <text:p>00:30</text:p>
          </table:table-cell>
          <table:table-cell table:formula="of:=COM.MICROSOFT.NORM.DIST([.$B10];[.B$2]/24;[.C$2]/24;0)/COM.MICROSOFT.NORM.DIST([.B$2]/24;[.B$2]/24;[.C$2]/24;0)" office:value-type="float" office:value="0.249352208777296" calcext:value-type="float">
            <text:p>0,2493522088</text:p>
          </table:table-cell>
          <table:table-cell/>
          <table:table-cell table:formula="of:=COM.MICROSOFT.NORM.DIST([.$B10];[.D$2]/24;[.E$2]/24;0)/COM.MICROSOFT.NORM.DIST([.D$2]/24;[.D$2]/24;[.E$2]/24;0)" office:value-type="float" office:value="0.000000269957850336301" calcext:value-type="float">
            <text:p>0,00000027</text:p>
          </table:table-cell>
          <table:table-cell/>
          <table:table-cell table:formula="of:=COM.MICROSOFT.NORM.DIST([.$B10];[.F$2]/24;[.G$2]/24;0)/COM.MICROSOFT.NORM.DIST([.F$2]/24;[.F$2]/24;[.G$2]/24;0)" office:value-type="float" office:value="0.0439369336234074" calcext:value-type="float">
            <text:p>0,0439369336</text:p>
          </table:table-cell>
        </table:table-row>
        <table:table-row table:style-name="ro1">
          <table:table-cell/>
          <table:table-cell table:formula="of:=[.B10]+1/144" office:value-type="time" office:time-value="PT00H40M00S" calcext:value-type="time">
            <text:p>00:40</text:p>
          </table:table-cell>
          <table:table-cell table:formula="of:=COM.MICROSOFT.NORM.DIST([.$B11];[.B$2]/24;[.C$2]/24;0)/COM.MICROSOFT.NORM.DIST([.B$2]/24;[.B$2]/24;[.C$2]/24;0)" office:value-type="float" office:value="0.08465798862253" calcext:value-type="float">
            <text:p>0,0846579886</text:p>
          </table:table-cell>
          <table:table-cell/>
          <table:table-cell table:formula="of:=COM.MICROSOFT.NORM.DIST([.$B11];[.D$2]/24;[.E$2]/24;0)/COM.MICROSOFT.NORM.DIST([.D$2]/24;[.D$2]/24;[.E$2]/24;0)" office:value-type="float" office:value="0.000000665836146985732" calcext:value-type="float">
            <text:p>6,65836146985732E-07</text:p>
          </table:table-cell>
          <table:table-cell/>
          <table:table-cell table:formula="of:=COM.MICROSOFT.NORM.DIST([.$B11];[.F$2]/24;[.G$2]/24;0)/COM.MICROSOFT.NORM.DIST([.F$2]/24;[.F$2]/24;[.G$2]/24;0)" office:value-type="float" office:value="0.00386592013947281" calcext:value-type="float">
            <text:p>0,0038659201</text:p>
          </table:table-cell>
        </table:table-row>
        <table:table-row table:style-name="ro1">
          <table:table-cell/>
          <table:table-cell table:formula="of:=[.B11]+1/144" office:value-type="time" office:time-value="PT00H50M00S" calcext:value-type="time">
            <text:p>00:50</text:p>
          </table:table-cell>
          <table:table-cell table:formula="of:=COM.MICROSOFT.NORM.DIST([.$B12];[.B$2]/24;[.C$2]/24;0)/COM.MICROSOFT.NORM.DIST([.B$2]/24;[.B$2]/24;[.C$2]/24;0)" office:value-type="float" office:value="0.0211096564536711" calcext:value-type="float">
            <text:p>0,0211096565</text:p>
          </table:table-cell>
          <table:table-cell/>
          <table:table-cell table:formula="of:=COM.MICROSOFT.NORM.DIST([.$B12];[.D$2]/24;[.E$2]/24;0)/COM.MICROSOFT.NORM.DIST([.D$2]/24;[.D$2]/24;[.E$2]/24;0)" office:value-type="float" office:value="0.00000159725788283431" calcext:value-type="float">
            <text:p>1,59725788283431E-06</text:p>
          </table:table-cell>
          <table:table-cell/>
          <table:table-cell table:formula="of:=COM.MICROSOFT.NORM.DIST([.$B12];[.F$2]/24;[.G$2]/24;0)/COM.MICROSOFT.NORM.DIST([.F$2]/24;[.F$2]/24;[.G$2]/24;0)" office:value-type="float" office:value="0.00016985667656141" calcext:value-type="float">
            <text:p>0,0001698567</text:p>
          </table:table-cell>
        </table:table-row>
        <table:table-row table:style-name="ro1">
          <table:table-cell/>
          <table:table-cell table:formula="of:=[.B12]+1/144" office:value-type="time" office:time-value="PT01H00M00S" calcext:value-type="time">
            <text:p>01:00</text:p>
          </table:table-cell>
          <table:table-cell table:formula="of:=COM.MICROSOFT.NORM.DIST([.$B13];[.B$2]/24;[.C$2]/24;0)/COM.MICROSOFT.NORM.DIST([.B$2]/24;[.B$2]/24;[.C$2]/24;0)" office:value-type="float" office:value="0.00386592013947281" calcext:value-type="float">
            <text:p>0,0038659201</text:p>
          </table:table-cell>
          <table:table-cell/>
          <table:table-cell table:formula="of:=COM.MICROSOFT.NORM.DIST([.$B13];[.D$2]/24;[.E$2]/24;0)/COM.MICROSOFT.NORM.DIST([.D$2]/24;[.D$2]/24;[.E$2]/24;0)" office:value-type="float" office:value="0.00000372665317207867" calcext:value-type="float">
            <text:p>3,72665317207867E-06</text:p>
          </table:table-cell>
          <table:table-cell/>
          <table:table-cell table:formula="of:=COM.MICROSOFT.NORM.DIST([.$B13];[.F$2]/24;[.G$2]/24;0)/COM.MICROSOFT.NORM.DIST([.F$2]/24;[.F$2]/24;[.G$2]/24;0)" office:value-type="float" office:value="0.00000372665317207865" calcext:value-type="float">
            <text:p>3,72665317207865E-06</text:p>
          </table:table-cell>
        </table:table-row>
        <table:table-row table:style-name="ro1">
          <table:table-cell/>
          <table:table-cell table:formula="of:=[.B13]+1/144" office:value-type="time" office:time-value="PT01H10M00S" calcext:value-type="time">
            <text:p>01:10</text:p>
          </table:table-cell>
          <table:table-cell table:formula="of:=COM.MICROSOFT.NORM.DIST([.$B14];[.B$2]/24;[.C$2]/24;0)/COM.MICROSOFT.NORM.DIST([.B$2]/24;[.B$2]/24;[.C$2]/24;0)" office:value-type="float" office:value="0.000519975743255855" calcext:value-type="float">
            <text:p>0,0005199757</text:p>
          </table:table-cell>
          <table:table-cell/>
          <table:table-cell table:formula="of:=COM.MICROSOFT.NORM.DIST([.$B14];[.D$2]/24;[.E$2]/24;0)/COM.MICROSOFT.NORM.DIST([.D$2]/24;[.D$2]/24;[.E$2]/24;0)" office:value-type="float" office:value="0.00000845666596870108" calcext:value-type="float">
            <text:p>8,45666596870108E-06</text:p>
          </table:table-cell>
          <table:table-cell/>
          <table:table-cell table:formula="of:=COM.MICROSOFT.NORM.DIST([.$B14];[.F$2]/24;[.G$2]/24;0)/COM.MICROSOFT.NORM.DIST([.F$2]/24;[.F$2]/24;[.G$2]/24;0)" office:value-type="float" office:value="0.0000000408283604114249" calcext:value-type="float">
            <text:p>4,08283604114249E-08</text:p>
          </table:table-cell>
        </table:table-row>
        <table:table-row table:style-name="ro1">
          <table:table-cell/>
          <table:table-cell table:formula="of:=[.B14]+1/144" office:value-type="time" office:time-value="PT01H20M00S" calcext:value-type="time">
            <text:p>01:20</text:p>
          </table:table-cell>
          <table:table-cell table:formula="of:=COM.MICROSOFT.NORM.DIST([.$B15];[.B$2]/24;[.C$2]/24;0)/COM.MICROSOFT.NORM.DIST([.B$2]/24;[.B$2]/24;[.C$2]/24;0)" office:value-type="float" office:value="0.0000513655311897594" calcext:value-type="float">
            <text:p>5,13655311897594E-05</text:p>
          </table:table-cell>
          <table:table-cell/>
          <table:table-cell table:formula="of:=COM.MICROSOFT.NORM.DIST([.$B15];[.D$2]/24;[.E$2]/24;0)/COM.MICROSOFT.NORM.DIST([.D$2]/24;[.D$2]/24;[.E$2]/24;0)" office:value-type="float" office:value="0.0000186644691135206" calcext:value-type="float">
            <text:p>1,86644691135206E-05</text:p>
          </table:table-cell>
          <table:table-cell/>
          <table:table-cell table:formula="of:=COM.MICROSOFT.NORM.DIST([.$B15];[.F$2]/24;[.G$2]/24;0)/COM.MICROSOFT.NORM.DIST([.F$2]/24;[.F$2]/24;[.G$2]/24;0)" office:value-type="float" office:value="0.000000000223363143620315" calcext:value-type="float">
            <text:p>2,23363143620315E-10</text:p>
          </table:table-cell>
        </table:table-row>
        <table:table-row table:style-name="ro1">
          <table:table-cell/>
          <table:table-cell table:formula="of:=[.B15]+1/144" office:value-type="time" office:time-value="PT01H30M00S" calcext:value-type="time">
            <text:p>01:30</text:p>
          </table:table-cell>
          <table:table-cell table:formula="of:=COM.MICROSOFT.NORM.DIST([.$B16];[.B$2]/24;[.C$2]/24;0)/COM.MICROSOFT.NORM.DIST([.B$2]/24;[.B$2]/24;[.C$2]/24;0)" office:value-type="float" office:value="0.00000372665317207867" calcext:value-type="float">
            <text:p>3,72665317207867E-06</text:p>
          </table:table-cell>
          <table:table-cell/>
          <table:table-cell table:formula="of:=COM.MICROSOFT.NORM.DIST([.$B16];[.D$2]/24;[.E$2]/24;0)/COM.MICROSOFT.NORM.DIST([.D$2]/24;[.D$2]/24;[.E$2]/24;0)" office:value-type="float" office:value="0.0000400652973929511" calcext:value-type="float">
            <text:p>4,00652973929511E-05</text:p>
          </table:table-cell>
          <table:table-cell/>
          <table:table-cell table:formula="of:=COM.MICROSOFT.NORM.DIST([.$B16];[.F$2]/24;[.G$2]/24;0)/COM.MICROSOFT.NORM.DIST([.F$2]/24;[.F$2]/24;[.G$2]/24;0)" office:value-type="float" office:value="0.000000000000610193667760524" calcext:value-type="float">
            <text:p>6,10193667760524E-13</text:p>
          </table:table-cell>
        </table:table-row>
        <table:table-row table:style-name="ro1">
          <table:table-cell/>
          <table:table-cell table:formula="of:=[.B16]+1/144" office:value-type="time" office:time-value="PT01H40M00S" calcext:value-type="time">
            <text:p>01:40</text:p>
          </table:table-cell>
          <table:table-cell table:formula="of:=COM.MICROSOFT.NORM.DIST([.$B17];[.B$2]/24;[.C$2]/24;0)/COM.MICROSOFT.NORM.DIST([.B$2]/24;[.B$2]/24;[.C$2]/24;0)" office:value-type="float" office:value="0.000000198575041501209" calcext:value-type="float">
            <text:p>1,98575041501209E-07</text:p>
          </table:table-cell>
          <table:table-cell/>
          <table:table-cell table:formula="of:=COM.MICROSOFT.NORM.DIST([.$B17];[.D$2]/24;[.E$2]/24;0)/COM.MICROSOFT.NORM.DIST([.D$2]/24;[.D$2]/24;[.E$2]/24;0)" office:value-type="float" office:value="0.0000836483472297276" calcext:value-type="float">
            <text:p>8,36483472297276E-05</text:p>
          </table:table-cell>
          <table:table-cell/>
          <table:table-cell table:formula="of:=COM.MICROSOFT.NORM.DIST([.$B17];[.F$2]/24;[.G$2]/24;0)/COM.MICROSOFT.NORM.DIST([.F$2]/24;[.F$2]/24;[.G$2]/24;0)" office:value-type="float" office:value="8.32396967698099E-016" calcext:value-type="float">
            <text:p>8,32396967698099E-16</text:p>
          </table:table-cell>
        </table:table-row>
        <table:table-row table:style-name="ro1">
          <table:table-cell/>
          <table:table-cell table:formula="of:=[.B17]+1/144" office:value-type="time" office:time-value="PT01H50M00S" calcext:value-type="time">
            <text:p>01:50</text:p>
          </table:table-cell>
          <table:table-cell table:formula="of:=COM.MICROSOFT.NORM.DIST([.$B18];[.B$2]/24;[.C$2]/24;0)/COM.MICROSOFT.NORM.DIST([.B$2]/24;[.B$2]/24;[.C$2]/24;0)" office:value-type="float" office:value="0.00000000777121350763357" calcext:value-type="float">
            <text:p>7,77121350763357E-09</text:p>
          </table:table-cell>
          <table:table-cell/>
          <table:table-cell table:formula="of:=COM.MICROSOFT.NORM.DIST([.$B18];[.D$2]/24;[.E$2]/24;0)/COM.MICROSOFT.NORM.DIST([.D$2]/24;[.D$2]/24;[.E$2]/24;0)" office:value-type="float" office:value="0.00016985667656141" calcext:value-type="float">
            <text:p>0,0001698567</text:p>
          </table:table-cell>
          <table:table-cell/>
          <table:table-cell table:formula="of:=COM.MICROSOFT.NORM.DIST([.$B18];[.F$2]/24;[.G$2]/24;0)/COM.MICROSOFT.NORM.DIST([.F$2]/24;[.F$2]/24;[.G$2]/24;0)" office:value-type="float" office:value="5.67021977492376E-019" calcext:value-type="float">
            <text:p>5,67021977492376E-19</text:p>
          </table:table-cell>
        </table:table-row>
        <table:table-row table:style-name="ro1">
          <table:table-cell/>
          <table:table-cell table:formula="of:=[.B18]+1/144" office:value-type="time" office:time-value="PT02H00M00S" calcext:value-type="time">
            <text:p>02:00</text:p>
          </table:table-cell>
          <table:table-cell table:formula="of:=COM.MICROSOFT.NORM.DIST([.$B19];[.B$2]/24;[.C$2]/24;0)/COM.MICROSOFT.NORM.DIST([.B$2]/24;[.B$2]/24;[.C$2]/24;0)" office:value-type="float" office:value="0.000000000223363143620316" calcext:value-type="float">
            <text:p>2,23363143620316E-10</text:p>
          </table:table-cell>
          <table:table-cell/>
          <table:table-cell table:formula="of:=COM.MICROSOFT.NORM.DIST([.$B19];[.D$2]/24;[.E$2]/24;0)/COM.MICROSOFT.NORM.DIST([.D$2]/24;[.D$2]/24;[.E$2]/24;0)" office:value-type="float" office:value="0.000335462627902513" calcext:value-type="float">
            <text:p>0,0003354626</text:p>
          </table:table-cell>
          <table:table-cell/>
          <table:table-cell table:formula="of:=COM.MICROSOFT.NORM.DIST([.$B19];[.F$2]/24;[.G$2]/24;0)/COM.MICROSOFT.NORM.DIST([.F$2]/24;[.F$2]/24;[.G$2]/24;0)" office:value-type="float" office:value="1.92874984796385E-022" calcext:value-type="float">
            <text:p>1,92874984796385E-22</text:p>
          </table:table-cell>
        </table:table-row>
        <table:table-row table:style-name="ro1">
          <table:table-cell/>
          <table:table-cell table:formula="of:=[.B19]+1/144" office:value-type="time" office:time-value="PT02H10M00S" calcext:value-type="time">
            <text:p>02:10</text:p>
          </table:table-cell>
          <table:table-cell table:formula="of:=COM.MICROSOFT.NORM.DIST([.$B20];[.B$2]/24;[.C$2]/24;0)/COM.MICROSOFT.NORM.DIST([.B$2]/24;[.B$2]/24;[.C$2]/24;0)" office:value-type="float" office:value="0.00000000000471511922623684" calcext:value-type="float">
            <text:p>4,71511922623684E-12</text:p>
          </table:table-cell>
          <table:table-cell/>
          <table:table-cell table:formula="of:=COM.MICROSOFT.NORM.DIST([.$B20];[.D$2]/24;[.E$2]/24;0)/COM.MICROSOFT.NORM.DIST([.D$2]/24;[.D$2]/24;[.E$2]/24;0)" office:value-type="float" office:value="0.000644379820568609" calcext:value-type="float">
            <text:p>0,0006443798</text:p>
          </table:table-cell>
          <table:table-cell/>
          <table:table-cell table:formula="of:=COM.MICROSOFT.NORM.DIST([.$B20];[.F$2]/24;[.G$2]/24;0)/COM.MICROSOFT.NORM.DIST([.F$2]/24;[.F$2]/24;[.G$2]/24;0)" office:value-type="float" office:value="3.27611039093463E-026" calcext:value-type="float">
            <text:p>3,27611039093463E-26</text:p>
          </table:table-cell>
        </table:table-row>
        <table:table-row table:style-name="ro1">
          <table:table-cell/>
          <table:table-cell table:formula="of:=[.B20]+1/144" office:value-type="time" office:time-value="PT02H20M00S" calcext:value-type="time">
            <text:p>02:20</text:p>
          </table:table-cell>
          <table:table-cell table:formula="of:=COM.MICROSOFT.NORM.DIST([.$B21];[.B$2]/24;[.C$2]/24;0)/COM.MICROSOFT.NORM.DIST([.B$2]/24;[.B$2]/24;[.C$2]/24;0)" office:value-type="float" office:value="0.0000000000000731025181854502" calcext:value-type="float">
            <text:p>7,31025181854502E-14</text:p>
          </table:table-cell>
          <table:table-cell/>
          <table:table-cell table:formula="of:=COM.MICROSOFT.NORM.DIST([.$B21];[.D$2]/24;[.E$2]/24;0)/COM.MICROSOFT.NORM.DIST([.D$2]/24;[.D$2]/24;[.E$2]/24;0)" office:value-type="float" office:value="0.00120385999482821" calcext:value-type="float">
            <text:p>0,00120386</text:p>
          </table:table-cell>
          <table:table-cell/>
          <table:table-cell table:formula="of:=COM.MICROSOFT.NORM.DIST([.$B21];[.F$2]/24;[.G$2]/24;0)/COM.MICROSOFT.NORM.DIST([.F$2]/24;[.F$2]/24;[.G$2]/24;0)" office:value-type="float" office:value="2.77873901831699E-030" calcext:value-type="float">
            <text:p>2,77873901831699E-30</text:p>
          </table:table-cell>
        </table:table-row>
        <table:table-row table:style-name="ro1">
          <table:table-cell/>
          <table:table-cell table:formula="of:=[.B21]+1/144" office:value-type="time" office:time-value="PT02H30M00S" calcext:value-type="time">
            <text:p>02:30</text:p>
          </table:table-cell>
          <table:table-cell table:formula="of:=COM.MICROSOFT.NORM.DIST([.$B22];[.B$2]/24;[.C$2]/24;0)/COM.MICROSOFT.NORM.DIST([.B$2]/24;[.B$2]/24;[.C$2]/24;0)" office:value-type="float" office:value="8.32396967698111E-016" calcext:value-type="float">
            <text:p>8,32396967698111E-16</text:p>
          </table:table-cell>
          <table:table-cell/>
          <table:table-cell table:formula="of:=COM.MICROSOFT.NORM.DIST([.$B22];[.D$2]/24;[.E$2]/24;0)/COM.MICROSOFT.NORM.DIST([.D$2]/24;[.D$2]/24;[.E$2]/24;0)" office:value-type="float" office:value="0.00218749111818289" calcext:value-type="float">
            <text:p>0,0021874911</text:p>
          </table:table-cell>
          <table:table-cell/>
          <table:table-cell table:formula="of:=COM.MICROSOFT.NORM.DIST([.$B22];[.F$2]/24;[.G$2]/24;0)/COM.MICROSOFT.NORM.DIST([.F$2]/24;[.F$2]/24;[.G$2]/24;0)" office:value-type="float" office:value="1.17691094392162E-034" calcext:value-type="float">
            <text:p>1,17691094392162E-34</text:p>
          </table:table-cell>
        </table:table-row>
        <table:table-row table:style-name="ro1">
          <table:table-cell/>
          <table:table-cell table:formula="of:=[.B22]+1/144" office:value-type="time" office:time-value="PT02H40M00S" calcext:value-type="time">
            <text:p>02:40</text:p>
          </table:table-cell>
          <table:table-cell table:formula="of:=COM.MICROSOFT.NORM.DIST([.$B23];[.B$2]/24;[.C$2]/24;0)/COM.MICROSOFT.NORM.DIST([.B$2]/24;[.B$2]/24;[.C$2]/24;0)" office:value-type="float" office:value="6.96124845783898E-018" calcext:value-type="float">
            <text:p>6,96124845783898E-18</text:p>
          </table:table-cell>
          <table:table-cell/>
          <table:table-cell table:formula="of:=COM.MICROSOFT.NORM.DIST([.$B23];[.D$2]/24;[.E$2]/24;0)/COM.MICROSOFT.NORM.DIST([.D$2]/24;[.D$2]/24;[.E$2]/24;0)" office:value-type="float" office:value="0.00386592013947282" calcext:value-type="float">
            <text:p>0,0038659201</text:p>
          </table:table-cell>
          <table:table-cell/>
          <table:table-cell table:formula="of:=COM.MICROSOFT.NORM.DIST([.$B23];[.F$2]/24;[.G$2]/24;0)/COM.MICROSOFT.NORM.DIST([.F$2]/24;[.F$2]/24;[.G$2]/24;0)" office:value-type="float" office:value="2.48912125332741E-039" calcext:value-type="float">
            <text:p>2,48912125332741E-39</text:p>
          </table:table-cell>
        </table:table-row>
        <table:table-row table:style-name="ro1">
          <table:table-cell/>
          <table:table-cell table:formula="of:=[.B23]+1/144" office:value-type="time" office:time-value="PT02H50M00S" calcext:value-type="time">
            <text:p>02:50</text:p>
          </table:table-cell>
          <table:table-cell table:formula="of:=COM.MICROSOFT.NORM.DIST([.$B24];[.B$2]/24;[.C$2]/24;0)/COM.MICROSOFT.NORM.DIST([.B$2]/24;[.B$2]/24;[.C$2]/24;0)" office:value-type="float" office:value="4.27565124065578E-020" calcext:value-type="float">
            <text:p>4,27565124065578E-20</text:p>
          </table:table-cell>
          <table:table-cell/>
          <table:table-cell table:formula="of:=COM.MICROSOFT.NORM.DIST([.$B24];[.D$2]/24;[.E$2]/24;0)/COM.MICROSOFT.NORM.DIST([.D$2]/24;[.D$2]/24;[.E$2]/24;0)" office:value-type="float" office:value="0.00664501128274142" calcext:value-type="float">
            <text:p>0,0066450113</text:p>
          </table:table-cell>
          <table:table-cell/>
          <table:table-cell table:formula="of:=COM.MICROSOFT.NORM.DIST([.$B24];[.F$2]/24;[.G$2]/24;0)/COM.MICROSOFT.NORM.DIST([.F$2]/24;[.F$2]/24;[.G$2]/24;0)" office:value-type="float" office:value="2.62878528195482E-044" calcext:value-type="float">
            <text:p>2,62878528195482E-44</text:p>
          </table:table-cell>
        </table:table-row>
        <table:table-row table:style-name="ro1">
          <table:table-cell/>
          <table:table-cell table:formula="of:=[.B24]+1/144" office:value-type="time" office:time-value="PT03H00M00S" calcext:value-type="time">
            <text:p>03:00</text:p>
          </table:table-cell>
          <table:table-cell table:formula="of:=COM.MICROSOFT.NORM.DIST([.$B25];[.B$2]/24;[.C$2]/24;0)/COM.MICROSOFT.NORM.DIST([.B$2]/24;[.B$2]/24;[.C$2]/24;0)" office:value-type="float" office:value="1.92874984796392E-022" calcext:value-type="float">
            <text:p>1,92874984796392E-22</text:p>
          </table:table-cell>
          <table:table-cell/>
          <table:table-cell table:formula="of:=COM.MICROSOFT.NORM.DIST([.$B25];[.D$2]/24;[.E$2]/24;0)/COM.MICROSOFT.NORM.DIST([.D$2]/24;[.D$2]/24;[.E$2]/24;0)" office:value-type="float" office:value="0.0111089965382423" calcext:value-type="float">
            <text:p>0,0111089965</text:p>
          </table:table-cell>
          <table:table-cell/>
          <table:table-cell table:formula="of:=COM.MICROSOFT.NORM.DIST([.$B25];[.F$2]/24;[.G$2]/24;0)/COM.MICROSOFT.NORM.DIST([.F$2]/24;[.F$2]/24;[.G$2]/24;0)" office:value-type="float" office:value="1.38634329364109E-049" calcext:value-type="float">
            <text:p>1,38634329364109E-49</text:p>
          </table:table-cell>
        </table:table-row>
        <table:table-row table:style-name="ro1">
          <table:table-cell/>
          <table:table-cell table:formula="of:=[.B25]+1/144" office:value-type="time" office:time-value="PT03H10M00S" calcext:value-type="time">
            <text:p>03:10</text:p>
          </table:table-cell>
          <table:table-cell table:formula="of:=COM.MICROSOFT.NORM.DIST([.$B26];[.B$2]/24;[.C$2]/24;0)/COM.MICROSOFT.NORM.DIST([.B$2]/24;[.B$2]/24;[.C$2]/24;0)" office:value-type="float" office:value="6.39010552055041E-025" calcext:value-type="float">
            <text:p>6,39010552055041E-25</text:p>
          </table:table-cell>
          <table:table-cell/>
          <table:table-cell table:formula="of:=COM.MICROSOFT.NORM.DIST([.$B26];[.D$2]/24;[.E$2]/24;0)/COM.MICROSOFT.NORM.DIST([.D$2]/24;[.D$2]/24;[.E$2]/24;0)" office:value-type="float" office:value="0.0180630134197813" calcext:value-type="float">
            <text:p>0,0180630134</text:p>
          </table:table-cell>
          <table:table-cell/>
          <table:table-cell table:formula="of:=COM.MICROSOFT.NORM.DIST([.$B26];[.F$2]/24;[.G$2]/24;0)/COM.MICROSOFT.NORM.DIST([.F$2]/24;[.F$2]/24;[.G$2]/24;0)" office:value-type="float" office:value="3.65084224288322E-055" calcext:value-type="float">
            <text:p>3,65084224288322E-55</text:p>
          </table:table-cell>
        </table:table-row>
        <table:table-row table:style-name="ro1">
          <table:table-cell/>
          <table:table-cell table:formula="of:=[.B26]+1/144" office:value-type="time" office:time-value="PT03H20M00S" calcext:value-type="time">
            <text:p>03:20</text:p>
          </table:table-cell>
          <table:table-cell table:formula="of:=COM.MICROSOFT.NORM.DIST([.$B27];[.B$2]/24;[.C$2]/24;0)/COM.MICROSOFT.NORM.DIST([.B$2]/24;[.B$2]/24;[.C$2]/24;0)" office:value-type="float" office:value="1.55488633906497E-027" calcext:value-type="float">
            <text:p>1,55488633906497E-27</text:p>
          </table:table-cell>
          <table:table-cell/>
          <table:table-cell table:formula="of:=COM.MICROSOFT.NORM.DIST([.$B27];[.D$2]/24;[.E$2]/24;0)/COM.MICROSOFT.NORM.DIST([.D$2]/24;[.D$2]/24;[.E$2]/24;0)" office:value-type="float" office:value="0.0285655007845504" calcext:value-type="float">
            <text:p>0,0285655008</text:p>
          </table:table-cell>
          <table:table-cell/>
          <table:table-cell table:formula="of:=COM.MICROSOFT.NORM.DIST([.$B27];[.F$2]/24;[.G$2]/24;0)/COM.MICROSOFT.NORM.DIST([.F$2]/24;[.F$2]/24;[.G$2]/24;0)" office:value-type="float" office:value="4.80089223891885E-061" calcext:value-type="float">
            <text:p>4,80089223891885E-61</text:p>
          </table:table-cell>
        </table:table-row>
        <table:table-row table:style-name="ro1">
          <table:table-cell/>
          <table:table-cell table:formula="of:=[.B27]+1/144" office:value-type="time" office:time-value="PT03H30M00S" calcext:value-type="time">
            <text:p>03:30</text:p>
          </table:table-cell>
          <table:table-cell table:formula="of:=COM.MICROSOFT.NORM.DIST([.$B28];[.B$2]/24;[.C$2]/24;0)/COM.MICROSOFT.NORM.DIST([.B$2]/24;[.B$2]/24;[.C$2]/24;0)" office:value-type="float" office:value="2.77873901831703E-030" calcext:value-type="float">
            <text:p>2,77873901831703E-30</text:p>
          </table:table-cell>
          <table:table-cell/>
          <table:table-cell table:formula="of:=COM.MICROSOFT.NORM.DIST([.$B28];[.D$2]/24;[.E$2]/24;0)/COM.MICROSOFT.NORM.DIST([.D$2]/24;[.D$2]/24;[.E$2]/24;0)" office:value-type="float" office:value="0.0439369336234075" calcext:value-type="float">
            <text:p>0,0439369336</text:p>
          </table:table-cell>
          <table:table-cell/>
          <table:table-cell table:formula="of:=COM.MICROSOFT.NORM.DIST([.$B28];[.F$2]/24;[.G$2]/24;0)/COM.MICROSOFT.NORM.DIST([.F$2]/24;[.F$2]/24;[.G$2]/24;0)" office:value-type="float" office:value="3.15251715514485E-067" calcext:value-type="float">
            <text:p>3,15251715514485E-67</text:p>
          </table:table-cell>
        </table:table-row>
        <table:table-row table:style-name="ro1">
          <table:table-cell/>
          <table:table-cell table:formula="of:=[.B28]+1/144" office:value-type="time" office:time-value="PT03H40M00S" calcext:value-type="time">
            <text:p>03:40</text:p>
          </table:table-cell>
          <table:table-cell table:formula="of:=COM.MICROSOFT.NORM.DIST([.$B29];[.B$2]/24;[.C$2]/24;0)/COM.MICROSOFT.NORM.DIST([.B$2]/24;[.B$2]/24;[.C$2]/24;0)" office:value-type="float" office:value="3.64716460115995E-033" calcext:value-type="float">
            <text:p>3,64716460115995E-33</text:p>
          </table:table-cell>
          <table:table-cell/>
          <table:table-cell table:formula="of:=COM.MICROSOFT.NORM.DIST([.$B29];[.D$2]/24;[.E$2]/24;0)/COM.MICROSOFT.NORM.DIST([.D$2]/24;[.D$2]/24;[.E$2]/24;0)" office:value-type="float" office:value="0.0657285286165306" calcext:value-type="float">
            <text:p>0,0657285286</text:p>
          </table:table-cell>
          <table:table-cell/>
          <table:table-cell table:formula="of:=COM.MICROSOFT.NORM.DIST([.$B29];[.F$2]/24;[.G$2]/24;0)/COM.MICROSOFT.NORM.DIST([.F$2]/24;[.F$2]/24;[.G$2]/24;0)" office:value-type="float" office:value="1.0337120265672E-073" calcext:value-type="float">
            <text:p>1,0337120265672E-73</text:p>
          </table:table-cell>
        </table:table-row>
        <table:table-row table:style-name="ro1">
          <table:table-cell/>
          <table:table-cell table:formula="of:=[.B29]+1/144" office:value-type="time" office:time-value="PT03H50M00S" calcext:value-type="time">
            <text:p>03:50</text:p>
          </table:table-cell>
          <table:table-cell table:formula="of:=COM.MICROSOFT.NORM.DIST([.$B30];[.B$2]/24;[.C$2]/24;0)/COM.MICROSOFT.NORM.DIST([.B$2]/24;[.B$2]/24;[.C$2]/24;0)" office:value-type="float" office:value="3.51577814327517E-036" calcext:value-type="float">
            <text:p>3,51577814327517E-36</text:p>
          </table:table-cell>
          <table:table-cell/>
          <table:table-cell table:formula="of:=COM.MICROSOFT.NORM.DIST([.$B30];[.D$2]/24;[.E$2]/24;0)/COM.MICROSOFT.NORM.DIST([.D$2]/24;[.D$2]/24;[.E$2]/24;0)" office:value-type="float" office:value="0.0956344448325388" calcext:value-type="float">
            <text:p>0,0956344448</text:p>
          </table:table-cell>
          <table:table-cell/>
          <table:table-cell table:formula="of:=COM.MICROSOFT.NORM.DIST([.$B30];[.F$2]/24;[.G$2]/24;0)/COM.MICROSOFT.NORM.DIST([.F$2]/24;[.F$2]/24;[.G$2]/24;0)" office:value-type="float" office:value="1.69257643191782E-080" calcext:value-type="float">
            <text:p>1,69257643191782E-80</text:p>
          </table:table-cell>
        </table:table-row>
        <table:table-row table:style-name="ro1">
          <table:table-cell/>
          <table:table-cell table:formula="of:=[.B30]+1/144" office:value-type="time" office:time-value="PT04H00M00S" calcext:value-type="time">
            <text:p>04:00</text:p>
          </table:table-cell>
          <table:table-cell table:formula="of:=COM.MICROSOFT.NORM.DIST([.$B31];[.B$2]/24;[.C$2]/24;0)/COM.MICROSOFT.NORM.DIST([.B$2]/24;[.B$2]/24;[.C$2]/24;0)" office:value-type="float" office:value="2.48912125332751E-039" calcext:value-type="float">
            <text:p>2,48912125332751E-39</text:p>
          </table:table-cell>
          <table:table-cell/>
          <table:table-cell table:formula="of:=COM.MICROSOFT.NORM.DIST([.$B31];[.D$2]/24;[.E$2]/24;0)/COM.MICROSOFT.NORM.DIST([.D$2]/24;[.D$2]/24;[.E$2]/24;0)" office:value-type="float" office:value="0.135335283236613" calcext:value-type="float">
            <text:p>0,1353352832</text:p>
          </table:table-cell>
          <table:table-cell/>
          <table:table-cell table:formula="of:=COM.MICROSOFT.NORM.DIST([.$B31];[.F$2]/24;[.G$2]/24;0)/COM.MICROSOFT.NORM.DIST([.F$2]/24;[.F$2]/24;[.G$2]/24;0)" office:value-type="float" office:value="1.38389652673654E-087" calcext:value-type="float">
            <text:p>1,38389652673654E-87</text:p>
          </table:table-cell>
        </table:table-row>
        <table:table-row table:style-name="ro1">
          <table:table-cell/>
          <table:table-cell table:formula="of:=[.B31]+1/144" office:value-type="time" office:time-value="PT04H10M00S" calcext:value-type="time">
            <text:p>04:10</text:p>
          </table:table-cell>
          <table:table-cell table:formula="of:=COM.MICROSOFT.NORM.DIST([.$B32];[.B$2]/24;[.C$2]/24;0)/COM.MICROSOFT.NORM.DIST([.B$2]/24;[.B$2]/24;[.C$2]/24;0)" office:value-type="float" office:value="1.29428267375293E-042" calcext:value-type="float">
            <text:p>1,29428267375293E-42</text:p>
          </table:table-cell>
          <table:table-cell/>
          <table:table-cell table:formula="of:=COM.MICROSOFT.NORM.DIST([.$B32];[.D$2]/24;[.E$2]/24;0)/COM.MICROSOFT.NORM.DIST([.D$2]/24;[.D$2]/24;[.E$2]/24;0)" office:value-type="float" office:value="0.186270463697701" calcext:value-type="float">
            <text:p>0,1862704637</text:p>
          </table:table-cell>
          <table:table-cell/>
          <table:table-cell table:formula="of:=COM.MICROSOFT.NORM.DIST([.$B32];[.F$2]/24;[.G$2]/24;0)/COM.MICROSOFT.NORM.DIST([.F$2]/24;[.F$2]/24;[.G$2]/24;0)" office:value-type="float" office:value="5.65022261657206E-095" calcext:value-type="float">
            <text:p>5,65022261657206E-95</text:p>
          </table:table-cell>
        </table:table-row>
        <table:table-row table:style-name="ro1">
          <table:table-cell/>
          <table:table-cell table:formula="of:=[.B32]+1/144" office:value-type="time" office:time-value="PT04H20M00S" calcext:value-type="time">
            <text:p>04:20</text:p>
          </table:table-cell>
          <table:table-cell table:formula="of:=COM.MICROSOFT.NORM.DIST([.$B33];[.B$2]/24;[.C$2]/24;0)/COM.MICROSOFT.NORM.DIST([.B$2]/24;[.B$2]/24;[.C$2]/24;0)" office:value-type="float" office:value="4.94277356181045E-046" calcext:value-type="float">
            <text:p>4,94277356181045E-46</text:p>
          </table:table-cell>
          <table:table-cell/>
          <table:table-cell table:formula="of:=COM.MICROSOFT.NORM.DIST([.$B33];[.D$2]/24;[.E$2]/24;0)/COM.MICROSOFT.NORM.DIST([.D$2]/24;[.D$2]/24;[.E$2]/24;0)" office:value-type="float" office:value="0.249352208777297" calcext:value-type="float">
            <text:p>0,2493522088</text:p>
          </table:table-cell>
          <table:table-cell/>
          <table:table-cell table:formula="of:=COM.MICROSOFT.NORM.DIST([.$B33];[.F$2]/24;[.G$2]/24;0)/COM.MICROSOFT.NORM.DIST([.F$2]/24;[.F$2]/24;[.G$2]/24;0)" office:value-type="float" office:value="1.15195127246341E-102" calcext:value-type="float">
            <text:p>1,15195127246341E-102</text:p>
          </table:table-cell>
        </table:table-row>
        <table:table-row table:style-name="ro1">
          <table:table-cell/>
          <table:table-cell table:formula="of:=[.B33]+1/144" office:value-type="time" office:time-value="PT04H30M00S" calcext:value-type="time">
            <text:p>04:30</text:p>
          </table:table-cell>
          <table:table-cell table:formula="of:=COM.MICROSOFT.NORM.DIST([.$B34];[.B$2]/24;[.C$2]/24;0)/COM.MICROSOFT.NORM.DIST([.B$2]/24;[.B$2]/24;[.C$2]/24;0)" office:value-type="float" office:value="1.38634329364113E-049" calcext:value-type="float">
            <text:p>1,38634329364113E-49</text:p>
          </table:table-cell>
          <table:table-cell/>
          <table:table-cell table:formula="of:=COM.MICROSOFT.NORM.DIST([.$B34];[.D$2]/24;[.E$2]/24;0)/COM.MICROSOFT.NORM.DIST([.D$2]/24;[.D$2]/24;[.E$2]/24;0)" office:value-type="float" office:value="0.32465246735835" calcext:value-type="float">
            <text:p>0,3246524674</text:p>
          </table:table-cell>
          <table:table-cell/>
          <table:table-cell table:formula="of:=COM.MICROSOFT.NORM.DIST([.$B34];[.F$2]/24;[.G$2]/24;0)/COM.MICROSOFT.NORM.DIST([.F$2]/24;[.F$2]/24;[.G$2]/24;0)" office:value-type="float" office:value="1.17276033328466E-110" calcext:value-type="float">
            <text:p>1,17276033328466E-110</text:p>
          </table:table-cell>
        </table:table-row>
        <table:table-row table:style-name="ro1">
          <table:table-cell/>
          <table:table-cell table:formula="of:=[.B34]+1/144" office:value-type="time" office:time-value="PT04H40M00S" calcext:value-type="time">
            <text:p>04:40</text:p>
          </table:table-cell>
          <table:table-cell table:formula="of:=COM.MICROSOFT.NORM.DIST([.$B35];[.B$2]/24;[.C$2]/24;0)/COM.MICROSOFT.NORM.DIST([.B$2]/24;[.B$2]/24;[.C$2]/24;0)" office:value-type="float" office:value="2.85581026285747E-053" calcext:value-type="float">
            <text:p>2,85581026285747E-53</text:p>
          </table:table-cell>
          <table:table-cell/>
          <table:table-cell table:formula="of:=COM.MICROSOFT.NORM.DIST([.$B35];[.D$2]/24;[.E$2]/24;0)/COM.MICROSOFT.NORM.DIST([.D$2]/24;[.D$2]/24;[.E$2]/24;0)" office:value-type="float" office:value="0.411112290507188" calcext:value-type="float">
            <text:p>0,4111122905</text:p>
          </table:table-cell>
          <table:table-cell/>
          <table:table-cell table:formula="of:=COM.MICROSOFT.NORM.DIST([.$B35];[.F$2]/24;[.G$2]/24;0)/COM.MICROSOFT.NORM.DIST([.F$2]/24;[.F$2]/24;[.G$2]/24;0)" office:value-type="float" office:value="5.96198717463818E-119" calcext:value-type="float">
            <text:p>5,96198717463818E-119</text:p>
          </table:table-cell>
        </table:table-row>
        <table:table-row table:style-name="ro1">
          <table:table-cell/>
          <table:table-cell table:formula="of:=[.B35]+1/144" office:value-type="time" office:time-value="PT04H50M00S" calcext:value-type="time">
            <text:p>04:50</text:p>
          </table:table-cell>
          <table:table-cell table:formula="of:=COM.MICROSOFT.NORM.DIST([.$B36];[.B$2]/24;[.C$2]/24;0)/COM.MICROSOFT.NORM.DIST([.B$2]/24;[.B$2]/24;[.C$2]/24;0)" office:value-type="float" office:value="4.32062333940787E-057" calcext:value-type="float">
            <text:p>4,32062333940787E-57</text:p>
          </table:table-cell>
          <table:table-cell/>
          <table:table-cell table:formula="of:=COM.MICROSOFT.NORM.DIST([.$B36];[.D$2]/24;[.E$2]/24;0)/COM.MICROSOFT.NORM.DIST([.D$2]/24;[.D$2]/24;[.E$2]/24;0)" office:value-type="float" office:value="0.506335616648101" calcext:value-type="float">
            <text:p>0,5063356166</text:p>
          </table:table-cell>
          <table:table-cell/>
          <table:table-cell table:formula="of:=COM.MICROSOFT.NORM.DIST([.$B36];[.F$2]/24;[.G$2]/24;0)/COM.MICROSOFT.NORM.DIST([.F$2]/24;[.F$2]/24;[.G$2]/24;0)" office:value-type="float" office:value="1.51348951431926E-127" calcext:value-type="float">
            <text:p>1,51348951431926E-127</text:p>
          </table:table-cell>
        </table:table-row>
        <table:table-row table:style-name="ro1">
          <table:table-cell/>
          <table:table-cell table:formula="of:=[.B36]+1/144" office:value-type="time" office:time-value="PT05H00M00S" calcext:value-type="time">
            <text:p>05:00</text:p>
          </table:table-cell>
          <table:table-cell table:formula="of:=COM.MICROSOFT.NORM.DIST([.$B37];[.B$2]/24;[.C$2]/24;0)/COM.MICROSOFT.NORM.DIST([.B$2]/24;[.B$2]/24;[.C$2]/24;0)" office:value-type="float" office:value="4.80089223891913E-061" calcext:value-type="float">
            <text:p>4,80089223891913E-61</text:p>
          </table:table-cell>
          <table:table-cell/>
          <table:table-cell table:formula="of:=COM.MICROSOFT.NORM.DIST([.$B37];[.D$2]/24;[.E$2]/24;0)/COM.MICROSOFT.NORM.DIST([.D$2]/24;[.D$2]/24;[.E$2]/24;0)" office:value-type="float" office:value="0.606530659712634" calcext:value-type="float">
            <text:p>0,6065306597</text:p>
          </table:table-cell>
          <table:table-cell/>
          <table:table-cell table:formula="of:=COM.MICROSOFT.NORM.DIST([.$B37];[.F$2]/24;[.G$2]/24;0)/COM.MICROSOFT.NORM.DIST([.F$2]/24;[.F$2]/24;[.G$2]/24;0)" office:value-type="float" office:value="1.91855566893446E-136" calcext:value-type="float">
            <text:p>1,91855566893446E-136</text:p>
          </table:table-cell>
        </table:table-row>
        <table:table-row table:style-name="ro1">
          <table:table-cell/>
          <table:table-cell table:formula="of:=[.B37]+1/144" office:value-type="time" office:time-value="PT05H10M00S" calcext:value-type="time">
            <text:p>05:10</text:p>
          </table:table-cell>
          <table:table-cell table:formula="of:=COM.MICROSOFT.NORM.DIST([.$B38];[.B$2]/24;[.C$2]/24;0)/COM.MICROSOFT.NORM.DIST([.B$2]/24;[.B$2]/24;[.C$2]/24;0)" office:value-type="float" office:value="3.91792394956891E-065" calcext:value-type="float">
            <text:p>3,91792394956891E-65</text:p>
          </table:table-cell>
          <table:table-cell/>
          <table:table-cell table:formula="of:=COM.MICROSOFT.NORM.DIST([.$B38];[.D$2]/24;[.E$2]/24;0)/COM.MICROSOFT.NORM.DIST([.D$2]/24;[.D$2]/24;[.E$2]/24;0)" office:value-type="float" office:value="0.706648277857717" calcext:value-type="float">
            <text:p>0,7066482779</text:p>
          </table:table-cell>
          <table:table-cell/>
          <table:table-cell table:formula="of:=COM.MICROSOFT.NORM.DIST([.$B38];[.F$2]/24;[.G$2]/24;0)/COM.MICROSOFT.NORM.DIST([.F$2]/24;[.F$2]/24;[.G$2]/24;0)" office:value-type="float" office:value="1.21443983409245E-145" calcext:value-type="float">
            <text:p>1,21443983409245E-145</text:p>
          </table:table-cell>
        </table:table-row>
        <table:table-row table:style-name="ro1">
          <table:table-cell/>
          <table:table-cell table:formula="of:=[.B38]+1/144" office:value-type="time" office:time-value="PT05H20M00S" calcext:value-type="time">
            <text:p>05:20</text:p>
          </table:table-cell>
          <table:table-cell table:formula="of:=COM.MICROSOFT.NORM.DIST([.$B39];[.B$2]/24;[.C$2]/24;0)/COM.MICROSOFT.NORM.DIST([.B$2]/24;[.B$2]/24;[.C$2]/24;0)" office:value-type="float" office:value="2.34827275153413E-069" calcext:value-type="float">
            <text:p>2,34827275153413E-69</text:p>
          </table:table-cell>
          <table:table-cell/>
          <table:table-cell table:formula="of:=COM.MICROSOFT.NORM.DIST([.$B39];[.D$2]/24;[.E$2]/24;0)/COM.MICROSOFT.NORM.DIST([.D$2]/24;[.D$2]/24;[.E$2]/24;0)" office:value-type="float" office:value="0.800737402916809" calcext:value-type="float">
            <text:p>0,8007374029</text:p>
          </table:table-cell>
          <table:table-cell/>
          <table:table-cell table:formula="of:=COM.MICROSOFT.NORM.DIST([.$B39];[.F$2]/24;[.G$2]/24;0)/COM.MICROSOFT.NORM.DIST([.F$2]/24;[.F$2]/24;[.G$2]/24;0)" office:value-type="float" office:value="3.83870034896283E-155" calcext:value-type="float">
            <text:p>3,83870034896283E-155</text:p>
          </table:table-cell>
        </table:table-row>
        <table:table-row table:style-name="ro1">
          <table:table-cell/>
          <table:table-cell table:formula="of:=[.B39]+1/144" office:value-type="time" office:time-value="PT05H30M00S" calcext:value-type="time">
            <text:p>05:30</text:p>
          </table:table-cell>
          <table:table-cell table:formula="of:=COM.MICROSOFT.NORM.DIST([.$B40];[.B$2]/24;[.C$2]/24;0)/COM.MICROSOFT.NORM.DIST([.B$2]/24;[.B$2]/24;[.C$2]/24;0)" office:value-type="float" office:value="1.03371202656726E-073" calcext:value-type="float">
            <text:p>1,03371202656726E-73</text:p>
          </table:table-cell>
          <table:table-cell/>
          <table:table-cell table:formula="of:=COM.MICROSOFT.NORM.DIST([.$B40];[.D$2]/24;[.E$2]/24;0)/COM.MICROSOFT.NORM.DIST([.D$2]/24;[.D$2]/24;[.E$2]/24;0)" office:value-type="float" office:value="0.882496902584596" calcext:value-type="float">
            <text:p>0,8824969026</text:p>
          </table:table-cell>
          <table:table-cell/>
          <table:table-cell table:formula="of:=COM.MICROSOFT.NORM.DIST([.$B40];[.F$2]/24;[.G$2]/24;0)/COM.MICROSOFT.NORM.DIST([.F$2]/24;[.F$2]/24;[.G$2]/24;0)" office:value-type="float" office:value="6.05897318325496E-165" calcext:value-type="float">
            <text:p>6,05897318325496E-165</text:p>
          </table:table-cell>
        </table:table-row>
        <table:table-row table:style-name="ro1">
          <table:table-cell/>
          <table:table-cell table:formula="of:=[.B40]+1/144" office:value-type="time" office:time-value="PT05H40M00S" calcext:value-type="time">
            <text:p>05:40</text:p>
          </table:table-cell>
          <table:table-cell table:formula="of:=COM.MICROSOFT.NORM.DIST([.$B41];[.B$2]/24;[.C$2]/24;0)/COM.MICROSOFT.NORM.DIST([.B$2]/24;[.B$2]/24;[.C$2]/24;0)" office:value-type="float" office:value="3.3420203694425E-078" calcext:value-type="float">
            <text:p>3,3420203694425E-78</text:p>
          </table:table-cell>
          <table:table-cell/>
          <table:table-cell table:formula="of:=COM.MICROSOFT.NORM.DIST([.$B41];[.D$2]/24;[.E$2]/24;0)/COM.MICROSOFT.NORM.DIST([.D$2]/24;[.D$2]/24;[.E$2]/24;0)" office:value-type="float" office:value="0.945959468906766" calcext:value-type="float">
            <text:p>0,9459594689</text:p>
          </table:table-cell>
          <table:table-cell/>
          <table:table-cell table:formula="of:=COM.MICROSOFT.NORM.DIST([.$B41];[.F$2]/24;[.G$2]/24;0)/COM.MICROSOFT.NORM.DIST([.F$2]/24;[.F$2]/24;[.G$2]/24;0)" office:value-type="float" office:value="4.7755176912364E-175" calcext:value-type="float">
            <text:p>4,7755176912364E-175</text:p>
          </table:table-cell>
        </table:table-row>
        <table:table-row table:style-name="ro1">
          <table:table-cell/>
          <table:table-cell table:formula="of:=[.B41]+1/144" office:value-type="time" office:time-value="PT05H50M00S" calcext:value-type="time">
            <text:p>05:50</text:p>
          </table:table-cell>
          <table:table-cell table:formula="of:=COM.MICROSOFT.NORM.DIST([.$B42];[.B$2]/24;[.C$2]/24;0)/COM.MICROSOFT.NORM.DIST([.B$2]/24;[.B$2]/24;[.C$2]/24;0)" office:value-type="float" office:value="7.93555140631226E-083" calcext:value-type="float">
            <text:p>7,93555140631226E-83</text:p>
          </table:table-cell>
          <table:table-cell/>
          <table:table-cell table:formula="of:=COM.MICROSOFT.NORM.DIST([.$B42];[.D$2]/24;[.E$2]/24;0)/COM.MICROSOFT.NORM.DIST([.D$2]/24;[.D$2]/24;[.E$2]/24;0)" office:value-type="float" office:value="0.986207116743917" calcext:value-type="float">
            <text:p>0,9862071167</text:p>
          </table:table-cell>
          <table:table-cell/>
          <table:table-cell table:formula="of:=COM.MICROSOFT.NORM.DIST([.$B42];[.F$2]/24;[.G$2]/24;0)/COM.MICROSOFT.NORM.DIST([.F$2]/24;[.F$2]/24;[.G$2]/24;0)" office:value-type="float" office:value="1.87952668467993E-185" calcext:value-type="float">
            <text:p>1,87952668467993E-185</text:p>
          </table:table-cell>
        </table:table-row>
        <table:table-row table:style-name="ro1">
          <table:table-cell/>
          <table:table-cell table:formula="of:=[.B42]+1/144" office:value-type="time" office:time-value="PT06H00M00S" calcext:value-type="time">
            <text:p>06:00</text:p>
          </table:table-cell>
          <table:table-cell table:formula="of:=COM.MICROSOFT.NORM.DIST([.$B43];[.B$2]/24;[.C$2]/24;0)/COM.MICROSOFT.NORM.DIST([.B$2]/24;[.B$2]/24;[.C$2]/24;0)" office:value-type="float" office:value="1.38389652673674E-087" calcext:value-type="float">
            <text:p>1,38389652673674E-87</text:p>
          </table:table-cell>
          <table:table-cell/>
          <table:table-cell table:formula="of:=COM.MICROSOFT.NORM.DIST([.$B43];[.D$2]/24;[.E$2]/24;0)/COM.MICROSOFT.NORM.DIST([.D$2]/24;[.D$2]/24;[.E$2]/24;0)" office:value-type="float" office:value="1" calcext:value-type="float">
            <text:p>1</text:p>
          </table:table-cell>
          <table:table-cell/>
          <table:table-cell table:formula="of:=COM.MICROSOFT.NORM.DIST([.$B43];[.F$2]/24;[.G$2]/24;0)/COM.MICROSOFT.NORM.DIST([.F$2]/24;[.F$2]/24;[.G$2]/24;0)" office:value-type="float" office:value="3.69388306848642E-196" calcext:value-type="float">
            <text:p>3,69388306848642E-196</text:p>
          </table:table-cell>
        </table:table-row>
        <table:table-row table:style-name="ro1">
          <table:table-cell/>
          <table:table-cell table:formula="of:=[.B43]+1/144" office:value-type="time" office:time-value="PT06H10M00S" calcext:value-type="time">
            <text:p>06:10</text:p>
          </table:table-cell>
          <table:table-cell table:formula="of:=COM.MICROSOFT.NORM.DIST([.$B44];[.B$2]/24;[.C$2]/24;0)/COM.MICROSOFT.NORM.DIST([.B$2]/24;[.B$2]/24;[.C$2]/24;0)" office:value-type="float" office:value="1.77250970847467E-092" calcext:value-type="float">
            <text:p>1,77250970847467E-92</text:p>
          </table:table-cell>
          <table:table-cell/>
          <table:table-cell table:formula="of:=COM.MICROSOFT.NORM.DIST([.$B44];[.D$2]/24;[.E$2]/24;0)/COM.MICROSOFT.NORM.DIST([.D$2]/24;[.D$2]/24;[.E$2]/24;0)" office:value-type="float" office:value="0.986207116743916" calcext:value-type="float">
            <text:p>0,9862071167</text:p>
          </table:table-cell>
          <table:table-cell/>
          <table:table-cell table:formula="of:=COM.MICROSOFT.NORM.DIST([.$B44];[.F$2]/24;[.G$2]/24;0)/COM.MICROSOFT.NORM.DIST([.F$2]/24;[.F$2]/24;[.G$2]/24;0)" office:value-type="float" office:value="3.62513680732117E-207" calcext:value-type="float">
            <text:p>3,62513680732117E-207</text:p>
          </table:table-cell>
        </table:table-row>
        <table:table-row table:style-name="ro1">
          <table:table-cell/>
          <table:table-cell table:formula="of:=[.B44]+1/144" office:value-type="time" office:time-value="PT06H20M00S" calcext:value-type="time">
            <text:p>06:20</text:p>
          </table:table-cell>
          <table:table-cell table:formula="of:=COM.MICROSOFT.NORM.DIST([.$B45];[.B$2]/24;[.C$2]/24;0)/COM.MICROSOFT.NORM.DIST([.B$2]/24;[.B$2]/24;[.C$2]/24;0)" office:value-type="float" office:value="1.66737052161005E-097" calcext:value-type="float">
            <text:p>1,66737052161005E-97</text:p>
          </table:table-cell>
          <table:table-cell/>
          <table:table-cell table:formula="of:=COM.MICROSOFT.NORM.DIST([.$B45];[.D$2]/24;[.E$2]/24;0)/COM.MICROSOFT.NORM.DIST([.D$2]/24;[.D$2]/24;[.E$2]/24;0)" office:value-type="float" office:value="0.945959468906765" calcext:value-type="float">
            <text:p>0,9459594689</text:p>
          </table:table-cell>
          <table:table-cell/>
          <table:table-cell table:formula="of:=COM.MICROSOFT.NORM.DIST([.$B45];[.F$2]/24;[.G$2]/24;0)/COM.MICROSOFT.NORM.DIST([.F$2]/24;[.F$2]/24;[.G$2]/24;0)" office:value-type="float" office:value="1.77652886362351E-218" calcext:value-type="float">
            <text:p>1,77652886362351E-218</text:p>
          </table:table-cell>
        </table:table-row>
        <table:table-row table:style-name="ro1">
          <table:table-cell/>
          <table:table-cell table:formula="of:=[.B45]+1/144" office:value-type="time" office:time-value="PT06H30M00S" calcext:value-type="time">
            <text:p>06:30</text:p>
          </table:table-cell>
          <table:table-cell table:formula="of:=COM.MICROSOFT.NORM.DIST([.$B46];[.B$2]/24;[.C$2]/24;0)/COM.MICROSOFT.NORM.DIST([.B$2]/24;[.B$2]/24;[.C$2]/24;0)" office:value-type="float" office:value="1.15195127246377E-102" calcext:value-type="float">
            <text:p>1,15195127246377E-102</text:p>
          </table:table-cell>
          <table:table-cell/>
          <table:table-cell table:formula="of:=COM.MICROSOFT.NORM.DIST([.$B46];[.D$2]/24;[.E$2]/24;0)/COM.MICROSOFT.NORM.DIST([.D$2]/24;[.D$2]/24;[.E$2]/24;0)" office:value-type="float" office:value="0.882496902584596" calcext:value-type="float">
            <text:p>0,8824969026</text:p>
          </table:table-cell>
          <table:table-cell/>
          <table:table-cell table:formula="of:=COM.MICROSOFT.NORM.DIST([.$B46];[.F$2]/24;[.G$2]/24;0)/COM.MICROSOFT.NORM.DIST([.F$2]/24;[.F$2]/24;[.G$2]/24;0)" office:value-type="float" office:value="4.34737140886962E-230" calcext:value-type="float">
            <text:p>4,34737140886962E-230</text:p>
          </table:table-cell>
        </table:table-row>
        <table:table-row table:style-name="ro1">
          <table:table-cell/>
          <table:table-cell table:formula="of:=[.B46]+1/144" office:value-type="time" office:time-value="PT06H40M00S" calcext:value-type="time">
            <text:p>06:40</text:p>
          </table:table-cell>
          <table:table-cell table:formula="of:=COM.MICROSOFT.NORM.DIST([.$B47];[.B$2]/24;[.C$2]/24;0)/COM.MICROSOFT.NORM.DIST([.B$2]/24;[.B$2]/24;[.C$2]/24;0)" office:value-type="float" office:value="5.84513561445473E-108" calcext:value-type="float">
            <text:p>5,84513561445473E-108</text:p>
          </table:table-cell>
          <table:table-cell/>
          <table:table-cell table:formula="of:=COM.MICROSOFT.NORM.DIST([.$B47];[.D$2]/24;[.E$2]/24;0)/COM.MICROSOFT.NORM.DIST([.D$2]/24;[.D$2]/24;[.E$2]/24;0)" office:value-type="float" office:value="0.800737402916809" calcext:value-type="float">
            <text:p>0,8007374029</text:p>
          </table:table-cell>
          <table:table-cell/>
          <table:table-cell table:formula="of:=COM.MICROSOFT.NORM.DIST([.$B47];[.F$2]/24;[.G$2]/24;0)/COM.MICROSOFT.NORM.DIST([.F$2]/24;[.F$2]/24;[.G$2]/24;0)" office:value-type="float" office:value="5.31236408011458E-242" calcext:value-type="float">
            <text:p>5,31236408011458E-242</text:p>
          </table:table-cell>
        </table:table-row>
        <table:table-row table:style-name="ro1">
          <table:table-cell/>
          <table:table-cell table:formula="of:=[.B47]+1/144" office:value-type="time" office:time-value="PT06H50M00S" calcext:value-type="time">
            <text:p>06:50</text:p>
          </table:table-cell>
          <table:table-cell table:formula="of:=COM.MICROSOFT.NORM.DIST([.$B48];[.B$2]/24;[.C$2]/24;0)/COM.MICROSOFT.NORM.DIST([.B$2]/24;[.B$2]/24;[.C$2]/24;0)" office:value-type="float" office:value="2.1782793178839E-113" calcext:value-type="float">
            <text:p>2,1782793178839E-113</text:p>
          </table:table-cell>
          <table:table-cell/>
          <table:table-cell table:formula="of:=COM.MICROSOFT.NORM.DIST([.$B48];[.D$2]/24;[.E$2]/24;0)/COM.MICROSOFT.NORM.DIST([.D$2]/24;[.D$2]/24;[.E$2]/24;0)" office:value-type="float" office:value="0.706648277857717" calcext:value-type="float">
            <text:p>0,7066482779</text:p>
          </table:table-cell>
          <table:table-cell/>
          <table:table-cell table:formula="of:=COM.MICROSOFT.NORM.DIST([.$B48];[.F$2]/24;[.G$2]/24;0)/COM.MICROSOFT.NORM.DIST([.F$2]/24;[.F$2]/24;[.G$2]/24;0)" office:value-type="float" office:value="3.24157092252516E-254" calcext:value-type="float">
            <text:p>3,24157092252516E-254</text:p>
          </table:table-cell>
        </table:table-row>
        <table:table-row table:style-name="ro1">
          <table:table-cell/>
          <table:table-cell table:formula="of:=[.B48]+1/144" office:value-type="time" office:time-value="PT07H00M00S" calcext:value-type="time">
            <text:p>07:00</text:p>
          </table:table-cell>
          <table:table-cell table:formula="of:=COM.MICROSOFT.NORM.DIST([.$B49];[.B$2]/24;[.C$2]/24;0)/COM.MICROSOFT.NORM.DIST([.B$2]/24;[.B$2]/24;[.C$2]/24;0)" office:value-type="float" office:value="5.96198717464055E-119" calcext:value-type="float">
            <text:p>5,96198717464055E-119</text:p>
          </table:table-cell>
          <table:table-cell/>
          <table:table-cell table:formula="of:=COM.MICROSOFT.NORM.DIST([.$B49];[.D$2]/24;[.E$2]/24;0)/COM.MICROSOFT.NORM.DIST([.D$2]/24;[.D$2]/24;[.E$2]/24;0)" office:value-type="float" office:value="0.606530659712635" calcext:value-type="float">
            <text:p>0,6065306597</text:p>
          </table:table-cell>
          <table:table-cell/>
          <table:table-cell table:formula="of:=COM.MICROSOFT.NORM.DIST([.$B49];[.F$2]/24;[.G$2]/24;0)/COM.MICROSOFT.NORM.DIST([.F$2]/24;[.F$2]/24;[.G$2]/24;0)" office:value-type="float" office:value="9.87710872152214E-267" calcext:value-type="float">
            <text:p>9,87710872152214E-267</text:p>
          </table:table-cell>
        </table:table-row>
        <table:table-row table:style-name="ro1">
          <table:table-cell/>
          <table:table-cell table:formula="of:=[.B49]+1/144" office:value-type="time" office:time-value="PT07H10M00S" calcext:value-type="time">
            <text:p>07:10</text:p>
          </table:table-cell>
          <table:table-cell table:formula="of:=COM.MICROSOFT.NORM.DIST([.$B50];[.B$2]/24;[.C$2]/24;0)/COM.MICROSOFT.NORM.DIST([.B$2]/24;[.B$2]/24;[.C$2]/24;0)" office:value-type="float" office:value="1.19846953874807E-124" calcext:value-type="float">
            <text:p>1,19846953874807E-124</text:p>
          </table:table-cell>
          <table:table-cell/>
          <table:table-cell table:formula="of:=COM.MICROSOFT.NORM.DIST([.$B50];[.D$2]/24;[.E$2]/24;0)/COM.MICROSOFT.NORM.DIST([.D$2]/24;[.D$2]/24;[.E$2]/24;0)" office:value-type="float" office:value="0.506335616648102" calcext:value-type="float">
            <text:p>0,5063356166</text:p>
          </table:table-cell>
          <table:table-cell/>
          <table:table-cell table:formula="of:=COM.MICROSOFT.NORM.DIST([.$B50];[.F$2]/24;[.G$2]/24;0)/COM.MICROSOFT.NORM.DIST([.F$2]/24;[.F$2]/24;[.G$2]/24;0)" office:value-type="float" office:value="1.50283309462416E-279" calcext:value-type="float">
            <text:p>1,50283309462416E-279</text:p>
          </table:table-cell>
        </table:table-row>
        <table:table-row table:style-name="ro1">
          <table:table-cell/>
          <table:table-cell table:formula="of:=[.B50]+1/144" office:value-type="time" office:time-value="PT07H20M00S" calcext:value-type="time">
            <text:p>07:20</text:p>
          </table:table-cell>
          <table:table-cell table:formula="of:=COM.MICROSOFT.NORM.DIST([.$B51];[.B$2]/24;[.C$2]/24;0)/COM.MICROSOFT.NORM.DIST([.B$2]/24;[.B$2]/24;[.C$2]/24;0)" office:value-type="float" office:value="1.76938139378417E-130" calcext:value-type="float">
            <text:p>1,76938139378417E-130</text:p>
          </table:table-cell>
          <table:table-cell/>
          <table:table-cell table:formula="of:=COM.MICROSOFT.NORM.DIST([.$B51];[.D$2]/24;[.E$2]/24;0)/COM.MICROSOFT.NORM.DIST([.D$2]/24;[.D$2]/24;[.E$2]/24;0)" office:value-type="float" office:value="0.411112290507189" calcext:value-type="float">
            <text:p>0,4111122905</text:p>
          </table:table-cell>
          <table:table-cell/>
          <table:table-cell table:formula="of:=COM.MICROSOFT.NORM.DIST([.$B51];[.F$2]/24;[.G$2]/24;0)/COM.MICROSOFT.NORM.DIST([.F$2]/24;[.F$2]/24;[.G$2]/24;0)" office:value-type="float" office:value="1.14182165728743E-292" calcext:value-type="float">
            <text:p>1,14182165728743E-292</text:p>
          </table:table-cell>
        </table:table-row>
        <table:table-row table:style-name="ro1">
          <table:table-cell/>
          <table:table-cell table:formula="of:=[.B51]+1/144" office:value-type="time" office:time-value="PT07H30M00S" calcext:value-type="time">
            <text:p>07:30</text:p>
          </table:table-cell>
          <table:table-cell table:formula="of:=COM.MICROSOFT.NORM.DIST([.$B52];[.B$2]/24;[.C$2]/24;0)/COM.MICROSOFT.NORM.DIST([.B$2]/24;[.B$2]/24;[.C$2]/24;0)" office:value-type="float" office:value="1.91855566893566E-136" calcext:value-type="float">
            <text:p>1,91855566893566E-136</text:p>
          </table:table-cell>
          <table:table-cell/>
          <table:table-cell table:formula="of:=COM.MICROSOFT.NORM.DIST([.$B52];[.D$2]/24;[.E$2]/24;0)/COM.MICROSOFT.NORM.DIST([.D$2]/24;[.D$2]/24;[.E$2]/24;0)" office:value-type="float" office:value="0.324652467358352" calcext:value-type="float">
            <text:p>0,3246524674</text:p>
          </table:table-cell>
          <table:table-cell/>
          <table:table-cell table:formula="of:=COM.MICROSOFT.NORM.DIST([.$B52];[.F$2]/24;[.G$2]/24;0)/COM.MICROSOFT.NORM.DIST([.F$2]/24;[.F$2]/24;[.G$2]/24;0)" office:value-type="float" office:value="4.33203953851785E-306" calcext:value-type="float">
            <text:p>4,33203953851785E-306</text:p>
          </table:table-cell>
        </table:table-row>
        <table:table-row table:style-name="ro1">
          <table:table-cell/>
          <table:table-cell table:formula="of:=[.B52]+1/144" office:value-type="time" office:time-value="PT07H40M00S" calcext:value-type="time">
            <text:p>07:40</text:p>
          </table:table-cell>
          <table:table-cell table:formula="of:=COM.MICROSOFT.NORM.DIST([.$B53];[.B$2]/24;[.C$2]/24;0)/COM.MICROSOFT.NORM.DIST([.B$2]/24;[.B$2]/24;[.C$2]/24;0)" office:value-type="float" office:value="1.52786804435949E-142" calcext:value-type="float">
            <text:p>1,52786804435949E-142</text:p>
          </table:table-cell>
          <table:table-cell/>
          <table:table-cell table:formula="of:=COM.MICROSOFT.NORM.DIST([.$B53];[.D$2]/24;[.E$2]/24;0)/COM.MICROSOFT.NORM.DIST([.D$2]/24;[.D$2]/24;[.E$2]/24;0)" office:value-type="float" office:value="0.249352208777298" calcext:value-type="float">
            <text:p>0,2493522088</text:p>
          </table:table-cell>
          <table:table-cell/>
          <table:table-cell table:formula="of:=COM.MICROSOFT.NORM.DIST([.$B53];[.F$2]/24;[.G$2]/24;0)/COM.MICROSOFT.NORM.DIST([.F$2]/24;[.F$2]/24;[.G$2]/24;0)" office:value-type="float" office:value="8.20701581027668E-320" calcext:value-type="float">
            <text:p>8,20701581027668E-320</text:p>
          </table:table-cell>
        </table:table-row>
        <table:table-row table:style-name="ro1">
          <table:table-cell/>
          <table:table-cell table:formula="of:=[.B53]+1/144" office:value-type="time" office:time-value="PT07H50M00S" calcext:value-type="time">
            <text:p>07:50</text:p>
          </table:table-cell>
          <table:table-cell table:formula="of:=COM.MICROSOFT.NORM.DIST([.$B54];[.B$2]/24;[.C$2]/24;0)/COM.MICROSOFT.NORM.DIST([.B$2]/24;[.B$2]/24;[.C$2]/24;0)" office:value-type="float" office:value="8.93625973711681E-149" calcext:value-type="float">
            <text:p>8,93625973711681E-149</text:p>
          </table:table-cell>
          <table:table-cell/>
          <table:table-cell table:formula="of:=COM.MICROSOFT.NORM.DIST([.$B54];[.D$2]/24;[.E$2]/24;0)/COM.MICROSOFT.NORM.DIST([.D$2]/24;[.D$2]/24;[.E$2]/24;0)" office:value-type="float" office:value="0.186270463697703" calcext:value-type="float">
            <text:p>0,1862704637</text:p>
          </table:table-cell>
          <table:table-cell/>
          <table:table-cell table:formula="of:=COM.MICROSOFT.NORM.DIST([.$B54];[.F$2]/24;[.G$2]/24;0)/COM.MICROSOFT.NORM.DIST([.F$2]/24;[.F$2]/24;[.G$2]/24;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54]+1/144" office:value-type="time" office:time-value="PT08H00M00S" calcext:value-type="time">
            <text:p>08:00</text:p>
          </table:table-cell>
          <table:table-cell table:formula="of:=COM.MICROSOFT.NORM.DIST([.$B55];[.B$2]/24;[.C$2]/24;0)/COM.MICROSOFT.NORM.DIST([.B$2]/24;[.B$2]/24;[.C$2]/24;0)" office:value-type="float" office:value="3.8387003489661E-155" calcext:value-type="float">
            <text:p>3,8387003489661E-155</text:p>
          </table:table-cell>
          <table:table-cell/>
          <table:table-cell table:formula="of:=COM.MICROSOFT.NORM.DIST([.$B55];[.D$2]/24;[.E$2]/24;0)/COM.MICROSOFT.NORM.DIST([.D$2]/24;[.D$2]/24;[.E$2]/24;0)" office:value-type="float" office:value="0.135335283236614" calcext:value-type="float">
            <text:p>0,1353352832</text:p>
          </table:table-cell>
          <table:table-cell/>
          <table:table-cell table:formula="of:=COM.MICROSOFT.NORM.DIST([.$B55];[.F$2]/24;[.G$2]/24;0)/COM.MICROSOFT.NORM.DIST([.F$2]/24;[.F$2]/24;[.G$2]/24;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55]+1/144" office:value-type="time" office:time-value="PT08H10M00S" calcext:value-type="time">
            <text:p>08:10</text:p>
          </table:table-cell>
          <table:table-cell table:formula="of:=COM.MICROSOFT.NORM.DIST([.$B56];[.B$2]/24;[.C$2]/24;0)/COM.MICROSOFT.NORM.DIST([.B$2]/24;[.B$2]/24;[.C$2]/24;0)" office:value-type="float" office:value="1.21107526531845E-161" calcext:value-type="float">
            <text:p>1,21107526531845E-161</text:p>
          </table:table-cell>
          <table:table-cell/>
          <table:table-cell table:formula="of:=COM.MICROSOFT.NORM.DIST([.$B56];[.D$2]/24;[.E$2]/24;0)/COM.MICROSOFT.NORM.DIST([.D$2]/24;[.D$2]/24;[.E$2]/24;0)" office:value-type="float" office:value="0.0956344448325399" calcext:value-type="float">
            <text:p>0,0956344448</text:p>
          </table:table-cell>
          <table:table-cell/>
          <table:table-cell table:formula="of:=COM.MICROSOFT.NORM.DIST([.$B56];[.F$2]/24;[.G$2]/24;0)/COM.MICROSOFT.NORM.DIST([.F$2]/24;[.F$2]/24;[.G$2]/24;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56]+1/144" office:value-type="time" office:time-value="PT08H20M00S" calcext:value-type="time">
            <text:p>08:20</text:p>
          </table:table-cell>
          <table:table-cell table:formula="of:=COM.MICROSOFT.NORM.DIST([.$B57];[.B$2]/24;[.C$2]/24;0)/COM.MICROSOFT.NORM.DIST([.B$2]/24;[.B$2]/24;[.C$2]/24;0)" office:value-type="float" office:value="2.8061866206883E-168" calcext:value-type="float">
            <text:p>2,8061866206883E-168</text:p>
          </table:table-cell>
          <table:table-cell/>
          <table:table-cell table:formula="of:=COM.MICROSOFT.NORM.DIST([.$B57];[.D$2]/24;[.E$2]/24;0)/COM.MICROSOFT.NORM.DIST([.D$2]/24;[.D$2]/24;[.E$2]/24;0)" office:value-type="float" office:value="0.0657285286165316" calcext:value-type="float">
            <text:p>0,0657285286</text:p>
          </table:table-cell>
          <table:table-cell/>
          <table:table-cell table:formula="of:=COM.MICROSOFT.NORM.DIST([.$B57];[.F$2]/24;[.G$2]/24;0)/COM.MICROSOFT.NORM.DIST([.F$2]/24;[.F$2]/24;[.G$2]/24;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57]+1/144" office:value-type="time" office:time-value="PT08H30M00S" calcext:value-type="time">
            <text:p>08:30</text:p>
          </table:table-cell>
          <table:table-cell table:formula="of:=COM.MICROSOFT.NORM.DIST([.$B58];[.B$2]/24;[.C$2]/24;0)/COM.MICROSOFT.NORM.DIST([.B$2]/24;[.B$2]/24;[.C$2]/24;0)" office:value-type="float" office:value="4.77551769124156E-175" calcext:value-type="float">
            <text:p>4,77551769124156E-175</text:p>
          </table:table-cell>
          <table:table-cell/>
          <table:table-cell table:formula="of:=COM.MICROSOFT.NORM.DIST([.$B58];[.D$2]/24;[.E$2]/24;0)/COM.MICROSOFT.NORM.DIST([.D$2]/24;[.D$2]/24;[.E$2]/24;0)" office:value-type="float" office:value="0.0439369336234082" calcext:value-type="float">
            <text:p>0,0439369336</text:p>
          </table:table-cell>
          <table:table-cell/>
          <table:table-cell table:formula="of:=COM.MICROSOFT.NORM.DIST([.$B58];[.F$2]/24;[.G$2]/24;0)/COM.MICROSOFT.NORM.DIST([.F$2]/24;[.F$2]/24;[.G$2]/24;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58]+1/144" office:value-type="time" office:time-value="PT08H40M00S" calcext:value-type="time">
            <text:p>08:40</text:p>
          </table:table-cell>
          <table:table-cell table:formula="of:=COM.MICROSOFT.NORM.DIST([.$B59];[.B$2]/24;[.C$2]/24;0)/COM.MICROSOFT.NORM.DIST([.B$2]/24;[.B$2]/24;[.C$2]/24;0)" office:value-type="float" office:value="5.96874273237308E-182" calcext:value-type="float">
            <text:p>5,96874273237308E-182</text:p>
          </table:table-cell>
          <table:table-cell/>
          <table:table-cell table:formula="of:=COM.MICROSOFT.NORM.DIST([.$B59];[.D$2]/24;[.E$2]/24;0)/COM.MICROSOFT.NORM.DIST([.D$2]/24;[.D$2]/24;[.E$2]/24;0)" office:value-type="float" office:value="0.028565500784551" calcext:value-type="float">
            <text:p>0,0285655008</text:p>
          </table:table-cell>
          <table:table-cell/>
          <table:table-cell table:formula="of:=COM.MICROSOFT.NORM.DIST([.$B59];[.F$2]/24;[.G$2]/24;0)/COM.MICROSOFT.NORM.DIST([.F$2]/24;[.F$2]/24;[.G$2]/24;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59]+1/144" office:value-type="time" office:time-value="PT08H50M00S" calcext:value-type="time">
            <text:p>08:50</text:p>
          </table:table-cell>
          <table:table-cell table:formula="of:=COM.MICROSOFT.NORM.DIST([.$B60];[.B$2]/24;[.C$2]/24;0)/COM.MICROSOFT.NORM.DIST([.B$2]/24;[.B$2]/24;[.C$2]/24;0)" office:value-type="float" office:value="5.47903096921278E-189" calcext:value-type="float">
            <text:p>5,47903096921278E-189</text:p>
          </table:table-cell>
          <table:table-cell/>
          <table:table-cell table:formula="of:=COM.MICROSOFT.NORM.DIST([.$B60];[.D$2]/24;[.E$2]/24;0)/COM.MICROSOFT.NORM.DIST([.D$2]/24;[.D$2]/24;[.E$2]/24;0)" office:value-type="float" office:value="0.0180630134197817" calcext:value-type="float">
            <text:p>0,0180630134</text:p>
          </table:table-cell>
          <table:table-cell/>
          <table:table-cell table:formula="of:=COM.MICROSOFT.NORM.DIST([.$B60];[.F$2]/24;[.G$2]/24;0)/COM.MICROSOFT.NORM.DIST([.F$2]/24;[.F$2]/24;[.G$2]/24;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60]+1/144" office:value-type="time" office:time-value="PT09H00M00S" calcext:value-type="time">
            <text:p>09:00</text:p>
          </table:table-cell>
          <table:table-cell table:formula="of:=COM.MICROSOFT.NORM.DIST([.$B61];[.B$2]/24;[.C$2]/24;0)/COM.MICROSOFT.NORM.DIST([.B$2]/24;[.B$2]/24;[.C$2]/24;0)" office:value-type="float" office:value="3.69388306849125E-196" calcext:value-type="float">
            <text:p>3,69388306849125E-196</text:p>
          </table:table-cell>
          <table:table-cell/>
          <table:table-cell table:formula="of:=COM.MICROSOFT.NORM.DIST([.$B61];[.D$2]/24;[.E$2]/24;0)/COM.MICROSOFT.NORM.DIST([.D$2]/24;[.D$2]/24;[.E$2]/24;0)" office:value-type="float" office:value="0.0111089965382426" calcext:value-type="float">
            <text:p>0,0111089965</text:p>
          </table:table-cell>
          <table:table-cell/>
          <table:table-cell table:formula="of:=COM.MICROSOFT.NORM.DIST([.$B61];[.F$2]/24;[.G$2]/24;0)/COM.MICROSOFT.NORM.DIST([.F$2]/24;[.F$2]/24;[.G$2]/24;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61]+1/144" office:value-type="time" office:time-value="PT09H10M00S" calcext:value-type="time">
            <text:p>09:10</text:p>
          </table:table-cell>
          <table:table-cell table:formula="of:=COM.MICROSOFT.NORM.DIST([.$B62];[.B$2]/24;[.C$2]/24;0)/COM.MICROSOFT.NORM.DIST([.B$2]/24;[.B$2]/24;[.C$2]/24;0)" office:value-type="float" office:value="1.82903082634049E-203" calcext:value-type="float">
            <text:p>1,82903082634049E-203</text:p>
          </table:table-cell>
          <table:table-cell/>
          <table:table-cell table:formula="of:=COM.MICROSOFT.NORM.DIST([.$B62];[.D$2]/24;[.E$2]/24;0)/COM.MICROSOFT.NORM.DIST([.D$2]/24;[.D$2]/24;[.E$2]/24;0)" office:value-type="float" office:value="0.00664501128274161" calcext:value-type="float">
            <text:p>0,0066450113</text:p>
          </table:table-cell>
          <table:table-cell/>
          <table:table-cell table:formula="of:=COM.MICROSOFT.NORM.DIST([.$B62];[.F$2]/24;[.G$2]/24;0)/COM.MICROSOFT.NORM.DIST([.F$2]/24;[.F$2]/24;[.G$2]/24;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62]+1/144" office:value-type="time" office:time-value="PT09H20M00S" calcext:value-type="time">
            <text:p>09:20</text:p>
          </table:table-cell>
          <table:table-cell table:formula="of:=COM.MICROSOFT.NORM.DIST([.$B63];[.B$2]/24;[.C$2]/24;0)/COM.MICROSOFT.NORM.DIST([.B$2]/24;[.B$2]/24;[.C$2]/24;0)" office:value-type="float" office:value="6.65146637444064E-211" calcext:value-type="float">
            <text:p>6,65146637444064E-211</text:p>
          </table:table-cell>
          <table:table-cell/>
          <table:table-cell table:formula="of:=COM.MICROSOFT.NORM.DIST([.$B63];[.D$2]/24;[.E$2]/24;0)/COM.MICROSOFT.NORM.DIST([.D$2]/24;[.D$2]/24;[.E$2]/24;0)" office:value-type="float" office:value="0.00386592013947294" calcext:value-type="float">
            <text:p>0,0038659201</text:p>
          </table:table-cell>
          <table:table-cell/>
          <table:table-cell table:formula="of:=COM.MICROSOFT.NORM.DIST([.$B63];[.F$2]/24;[.G$2]/24;0)/COM.MICROSOFT.NORM.DIST([.F$2]/24;[.F$2]/24;[.G$2]/24;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63]+1/144" office:value-type="time" office:time-value="PT09H30M00S" calcext:value-type="time">
            <text:p>09:30</text:p>
          </table:table-cell>
          <table:table-cell table:formula="of:=COM.MICROSOFT.NORM.DIST([.$B64];[.B$2]/24;[.C$2]/24;0)/COM.MICROSOFT.NORM.DIST([.B$2]/24;[.B$2]/24;[.C$2]/24;0)" office:value-type="float" office:value="1.77652886362593E-218" calcext:value-type="float">
            <text:p>1,77652886362593E-218</text:p>
          </table:table-cell>
          <table:table-cell/>
          <table:table-cell table:formula="of:=COM.MICROSOFT.NORM.DIST([.$B64];[.D$2]/24;[.E$2]/24;0)/COM.MICROSOFT.NORM.DIST([.D$2]/24;[.D$2]/24;[.E$2]/24;0)" office:value-type="float" office:value="0.00218749111818297" calcext:value-type="float">
            <text:p>0,0021874911</text:p>
          </table:table-cell>
          <table:table-cell/>
          <table:table-cell table:formula="of:=COM.MICROSOFT.NORM.DIST([.$B64];[.F$2]/24;[.G$2]/24;0)/COM.MICROSOFT.NORM.DIST([.F$2]/24;[.F$2]/24;[.G$2]/24;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64]+1/144" office:value-type="time" office:time-value="PT09H40M00S" calcext:value-type="time">
            <text:p>09:40</text:p>
          </table:table-cell>
          <table:table-cell table:formula="of:=COM.MICROSOFT.NORM.DIST([.$B65];[.B$2]/24;[.C$2]/24;0)/COM.MICROSOFT.NORM.DIST([.B$2]/24;[.B$2]/24;[.C$2]/24;0)" office:value-type="float" office:value="3.48486235674455E-226" calcext:value-type="float">
            <text:p>3,48486235674455E-226</text:p>
          </table:table-cell>
          <table:table-cell/>
          <table:table-cell table:formula="of:=COM.MICROSOFT.NORM.DIST([.$B65];[.D$2]/24;[.E$2]/24;0)/COM.MICROSOFT.NORM.DIST([.D$2]/24;[.D$2]/24;[.E$2]/24;0)" office:value-type="float" office:value="0.00120385999482825" calcext:value-type="float">
            <text:p>0,00120386</text:p>
          </table:table-cell>
          <table:table-cell/>
          <table:table-cell table:formula="of:=COM.MICROSOFT.NORM.DIST([.$B65];[.F$2]/24;[.G$2]/24;0)/COM.MICROSOFT.NORM.DIST([.F$2]/24;[.F$2]/24;[.G$2]/24;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65]+1/144" office:value-type="time" office:time-value="PT09H50M00S" calcext:value-type="time">
            <text:p>09:50</text:p>
          </table:table-cell>
          <table:table-cell table:formula="of:=COM.MICROSOFT.NORM.DIST([.$B66];[.B$2]/24;[.C$2]/24;0)/COM.MICROSOFT.NORM.DIST([.B$2]/24;[.B$2]/24;[.C$2]/24;0)" office:value-type="float" office:value="5.02062152558311E-234" calcext:value-type="float">
            <text:p>5,02062152558311E-234</text:p>
          </table:table-cell>
          <table:table-cell/>
          <table:table-cell table:formula="of:=COM.MICROSOFT.NORM.DIST([.$B66];[.D$2]/24;[.E$2]/24;0)/COM.MICROSOFT.NORM.DIST([.D$2]/24;[.D$2]/24;[.E$2]/24;0)" office:value-type="float" office:value="0.000644379820568638" calcext:value-type="float">
            <text:p>0,0006443798</text:p>
          </table:table-cell>
          <table:table-cell/>
          <table:table-cell table:formula="of:=COM.MICROSOFT.NORM.DIST([.$B66];[.F$2]/24;[.G$2]/24;0)/COM.MICROSOFT.NORM.DIST([.F$2]/24;[.F$2]/24;[.G$2]/24;0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66]+1/144" office:value-type="time" office:time-value="PT10H00M00S" calcext:value-type="time">
            <text:p>10:00</text:p>
          </table:table-cell>
          <table:table-cell table:formula="of:=COM.MICROSOFT.NORM.DIST([.$B67];[.B$2]/24;[.C$2]/24;0)/COM.MICROSOFT.NORM.DIST([.B$2]/24;[.B$2]/24;[.C$2]/24;0)" office:value-type="float" office:value="5.31236408012243E-242" calcext:value-type="float">
            <text:p>5,31236408012243E-242</text:p>
          </table:table-cell>
          <table:table-cell/>
          <table:table-cell table:formula="of:=COM.MICROSOFT.NORM.DIST([.$B67];[.D$2]/24;[.E$2]/24;0)/COM.MICROSOFT.NORM.DIST([.D$2]/24;[.D$2]/24;[.E$2]/24;0)" office:value-type="float" office:value="0.000335462627902529" calcext:value-type="float">
            <text:p>0,0003354626</text:p>
          </table:table-cell>
          <table:table-cell/>
          <table:table-cell table:formula="of:=COM.MICROSOFT.NORM.DIST([.$B67];[.F$2]/24;[.G$2]/24;0)/COM.MICROSOFT.NORM.DIST([.F$2]/24;[.F$2]/24;[.G$2]/24;0)" office:value-type="float" office:value="0" calcext:value-type="float">
            <text:p>0</text:p>
          </table:table-cell>
        </table:table-row>
      </table:table>
      <table:table table:name="turysta" table:style-name="ta1">
        <table:shapes>
          <draw:frame draw:z-index="0" draw:style-name="gr1" draw:text-style-name="P1" svg:width="315.67mm" svg:height="153.68mm" svg:x="315.95mm" svg:y="26.3mm">
            <loext:p draw:notify-on-update-of-ranges="turysta.B7:turysta.B67 turysta.C6:turysta.C6 turysta.C7:turysta.C67 turysta.G6:turysta.G6 turysta.G7:turysta.G67 turysta.E6:turysta.E6 turysta.E7:turysta.E6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number-columns-repeated="5" table:default-cell-style-name="Default"/>
        <table:table-row table:style-name="ro1">
          <table:table-cell/>
          <table:table-cell table:style-name="Default" office:value-type="string" calcext:value-type="string">
            <text:p>Nauka</text:p>
          </table:table-cell>
          <table:table-cell/>
          <table:table-cell office:value-type="string" calcext:value-type="string">
            <text:p>Praca</text:p>
          </table:table-cell>
          <table:table-cell/>
          <table:table-cell office:value-type="string" calcext:value-type="string">
            <text:p>Kultura</text:p>
          </table:table-cell>
          <table:table-cell/>
        </table:table-row>
        <table:table-row table:style-name="ro1">
          <table:table-cell office:value-type="string" calcext:value-type="string">
            <text:p>Wszyscy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number-rows-repeated="3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office:value-type="string" calcext:value-type="string">
            <text:p>Nauka</text:p>
          </table:table-cell>
          <table:table-cell/>
          <table:table-cell office:value-type="string" calcext:value-type="string">
            <text:p>Praca</text:p>
          </table:table-cell>
          <table:table-cell/>
          <table:table-cell office:value-type="string" calcext:value-type="string">
            <text:p>Kultura</text:p>
          </table:table-cell>
        </table:table-row>
        <table:table-row table:style-name="ro1">
          <table:table-cell/>
          <table:table-cell office:value-type="time" office:time-value="PT00H00M00S" calcext:value-type="time">
            <text:p>00:00</text:p>
          </table:table-cell>
          <table:table-cell table:formula="of:=COM.MICROSOFT.NORM.DIST([.$B7];[.B$2]/24;[.C$2]/24;0)/COM.MICROSOFT.NORM.DIST([.B$2]/24;[.B$2]/24;[.C$2]/24;0)" office:value-type="float" office:value="1" calcext:value-type="float">
            <text:p>1</text:p>
          </table:table-cell>
          <table:table-cell/>
          <table:table-cell table:formula="of:=COM.MICROSOFT.NORM.DIST([.$B7];[.D$2]/24;[.E$2]/24;0)/COM.MICROSOFT.NORM.DIST([.D$2]/24;[.D$2]/24;[.E$2]/24;0)" office:value-type="float" office:value="1" calcext:value-type="float">
            <text:p>1</text:p>
          </table:table-cell>
          <table:table-cell/>
          <table:table-cell table:formula="of:=COM.MICROSOFT.NORM.DIST([.$B7];[.F$2]/24;[.G$2]/24;0)/COM.MICROSOFT.NORM.DIST([.F$2]/24;[.F$2]/24;[.G$2]/24;0)" office:value-type="float" office:value="0.606530659712633" calcext:value-type="float">
            <text:p>0,6065306597</text:p>
          </table:table-cell>
        </table:table-row>
        <table:table-row table:style-name="ro1">
          <table:table-cell/>
          <table:table-cell table:formula="of:=[.B7]+1/144" office:value-type="time" office:time-value="PT00H10M00S" calcext:value-type="time">
            <text:p>00:10</text:p>
          </table:table-cell>
          <table:table-cell table:formula="of:=COM.MICROSOFT.NORM.DIST([.$B8];[.B$2]/24;[.C$2]/24;0)/COM.MICROSOFT.NORM.DIST([.B$2]/24;[.B$2]/24;[.C$2]/24;0)" office:value-type="float" office:value="0.856996891435279" calcext:value-type="float">
            <text:p>0,8569968914</text:p>
          </table:table-cell>
          <table:table-cell/>
          <table:table-cell table:formula="of:=COM.MICROSOFT.NORM.DIST([.$B8];[.D$2]/24;[.E$2]/24;0)/COM.MICROSOFT.NORM.DIST([.D$2]/24;[.D$2]/24;[.E$2]/24;0)" office:value-type="float" office:value="0.945959468906765" calcext:value-type="float">
            <text:p>0,9459594689</text:p>
          </table:table-cell>
          <table:table-cell/>
          <table:table-cell table:formula="of:=COM.MICROSOFT.NORM.DIST([.$B8];[.F$2]/24;[.G$2]/24;0)/COM.MICROSOFT.NORM.DIST([.F$2]/24;[.F$2]/24;[.G$2]/24;0)" office:value-type="float" office:value="0.706648277857716" calcext:value-type="float">
            <text:p>0,7066482779</text:p>
          </table:table-cell>
        </table:table-row>
        <table:table-row table:style-name="ro1">
          <table:table-cell/>
          <table:table-cell table:formula="of:=[.B8]+1/144" office:value-type="time" office:time-value="PT00H20M00S" calcext:value-type="time">
            <text:p>00:20</text:p>
          </table:table-cell>
          <table:table-cell table:formula="of:=COM.MICROSOFT.NORM.DIST([.$B9];[.B$2]/24;[.C$2]/24;0)/COM.MICROSOFT.NORM.DIST([.B$2]/24;[.B$2]/24;[.C$2]/24;0)" office:value-type="float" office:value="0.539407507237627" calcext:value-type="float">
            <text:p>0,5394075072</text:p>
          </table:table-cell>
          <table:table-cell/>
          <table:table-cell table:formula="of:=COM.MICROSOFT.NORM.DIST([.$B9];[.D$2]/24;[.E$2]/24;0)/COM.MICROSOFT.NORM.DIST([.D$2]/24;[.D$2]/24;[.E$2]/24;0)" office:value-type="float" office:value="0.800737402916808" calcext:value-type="float">
            <text:p>0,8007374029</text:p>
          </table:table-cell>
          <table:table-cell/>
          <table:table-cell table:formula="of:=COM.MICROSOFT.NORM.DIST([.$B9];[.F$2]/24;[.G$2]/24;0)/COM.MICROSOFT.NORM.DIST([.F$2]/24;[.F$2]/24;[.G$2]/24;0)" office:value-type="float" office:value="0.800737402916808" calcext:value-type="float">
            <text:p>0,8007374029</text:p>
          </table:table-cell>
        </table:table-row>
        <table:table-row table:style-name="ro1">
          <table:table-cell/>
          <table:table-cell table:formula="of:=[.B9]+1/144" office:value-type="time" office:time-value="PT00H30M00S" calcext:value-type="time">
            <text:p>00:30</text:p>
          </table:table-cell>
          <table:table-cell table:formula="of:=COM.MICROSOFT.NORM.DIST([.$B10];[.B$2]/24;[.C$2]/24;0)/COM.MICROSOFT.NORM.DIST([.B$2]/24;[.B$2]/24;[.C$2]/24;0)" office:value-type="float" office:value="0.249352208777296" calcext:value-type="float">
            <text:p>0,2493522088</text:p>
          </table:table-cell>
          <table:table-cell/>
          <table:table-cell table:formula="of:=COM.MICROSOFT.NORM.DIST([.$B10];[.D$2]/24;[.E$2]/24;0)/COM.MICROSOFT.NORM.DIST([.D$2]/24;[.D$2]/24;[.E$2]/24;0)" office:value-type="float" office:value="0.606530659712633" calcext:value-type="float">
            <text:p>0,6065306597</text:p>
          </table:table-cell>
          <table:table-cell/>
          <table:table-cell table:formula="of:=COM.MICROSOFT.NORM.DIST([.$B10];[.F$2]/24;[.G$2]/24;0)/COM.MICROSOFT.NORM.DIST([.F$2]/24;[.F$2]/24;[.G$2]/24;0)" office:value-type="float" office:value="0.882496902584595" calcext:value-type="float">
            <text:p>0,8824969026</text:p>
          </table:table-cell>
        </table:table-row>
        <table:table-row table:style-name="ro1">
          <table:table-cell/>
          <table:table-cell table:formula="of:=[.B10]+1/144" office:value-type="time" office:time-value="PT00H40M00S" calcext:value-type="time">
            <text:p>00:40</text:p>
          </table:table-cell>
          <table:table-cell table:formula="of:=COM.MICROSOFT.NORM.DIST([.$B11];[.B$2]/24;[.C$2]/24;0)/COM.MICROSOFT.NORM.DIST([.B$2]/24;[.B$2]/24;[.C$2]/24;0)" office:value-type="float" office:value="0.08465798862253" calcext:value-type="float">
            <text:p>0,0846579886</text:p>
          </table:table-cell>
          <table:table-cell/>
          <table:table-cell table:formula="of:=COM.MICROSOFT.NORM.DIST([.$B11];[.D$2]/24;[.E$2]/24;0)/COM.MICROSOFT.NORM.DIST([.D$2]/24;[.D$2]/24;[.E$2]/24;0)" office:value-type="float" office:value="0.411112290507187" calcext:value-type="float">
            <text:p>0,4111122905</text:p>
          </table:table-cell>
          <table:table-cell/>
          <table:table-cell table:formula="of:=COM.MICROSOFT.NORM.DIST([.$B11];[.F$2]/24;[.G$2]/24;0)/COM.MICROSOFT.NORM.DIST([.F$2]/24;[.F$2]/24;[.G$2]/24;0)" office:value-type="float" office:value="0.945959468906765" calcext:value-type="float">
            <text:p>0,9459594689</text:p>
          </table:table-cell>
        </table:table-row>
        <table:table-row table:style-name="ro1">
          <table:table-cell/>
          <table:table-cell table:formula="of:=[.B11]+1/144" office:value-type="time" office:time-value="PT00H50M00S" calcext:value-type="time">
            <text:p>00:50</text:p>
          </table:table-cell>
          <table:table-cell table:formula="of:=COM.MICROSOFT.NORM.DIST([.$B12];[.B$2]/24;[.C$2]/24;0)/COM.MICROSOFT.NORM.DIST([.B$2]/24;[.B$2]/24;[.C$2]/24;0)" office:value-type="float" office:value="0.0211096564536711" calcext:value-type="float">
            <text:p>0,0211096565</text:p>
          </table:table-cell>
          <table:table-cell/>
          <table:table-cell table:formula="of:=COM.MICROSOFT.NORM.DIST([.$B12];[.D$2]/24;[.E$2]/24;0)/COM.MICROSOFT.NORM.DIST([.D$2]/24;[.D$2]/24;[.E$2]/24;0)" office:value-type="float" office:value="0.249352208777296" calcext:value-type="float">
            <text:p>0,2493522088</text:p>
          </table:table-cell>
          <table:table-cell/>
          <table:table-cell table:formula="of:=COM.MICROSOFT.NORM.DIST([.$B12];[.F$2]/24;[.G$2]/24;0)/COM.MICROSOFT.NORM.DIST([.F$2]/24;[.F$2]/24;[.G$2]/24;0)" office:value-type="float" office:value="0.986207116743916" calcext:value-type="float">
            <text:p>0,9862071167</text:p>
          </table:table-cell>
        </table:table-row>
        <table:table-row table:style-name="ro1">
          <table:table-cell/>
          <table:table-cell table:formula="of:=[.B12]+1/144" office:value-type="time" office:time-value="PT01H00M00S" calcext:value-type="time">
            <text:p>01:00</text:p>
          </table:table-cell>
          <table:table-cell table:formula="of:=COM.MICROSOFT.NORM.DIST([.$B13];[.B$2]/24;[.C$2]/24;0)/COM.MICROSOFT.NORM.DIST([.B$2]/24;[.B$2]/24;[.C$2]/24;0)" office:value-type="float" office:value="0.00386592013947281" calcext:value-type="float">
            <text:p>0,0038659201</text:p>
          </table:table-cell>
          <table:table-cell/>
          <table:table-cell table:formula="of:=COM.MICROSOFT.NORM.DIST([.$B13];[.D$2]/24;[.E$2]/24;0)/COM.MICROSOFT.NORM.DIST([.D$2]/24;[.D$2]/24;[.E$2]/24;0)" office:value-type="float" office:value="0.135335283236613" calcext:value-type="float">
            <text:p>0,1353352832</text:p>
          </table:table-cell>
          <table:table-cell/>
          <table:table-cell table:formula="of:=COM.MICROSOFT.NORM.DIST([.$B13];[.F$2]/24;[.G$2]/24;0)/COM.MICROSOFT.NORM.DIST([.F$2]/24;[.F$2]/24;[.G$2]/24;0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.B13]+1/144" office:value-type="time" office:time-value="PT01H10M00S" calcext:value-type="time">
            <text:p>01:10</text:p>
          </table:table-cell>
          <table:table-cell table:formula="of:=COM.MICROSOFT.NORM.DIST([.$B14];[.B$2]/24;[.C$2]/24;0)/COM.MICROSOFT.NORM.DIST([.B$2]/24;[.B$2]/24;[.C$2]/24;0)" office:value-type="float" office:value="0.000519975743255855" calcext:value-type="float">
            <text:p>0,0005199757</text:p>
          </table:table-cell>
          <table:table-cell/>
          <table:table-cell table:formula="of:=COM.MICROSOFT.NORM.DIST([.$B14];[.D$2]/24;[.E$2]/24;0)/COM.MICROSOFT.NORM.DIST([.D$2]/24;[.D$2]/24;[.E$2]/24;0)" office:value-type="float" office:value="0.0657285286165304" calcext:value-type="float">
            <text:p>0,0657285286</text:p>
          </table:table-cell>
          <table:table-cell/>
          <table:table-cell table:formula="of:=COM.MICROSOFT.NORM.DIST([.$B14];[.F$2]/24;[.G$2]/24;0)/COM.MICROSOFT.NORM.DIST([.F$2]/24;[.F$2]/24;[.G$2]/24;0)" office:value-type="float" office:value="0.986207116743916" calcext:value-type="float">
            <text:p>0,9862071167</text:p>
          </table:table-cell>
        </table:table-row>
        <table:table-row table:style-name="ro1">
          <table:table-cell/>
          <table:table-cell table:formula="of:=[.B14]+1/144" office:value-type="time" office:time-value="PT01H20M00S" calcext:value-type="time">
            <text:p>01:20</text:p>
          </table:table-cell>
          <table:table-cell table:formula="of:=COM.MICROSOFT.NORM.DIST([.$B15];[.B$2]/24;[.C$2]/24;0)/COM.MICROSOFT.NORM.DIST([.B$2]/24;[.B$2]/24;[.C$2]/24;0)" office:value-type="float" office:value="0.0000513655311897594" calcext:value-type="float">
            <text:p>5,13655311897594E-05</text:p>
          </table:table-cell>
          <table:table-cell/>
          <table:table-cell table:formula="of:=COM.MICROSOFT.NORM.DIST([.$B15];[.D$2]/24;[.E$2]/24;0)/COM.MICROSOFT.NORM.DIST([.D$2]/24;[.D$2]/24;[.E$2]/24;0)" office:value-type="float" office:value="0.0285655007845503" calcext:value-type="float">
            <text:p>0,0285655008</text:p>
          </table:table-cell>
          <table:table-cell/>
          <table:table-cell table:formula="of:=COM.MICROSOFT.NORM.DIST([.$B15];[.F$2]/24;[.G$2]/24;0)/COM.MICROSOFT.NORM.DIST([.F$2]/24;[.F$2]/24;[.G$2]/24;0)" office:value-type="float" office:value="0.945959468906765" calcext:value-type="float">
            <text:p>0,9459594689</text:p>
          </table:table-cell>
        </table:table-row>
        <table:table-row table:style-name="ro1">
          <table:table-cell/>
          <table:table-cell table:formula="of:=[.B15]+1/144" office:value-type="time" office:time-value="PT01H30M00S" calcext:value-type="time">
            <text:p>01:30</text:p>
          </table:table-cell>
          <table:table-cell table:formula="of:=COM.MICROSOFT.NORM.DIST([.$B16];[.B$2]/24;[.C$2]/24;0)/COM.MICROSOFT.NORM.DIST([.B$2]/24;[.B$2]/24;[.C$2]/24;0)" office:value-type="float" office:value="0.00000372665317207867" calcext:value-type="float">
            <text:p>3,72665317207867E-06</text:p>
          </table:table-cell>
          <table:table-cell/>
          <table:table-cell table:formula="of:=COM.MICROSOFT.NORM.DIST([.$B16];[.D$2]/24;[.E$2]/24;0)/COM.MICROSOFT.NORM.DIST([.D$2]/24;[.D$2]/24;[.E$2]/24;0)" office:value-type="float" office:value="0.0111089965382423" calcext:value-type="float">
            <text:p>0,0111089965</text:p>
          </table:table-cell>
          <table:table-cell/>
          <table:table-cell table:formula="of:=COM.MICROSOFT.NORM.DIST([.$B16];[.F$2]/24;[.G$2]/24;0)/COM.MICROSOFT.NORM.DIST([.F$2]/24;[.F$2]/24;[.G$2]/24;0)" office:value-type="float" office:value="0.882496902584595" calcext:value-type="float">
            <text:p>0,8824969026</text:p>
          </table:table-cell>
        </table:table-row>
        <table:table-row table:style-name="ro1">
          <table:table-cell/>
          <table:table-cell table:formula="of:=[.B16]+1/144" office:value-type="time" office:time-value="PT01H40M00S" calcext:value-type="time">
            <text:p>01:40</text:p>
          </table:table-cell>
          <table:table-cell table:formula="of:=COM.MICROSOFT.NORM.DIST([.$B17];[.B$2]/24;[.C$2]/24;0)/COM.MICROSOFT.NORM.DIST([.B$2]/24;[.B$2]/24;[.C$2]/24;0)" office:value-type="float" office:value="0.000000198575041501209" calcext:value-type="float">
            <text:p>1,98575041501209E-07</text:p>
          </table:table-cell>
          <table:table-cell/>
          <table:table-cell table:formula="of:=COM.MICROSOFT.NORM.DIST([.$B17];[.D$2]/24;[.E$2]/24;0)/COM.MICROSOFT.NORM.DIST([.D$2]/24;[.D$2]/24;[.E$2]/24;0)" office:value-type="float" office:value="0.00386592013947279" calcext:value-type="float">
            <text:p>0,0038659201</text:p>
          </table:table-cell>
          <table:table-cell/>
          <table:table-cell table:formula="of:=COM.MICROSOFT.NORM.DIST([.$B17];[.F$2]/24;[.G$2]/24;0)/COM.MICROSOFT.NORM.DIST([.F$2]/24;[.F$2]/24;[.G$2]/24;0)" office:value-type="float" office:value="0.800737402916808" calcext:value-type="float">
            <text:p>0,8007374029</text:p>
          </table:table-cell>
        </table:table-row>
        <table:table-row table:style-name="ro1">
          <table:table-cell/>
          <table:table-cell table:formula="of:=[.B17]+1/144" office:value-type="time" office:time-value="PT01H50M00S" calcext:value-type="time">
            <text:p>01:50</text:p>
          </table:table-cell>
          <table:table-cell table:formula="of:=COM.MICROSOFT.NORM.DIST([.$B18];[.B$2]/24;[.C$2]/24;0)/COM.MICROSOFT.NORM.DIST([.B$2]/24;[.B$2]/24;[.C$2]/24;0)" office:value-type="float" office:value="0.00000000777121350763357" calcext:value-type="float">
            <text:p>7,77121350763357E-09</text:p>
          </table:table-cell>
          <table:table-cell/>
          <table:table-cell table:formula="of:=COM.MICROSOFT.NORM.DIST([.$B18];[.D$2]/24;[.E$2]/24;0)/COM.MICROSOFT.NORM.DIST([.D$2]/24;[.D$2]/24;[.E$2]/24;0)" office:value-type="float" office:value="0.0012038599948282" calcext:value-type="float">
            <text:p>0,00120386</text:p>
          </table:table-cell>
          <table:table-cell/>
          <table:table-cell table:formula="of:=COM.MICROSOFT.NORM.DIST([.$B18];[.F$2]/24;[.G$2]/24;0)/COM.MICROSOFT.NORM.DIST([.F$2]/24;[.F$2]/24;[.G$2]/24;0)" office:value-type="float" office:value="0.706648277857716" calcext:value-type="float">
            <text:p>0,7066482779</text:p>
          </table:table-cell>
        </table:table-row>
        <table:table-row table:style-name="ro1">
          <table:table-cell/>
          <table:table-cell table:formula="of:=[.B18]+1/144" office:value-type="time" office:time-value="PT02H00M00S" calcext:value-type="time">
            <text:p>02:00</text:p>
          </table:table-cell>
          <table:table-cell table:formula="of:=COM.MICROSOFT.NORM.DIST([.$B19];[.B$2]/24;[.C$2]/24;0)/COM.MICROSOFT.NORM.DIST([.B$2]/24;[.B$2]/24;[.C$2]/24;0)" office:value-type="float" office:value="0.000000000223363143620316" calcext:value-type="float">
            <text:p>2,23363143620316E-10</text:p>
          </table:table-cell>
          <table:table-cell/>
          <table:table-cell table:formula="of:=COM.MICROSOFT.NORM.DIST([.$B19];[.D$2]/24;[.E$2]/24;0)/COM.MICROSOFT.NORM.DIST([.D$2]/24;[.D$2]/24;[.E$2]/24;0)" office:value-type="float" office:value="0.000335462627902509" calcext:value-type="float">
            <text:p>0,0003354626</text:p>
          </table:table-cell>
          <table:table-cell/>
          <table:table-cell table:formula="of:=COM.MICROSOFT.NORM.DIST([.$B19];[.F$2]/24;[.G$2]/24;0)/COM.MICROSOFT.NORM.DIST([.F$2]/24;[.F$2]/24;[.G$2]/24;0)" office:value-type="float" office:value="0.606530659712633" calcext:value-type="float">
            <text:p>0,6065306597</text:p>
          </table:table-cell>
        </table:table-row>
        <table:table-row table:style-name="ro1">
          <table:table-cell/>
          <table:table-cell table:formula="of:=[.B19]+1/144" office:value-type="time" office:time-value="PT02H10M00S" calcext:value-type="time">
            <text:p>02:10</text:p>
          </table:table-cell>
          <table:table-cell table:formula="of:=COM.MICROSOFT.NORM.DIST([.$B20];[.B$2]/24;[.C$2]/24;0)/COM.MICROSOFT.NORM.DIST([.B$2]/24;[.B$2]/24;[.C$2]/24;0)" office:value-type="float" office:value="0.00000000000471511922623684" calcext:value-type="float">
            <text:p>4,71511922623684E-12</text:p>
          </table:table-cell>
          <table:table-cell/>
          <table:table-cell table:formula="of:=COM.MICROSOFT.NORM.DIST([.$B20];[.D$2]/24;[.E$2]/24;0)/COM.MICROSOFT.NORM.DIST([.D$2]/24;[.D$2]/24;[.E$2]/24;0)" office:value-type="float" office:value="0.0000836483472297271" calcext:value-type="float">
            <text:p>8,36483472297271E-05</text:p>
          </table:table-cell>
          <table:table-cell/>
          <table:table-cell table:formula="of:=COM.MICROSOFT.NORM.DIST([.$B20];[.F$2]/24;[.G$2]/24;0)/COM.MICROSOFT.NORM.DIST([.F$2]/24;[.F$2]/24;[.G$2]/24;0)" office:value-type="float" office:value="0.5063356166481" calcext:value-type="float">
            <text:p>0,5063356166</text:p>
          </table:table-cell>
        </table:table-row>
        <table:table-row table:style-name="ro1">
          <table:table-cell/>
          <table:table-cell table:formula="of:=[.B20]+1/144" office:value-type="time" office:time-value="PT02H20M00S" calcext:value-type="time">
            <text:p>02:20</text:p>
          </table:table-cell>
          <table:table-cell table:formula="of:=COM.MICROSOFT.NORM.DIST([.$B21];[.B$2]/24;[.C$2]/24;0)/COM.MICROSOFT.NORM.DIST([.B$2]/24;[.B$2]/24;[.C$2]/24;0)" office:value-type="float" office:value="0.0000000000000731025181854502" calcext:value-type="float">
            <text:p>7,31025181854502E-14</text:p>
          </table:table-cell>
          <table:table-cell/>
          <table:table-cell table:formula="of:=COM.MICROSOFT.NORM.DIST([.$B21];[.D$2]/24;[.E$2]/24;0)/COM.MICROSOFT.NORM.DIST([.D$2]/24;[.D$2]/24;[.E$2]/24;0)" office:value-type="float" office:value="0.0000186644691135204" calcext:value-type="float">
            <text:p>1,86644691135204E-05</text:p>
          </table:table-cell>
          <table:table-cell/>
          <table:table-cell table:formula="of:=COM.MICROSOFT.NORM.DIST([.$B21];[.F$2]/24;[.G$2]/24;0)/COM.MICROSOFT.NORM.DIST([.F$2]/24;[.F$2]/24;[.G$2]/24;0)" office:value-type="float" office:value="0.411112290507187" calcext:value-type="float">
            <text:p>0,4111122905</text:p>
          </table:table-cell>
        </table:table-row>
        <table:table-row table:style-name="ro1">
          <table:table-cell/>
          <table:table-cell table:formula="of:=[.B21]+1/144" office:value-type="time" office:time-value="PT02H30M00S" calcext:value-type="time">
            <text:p>02:30</text:p>
          </table:table-cell>
          <table:table-cell table:formula="of:=COM.MICROSOFT.NORM.DIST([.$B22];[.B$2]/24;[.C$2]/24;0)/COM.MICROSOFT.NORM.DIST([.B$2]/24;[.B$2]/24;[.C$2]/24;0)" office:value-type="float" office:value="8.32396967698111E-016" calcext:value-type="float">
            <text:p>8,32396967698111E-16</text:p>
          </table:table-cell>
          <table:table-cell/>
          <table:table-cell table:formula="of:=COM.MICROSOFT.NORM.DIST([.$B22];[.D$2]/24;[.E$2]/24;0)/COM.MICROSOFT.NORM.DIST([.D$2]/24;[.D$2]/24;[.E$2]/24;0)" office:value-type="float" office:value="0.00000372665317207864" calcext:value-type="float">
            <text:p>3,72665317207864E-06</text:p>
          </table:table-cell>
          <table:table-cell/>
          <table:table-cell table:formula="of:=COM.MICROSOFT.NORM.DIST([.$B22];[.F$2]/24;[.G$2]/24;0)/COM.MICROSOFT.NORM.DIST([.F$2]/24;[.F$2]/24;[.G$2]/24;0)" office:value-type="float" office:value="0.324652467358349" calcext:value-type="float">
            <text:p>0,3246524674</text:p>
          </table:table-cell>
        </table:table-row>
        <table:table-row table:style-name="ro1">
          <table:table-cell/>
          <table:table-cell table:formula="of:=[.B22]+1/144" office:value-type="time" office:time-value="PT02H40M00S" calcext:value-type="time">
            <text:p>02:40</text:p>
          </table:table-cell>
          <table:table-cell table:formula="of:=COM.MICROSOFT.NORM.DIST([.$B23];[.B$2]/24;[.C$2]/24;0)/COM.MICROSOFT.NORM.DIST([.B$2]/24;[.B$2]/24;[.C$2]/24;0)" office:value-type="float" office:value="6.96124845783898E-018" calcext:value-type="float">
            <text:p>6,96124845783898E-18</text:p>
          </table:table-cell>
          <table:table-cell/>
          <table:table-cell table:formula="of:=COM.MICROSOFT.NORM.DIST([.$B23];[.D$2]/24;[.E$2]/24;0)/COM.MICROSOFT.NORM.DIST([.D$2]/24;[.D$2]/24;[.E$2]/24;0)" office:value-type="float" office:value="0.000000665836146985722" calcext:value-type="float">
            <text:p>6,65836146985722E-07</text:p>
          </table:table-cell>
          <table:table-cell/>
          <table:table-cell table:formula="of:=COM.MICROSOFT.NORM.DIST([.$B23];[.F$2]/24;[.G$2]/24;0)/COM.MICROSOFT.NORM.DIST([.F$2]/24;[.F$2]/24;[.G$2]/24;0)" office:value-type="float" office:value="0.249352208777296" calcext:value-type="float">
            <text:p>0,2493522088</text:p>
          </table:table-cell>
        </table:table-row>
        <table:table-row table:style-name="ro1">
          <table:table-cell/>
          <table:table-cell table:formula="of:=[.B23]+1/144" office:value-type="time" office:time-value="PT02H50M00S" calcext:value-type="time">
            <text:p>02:50</text:p>
          </table:table-cell>
          <table:table-cell table:formula="of:=COM.MICROSOFT.NORM.DIST([.$B24];[.B$2]/24;[.C$2]/24;0)/COM.MICROSOFT.NORM.DIST([.B$2]/24;[.B$2]/24;[.C$2]/24;0)" office:value-type="float" office:value="4.27565124065578E-020" calcext:value-type="float">
            <text:p>4,27565124065578E-20</text:p>
          </table:table-cell>
          <table:table-cell/>
          <table:table-cell table:formula="of:=COM.MICROSOFT.NORM.DIST([.$B24];[.D$2]/24;[.E$2]/24;0)/COM.MICROSOFT.NORM.DIST([.D$2]/24;[.D$2]/24;[.E$2]/24;0)" office:value-type="float" office:value="0.000000106453714110759" calcext:value-type="float">
            <text:p>1,06453714110759E-07</text:p>
          </table:table-cell>
          <table:table-cell/>
          <table:table-cell table:formula="of:=COM.MICROSOFT.NORM.DIST([.$B24];[.F$2]/24;[.G$2]/24;0)/COM.MICROSOFT.NORM.DIST([.F$2]/24;[.F$2]/24;[.G$2]/24;0)" office:value-type="float" office:value="0.186270463697701" calcext:value-type="float">
            <text:p>0,1862704637</text:p>
          </table:table-cell>
        </table:table-row>
        <table:table-row table:style-name="ro1">
          <table:table-cell/>
          <table:table-cell table:formula="of:=[.B24]+1/144" office:value-type="time" office:time-value="PT03H00M00S" calcext:value-type="time">
            <text:p>03:00</text:p>
          </table:table-cell>
          <table:table-cell table:formula="of:=COM.MICROSOFT.NORM.DIST([.$B25];[.B$2]/24;[.C$2]/24;0)/COM.MICROSOFT.NORM.DIST([.B$2]/24;[.B$2]/24;[.C$2]/24;0)" office:value-type="float" office:value="1.92874984796392E-022" calcext:value-type="float">
            <text:p>1,92874984796392E-22</text:p>
          </table:table-cell>
          <table:table-cell/>
          <table:table-cell table:formula="of:=COM.MICROSOFT.NORM.DIST([.$B25];[.D$2]/24;[.E$2]/24;0)/COM.MICROSOFT.NORM.DIST([.D$2]/24;[.D$2]/24;[.E$2]/24;0)" office:value-type="float" office:value="0.0000000152299797447125" calcext:value-type="float">
            <text:p>1,52299797447125E-08</text:p>
          </table:table-cell>
          <table:table-cell/>
          <table:table-cell table:formula="of:=COM.MICROSOFT.NORM.DIST([.$B25];[.F$2]/24;[.G$2]/24;0)/COM.MICROSOFT.NORM.DIST([.F$2]/24;[.F$2]/24;[.G$2]/24;0)" office:value-type="float" office:value="0.135335283236612" calcext:value-type="float">
            <text:p>0,1353352832</text:p>
          </table:table-cell>
        </table:table-row>
        <table:table-row table:style-name="ro1">
          <table:table-cell/>
          <table:table-cell table:formula="of:=[.B25]+1/144" office:value-type="time" office:time-value="PT03H10M00S" calcext:value-type="time">
            <text:p>03:10</text:p>
          </table:table-cell>
          <table:table-cell table:formula="of:=COM.MICROSOFT.NORM.DIST([.$B26];[.B$2]/24;[.C$2]/24;0)/COM.MICROSOFT.NORM.DIST([.B$2]/24;[.B$2]/24;[.C$2]/24;0)" office:value-type="float" office:value="6.39010552055041E-025" calcext:value-type="float">
            <text:p>6,39010552055041E-25</text:p>
          </table:table-cell>
          <table:table-cell/>
          <table:table-cell table:formula="of:=COM.MICROSOFT.NORM.DIST([.$B26];[.D$2]/24;[.E$2]/24;0)/COM.MICROSOFT.NORM.DIST([.D$2]/24;[.D$2]/24;[.E$2]/24;0)" office:value-type="float" office:value="0.00000000194976778601722" calcext:value-type="float">
            <text:p>1,94976778601722E-09</text:p>
          </table:table-cell>
          <table:table-cell/>
          <table:table-cell table:formula="of:=COM.MICROSOFT.NORM.DIST([.$B26];[.F$2]/24;[.G$2]/24;0)/COM.MICROSOFT.NORM.DIST([.F$2]/24;[.F$2]/24;[.G$2]/24;0)" office:value-type="float" office:value="0.0956344448325383" calcext:value-type="float">
            <text:p>0,0956344448</text:p>
          </table:table-cell>
        </table:table-row>
        <table:table-row table:style-name="ro1">
          <table:table-cell/>
          <table:table-cell table:formula="of:=[.B26]+1/144" office:value-type="time" office:time-value="PT03H20M00S" calcext:value-type="time">
            <text:p>03:20</text:p>
          </table:table-cell>
          <table:table-cell table:formula="of:=COM.MICROSOFT.NORM.DIST([.$B27];[.B$2]/24;[.C$2]/24;0)/COM.MICROSOFT.NORM.DIST([.B$2]/24;[.B$2]/24;[.C$2]/24;0)" office:value-type="float" office:value="1.55488633906497E-027" calcext:value-type="float">
            <text:p>1,55488633906497E-27</text:p>
          </table:table-cell>
          <table:table-cell/>
          <table:table-cell table:formula="of:=COM.MICROSOFT.NORM.DIST([.$B27];[.D$2]/24;[.E$2]/24;0)/COM.MICROSOFT.NORM.DIST([.D$2]/24;[.D$2]/24;[.E$2]/24;0)" office:value-type="float" office:value="0.000000000223363143620313" calcext:value-type="float">
            <text:p>2,23363143620313E-10</text:p>
          </table:table-cell>
          <table:table-cell/>
          <table:table-cell table:formula="of:=COM.MICROSOFT.NORM.DIST([.$B27];[.F$2]/24;[.G$2]/24;0)/COM.MICROSOFT.NORM.DIST([.F$2]/24;[.F$2]/24;[.G$2]/24;0)" office:value-type="float" office:value="0.0657285286165303" calcext:value-type="float">
            <text:p>0,0657285286</text:p>
          </table:table-cell>
        </table:table-row>
        <table:table-row table:style-name="ro1">
          <table:table-cell/>
          <table:table-cell table:formula="of:=[.B27]+1/144" office:value-type="time" office:time-value="PT03H30M00S" calcext:value-type="time">
            <text:p>03:30</text:p>
          </table:table-cell>
          <table:table-cell table:formula="of:=COM.MICROSOFT.NORM.DIST([.$B28];[.B$2]/24;[.C$2]/24;0)/COM.MICROSOFT.NORM.DIST([.B$2]/24;[.B$2]/24;[.C$2]/24;0)" office:value-type="float" office:value="2.77873901831703E-030" calcext:value-type="float">
            <text:p>2,77873901831703E-30</text:p>
          </table:table-cell>
          <table:table-cell/>
          <table:table-cell table:formula="of:=COM.MICROSOFT.NORM.DIST([.$B28];[.D$2]/24;[.E$2]/24;0)/COM.MICROSOFT.NORM.DIST([.D$2]/24;[.D$2]/24;[.E$2]/24;0)" office:value-type="float" office:value="0.0000000000228973484564552" calcext:value-type="float">
            <text:p>2,28973484564552E-11</text:p>
          </table:table-cell>
          <table:table-cell/>
          <table:table-cell table:formula="of:=COM.MICROSOFT.NORM.DIST([.$B28];[.F$2]/24;[.G$2]/24;0)/COM.MICROSOFT.NORM.DIST([.F$2]/24;[.F$2]/24;[.G$2]/24;0)" office:value-type="float" office:value="0.0439369336234073" calcext:value-type="float">
            <text:p>0,0439369336</text:p>
          </table:table-cell>
        </table:table-row>
        <table:table-row table:style-name="ro1">
          <table:table-cell/>
          <table:table-cell table:formula="of:=[.B28]+1/144" office:value-type="time" office:time-value="PT03H40M00S" calcext:value-type="time">
            <text:p>03:40</text:p>
          </table:table-cell>
          <table:table-cell table:formula="of:=COM.MICROSOFT.NORM.DIST([.$B29];[.B$2]/24;[.C$2]/24;0)/COM.MICROSOFT.NORM.DIST([.B$2]/24;[.B$2]/24;[.C$2]/24;0)" office:value-type="float" office:value="3.64716460115995E-033" calcext:value-type="float">
            <text:p>3,64716460115995E-33</text:p>
          </table:table-cell>
          <table:table-cell/>
          <table:table-cell table:formula="of:=COM.MICROSOFT.NORM.DIST([.$B29];[.D$2]/24;[.E$2]/24;0)/COM.MICROSOFT.NORM.DIST([.D$2]/24;[.D$2]/24;[.E$2]/24;0)" office:value-type="float" office:value="0.00000000000210040929273222" calcext:value-type="float">
            <text:p>2,10040929273222E-12</text:p>
          </table:table-cell>
          <table:table-cell/>
          <table:table-cell table:formula="of:=COM.MICROSOFT.NORM.DIST([.$B29];[.F$2]/24;[.G$2]/24;0)/COM.MICROSOFT.NORM.DIST([.F$2]/24;[.F$2]/24;[.G$2]/24;0)" office:value-type="float" office:value="0.0285655007845503" calcext:value-type="float">
            <text:p>0,0285655008</text:p>
          </table:table-cell>
        </table:table-row>
        <table:table-row table:style-name="ro1">
          <table:table-cell/>
          <table:table-cell table:formula="of:=[.B29]+1/144" office:value-type="time" office:time-value="PT03H50M00S" calcext:value-type="time">
            <text:p>03:50</text:p>
          </table:table-cell>
          <table:table-cell table:formula="of:=COM.MICROSOFT.NORM.DIST([.$B30];[.B$2]/24;[.C$2]/24;0)/COM.MICROSOFT.NORM.DIST([.B$2]/24;[.B$2]/24;[.C$2]/24;0)" office:value-type="float" office:value="3.51577814327517E-036" calcext:value-type="float">
            <text:p>3,51577814327517E-36</text:p>
          </table:table-cell>
          <table:table-cell/>
          <table:table-cell table:formula="of:=COM.MICROSOFT.NORM.DIST([.$B30];[.D$2]/24;[.E$2]/24;0)/COM.MICROSOFT.NORM.DIST([.D$2]/24;[.D$2]/24;[.E$2]/24;0)" office:value-type="float" office:value="0.000000000000172412093903549" calcext:value-type="float">
            <text:p>1,72412093903549E-13</text:p>
          </table:table-cell>
          <table:table-cell/>
          <table:table-cell table:formula="of:=COM.MICROSOFT.NORM.DIST([.$B30];[.F$2]/24;[.G$2]/24;0)/COM.MICROSOFT.NORM.DIST([.F$2]/24;[.F$2]/24;[.G$2]/24;0)" office:value-type="float" office:value="0.0180630134197812" calcext:value-type="float">
            <text:p>0,0180630134</text:p>
          </table:table-cell>
        </table:table-row>
        <table:table-row table:style-name="ro1">
          <table:table-cell/>
          <table:table-cell table:formula="of:=[.B30]+1/144" office:value-type="time" office:time-value="PT04H00M00S" calcext:value-type="time">
            <text:p>04:00</text:p>
          </table:table-cell>
          <table:table-cell table:formula="of:=COM.MICROSOFT.NORM.DIST([.$B31];[.B$2]/24;[.C$2]/24;0)/COM.MICROSOFT.NORM.DIST([.B$2]/24;[.B$2]/24;[.C$2]/24;0)" office:value-type="float" office:value="2.48912125332751E-039" calcext:value-type="float">
            <text:p>2,48912125332751E-39</text:p>
          </table:table-cell>
          <table:table-cell/>
          <table:table-cell table:formula="of:=COM.MICROSOFT.NORM.DIST([.$B31];[.D$2]/24;[.E$2]/24;0)/COM.MICROSOFT.NORM.DIST([.D$2]/24;[.D$2]/24;[.E$2]/24;0)" office:value-type="float" office:value="0.0000000000000126641655490938" calcext:value-type="float">
            <text:p>1,26641655490938E-14</text:p>
          </table:table-cell>
          <table:table-cell/>
          <table:table-cell table:formula="of:=COM.MICROSOFT.NORM.DIST([.$B31];[.F$2]/24;[.G$2]/24;0)/COM.MICROSOFT.NORM.DIST([.F$2]/24;[.F$2]/24;[.G$2]/24;0)" office:value-type="float" office:value="0.0111089965382423" calcext:value-type="float">
            <text:p>0,0111089965</text:p>
          </table:table-cell>
        </table:table-row>
        <table:table-row table:style-name="ro1">
          <table:table-cell/>
          <table:table-cell table:formula="of:=[.B31]+1/144" office:value-type="time" office:time-value="PT04H10M00S" calcext:value-type="time">
            <text:p>04:10</text:p>
          </table:table-cell>
          <table:table-cell table:formula="of:=COM.MICROSOFT.NORM.DIST([.$B32];[.B$2]/24;[.C$2]/24;0)/COM.MICROSOFT.NORM.DIST([.B$2]/24;[.B$2]/24;[.C$2]/24;0)" office:value-type="float" office:value="1.29428267375293E-042" calcext:value-type="float">
            <text:p>1,29428267375293E-42</text:p>
          </table:table-cell>
          <table:table-cell/>
          <table:table-cell table:formula="of:=COM.MICROSOFT.NORM.DIST([.$B32];[.D$2]/24;[.E$2]/24;0)/COM.MICROSOFT.NORM.DIST([.D$2]/24;[.D$2]/24;[.E$2]/24;0)" office:value-type="float" office:value="8.32396967698099E-016" calcext:value-type="float">
            <text:p>8,32396967698099E-16</text:p>
          </table:table-cell>
          <table:table-cell/>
          <table:table-cell table:formula="of:=COM.MICROSOFT.NORM.DIST([.$B32];[.F$2]/24;[.G$2]/24;0)/COM.MICROSOFT.NORM.DIST([.F$2]/24;[.F$2]/24;[.G$2]/24;0)" office:value-type="float" office:value="0.00664501128274137" calcext:value-type="float">
            <text:p>0,0066450113</text:p>
          </table:table-cell>
        </table:table-row>
        <table:table-row table:style-name="ro1">
          <table:table-cell/>
          <table:table-cell table:formula="of:=[.B32]+1/144" office:value-type="time" office:time-value="PT04H20M00S" calcext:value-type="time">
            <text:p>04:20</text:p>
          </table:table-cell>
          <table:table-cell table:formula="of:=COM.MICROSOFT.NORM.DIST([.$B33];[.B$2]/24;[.C$2]/24;0)/COM.MICROSOFT.NORM.DIST([.B$2]/24;[.B$2]/24;[.C$2]/24;0)" office:value-type="float" office:value="4.94277356181045E-046" calcext:value-type="float">
            <text:p>4,94277356181045E-46</text:p>
          </table:table-cell>
          <table:table-cell/>
          <table:table-cell table:formula="of:=COM.MICROSOFT.NORM.DIST([.$B33];[.D$2]/24;[.E$2]/24;0)/COM.MICROSOFT.NORM.DIST([.D$2]/24;[.D$2]/24;[.E$2]/24;0)" office:value-type="float" office:value="4.89586526458598E-017" calcext:value-type="float">
            <text:p>4,89586526458598E-17</text:p>
          </table:table-cell>
          <table:table-cell/>
          <table:table-cell table:formula="of:=COM.MICROSOFT.NORM.DIST([.$B33];[.F$2]/24;[.G$2]/24;0)/COM.MICROSOFT.NORM.DIST([.F$2]/24;[.F$2]/24;[.G$2]/24;0)" office:value-type="float" office:value="0.00386592013947279" calcext:value-type="float">
            <text:p>0,0038659201</text:p>
          </table:table-cell>
        </table:table-row>
        <table:table-row table:style-name="ro1">
          <table:table-cell/>
          <table:table-cell table:formula="of:=[.B33]+1/144" office:value-type="time" office:time-value="PT04H30M00S" calcext:value-type="time">
            <text:p>04:30</text:p>
          </table:table-cell>
          <table:table-cell table:formula="of:=COM.MICROSOFT.NORM.DIST([.$B34];[.B$2]/24;[.C$2]/24;0)/COM.MICROSOFT.NORM.DIST([.B$2]/24;[.B$2]/24;[.C$2]/24;0)" office:value-type="float" office:value="1.38634329364113E-049" calcext:value-type="float">
            <text:p>1,38634329364113E-49</text:p>
          </table:table-cell>
          <table:table-cell/>
          <table:table-cell table:formula="of:=COM.MICROSOFT.NORM.DIST([.$B34];[.D$2]/24;[.E$2]/24;0)/COM.MICROSOFT.NORM.DIST([.D$2]/24;[.D$2]/24;[.E$2]/24;0)" office:value-type="float" office:value="2.57675710915489E-018" calcext:value-type="float">
            <text:p>2,57675710915489E-18</text:p>
          </table:table-cell>
          <table:table-cell/>
          <table:table-cell table:formula="of:=COM.MICROSOFT.NORM.DIST([.$B34];[.F$2]/24;[.G$2]/24;0)/COM.MICROSOFT.NORM.DIST([.F$2]/24;[.F$2]/24;[.G$2]/24;0)" office:value-type="float" office:value="0.00218749111818287" calcext:value-type="float">
            <text:p>0,0021874911</text:p>
          </table:table-cell>
        </table:table-row>
        <table:table-row table:style-name="ro1">
          <table:table-cell/>
          <table:table-cell table:formula="of:=[.B34]+1/144" office:value-type="time" office:time-value="PT04H40M00S" calcext:value-type="time">
            <text:p>04:40</text:p>
          </table:table-cell>
          <table:table-cell table:formula="of:=COM.MICROSOFT.NORM.DIST([.$B35];[.B$2]/24;[.C$2]/24;0)/COM.MICROSOFT.NORM.DIST([.B$2]/24;[.B$2]/24;[.C$2]/24;0)" office:value-type="float" office:value="2.85581026285747E-053" calcext:value-type="float">
            <text:p>2,85581026285747E-53</text:p>
          </table:table-cell>
          <table:table-cell/>
          <table:table-cell table:formula="of:=COM.MICROSOFT.NORM.DIST([.$B35];[.D$2]/24;[.E$2]/24;0)/COM.MICROSOFT.NORM.DIST([.D$2]/24;[.D$2]/24;[.E$2]/24;0)" office:value-type="float" office:value="1.21356366812575E-019" calcext:value-type="float">
            <text:p>1,21356366812575E-19</text:p>
          </table:table-cell>
          <table:table-cell/>
          <table:table-cell table:formula="of:=COM.MICROSOFT.NORM.DIST([.$B35];[.F$2]/24;[.G$2]/24;0)/COM.MICROSOFT.NORM.DIST([.F$2]/24;[.F$2]/24;[.G$2]/24;0)" office:value-type="float" office:value="0.0012038599948282" calcext:value-type="float">
            <text:p>0,00120386</text:p>
          </table:table-cell>
        </table:table-row>
        <table:table-row table:style-name="ro1">
          <table:table-cell/>
          <table:table-cell table:formula="of:=[.B35]+1/144" office:value-type="time" office:time-value="PT04H50M00S" calcext:value-type="time">
            <text:p>04:50</text:p>
          </table:table-cell>
          <table:table-cell table:formula="of:=COM.MICROSOFT.NORM.DIST([.$B36];[.B$2]/24;[.C$2]/24;0)/COM.MICROSOFT.NORM.DIST([.B$2]/24;[.B$2]/24;[.C$2]/24;0)" office:value-type="float" office:value="4.32062333940787E-057" calcext:value-type="float">
            <text:p>4,32062333940787E-57</text:p>
          </table:table-cell>
          <table:table-cell/>
          <table:table-cell table:formula="of:=COM.MICROSOFT.NORM.DIST([.$B36];[.D$2]/24;[.E$2]/24;0)/COM.MICROSOFT.NORM.DIST([.D$2]/24;[.D$2]/24;[.E$2]/24;0)" office:value-type="float" office:value="5.11442373180357E-021" calcext:value-type="float">
            <text:p>5,11442373180357E-21</text:p>
          </table:table-cell>
          <table:table-cell/>
          <table:table-cell table:formula="of:=COM.MICROSOFT.NORM.DIST([.$B36];[.F$2]/24;[.G$2]/24;0)/COM.MICROSOFT.NORM.DIST([.F$2]/24;[.F$2]/24;[.G$2]/24;0)" office:value-type="float" office:value="0.000644379820568604" calcext:value-type="float">
            <text:p>0,0006443798</text:p>
          </table:table-cell>
        </table:table-row>
        <table:table-row table:style-name="ro1">
          <table:table-cell/>
          <table:table-cell table:formula="of:=[.B36]+1/144" office:value-type="time" office:time-value="PT05H00M00S" calcext:value-type="time">
            <text:p>05:00</text:p>
          </table:table-cell>
          <table:table-cell table:formula="of:=COM.MICROSOFT.NORM.DIST([.$B37];[.B$2]/24;[.C$2]/24;0)/COM.MICROSOFT.NORM.DIST([.B$2]/24;[.B$2]/24;[.C$2]/24;0)" office:value-type="float" office:value="4.80089223891913E-061" calcext:value-type="float">
            <text:p>4,80089223891913E-61</text:p>
          </table:table-cell>
          <table:table-cell/>
          <table:table-cell table:formula="of:=COM.MICROSOFT.NORM.DIST([.$B37];[.D$2]/24;[.E$2]/24;0)/COM.MICROSOFT.NORM.DIST([.D$2]/24;[.D$2]/24;[.E$2]/24;0)" office:value-type="float" office:value="1.92874984796385E-022" calcext:value-type="float">
            <text:p>1,92874984796385E-22</text:p>
          </table:table-cell>
          <table:table-cell/>
          <table:table-cell table:formula="of:=COM.MICROSOFT.NORM.DIST([.$B37];[.F$2]/24;[.G$2]/24;0)/COM.MICROSOFT.NORM.DIST([.F$2]/24;[.F$2]/24;[.G$2]/24;0)" office:value-type="float" office:value="0.000335462627902509" calcext:value-type="float">
            <text:p>0,0003354626</text:p>
          </table:table-cell>
        </table:table-row>
        <table:table-row table:style-name="ro1">
          <table:table-cell/>
          <table:table-cell table:formula="of:=[.B37]+1/144" office:value-type="time" office:time-value="PT05H10M00S" calcext:value-type="time">
            <text:p>05:10</text:p>
          </table:table-cell>
          <table:table-cell table:formula="of:=COM.MICROSOFT.NORM.DIST([.$B38];[.B$2]/24;[.C$2]/24;0)/COM.MICROSOFT.NORM.DIST([.B$2]/24;[.B$2]/24;[.C$2]/24;0)" office:value-type="float" office:value="3.91792394956891E-065" calcext:value-type="float">
            <text:p>3,91792394956891E-65</text:p>
          </table:table-cell>
          <table:table-cell/>
          <table:table-cell table:formula="of:=COM.MICROSOFT.NORM.DIST([.$B38];[.D$2]/24;[.E$2]/24;0)/COM.MICROSOFT.NORM.DIST([.D$2]/24;[.D$2]/24;[.E$2]/24;0)" office:value-type="float" office:value="6.50878851546763E-024" calcext:value-type="float">
            <text:p>6,50878851546763E-24</text:p>
          </table:table-cell>
          <table:table-cell/>
          <table:table-cell table:formula="of:=COM.MICROSOFT.NORM.DIST([.$B38];[.F$2]/24;[.G$2]/24;0)/COM.MICROSOFT.NORM.DIST([.F$2]/24;[.F$2]/24;[.G$2]/24;0)" office:value-type="float" office:value="0.000169856676561409" calcext:value-type="float">
            <text:p>0,0001698567</text:p>
          </table:table-cell>
        </table:table-row>
        <table:table-row table:style-name="ro1">
          <table:table-cell/>
          <table:table-cell table:formula="of:=[.B38]+1/144" office:value-type="time" office:time-value="PT05H20M00S" calcext:value-type="time">
            <text:p>05:20</text:p>
          </table:table-cell>
          <table:table-cell table:formula="of:=COM.MICROSOFT.NORM.DIST([.$B39];[.B$2]/24;[.C$2]/24;0)/COM.MICROSOFT.NORM.DIST([.B$2]/24;[.B$2]/24;[.C$2]/24;0)" office:value-type="float" office:value="2.34827275153413E-069" calcext:value-type="float">
            <text:p>2,34827275153413E-69</text:p>
          </table:table-cell>
          <table:table-cell/>
          <table:table-cell table:formula="of:=COM.MICROSOFT.NORM.DIST([.$B39];[.D$2]/24;[.E$2]/24;0)/COM.MICROSOFT.NORM.DIST([.D$2]/24;[.D$2]/24;[.E$2]/24;0)" office:value-type="float" office:value="1.96548382416356E-025" calcext:value-type="float">
            <text:p>1,96548382416356E-25</text:p>
          </table:table-cell>
          <table:table-cell/>
          <table:table-cell table:formula="of:=COM.MICROSOFT.NORM.DIST([.$B39];[.F$2]/24;[.G$2]/24;0)/COM.MICROSOFT.NORM.DIST([.F$2]/24;[.F$2]/24;[.G$2]/24;0)" office:value-type="float" office:value="0.0000836483472297266" calcext:value-type="float">
            <text:p>8,36483472297266E-05</text:p>
          </table:table-cell>
        </table:table-row>
        <table:table-row table:style-name="ro1">
          <table:table-cell/>
          <table:table-cell table:formula="of:=[.B39]+1/144" office:value-type="time" office:time-value="PT05H30M00S" calcext:value-type="time">
            <text:p>05:30</text:p>
          </table:table-cell>
          <table:table-cell table:formula="of:=COM.MICROSOFT.NORM.DIST([.$B40];[.B$2]/24;[.C$2]/24;0)/COM.MICROSOFT.NORM.DIST([.B$2]/24;[.B$2]/24;[.C$2]/24;0)" office:value-type="float" office:value="1.03371202656726E-073" calcext:value-type="float">
            <text:p>1,03371202656726E-73</text:p>
          </table:table-cell>
          <table:table-cell/>
          <table:table-cell table:formula="of:=COM.MICROSOFT.NORM.DIST([.$B40];[.D$2]/24;[.E$2]/24;0)/COM.MICROSOFT.NORM.DIST([.D$2]/24;[.D$2]/24;[.E$2]/24;0)" office:value-type="float" office:value="5.31109224967887E-027" calcext:value-type="float">
            <text:p>5,31109224967887E-27</text:p>
          </table:table-cell>
          <table:table-cell/>
          <table:table-cell table:formula="of:=COM.MICROSOFT.NORM.DIST([.$B40];[.F$2]/24;[.G$2]/24;0)/COM.MICROSOFT.NORM.DIST([.F$2]/24;[.F$2]/24;[.G$2]/24;0)" office:value-type="float" office:value="0.0000400652973929506" calcext:value-type="float">
            <text:p>4,00652973929506E-05</text:p>
          </table:table-cell>
        </table:table-row>
        <table:table-row table:style-name="ro1">
          <table:table-cell/>
          <table:table-cell table:formula="of:=[.B40]+1/144" office:value-type="time" office:time-value="PT05H40M00S" calcext:value-type="time">
            <text:p>05:40</text:p>
          </table:table-cell>
          <table:table-cell table:formula="of:=COM.MICROSOFT.NORM.DIST([.$B41];[.B$2]/24;[.C$2]/24;0)/COM.MICROSOFT.NORM.DIST([.B$2]/24;[.B$2]/24;[.C$2]/24;0)" office:value-type="float" office:value="3.3420203694425E-078" calcext:value-type="float">
            <text:p>3,3420203694425E-78</text:p>
          </table:table-cell>
          <table:table-cell/>
          <table:table-cell table:formula="of:=COM.MICROSOFT.NORM.DIST([.$B41];[.D$2]/24;[.E$2]/24;0)/COM.MICROSOFT.NORM.DIST([.D$2]/24;[.D$2]/24;[.E$2]/24;0)" office:value-type="float" office:value="1.28423136726755E-028" calcext:value-type="float">
            <text:p>1,28423136726755E-28</text:p>
          </table:table-cell>
          <table:table-cell/>
          <table:table-cell table:formula="of:=COM.MICROSOFT.NORM.DIST([.$B41];[.F$2]/24;[.G$2]/24;0)/COM.MICROSOFT.NORM.DIST([.F$2]/24;[.F$2]/24;[.G$2]/24;0)" office:value-type="float" office:value="0.0000186644691135204" calcext:value-type="float">
            <text:p>1,86644691135204E-05</text:p>
          </table:table-cell>
        </table:table-row>
        <table:table-row table:style-name="ro1">
          <table:table-cell/>
          <table:table-cell table:formula="of:=[.B41]+1/144" office:value-type="time" office:time-value="PT05H50M00S" calcext:value-type="time">
            <text:p>05:50</text:p>
          </table:table-cell>
          <table:table-cell table:formula="of:=COM.MICROSOFT.NORM.DIST([.$B42];[.B$2]/24;[.C$2]/24;0)/COM.MICROSOFT.NORM.DIST([.B$2]/24;[.B$2]/24;[.C$2]/24;0)" office:value-type="float" office:value="7.93555140631226E-083" calcext:value-type="float">
            <text:p>7,93555140631226E-83</text:p>
          </table:table-cell>
          <table:table-cell/>
          <table:table-cell table:formula="of:=COM.MICROSOFT.NORM.DIST([.$B42];[.D$2]/24;[.E$2]/24;0)/COM.MICROSOFT.NORM.DIST([.D$2]/24;[.D$2]/24;[.E$2]/24;0)" office:value-type="float" office:value="2.77873901831691E-030" calcext:value-type="float">
            <text:p>2,77873901831691E-30</text:p>
          </table:table-cell>
          <table:table-cell/>
          <table:table-cell table:formula="of:=COM.MICROSOFT.NORM.DIST([.$B42];[.F$2]/24;[.G$2]/24;0)/COM.MICROSOFT.NORM.DIST([.F$2]/24;[.F$2]/24;[.G$2]/24;0)" office:value-type="float" office:value="0.000008456665968701" calcext:value-type="float">
            <text:p>8,456665968701E-06</text:p>
          </table:table-cell>
        </table:table-row>
        <table:table-row table:style-name="ro1">
          <table:table-cell/>
          <table:table-cell table:formula="of:=[.B42]+1/144" office:value-type="time" office:time-value="PT06H00M00S" calcext:value-type="time">
            <text:p>06:00</text:p>
          </table:table-cell>
          <table:table-cell table:formula="of:=COM.MICROSOFT.NORM.DIST([.$B43];[.B$2]/24;[.C$2]/24;0)/COM.MICROSOFT.NORM.DIST([.B$2]/24;[.B$2]/24;[.C$2]/24;0)" office:value-type="float" office:value="1.38389652673674E-087" calcext:value-type="float">
            <text:p>1,38389652673674E-87</text:p>
          </table:table-cell>
          <table:table-cell/>
          <table:table-cell table:formula="of:=COM.MICROSOFT.NORM.DIST([.$B43];[.D$2]/24;[.E$2]/24;0)/COM.MICROSOFT.NORM.DIST([.D$2]/24;[.D$2]/24;[.E$2]/24;0)" office:value-type="float" office:value="5.38018616002091E-032" calcext:value-type="float">
            <text:p>5,38018616002091E-32</text:p>
          </table:table-cell>
          <table:table-cell/>
          <table:table-cell table:formula="of:=COM.MICROSOFT.NORM.DIST([.$B43];[.F$2]/24;[.G$2]/24;0)/COM.MICROSOFT.NORM.DIST([.F$2]/24;[.F$2]/24;[.G$2]/24;0)" office:value-type="float" office:value="0.00000372665317207864" calcext:value-type="float">
            <text:p>3,72665317207864E-06</text:p>
          </table:table-cell>
        </table:table-row>
        <table:table-row table:style-name="ro1">
          <table:table-cell/>
          <table:table-cell table:formula="of:=[.B43]+1/144" office:value-type="time" office:time-value="PT06H10M00S" calcext:value-type="time">
            <text:p>06:10</text:p>
          </table:table-cell>
          <table:table-cell table:formula="of:=COM.MICROSOFT.NORM.DIST([.$B44];[.B$2]/24;[.C$2]/24;0)/COM.MICROSOFT.NORM.DIST([.B$2]/24;[.B$2]/24;[.C$2]/24;0)" office:value-type="float" office:value="1.77250970847467E-092" calcext:value-type="float">
            <text:p>1,77250970847467E-92</text:p>
          </table:table-cell>
          <table:table-cell/>
          <table:table-cell table:formula="of:=COM.MICROSOFT.NORM.DIST([.$B44];[.D$2]/24;[.E$2]/24;0)/COM.MICROSOFT.NORM.DIST([.D$2]/24;[.D$2]/24;[.E$2]/24;0)" office:value-type="float" office:value="9.32163093339864E-034" calcext:value-type="float">
            <text:p>9,32163093339864E-34</text:p>
          </table:table-cell>
          <table:table-cell/>
          <table:table-cell table:formula="of:=COM.MICROSOFT.NORM.DIST([.$B44];[.F$2]/24;[.G$2]/24;0)/COM.MICROSOFT.NORM.DIST([.F$2]/24;[.F$2]/24;[.G$2]/24;0)" office:value-type="float" office:value="0.00000159725788283431" calcext:value-type="float">
            <text:p>1,59725788283431E-06</text:p>
          </table:table-cell>
        </table:table-row>
        <table:table-row table:style-name="ro1">
          <table:table-cell/>
          <table:table-cell table:formula="of:=[.B44]+1/144" office:value-type="time" office:time-value="PT06H20M00S" calcext:value-type="time">
            <text:p>06:20</text:p>
          </table:table-cell>
          <table:table-cell table:formula="of:=COM.MICROSOFT.NORM.DIST([.$B45];[.B$2]/24;[.C$2]/24;0)/COM.MICROSOFT.NORM.DIST([.B$2]/24;[.B$2]/24;[.C$2]/24;0)" office:value-type="float" office:value="1.66737052161005E-097" calcext:value-type="float">
            <text:p>1,66737052161005E-97</text:p>
          </table:table-cell>
          <table:table-cell/>
          <table:table-cell table:formula="of:=COM.MICROSOFT.NORM.DIST([.$B45];[.D$2]/24;[.E$2]/24;0)/COM.MICROSOFT.NORM.DIST([.D$2]/24;[.D$2]/24;[.E$2]/24;0)" office:value-type="float" office:value="1.4452120129541E-035" calcext:value-type="float">
            <text:p>1,4452120129541E-35</text:p>
          </table:table-cell>
          <table:table-cell/>
          <table:table-cell table:formula="of:=COM.MICROSOFT.NORM.DIST([.$B45];[.F$2]/24;[.G$2]/24;0)/COM.MICROSOFT.NORM.DIST([.F$2]/24;[.F$2]/24;[.G$2]/24;0)" office:value-type="float" office:value="0.000000665836146985729" calcext:value-type="float">
            <text:p>6,65836146985729E-07</text:p>
          </table:table-cell>
        </table:table-row>
        <table:table-row table:style-name="ro1">
          <table:table-cell/>
          <table:table-cell table:formula="of:=[.B45]+1/144" office:value-type="time" office:time-value="PT06H30M00S" calcext:value-type="time">
            <text:p>06:30</text:p>
          </table:table-cell>
          <table:table-cell table:formula="of:=COM.MICROSOFT.NORM.DIST([.$B46];[.B$2]/24;[.C$2]/24;0)/COM.MICROSOFT.NORM.DIST([.B$2]/24;[.B$2]/24;[.C$2]/24;0)" office:value-type="float" office:value="1.15195127246377E-102" calcext:value-type="float">
            <text:p>1,15195127246377E-102</text:p>
          </table:table-cell>
          <table:table-cell/>
          <table:table-cell table:formula="of:=COM.MICROSOFT.NORM.DIST([.$B46];[.D$2]/24;[.E$2]/24;0)/COM.MICROSOFT.NORM.DIST([.D$2]/24;[.D$2]/24;[.E$2]/24;0)" office:value-type="float" office:value="2.00500878196165E-037" calcext:value-type="float">
            <text:p>2,00500878196165E-37</text:p>
          </table:table-cell>
          <table:table-cell/>
          <table:table-cell table:formula="of:=COM.MICROSOFT.NORM.DIST([.$B46];[.F$2]/24;[.G$2]/24;0)/COM.MICROSOFT.NORM.DIST([.F$2]/24;[.F$2]/24;[.G$2]/24;0)" office:value-type="float" office:value="0.000000269957850336301" calcext:value-type="float">
            <text:p>0,00000027</text:p>
          </table:table-cell>
        </table:table-row>
        <table:table-row table:style-name="ro1">
          <table:table-cell/>
          <table:table-cell table:formula="of:=[.B46]+1/144" office:value-type="time" office:time-value="PT06H40M00S" calcext:value-type="time">
            <text:p>06:40</text:p>
          </table:table-cell>
          <table:table-cell table:formula="of:=COM.MICROSOFT.NORM.DIST([.$B47];[.B$2]/24;[.C$2]/24;0)/COM.MICROSOFT.NORM.DIST([.B$2]/24;[.B$2]/24;[.C$2]/24;0)" office:value-type="float" office:value="5.84513561445473E-108" calcext:value-type="float">
            <text:p>5,84513561445473E-108</text:p>
          </table:table-cell>
          <table:table-cell/>
          <table:table-cell table:formula="of:=COM.MICROSOFT.NORM.DIST([.$B47];[.D$2]/24;[.E$2]/24;0)/COM.MICROSOFT.NORM.DIST([.D$2]/24;[.D$2]/24;[.E$2]/24;0)" office:value-type="float" office:value="2.48912125332758E-039" calcext:value-type="float">
            <text:p>2,48912125332758E-39</text:p>
          </table:table-cell>
          <table:table-cell/>
          <table:table-cell table:formula="of:=COM.MICROSOFT.NORM.DIST([.$B47];[.F$2]/24;[.G$2]/24;0)/COM.MICROSOFT.NORM.DIST([.F$2]/24;[.F$2]/24;[.G$2]/24;0)" office:value-type="float" office:value="0.000000106453714110761" calcext:value-type="float">
            <text:p>1,06453714110761E-07</text:p>
          </table:table-cell>
        </table:table-row>
        <table:table-row table:style-name="ro1">
          <table:table-cell/>
          <table:table-cell table:formula="of:=[.B47]+1/144" office:value-type="time" office:time-value="PT06H50M00S" calcext:value-type="time">
            <text:p>06:50</text:p>
          </table:table-cell>
          <table:table-cell table:formula="of:=COM.MICROSOFT.NORM.DIST([.$B48];[.B$2]/24;[.C$2]/24;0)/COM.MICROSOFT.NORM.DIST([.B$2]/24;[.B$2]/24;[.C$2]/24;0)" office:value-type="float" office:value="2.1782793178839E-113" calcext:value-type="float">
            <text:p>2,1782793178839E-113</text:p>
          </table:table-cell>
          <table:table-cell/>
          <table:table-cell table:formula="of:=COM.MICROSOFT.NORM.DIST([.$B48];[.D$2]/24;[.E$2]/24;0)/COM.MICROSOFT.NORM.DIST([.D$2]/24;[.D$2]/24;[.E$2]/24;0)" office:value-type="float" office:value="2.76516393864819E-041" calcext:value-type="float">
            <text:p>2,76516393864819E-41</text:p>
          </table:table-cell>
          <table:table-cell/>
          <table:table-cell table:formula="of:=COM.MICROSOFT.NORM.DIST([.$B48];[.F$2]/24;[.G$2]/24;0)/COM.MICROSOFT.NORM.DIST([.F$2]/24;[.F$2]/24;[.G$2]/24;0)" office:value-type="float" office:value="0.0000000408283604114253" calcext:value-type="float">
            <text:p>4,08283604114253E-08</text:p>
          </table:table-cell>
        </table:table-row>
        <table:table-row table:style-name="ro1">
          <table:table-cell/>
          <table:table-cell table:formula="of:=[.B48]+1/144" office:value-type="time" office:time-value="PT07H00M00S" calcext:value-type="time">
            <text:p>07:00</text:p>
          </table:table-cell>
          <table:table-cell table:formula="of:=COM.MICROSOFT.NORM.DIST([.$B49];[.B$2]/24;[.C$2]/24;0)/COM.MICROSOFT.NORM.DIST([.B$2]/24;[.B$2]/24;[.C$2]/24;0)" office:value-type="float" office:value="5.96198717464055E-119" calcext:value-type="float">
            <text:p>5,96198717464055E-119</text:p>
          </table:table-cell>
          <table:table-cell/>
          <table:table-cell table:formula="of:=COM.MICROSOFT.NORM.DIST([.$B49];[.D$2]/24;[.E$2]/24;0)/COM.MICROSOFT.NORM.DIST([.D$2]/24;[.D$2]/24;[.E$2]/24;0)" office:value-type="float" office:value="2.74878500791033E-043" calcext:value-type="float">
            <text:p>2,74878500791033E-43</text:p>
          </table:table-cell>
          <table:table-cell/>
          <table:table-cell table:formula="of:=COM.MICROSOFT.NORM.DIST([.$B49];[.F$2]/24;[.G$2]/24;0)/COM.MICROSOFT.NORM.DIST([.F$2]/24;[.F$2]/24;[.G$2]/24;0)" office:value-type="float" office:value="0.0000000152299797447128" calcext:value-type="float">
            <text:p>1,52299797447128E-08</text:p>
          </table:table-cell>
        </table:table-row>
        <table:table-row table:style-name="ro1">
          <table:table-cell/>
          <table:table-cell table:formula="of:=[.B49]+1/144" office:value-type="time" office:time-value="PT07H10M00S" calcext:value-type="time">
            <text:p>07:10</text:p>
          </table:table-cell>
          <table:table-cell table:formula="of:=COM.MICROSOFT.NORM.DIST([.$B50];[.B$2]/24;[.C$2]/24;0)/COM.MICROSOFT.NORM.DIST([.B$2]/24;[.B$2]/24;[.C$2]/24;0)" office:value-type="float" office:value="1.19846953874807E-124" calcext:value-type="float">
            <text:p>1,19846953874807E-124</text:p>
          </table:table-cell>
          <table:table-cell/>
          <table:table-cell table:formula="of:=COM.MICROSOFT.NORM.DIST([.$B50];[.D$2]/24;[.E$2]/24;0)/COM.MICROSOFT.NORM.DIST([.D$2]/24;[.D$2]/24;[.E$2]/24;0)" office:value-type="float" office:value="2.44515120245569E-045" calcext:value-type="float">
            <text:p>2,44515120245569E-45</text:p>
          </table:table-cell>
          <table:table-cell/>
          <table:table-cell table:formula="of:=COM.MICROSOFT.NORM.DIST([.$B50];[.F$2]/24;[.G$2]/24;0)/COM.MICROSOFT.NORM.DIST([.F$2]/24;[.F$2]/24;[.G$2]/24;0)" office:value-type="float" office:value="0.00000000552551772036683" calcext:value-type="float">
            <text:p>5,52551772036683E-09</text:p>
          </table:table-cell>
        </table:table-row>
        <table:table-row table:style-name="ro1">
          <table:table-cell/>
          <table:table-cell table:formula="of:=[.B50]+1/144" office:value-type="time" office:time-value="PT07H20M00S" calcext:value-type="time">
            <text:p>07:20</text:p>
          </table:table-cell>
          <table:table-cell table:formula="of:=COM.MICROSOFT.NORM.DIST([.$B51];[.B$2]/24;[.C$2]/24;0)/COM.MICROSOFT.NORM.DIST([.B$2]/24;[.B$2]/24;[.C$2]/24;0)" office:value-type="float" office:value="1.76938139378417E-130" calcext:value-type="float">
            <text:p>1,76938139378417E-130</text:p>
          </table:table-cell>
          <table:table-cell/>
          <table:table-cell table:formula="of:=COM.MICROSOFT.NORM.DIST([.$B51];[.D$2]/24;[.E$2]/24;0)/COM.MICROSOFT.NORM.DIST([.D$2]/24;[.D$2]/24;[.E$2]/24;0)" office:value-type="float" office:value="1.94632662731447E-047" calcext:value-type="float">
            <text:p>1,94632662731447E-47</text:p>
          </table:table-cell>
          <table:table-cell/>
          <table:table-cell table:formula="of:=COM.MICROSOFT.NORM.DIST([.$B51];[.F$2]/24;[.G$2]/24;0)/COM.MICROSOFT.NORM.DIST([.F$2]/24;[.F$2]/24;[.G$2]/24;0)" office:value-type="float" office:value="0.00000000194976778601728" calcext:value-type="float">
            <text:p>1,94976778601728E-09</text:p>
          </table:table-cell>
        </table:table-row>
        <table:table-row table:style-name="ro1">
          <table:table-cell/>
          <table:table-cell table:formula="of:=[.B51]+1/144" office:value-type="time" office:time-value="PT07H30M00S" calcext:value-type="time">
            <text:p>07:30</text:p>
          </table:table-cell>
          <table:table-cell table:formula="of:=COM.MICROSOFT.NORM.DIST([.$B52];[.B$2]/24;[.C$2]/24;0)/COM.MICROSOFT.NORM.DIST([.B$2]/24;[.B$2]/24;[.C$2]/24;0)" office:value-type="float" office:value="1.91855566893566E-136" calcext:value-type="float">
            <text:p>1,91855566893566E-136</text:p>
          </table:table-cell>
          <table:table-cell/>
          <table:table-cell table:formula="of:=COM.MICROSOFT.NORM.DIST([.$B52];[.D$2]/24;[.E$2]/24;0)/COM.MICROSOFT.NORM.DIST([.D$2]/24;[.D$2]/24;[.E$2]/24;0)" office:value-type="float" office:value="1.38634329364131E-049" calcext:value-type="float">
            <text:p>1,38634329364131E-49</text:p>
          </table:table-cell>
          <table:table-cell/>
          <table:table-cell table:formula="of:=COM.MICROSOFT.NORM.DIST([.$B52];[.F$2]/24;[.G$2]/24;0)/COM.MICROSOFT.NORM.DIST([.F$2]/24;[.F$2]/24;[.G$2]/24;0)" office:value-type="float" office:value="0.000000000669158609129297" calcext:value-type="float">
            <text:p>6,69158609129297E-10</text:p>
          </table:table-cell>
        </table:table-row>
        <table:table-row table:style-name="ro1">
          <table:table-cell/>
          <table:table-cell table:formula="of:=[.B52]+1/144" office:value-type="time" office:time-value="PT07H40M00S" calcext:value-type="time">
            <text:p>07:40</text:p>
          </table:table-cell>
          <table:table-cell table:formula="of:=COM.MICROSOFT.NORM.DIST([.$B53];[.B$2]/24;[.C$2]/24;0)/COM.MICROSOFT.NORM.DIST([.B$2]/24;[.B$2]/24;[.C$2]/24;0)" office:value-type="float" office:value="1.52786804435949E-142" calcext:value-type="float">
            <text:p>1,52786804435949E-142</text:p>
          </table:table-cell>
          <table:table-cell/>
          <table:table-cell table:formula="of:=COM.MICROSOFT.NORM.DIST([.$B53];[.D$2]/24;[.E$2]/24;0)/COM.MICROSOFT.NORM.DIST([.D$2]/24;[.D$2]/24;[.E$2]/24;0)" office:value-type="float" office:value="8.83630921749348E-052" calcext:value-type="float">
            <text:p>8,83630921749348E-52</text:p>
          </table:table-cell>
          <table:table-cell/>
          <table:table-cell table:formula="of:=COM.MICROSOFT.NORM.DIST([.$B53];[.F$2]/24;[.G$2]/24;0)/COM.MICROSOFT.NORM.DIST([.F$2]/24;[.F$2]/24;[.G$2]/24;0)" office:value-type="float" office:value="0.000000000223363143620324" calcext:value-type="float">
            <text:p>2,23363143620324E-10</text:p>
          </table:table-cell>
        </table:table-row>
        <table:table-row table:style-name="ro1">
          <table:table-cell/>
          <table:table-cell table:formula="of:=[.B53]+1/144" office:value-type="time" office:time-value="PT07H50M00S" calcext:value-type="time">
            <text:p>07:50</text:p>
          </table:table-cell>
          <table:table-cell table:formula="of:=COM.MICROSOFT.NORM.DIST([.$B54];[.B$2]/24;[.C$2]/24;0)/COM.MICROSOFT.NORM.DIST([.B$2]/24;[.B$2]/24;[.C$2]/24;0)" office:value-type="float" office:value="8.93625973711681E-149" calcext:value-type="float">
            <text:p>8,93625973711681E-149</text:p>
          </table:table-cell>
          <table:table-cell/>
          <table:table-cell table:formula="of:=COM.MICROSOFT.NORM.DIST([.$B54];[.D$2]/24;[.E$2]/24;0)/COM.MICROSOFT.NORM.DIST([.D$2]/24;[.D$2]/24;[.E$2]/24;0)" office:value-type="float" office:value="5.03983225835197E-054" calcext:value-type="float">
            <text:p>5,03983225835197E-54</text:p>
          </table:table-cell>
          <table:table-cell/>
          <table:table-cell table:formula="of:=COM.MICROSOFT.NORM.DIST([.$B54];[.F$2]/24;[.G$2]/24;0)/COM.MICROSOFT.NORM.DIST([.F$2]/24;[.F$2]/24;[.G$2]/24;0)" office:value-type="float" office:value="0.0000000000725153956932561" calcext:value-type="float">
            <text:p>7,25153956932561E-11</text:p>
          </table:table-cell>
        </table:table-row>
        <table:table-row table:style-name="ro1">
          <table:table-cell/>
          <table:table-cell table:formula="of:=[.B54]+1/144" office:value-type="time" office:time-value="PT08H00M00S" calcext:value-type="time">
            <text:p>08:00</text:p>
          </table:table-cell>
          <table:table-cell table:formula="of:=COM.MICROSOFT.NORM.DIST([.$B55];[.B$2]/24;[.C$2]/24;0)/COM.MICROSOFT.NORM.DIST([.B$2]/24;[.B$2]/24;[.C$2]/24;0)" office:value-type="float" office:value="3.8387003489661E-155" calcext:value-type="float">
            <text:p>3,8387003489661E-155</text:p>
          </table:table-cell>
          <table:table-cell/>
          <table:table-cell table:formula="of:=COM.MICROSOFT.NORM.DIST([.$B55];[.D$2]/24;[.E$2]/24;0)/COM.MICROSOFT.NORM.DIST([.D$2]/24;[.D$2]/24;[.E$2]/24;0)" office:value-type="float" office:value="2.57220937264285E-056" calcext:value-type="float">
            <text:p>2,57220937264285E-56</text:p>
          </table:table-cell>
          <table:table-cell/>
          <table:table-cell table:formula="of:=COM.MICROSOFT.NORM.DIST([.$B55];[.F$2]/24;[.G$2]/24;0)/COM.MICROSOFT.NORM.DIST([.F$2]/24;[.F$2]/24;[.G$2]/24;0)" office:value-type="float" office:value="0.0000000000228973484564565" calcext:value-type="float">
            <text:p>2,28973484564565E-11</text:p>
          </table:table-cell>
        </table:table-row>
        <table:table-row table:style-name="ro1">
          <table:table-cell/>
          <table:table-cell table:formula="of:=[.B55]+1/144" office:value-type="time" office:time-value="PT08H10M00S" calcext:value-type="time">
            <text:p>08:10</text:p>
          </table:table-cell>
          <table:table-cell table:formula="of:=COM.MICROSOFT.NORM.DIST([.$B56];[.B$2]/24;[.C$2]/24;0)/COM.MICROSOFT.NORM.DIST([.B$2]/24;[.B$2]/24;[.C$2]/24;0)" office:value-type="float" office:value="1.21107526531845E-161" calcext:value-type="float">
            <text:p>1,21107526531845E-161</text:p>
          </table:table-cell>
          <table:table-cell/>
          <table:table-cell table:formula="of:=COM.MICROSOFT.NORM.DIST([.$B56];[.D$2]/24;[.E$2]/24;0)/COM.MICROSOFT.NORM.DIST([.D$2]/24;[.D$2]/24;[.E$2]/24;0)" office:value-type="float" office:value="1.17473959853369E-058" calcext:value-type="float">
            <text:p>1,17473959853369E-58</text:p>
          </table:table-cell>
          <table:table-cell/>
          <table:table-cell table:formula="of:=COM.MICROSOFT.NORM.DIST([.$B56];[.F$2]/24;[.G$2]/24;0)/COM.MICROSOFT.NORM.DIST([.F$2]/24;[.F$2]/24;[.G$2]/24;0)" office:value-type="float" office:value="0.0000000000070319606208411" calcext:value-type="float">
            <text:p>7,0319606208411E-12</text:p>
          </table:table-cell>
        </table:table-row>
        <table:table-row table:style-name="ro1">
          <table:table-cell/>
          <table:table-cell table:formula="of:=[.B56]+1/144" office:value-type="time" office:time-value="PT08H20M00S" calcext:value-type="time">
            <text:p>08:20</text:p>
          </table:table-cell>
          <table:table-cell table:formula="of:=COM.MICROSOFT.NORM.DIST([.$B57];[.B$2]/24;[.C$2]/24;0)/COM.MICROSOFT.NORM.DIST([.B$2]/24;[.B$2]/24;[.C$2]/24;0)" office:value-type="float" office:value="2.8061866206883E-168" calcext:value-type="float">
            <text:p>2,8061866206883E-168</text:p>
          </table:table-cell>
          <table:table-cell/>
          <table:table-cell table:formula="of:=COM.MICROSOFT.NORM.DIST([.$B57];[.D$2]/24;[.E$2]/24;0)/COM.MICROSOFT.NORM.DIST([.D$2]/24;[.D$2]/24;[.E$2]/24;0)" office:value-type="float" office:value="4.80089223892036E-061" calcext:value-type="float">
            <text:p>4,80089223892036E-61</text:p>
          </table:table-cell>
          <table:table-cell/>
          <table:table-cell table:formula="of:=COM.MICROSOFT.NORM.DIST([.$B57];[.F$2]/24;[.G$2]/24;0)/COM.MICROSOFT.NORM.DIST([.F$2]/24;[.F$2]/24;[.G$2]/24;0)" office:value-type="float" office:value="0.00000000000210040929273236" calcext:value-type="float">
            <text:p>2,10040929273236E-12</text:p>
          </table:table-cell>
        </table:table-row>
        <table:table-row table:style-name="ro1">
          <table:table-cell/>
          <table:table-cell table:formula="of:=[.B57]+1/144" office:value-type="time" office:time-value="PT08H30M00S" calcext:value-type="time">
            <text:p>08:30</text:p>
          </table:table-cell>
          <table:table-cell table:formula="of:=COM.MICROSOFT.NORM.DIST([.$B58];[.B$2]/24;[.C$2]/24;0)/COM.MICROSOFT.NORM.DIST([.B$2]/24;[.B$2]/24;[.C$2]/24;0)" office:value-type="float" office:value="4.77551769124156E-175" calcext:value-type="float">
            <text:p>4,77551769124156E-175</text:p>
          </table:table-cell>
          <table:table-cell/>
          <table:table-cell table:formula="of:=COM.MICROSOFT.NORM.DIST([.$B58];[.D$2]/24;[.E$2]/24;0)/COM.MICROSOFT.NORM.DIST([.D$2]/24;[.D$2]/24;[.E$2]/24;0)" office:value-type="float" office:value="1.75568809785523E-063" calcext:value-type="float">
            <text:p>1,75568809785523E-63</text:p>
          </table:table-cell>
          <table:table-cell/>
          <table:table-cell table:formula="of:=COM.MICROSOFT.NORM.DIST([.$B58];[.F$2]/24;[.G$2]/24;0)/COM.MICROSOFT.NORM.DIST([.F$2]/24;[.F$2]/24;[.G$2]/24;0)" office:value-type="float" office:value="0.000000000000610193667760569" calcext:value-type="float">
            <text:p>6,10193667760569E-13</text:p>
          </table:table-cell>
        </table:table-row>
        <table:table-row table:style-name="ro1">
          <table:table-cell/>
          <table:table-cell table:formula="of:=[.B58]+1/144" office:value-type="time" office:time-value="PT08H40M00S" calcext:value-type="time">
            <text:p>08:40</text:p>
          </table:table-cell>
          <table:table-cell table:formula="of:=COM.MICROSOFT.NORM.DIST([.$B59];[.B$2]/24;[.C$2]/24;0)/COM.MICROSOFT.NORM.DIST([.B$2]/24;[.B$2]/24;[.C$2]/24;0)" office:value-type="float" office:value="5.96874273237308E-182" calcext:value-type="float">
            <text:p>5,96874273237308E-182</text:p>
          </table:table-cell>
          <table:table-cell/>
          <table:table-cell table:formula="of:=COM.MICROSOFT.NORM.DIST([.$B59];[.D$2]/24;[.E$2]/24;0)/COM.MICROSOFT.NORM.DIST([.D$2]/24;[.D$2]/24;[.E$2]/24;0)" office:value-type="float" office:value="5.74536771523211E-066" calcext:value-type="float">
            <text:p>5,74536771523211E-66</text:p>
          </table:table-cell>
          <table:table-cell/>
          <table:table-cell table:formula="of:=COM.MICROSOFT.NORM.DIST([.$B59];[.F$2]/24;[.G$2]/24;0)/COM.MICROSOFT.NORM.DIST([.F$2]/24;[.F$2]/24;[.G$2]/24;0)" office:value-type="float" office:value="0.000000000000172412093903563" calcext:value-type="float">
            <text:p>1,72412093903563E-13</text:p>
          </table:table-cell>
        </table:table-row>
        <table:table-row table:style-name="ro1">
          <table:table-cell/>
          <table:table-cell table:formula="of:=[.B59]+1/144" office:value-type="time" office:time-value="PT08H50M00S" calcext:value-type="time">
            <text:p>08:50</text:p>
          </table:table-cell>
          <table:table-cell table:formula="of:=COM.MICROSOFT.NORM.DIST([.$B60];[.B$2]/24;[.C$2]/24;0)/COM.MICROSOFT.NORM.DIST([.B$2]/24;[.B$2]/24;[.C$2]/24;0)" office:value-type="float" office:value="5.47903096921278E-189" calcext:value-type="float">
            <text:p>5,47903096921278E-189</text:p>
          </table:table-cell>
          <table:table-cell/>
          <table:table-cell table:formula="of:=COM.MICROSOFT.NORM.DIST([.$B60];[.D$2]/24;[.E$2]/24;0)/COM.MICROSOFT.NORM.DIST([.D$2]/24;[.D$2]/24;[.E$2]/24;0)" office:value-type="float" office:value="1.68241585271328E-068" calcext:value-type="float">
            <text:p>1,68241585271328E-68</text:p>
          </table:table-cell>
          <table:table-cell/>
          <table:table-cell table:formula="of:=COM.MICROSOFT.NORM.DIST([.$B60];[.F$2]/24;[.G$2]/24;0)/COM.MICROSOFT.NORM.DIST([.F$2]/24;[.F$2]/24;[.G$2]/24;0)" office:value-type="float" office:value="0.0000000000000473809779628847" calcext:value-type="float">
            <text:p>4,73809779628847E-14</text:p>
          </table:table-cell>
        </table:table-row>
        <table:table-row table:style-name="ro1">
          <table:table-cell/>
          <table:table-cell table:formula="of:=[.B60]+1/144" office:value-type="time" office:time-value="PT09H00M00S" calcext:value-type="time">
            <text:p>09:00</text:p>
          </table:table-cell>
          <table:table-cell table:formula="of:=COM.MICROSOFT.NORM.DIST([.$B61];[.B$2]/24;[.C$2]/24;0)/COM.MICROSOFT.NORM.DIST([.B$2]/24;[.B$2]/24;[.C$2]/24;0)" office:value-type="float" office:value="3.69388306849125E-196" calcext:value-type="float">
            <text:p>3,69388306849125E-196</text:p>
          </table:table-cell>
          <table:table-cell/>
          <table:table-cell table:formula="of:=COM.MICROSOFT.NORM.DIST([.$B61];[.D$2]/24;[.E$2]/24;0)/COM.MICROSOFT.NORM.DIST([.D$2]/24;[.D$2]/24;[.E$2]/24;0)" office:value-type="float" office:value="4.40853133146461E-071" calcext:value-type="float">
            <text:p>4,40853133146461E-71</text:p>
          </table:table-cell>
          <table:table-cell/>
          <table:table-cell table:formula="of:=COM.MICROSOFT.NORM.DIST([.$B61];[.F$2]/24;[.G$2]/24;0)/COM.MICROSOFT.NORM.DIST([.F$2]/24;[.F$2]/24;[.G$2]/24;0)" office:value-type="float" office:value="0.0000000000000126641655490952" calcext:value-type="float">
            <text:p>1,26641655490952E-14</text:p>
          </table:table-cell>
        </table:table-row>
        <table:table-row table:style-name="ro1">
          <table:table-cell/>
          <table:table-cell table:formula="of:=[.B61]+1/144" office:value-type="time" office:time-value="PT09H10M00S" calcext:value-type="time">
            <text:p>09:10</text:p>
          </table:table-cell>
          <table:table-cell table:formula="of:=COM.MICROSOFT.NORM.DIST([.$B62];[.B$2]/24;[.C$2]/24;0)/COM.MICROSOFT.NORM.DIST([.B$2]/24;[.B$2]/24;[.C$2]/24;0)" office:value-type="float" office:value="1.82903082634049E-203" calcext:value-type="float">
            <text:p>1,82903082634049E-203</text:p>
          </table:table-cell>
          <table:table-cell/>
          <table:table-cell table:formula="of:=COM.MICROSOFT.NORM.DIST([.$B62];[.D$2]/24;[.E$2]/24;0)/COM.MICROSOFT.NORM.DIST([.D$2]/24;[.D$2]/24;[.E$2]/24;0)" office:value-type="float" office:value="1.03371202656767E-073" calcext:value-type="float">
            <text:p>1,03371202656767E-73</text:p>
          </table:table-cell>
          <table:table-cell/>
          <table:table-cell table:formula="of:=COM.MICROSOFT.NORM.DIST([.$B62];[.F$2]/24;[.G$2]/24;0)/COM.MICROSOFT.NORM.DIST([.F$2]/24;[.F$2]/24;[.G$2]/24;0)" office:value-type="float" office:value="3.29219387117275E-015" calcext:value-type="float">
            <text:p>3,29219387117275E-15</text:p>
          </table:table-cell>
        </table:table-row>
        <table:table-row table:style-name="ro1">
          <table:table-cell/>
          <table:table-cell table:formula="of:=[.B62]+1/144" office:value-type="time" office:time-value="PT09H20M00S" calcext:value-type="time">
            <text:p>09:20</text:p>
          </table:table-cell>
          <table:table-cell table:formula="of:=COM.MICROSOFT.NORM.DIST([.$B63];[.B$2]/24;[.C$2]/24;0)/COM.MICROSOFT.NORM.DIST([.B$2]/24;[.B$2]/24;[.C$2]/24;0)" office:value-type="float" office:value="6.65146637444064E-211" calcext:value-type="float">
            <text:p>6,65146637444064E-211</text:p>
          </table:table-cell>
          <table:table-cell/>
          <table:table-cell table:formula="of:=COM.MICROSOFT.NORM.DIST([.$B63];[.D$2]/24;[.E$2]/24;0)/COM.MICROSOFT.NORM.DIST([.D$2]/24;[.D$2]/24;[.E$2]/24;0)" office:value-type="float" office:value="2.16895361313605E-076" calcext:value-type="float">
            <text:p>2,16895361313605E-76</text:p>
          </table:table-cell>
          <table:table-cell/>
          <table:table-cell table:formula="of:=COM.MICROSOFT.NORM.DIST([.$B63];[.F$2]/24;[.G$2]/24;0)/COM.MICROSOFT.NORM.DIST([.F$2]/24;[.F$2]/24;[.G$2]/24;0)" office:value-type="float" office:value="8.32396967698188E-016" calcext:value-type="float">
            <text:p>8,32396967698188E-16</text:p>
          </table:table-cell>
        </table:table-row>
        <table:table-row table:style-name="ro1">
          <table:table-cell/>
          <table:table-cell table:formula="of:=[.B63]+1/144" office:value-type="time" office:time-value="PT09H30M00S" calcext:value-type="time">
            <text:p>09:30</text:p>
          </table:table-cell>
          <table:table-cell table:formula="of:=COM.MICROSOFT.NORM.DIST([.$B64];[.B$2]/24;[.C$2]/24;0)/COM.MICROSOFT.NORM.DIST([.B$2]/24;[.B$2]/24;[.C$2]/24;0)" office:value-type="float" office:value="1.77652886362593E-218" calcext:value-type="float">
            <text:p>1,77652886362593E-218</text:p>
          </table:table-cell>
          <table:table-cell/>
          <table:table-cell table:formula="of:=COM.MICROSOFT.NORM.DIST([.$B64];[.D$2]/24;[.E$2]/24;0)/COM.MICROSOFT.NORM.DIST([.D$2]/24;[.D$2]/24;[.E$2]/24;0)" office:value-type="float" office:value="4.0723586257628E-079" calcext:value-type="float">
            <text:p>4,0723586257628E-79</text:p>
          </table:table-cell>
          <table:table-cell/>
          <table:table-cell table:formula="of:=COM.MICROSOFT.NORM.DIST([.$B64];[.F$2]/24;[.G$2]/24;0)/COM.MICROSOFT.NORM.DIST([.F$2]/24;[.F$2]/24;[.G$2]/24;0)" office:value-type="float" office:value="2.04697171316439E-016" calcext:value-type="float">
            <text:p>2,04697171316439E-16</text:p>
          </table:table-cell>
        </table:table-row>
        <table:table-row table:style-name="ro1">
          <table:table-cell/>
          <table:table-cell table:formula="of:=[.B64]+1/144" office:value-type="time" office:time-value="PT09H40M00S" calcext:value-type="time">
            <text:p>09:40</text:p>
          </table:table-cell>
          <table:table-cell table:formula="of:=COM.MICROSOFT.NORM.DIST([.$B65];[.B$2]/24;[.C$2]/24;0)/COM.MICROSOFT.NORM.DIST([.B$2]/24;[.B$2]/24;[.C$2]/24;0)" office:value-type="float" office:value="3.48486235674455E-226" calcext:value-type="float">
            <text:p>3,48486235674455E-226</text:p>
          </table:table-cell>
          <table:table-cell/>
          <table:table-cell table:formula="of:=COM.MICROSOFT.NORM.DIST([.$B65];[.D$2]/24;[.E$2]/24;0)/COM.MICROSOFT.NORM.DIST([.D$2]/24;[.D$2]/24;[.E$2]/24;0)" office:value-type="float" office:value="6.84205918402036E-082" calcext:value-type="float">
            <text:p>6,84205918402036E-82</text:p>
          </table:table-cell>
          <table:table-cell/>
          <table:table-cell table:formula="of:=COM.MICROSOFT.NORM.DIST([.$B65];[.F$2]/24;[.G$2]/24;0)/COM.MICROSOFT.NORM.DIST([.F$2]/24;[.F$2]/24;[.G$2]/24;0)" office:value-type="float" office:value="4.89586526458657E-017" calcext:value-type="float">
            <text:p>4,89586526458657E-17</text:p>
          </table:table-cell>
        </table:table-row>
        <table:table-row table:style-name="ro1">
          <table:table-cell/>
          <table:table-cell table:formula="of:=[.B65]+1/144" office:value-type="time" office:time-value="PT09H50M00S" calcext:value-type="time">
            <text:p>09:50</text:p>
          </table:table-cell>
          <table:table-cell table:formula="of:=COM.MICROSOFT.NORM.DIST([.$B66];[.B$2]/24;[.C$2]/24;0)/COM.MICROSOFT.NORM.DIST([.B$2]/24;[.B$2]/24;[.C$2]/24;0)" office:value-type="float" office:value="5.02062152558311E-234" calcext:value-type="float">
            <text:p>5,02062152558311E-234</text:p>
          </table:table-cell>
          <table:table-cell/>
          <table:table-cell table:formula="of:=COM.MICROSOFT.NORM.DIST([.$B66];[.D$2]/24;[.E$2]/24;0)/COM.MICROSOFT.NORM.DIST([.D$2]/24;[.D$2]/24;[.E$2]/24;0)" office:value-type="float" office:value="1.02866199379287E-084" calcext:value-type="float">
            <text:p>1,02866199379287E-84</text:p>
          </table:table-cell>
          <table:table-cell/>
          <table:table-cell table:formula="of:=COM.MICROSOFT.NORM.DIST([.$B66];[.F$2]/24;[.G$2]/24;0)/COM.MICROSOFT.NORM.DIST([.F$2]/24;[.F$2]/24;[.G$2]/24;0)" office:value-type="float" office:value="1.13889408651835E-017" calcext:value-type="float">
            <text:p>1,13889408651835E-17</text:p>
          </table:table-cell>
        </table:table-row>
        <table:table-row table:style-name="ro1">
          <table:table-cell/>
          <table:table-cell table:formula="of:=[.B66]+1/144" office:value-type="time" office:time-value="PT10H00M00S" calcext:value-type="time">
            <text:p>10:00</text:p>
          </table:table-cell>
          <table:table-cell table:formula="of:=COM.MICROSOFT.NORM.DIST([.$B67];[.B$2]/24;[.C$2]/24;0)/COM.MICROSOFT.NORM.DIST([.B$2]/24;[.B$2]/24;[.C$2]/24;0)" office:value-type="float" office:value="5.31236408012243E-242" calcext:value-type="float">
            <text:p>5,31236408012243E-242</text:p>
          </table:table-cell>
          <table:table-cell/>
          <table:table-cell table:formula="of:=COM.MICROSOFT.NORM.DIST([.$B67];[.D$2]/24;[.E$2]/24;0)/COM.MICROSOFT.NORM.DIST([.D$2]/24;[.D$2]/24;[.E$2]/24;0)" office:value-type="float" office:value="1.38389652673741E-087" calcext:value-type="float">
            <text:p>1,38389652673741E-87</text:p>
          </table:table-cell>
          <table:table-cell/>
          <table:table-cell table:formula="of:=COM.MICROSOFT.NORM.DIST([.$B67];[.F$2]/24;[.G$2]/24;0)/COM.MICROSOFT.NORM.DIST([.F$2]/24;[.F$2]/24;[.G$2]/24;0)" office:value-type="float" office:value="2.57675710915527E-018" calcext:value-type="float">
            <text:p>2,57675710915527E-18</text:p>
          </table:table-cell>
        </table:table-row>
      </table:table>
      <table:table table:name="lokals" table:style-name="ta1">
        <table:shapes>
          <draw:frame draw:z-index="0" draw:style-name="gr1" draw:text-style-name="P1" svg:width="315.67mm" svg:height="153.68mm" svg:x="315.95mm" svg:y="26.3mm">
            <loext:p draw:notify-on-update-of-ranges="lokals.B7:lokals.B67 lokals.C6:lokals.C6 lokals.C7:lokals.C67 lokals.G6:lokals.G6 lokals.G7:lokals.G67 lokals.E6:lokals.E6 lokals.E7:lokals.E6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number-columns-repeated="5" table:default-cell-style-name="Default"/>
        <table:table-row table:style-name="ro1">
          <table:table-cell/>
          <table:table-cell table:style-name="Default" office:value-type="string" calcext:value-type="string">
            <text:p>Nauka</text:p>
          </table:table-cell>
          <table:table-cell/>
          <table:table-cell office:value-type="string" calcext:value-type="string">
            <text:p>Praca</text:p>
          </table:table-cell>
          <table:table-cell/>
          <table:table-cell office:value-type="string" calcext:value-type="string">
            <text:p>Kultura</text:p>
          </table:table-cell>
          <table:table-cell/>
        </table:table-row>
        <table:table-row table:style-name="ro1">
          <table:table-cell office:value-type="string" calcext:value-type="string">
            <text:p>Wszyscy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</table:table-row>
        <table:table-row table:style-name="ro1" table:number-rows-repeated="3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office:value-type="string" calcext:value-type="string">
            <text:p>Nauka</text:p>
          </table:table-cell>
          <table:table-cell/>
          <table:table-cell office:value-type="string" calcext:value-type="string">
            <text:p>Praca</text:p>
          </table:table-cell>
          <table:table-cell/>
          <table:table-cell office:value-type="string" calcext:value-type="string">
            <text:p>Kultura</text:p>
          </table:table-cell>
        </table:table-row>
        <table:table-row table:style-name="ro1">
          <table:table-cell/>
          <table:table-cell office:value-type="time" office:time-value="PT00H00M00S" calcext:value-type="time">
            <text:p>00:00</text:p>
          </table:table-cell>
          <table:table-cell table:formula="of:=COM.MICROSOFT.NORM.DIST([.$B7];[.B$2]/24;[.C$2]/24;0)/COM.MICROSOFT.NORM.DIST([.B$2]/24;[.B$2]/24;[.C$2]/24;0)" office:value-type="float" office:value="0.360447788597821" calcext:value-type="float">
            <text:p>0,3604477886</text:p>
          </table:table-cell>
          <table:table-cell/>
          <table:table-cell table:formula="of:=COM.MICROSOFT.NORM.DIST([.$B7];[.D$2]/24;[.E$2]/24;0)/COM.MICROSOFT.NORM.DIST([.D$2]/24;[.D$2]/24;[.E$2]/24;0)" office:value-type="float" office:value="0.0846579886225299" calcext:value-type="float">
            <text:p>0,0846579886</text:p>
          </table:table-cell>
          <table:table-cell/>
          <table:table-cell table:formula="of:=COM.MICROSOFT.NORM.DIST([.$B7];[.F$2]/24;[.G$2]/24;0)/COM.MICROSOFT.NORM.DIST([.F$2]/24;[.F$2]/24;[.G$2]/24;0)" office:value-type="float" office:value="0.706648277857716" calcext:value-type="float">
            <text:p>0,7066482779</text:p>
          </table:table-cell>
        </table:table-row>
        <table:table-row table:style-name="ro1">
          <table:table-cell/>
          <table:table-cell table:formula="of:=[.B7]+1/144" office:value-type="time" office:time-value="PT00H10M00S" calcext:value-type="time">
            <text:p>00:10</text:p>
          </table:table-cell>
          <table:table-cell table:formula="of:=COM.MICROSOFT.NORM.DIST([.$B8];[.B$2]/24;[.C$2]/24;0)/COM.MICROSOFT.NORM.DIST([.B$2]/24;[.B$2]/24;[.C$2]/24;0)" office:value-type="float" office:value="0.492324720073205" calcext:value-type="float">
            <text:p>0,4923247201</text:p>
          </table:table-cell>
          <table:table-cell/>
          <table:table-cell table:formula="of:=COM.MICROSOFT.NORM.DIST([.$B8];[.D$2]/24;[.E$2]/24;0)/COM.MICROSOFT.NORM.DIST([.D$2]/24;[.D$2]/24;[.E$2]/24;0)" office:value-type="float" office:value="0.125586571543005" calcext:value-type="float">
            <text:p>0,1255865715</text:p>
          </table:table-cell>
          <table:table-cell/>
          <table:table-cell table:formula="of:=COM.MICROSOFT.NORM.DIST([.$B8];[.F$2]/24;[.G$2]/24;0)/COM.MICROSOFT.NORM.DIST([.F$2]/24;[.F$2]/24;[.G$2]/24;0)" office:value-type="float" office:value="0.785742189758136" calcext:value-type="float">
            <text:p>0,7857421898</text:p>
          </table:table-cell>
        </table:table-row>
        <table:table-row table:style-name="ro1">
          <table:table-cell/>
          <table:table-cell table:formula="of:=[.B8]+1/144" office:value-type="time" office:time-value="PT00H20M00S" calcext:value-type="time">
            <text:p>00:20</text:p>
          </table:table-cell>
          <table:table-cell table:formula="of:=COM.MICROSOFT.NORM.DIST([.$B9];[.B$2]/24;[.C$2]/24;0)/COM.MICROSOFT.NORM.DIST([.B$2]/24;[.B$2]/24;[.C$2]/24;0)" office:value-type="float" office:value="0.635390988768804" calcext:value-type="float">
            <text:p>0,6353909888</text:p>
          </table:table-cell>
          <table:table-cell/>
          <table:table-cell table:formula="of:=COM.MICROSOFT.NORM.DIST([.$B9];[.D$2]/24;[.E$2]/24;0)/COM.MICROSOFT.NORM.DIST([.D$2]/24;[.D$2]/24;[.E$2]/24;0)" office:value-type="float" office:value="0.180021743061023" calcext:value-type="float">
            <text:p>0,1800217431</text:p>
          </table:table-cell>
          <table:table-cell/>
          <table:table-cell table:formula="of:=COM.MICROSOFT.NORM.DIST([.$B9];[.F$2]/24;[.G$2]/24;0)/COM.MICROSOFT.NORM.DIST([.F$2]/24;[.F$2]/24;[.G$2]/24;0)" office:value-type="float" office:value="0.856996891435279" calcext:value-type="float">
            <text:p>0,8569968914</text:p>
          </table:table-cell>
        </table:table-row>
        <table:table-row table:style-name="ro1">
          <table:table-cell/>
          <table:table-cell table:formula="of:=[.B9]+1/144" office:value-type="time" office:time-value="PT00H30M00S" calcext:value-type="time">
            <text:p>00:30</text:p>
          </table:table-cell>
          <table:table-cell table:formula="of:=COM.MICROSOFT.NORM.DIST([.$B10];[.B$2]/24;[.C$2]/24;0)/COM.MICROSOFT.NORM.DIST([.B$2]/24;[.B$2]/24;[.C$2]/24;0)" office:value-type="float" office:value="0.774837428883249" calcext:value-type="float">
            <text:p>0,7748374289</text:p>
          </table:table-cell>
          <table:table-cell/>
          <table:table-cell table:formula="of:=COM.MICROSOFT.NORM.DIST([.$B10];[.D$2]/24;[.E$2]/24;0)/COM.MICROSOFT.NORM.DIST([.D$2]/24;[.D$2]/24;[.E$2]/24;0)" office:value-type="float" office:value="0.249352208777296" calcext:value-type="float">
            <text:p>0,2493522088</text:p>
          </table:table-cell>
          <table:table-cell/>
          <table:table-cell table:formula="of:=COM.MICROSOFT.NORM.DIST([.$B10];[.F$2]/24;[.G$2]/24;0)/COM.MICROSOFT.NORM.DIST([.F$2]/24;[.F$2]/24;[.G$2]/24;0)" office:value-type="float" office:value="0.916855355732029" calcext:value-type="float">
            <text:p>0,9168553557</text:p>
          </table:table-cell>
        </table:table-row>
        <table:table-row table:style-name="ro1">
          <table:table-cell/>
          <table:table-cell table:formula="of:=[.B10]+1/144" office:value-type="time" office:time-value="PT00H40M00S" calcext:value-type="time">
            <text:p>00:40</text:p>
          </table:table-cell>
          <table:table-cell table:formula="of:=COM.MICROSOFT.NORM.DIST([.$B11];[.B$2]/24;[.C$2]/24;0)/COM.MICROSOFT.NORM.DIST([.B$2]/24;[.B$2]/24;[.C$2]/24;0)" office:value-type="float" office:value="0.892812501562233" calcext:value-type="float">
            <text:p>0,8928125016</text:p>
          </table:table-cell>
          <table:table-cell/>
          <table:table-cell table:formula="of:=COM.MICROSOFT.NORM.DIST([.$B11];[.D$2]/24;[.E$2]/24;0)/COM.MICROSOFT.NORM.DIST([.D$2]/24;[.D$2]/24;[.E$2]/24;0)" office:value-type="float" office:value="0.333739780491631" calcext:value-type="float">
            <text:p>0,3337397805</text:p>
          </table:table-cell>
          <table:table-cell/>
          <table:table-cell table:formula="of:=COM.MICROSOFT.NORM.DIST([.$B11];[.F$2]/24;[.G$2]/24;0)/COM.MICROSOFT.NORM.DIST([.F$2]/24;[.F$2]/24;[.G$2]/24;0)" office:value-type="float" office:value="0.962154491713458" calcext:value-type="float">
            <text:p>0,9621544917</text:p>
          </table:table-cell>
        </table:table-row>
        <table:table-row table:style-name="ro1">
          <table:table-cell/>
          <table:table-cell table:formula="of:=[.B11]+1/144" office:value-type="time" office:time-value="PT00H50M00S" calcext:value-type="time">
            <text:p>00:50</text:p>
          </table:table-cell>
          <table:table-cell table:formula="of:=COM.MICROSOFT.NORM.DIST([.$B12];[.B$2]/24;[.C$2]/24;0)/COM.MICROSOFT.NORM.DIST([.B$2]/24;[.B$2]/24;[.C$2]/24;0)" office:value-type="float" office:value="0.972053270286608" calcext:value-type="float">
            <text:p>0,9720532703</text:p>
          </table:table-cell>
          <table:table-cell/>
          <table:table-cell table:formula="of:=COM.MICROSOFT.NORM.DIST([.$B12];[.D$2]/24;[.E$2]/24;0)/COM.MICROSOFT.NORM.DIST([.D$2]/24;[.D$2]/24;[.E$2]/24;0)" office:value-type="float" office:value="0.431627624018743" calcext:value-type="float">
            <text:p>0,431627624</text:p>
          </table:table-cell>
          <table:table-cell/>
          <table:table-cell table:formula="of:=COM.MICROSOFT.NORM.DIST([.$B12];[.F$2]/24;[.G$2]/24;0)/COM.MICROSOFT.NORM.DIST([.F$2]/24;[.F$2]/24;[.G$2]/24;0)" office:value-type="float" office:value="0.990401302697162" calcext:value-type="float">
            <text:p>0,9904013027</text:p>
          </table:table-cell>
        </table:table-row>
        <table:table-row table:style-name="ro1">
          <table:table-cell/>
          <table:table-cell table:formula="of:=[.B12]+1/144" office:value-type="time" office:time-value="PT01H00M00S" calcext:value-type="time">
            <text:p>01:00</text:p>
          </table:table-cell>
          <table:table-cell table:formula="of:=COM.MICROSOFT.NORM.DIST([.$B13];[.B$2]/24;[.C$2]/24;0)/COM.MICROSOFT.NORM.DIST([.B$2]/24;[.B$2]/24;[.C$2]/24;0)" office:value-type="float" office:value="1" calcext:value-type="float">
            <text:p>1</text:p>
          </table:table-cell>
          <table:table-cell/>
          <table:table-cell table:formula="of:=COM.MICROSOFT.NORM.DIST([.$B13];[.D$2]/24;[.E$2]/24;0)/COM.MICROSOFT.NORM.DIST([.D$2]/24;[.D$2]/24;[.E$2]/24;0)" office:value-type="float" office:value="0.539407507237627" calcext:value-type="float">
            <text:p>0,5394075072</text:p>
          </table:table-cell>
          <table:table-cell/>
          <table:table-cell table:formula="of:=COM.MICROSOFT.NORM.DIST([.$B13];[.F$2]/24;[.G$2]/24;0)/COM.MICROSOFT.NORM.DIST([.F$2]/24;[.F$2]/24;[.G$2]/24;0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.B13]+1/144" office:value-type="time" office:time-value="PT01H10M00S" calcext:value-type="time">
            <text:p>01:10</text:p>
          </table:table-cell>
          <table:table-cell table:formula="of:=COM.MICROSOFT.NORM.DIST([.$B14];[.B$2]/24;[.C$2]/24;0)/COM.MICROSOFT.NORM.DIST([.B$2]/24;[.B$2]/24;[.C$2]/24;0)" office:value-type="float" office:value="0.972053270286608" calcext:value-type="float">
            <text:p>0,9720532703</text:p>
          </table:table-cell>
          <table:table-cell/>
          <table:table-cell table:formula="of:=COM.MICROSOFT.NORM.DIST([.$B14];[.D$2]/24;[.E$2]/24;0)/COM.MICROSOFT.NORM.DIST([.D$2]/24;[.D$2]/24;[.E$2]/24;0)" office:value-type="float" office:value="0.651375231630207" calcext:value-type="float">
            <text:p>0,6513752316</text:p>
          </table:table-cell>
          <table:table-cell/>
          <table:table-cell table:formula="of:=COM.MICROSOFT.NORM.DIST([.$B14];[.F$2]/24;[.G$2]/24;0)/COM.MICROSOFT.NORM.DIST([.F$2]/24;[.F$2]/24;[.G$2]/24;0)" office:value-type="float" office:value="0.990401302697162" calcext:value-type="float">
            <text:p>0,9904013027</text:p>
          </table:table-cell>
        </table:table-row>
        <table:table-row table:style-name="ro1">
          <table:table-cell/>
          <table:table-cell table:formula="of:=[.B14]+1/144" office:value-type="time" office:time-value="PT01H20M00S" calcext:value-type="time">
            <text:p>01:20</text:p>
          </table:table-cell>
          <table:table-cell table:formula="of:=COM.MICROSOFT.NORM.DIST([.$B15];[.B$2]/24;[.C$2]/24;0)/COM.MICROSOFT.NORM.DIST([.B$2]/24;[.B$2]/24;[.C$2]/24;0)" office:value-type="float" office:value="0.892812501562233" calcext:value-type="float">
            <text:p>0,8928125016</text:p>
          </table:table-cell>
          <table:table-cell/>
          <table:table-cell table:formula="of:=COM.MICROSOFT.NORM.DIST([.$B15];[.D$2]/24;[.E$2]/24;0)/COM.MICROSOFT.NORM.DIST([.D$2]/24;[.D$2]/24;[.E$2]/24;0)" office:value-type="float" office:value="0.760067204607124" calcext:value-type="float">
            <text:p>0,7600672046</text:p>
          </table:table-cell>
          <table:table-cell/>
          <table:table-cell table:formula="of:=COM.MICROSOFT.NORM.DIST([.$B15];[.F$2]/24;[.G$2]/24;0)/COM.MICROSOFT.NORM.DIST([.F$2]/24;[.F$2]/24;[.G$2]/24;0)" office:value-type="float" office:value="0.962154491713458" calcext:value-type="float">
            <text:p>0,9621544917</text:p>
          </table:table-cell>
        </table:table-row>
        <table:table-row table:style-name="ro1">
          <table:table-cell/>
          <table:table-cell table:formula="of:=[.B15]+1/144" office:value-type="time" office:time-value="PT01H30M00S" calcext:value-type="time">
            <text:p>01:30</text:p>
          </table:table-cell>
          <table:table-cell table:formula="of:=COM.MICROSOFT.NORM.DIST([.$B16];[.B$2]/24;[.C$2]/24;0)/COM.MICROSOFT.NORM.DIST([.B$2]/24;[.B$2]/24;[.C$2]/24;0)" office:value-type="float" office:value="0.774837428883249" calcext:value-type="float">
            <text:p>0,7748374289</text:p>
          </table:table-cell>
          <table:table-cell/>
          <table:table-cell table:formula="of:=COM.MICROSOFT.NORM.DIST([.$B16];[.D$2]/24;[.E$2]/24;0)/COM.MICROSOFT.NORM.DIST([.D$2]/24;[.D$2]/24;[.E$2]/24;0)" office:value-type="float" office:value="0.856996891435279" calcext:value-type="float">
            <text:p>0,8569968914</text:p>
          </table:table-cell>
          <table:table-cell/>
          <table:table-cell table:formula="of:=COM.MICROSOFT.NORM.DIST([.$B16];[.F$2]/24;[.G$2]/24;0)/COM.MICROSOFT.NORM.DIST([.F$2]/24;[.F$2]/24;[.G$2]/24;0)" office:value-type="float" office:value="0.916855355732029" calcext:value-type="float">
            <text:p>0,9168553557</text:p>
          </table:table-cell>
        </table:table-row>
        <table:table-row table:style-name="ro1">
          <table:table-cell/>
          <table:table-cell table:formula="of:=[.B16]+1/144" office:value-type="time" office:time-value="PT01H40M00S" calcext:value-type="time">
            <text:p>01:40</text:p>
          </table:table-cell>
          <table:table-cell table:formula="of:=COM.MICROSOFT.NORM.DIST([.$B17];[.B$2]/24;[.C$2]/24;0)/COM.MICROSOFT.NORM.DIST([.B$2]/24;[.B$2]/24;[.C$2]/24;0)" office:value-type="float" office:value="0.635390988768803" calcext:value-type="float">
            <text:p>0,6353909888</text:p>
          </table:table-cell>
          <table:table-cell/>
          <table:table-cell table:formula="of:=COM.MICROSOFT.NORM.DIST([.$B17];[.D$2]/24;[.E$2]/24;0)/COM.MICROSOFT.NORM.DIST([.D$2]/24;[.D$2]/24;[.E$2]/24;0)" office:value-type="float" office:value="0.933712124983785" calcext:value-type="float">
            <text:p>0,933712125</text:p>
          </table:table-cell>
          <table:table-cell/>
          <table:table-cell table:formula="of:=COM.MICROSOFT.NORM.DIST([.$B17];[.F$2]/24;[.G$2]/24;0)/COM.MICROSOFT.NORM.DIST([.F$2]/24;[.F$2]/24;[.G$2]/24;0)" office:value-type="float" office:value="0.856996891435279" calcext:value-type="float">
            <text:p>0,8569968914</text:p>
          </table:table-cell>
        </table:table-row>
        <table:table-row table:style-name="ro1">
          <table:table-cell/>
          <table:table-cell table:formula="of:=[.B17]+1/144" office:value-type="time" office:time-value="PT01H50M00S" calcext:value-type="time">
            <text:p>01:50</text:p>
          </table:table-cell>
          <table:table-cell table:formula="of:=COM.MICROSOFT.NORM.DIST([.$B18];[.B$2]/24;[.C$2]/24;0)/COM.MICROSOFT.NORM.DIST([.B$2]/24;[.B$2]/24;[.C$2]/24;0)" office:value-type="float" office:value="0.492324720073205" calcext:value-type="float">
            <text:p>0,4923247201</text:p>
          </table:table-cell>
          <table:table-cell/>
          <table:table-cell table:formula="of:=COM.MICROSOFT.NORM.DIST([.$B18];[.D$2]/24;[.E$2]/24;0)/COM.MICROSOFT.NORM.DIST([.D$2]/24;[.D$2]/24;[.E$2]/24;0)" office:value-type="float" office:value="0.982999392927831" calcext:value-type="float">
            <text:p>0,9829993929</text:p>
          </table:table-cell>
          <table:table-cell/>
          <table:table-cell table:formula="of:=COM.MICROSOFT.NORM.DIST([.$B18];[.F$2]/24;[.G$2]/24;0)/COM.MICROSOFT.NORM.DIST([.F$2]/24;[.F$2]/24;[.G$2]/24;0)" office:value-type="float" office:value="0.785742189758135" calcext:value-type="float">
            <text:p>0,7857421898</text:p>
          </table:table-cell>
        </table:table-row>
        <table:table-row table:style-name="ro1">
          <table:table-cell/>
          <table:table-cell table:formula="of:=[.B18]+1/144" office:value-type="time" office:time-value="PT02H00M00S" calcext:value-type="time">
            <text:p>02:00</text:p>
          </table:table-cell>
          <table:table-cell table:formula="of:=COM.MICROSOFT.NORM.DIST([.$B19];[.B$2]/24;[.C$2]/24;0)/COM.MICROSOFT.NORM.DIST([.B$2]/24;[.B$2]/24;[.C$2]/24;0)" office:value-type="float" office:value="0.360447788597821" calcext:value-type="float">
            <text:p>0,3604477886</text:p>
          </table:table-cell>
          <table:table-cell/>
          <table:table-cell table:formula="of:=COM.MICROSOFT.NORM.DIST([.$B19];[.D$2]/24;[.E$2]/24;0)/COM.MICROSOFT.NORM.DIST([.D$2]/24;[.D$2]/24;[.E$2]/24;0)" office:value-type="float" office:value="1" calcext:value-type="float">
            <text:p>1</text:p>
          </table:table-cell>
          <table:table-cell/>
          <table:table-cell table:formula="of:=COM.MICROSOFT.NORM.DIST([.$B19];[.F$2]/24;[.G$2]/24;0)/COM.MICROSOFT.NORM.DIST([.F$2]/24;[.F$2]/24;[.G$2]/24;0)" office:value-type="float" office:value="0.706648277857716" calcext:value-type="float">
            <text:p>0,7066482779</text:p>
          </table:table-cell>
        </table:table-row>
        <table:table-row table:style-name="ro1">
          <table:table-cell/>
          <table:table-cell table:formula="of:=[.B19]+1/144" office:value-type="time" office:time-value="PT02H10M00S" calcext:value-type="time">
            <text:p>02:10</text:p>
          </table:table-cell>
          <table:table-cell table:formula="of:=COM.MICROSOFT.NORM.DIST([.$B20];[.B$2]/24;[.C$2]/24;0)/COM.MICROSOFT.NORM.DIST([.B$2]/24;[.B$2]/24;[.C$2]/24;0)" office:value-type="float" office:value="0.249352208777296" calcext:value-type="float">
            <text:p>0,2493522088</text:p>
          </table:table-cell>
          <table:table-cell/>
          <table:table-cell table:formula="of:=COM.MICROSOFT.NORM.DIST([.$B20];[.D$2]/24;[.E$2]/24;0)/COM.MICROSOFT.NORM.DIST([.D$2]/24;[.D$2]/24;[.E$2]/24;0)" office:value-type="float" office:value="0.98299939292783" calcext:value-type="float">
            <text:p>0,9829993929</text:p>
          </table:table-cell>
          <table:table-cell/>
          <table:table-cell table:formula="of:=COM.MICROSOFT.NORM.DIST([.$B20];[.F$2]/24;[.G$2]/24;0)/COM.MICROSOFT.NORM.DIST([.F$2]/24;[.F$2]/24;[.G$2]/24;0)" office:value-type="float" office:value="0.623374370656185" calcext:value-type="float">
            <text:p>0,6233743707</text:p>
          </table:table-cell>
        </table:table-row>
        <table:table-row table:style-name="ro1">
          <table:table-cell/>
          <table:table-cell table:formula="of:=[.B20]+1/144" office:value-type="time" office:time-value="PT02H20M00S" calcext:value-type="time">
            <text:p>02:20</text:p>
          </table:table-cell>
          <table:table-cell table:formula="of:=COM.MICROSOFT.NORM.DIST([.$B21];[.B$2]/24;[.C$2]/24;0)/COM.MICROSOFT.NORM.DIST([.B$2]/24;[.B$2]/24;[.C$2]/24;0)" office:value-type="float" office:value="0.162991218001845" calcext:value-type="float">
            <text:p>0,162991218</text:p>
          </table:table-cell>
          <table:table-cell/>
          <table:table-cell table:formula="of:=COM.MICROSOFT.NORM.DIST([.$B21];[.D$2]/24;[.E$2]/24;0)/COM.MICROSOFT.NORM.DIST([.D$2]/24;[.D$2]/24;[.E$2]/24;0)" office:value-type="float" office:value="0.933712124983784" calcext:value-type="float">
            <text:p>0,933712125</text:p>
          </table:table-cell>
          <table:table-cell/>
          <table:table-cell table:formula="of:=COM.MICROSOFT.NORM.DIST([.$B21];[.F$2]/24;[.G$2]/24;0)/COM.MICROSOFT.NORM.DIST([.F$2]/24;[.F$2]/24;[.G$2]/24;0)" office:value-type="float" office:value="0.539407507237626" calcext:value-type="float">
            <text:p>0,5394075072</text:p>
          </table:table-cell>
        </table:table-row>
        <table:table-row table:style-name="ro1">
          <table:table-cell/>
          <table:table-cell table:formula="of:=[.B21]+1/144" office:value-type="time" office:time-value="PT02H30M00S" calcext:value-type="time">
            <text:p>02:30</text:p>
          </table:table-cell>
          <table:table-cell table:formula="of:=COM.MICROSOFT.NORM.DIST([.$B22];[.B$2]/24;[.C$2]/24;0)/COM.MICROSOFT.NORM.DIST([.B$2]/24;[.B$2]/24;[.C$2]/24;0)" office:value-type="float" office:value="0.100668899772898" calcext:value-type="float">
            <text:p>0,1006688998</text:p>
          </table:table-cell>
          <table:table-cell/>
          <table:table-cell table:formula="of:=COM.MICROSOFT.NORM.DIST([.$B22];[.D$2]/24;[.E$2]/24;0)/COM.MICROSOFT.NORM.DIST([.D$2]/24;[.D$2]/24;[.E$2]/24;0)" office:value-type="float" office:value="0.856996891435278" calcext:value-type="float">
            <text:p>0,8569968914</text:p>
          </table:table-cell>
          <table:table-cell/>
          <table:table-cell table:formula="of:=COM.MICROSOFT.NORM.DIST([.$B22];[.F$2]/24;[.G$2]/24;0)/COM.MICROSOFT.NORM.DIST([.F$2]/24;[.F$2]/24;[.G$2]/24;0)" office:value-type="float" office:value="0.457833361771614" calcext:value-type="float">
            <text:p>0,4578333618</text:p>
          </table:table-cell>
        </table:table-row>
        <table:table-row table:style-name="ro1">
          <table:table-cell/>
          <table:table-cell table:formula="of:=[.B22]+1/144" office:value-type="time" office:time-value="PT02H40M00S" calcext:value-type="time">
            <text:p>02:40</text:p>
          </table:table-cell>
          <table:table-cell table:formula="of:=COM.MICROSOFT.NORM.DIST([.$B23];[.B$2]/24;[.C$2]/24;0)/COM.MICROSOFT.NORM.DIST([.B$2]/24;[.B$2]/24;[.C$2]/24;0)" office:value-type="float" office:value="0.0587498240896304" calcext:value-type="float">
            <text:p>0,0587498241</text:p>
          </table:table-cell>
          <table:table-cell/>
          <table:table-cell table:formula="of:=COM.MICROSOFT.NORM.DIST([.$B23];[.D$2]/24;[.E$2]/24;0)/COM.MICROSOFT.NORM.DIST([.D$2]/24;[.D$2]/24;[.E$2]/24;0)" office:value-type="float" office:value="0.760067204607123" calcext:value-type="float">
            <text:p>0,7600672046</text:p>
          </table:table-cell>
          <table:table-cell/>
          <table:table-cell table:formula="of:=COM.MICROSOFT.NORM.DIST([.$B23];[.F$2]/24;[.G$2]/24;0)/COM.MICROSOFT.NORM.DIST([.F$2]/24;[.F$2]/24;[.G$2]/24;0)" office:value-type="float" office:value="0.381171386052992" calcext:value-type="float">
            <text:p>0,3811713861</text:p>
          </table:table-cell>
        </table:table-row>
        <table:table-row table:style-name="ro1">
          <table:table-cell/>
          <table:table-cell table:formula="of:=[.B23]+1/144" office:value-type="time" office:time-value="PT02H50M00S" calcext:value-type="time">
            <text:p>02:50</text:p>
          </table:table-cell>
          <table:table-cell table:formula="of:=COM.MICROSOFT.NORM.DIST([.$B24];[.B$2]/24;[.C$2]/24;0)/COM.MICROSOFT.NORM.DIST([.B$2]/24;[.B$2]/24;[.C$2]/24;0)" office:value-type="float" office:value="0.032396489350974" calcext:value-type="float">
            <text:p>0,0323964894</text:p>
          </table:table-cell>
          <table:table-cell/>
          <table:table-cell table:formula="of:=COM.MICROSOFT.NORM.DIST([.$B24];[.D$2]/24;[.E$2]/24;0)/COM.MICROSOFT.NORM.DIST([.D$2]/24;[.D$2]/24;[.E$2]/24;0)" office:value-type="float" office:value="0.651375231630206" calcext:value-type="float">
            <text:p>0,6513752316</text:p>
          </table:table-cell>
          <table:table-cell/>
          <table:table-cell table:formula="of:=COM.MICROSOFT.NORM.DIST([.$B24];[.F$2]/24;[.G$2]/24;0)/COM.MICROSOFT.NORM.DIST([.F$2]/24;[.F$2]/24;[.G$2]/24;0)" office:value-type="float" office:value="0.311283106954114" calcext:value-type="float">
            <text:p>0,311283107</text:p>
          </table:table-cell>
        </table:table-row>
        <table:table-row table:style-name="ro1">
          <table:table-cell/>
          <table:table-cell table:formula="of:=[.B24]+1/144" office:value-type="time" office:time-value="PT03H00M00S" calcext:value-type="time">
            <text:p>03:00</text:p>
          </table:table-cell>
          <table:table-cell table:formula="of:=COM.MICROSOFT.NORM.DIST([.$B25];[.B$2]/24;[.C$2]/24;0)/COM.MICROSOFT.NORM.DIST([.B$2]/24;[.B$2]/24;[.C$2]/24;0)" office:value-type="float" office:value="0.0168798841487899" calcext:value-type="float">
            <text:p>0,0168798841</text:p>
          </table:table-cell>
          <table:table-cell/>
          <table:table-cell table:formula="of:=COM.MICROSOFT.NORM.DIST([.$B25];[.D$2]/24;[.E$2]/24;0)/COM.MICROSOFT.NORM.DIST([.D$2]/24;[.D$2]/24;[.E$2]/24;0)" office:value-type="float" office:value="0.539407507237626" calcext:value-type="float">
            <text:p>0,5394075072</text:p>
          </table:table-cell>
          <table:table-cell/>
          <table:table-cell table:formula="of:=COM.MICROSOFT.NORM.DIST([.$B25];[.F$2]/24;[.G$2]/24;0)/COM.MICROSOFT.NORM.DIST([.F$2]/24;[.F$2]/24;[.G$2]/24;0)" office:value-type="float" office:value="0.249352208777296" calcext:value-type="float">
            <text:p>0,2493522088</text:p>
          </table:table-cell>
        </table:table-row>
        <table:table-row table:style-name="ro1">
          <table:table-cell/>
          <table:table-cell table:formula="of:=[.B25]+1/144" office:value-type="time" office:time-value="PT03H10M00S" calcext:value-type="time">
            <text:p>03:10</text:p>
          </table:table-cell>
          <table:table-cell table:formula="of:=COM.MICROSOFT.NORM.DIST([.$B26];[.B$2]/24;[.C$2]/24;0)/COM.MICROSOFT.NORM.DIST([.B$2]/24;[.B$2]/24;[.C$2]/24;0)" office:value-type="float" office:value="0.0083103842384211" calcext:value-type="float">
            <text:p>0,0083103842</text:p>
          </table:table-cell>
          <table:table-cell/>
          <table:table-cell table:formula="of:=COM.MICROSOFT.NORM.DIST([.$B26];[.D$2]/24;[.E$2]/24;0)/COM.MICROSOFT.NORM.DIST([.D$2]/24;[.D$2]/24;[.E$2]/24;0)" office:value-type="float" office:value="0.431627624018742" calcext:value-type="float">
            <text:p>0,431627624</text:p>
          </table:table-cell>
          <table:table-cell/>
          <table:table-cell table:formula="of:=COM.MICROSOFT.NORM.DIST([.$B26];[.F$2]/24;[.G$2]/24;0)/COM.MICROSOFT.NORM.DIST([.F$2]/24;[.F$2]/24;[.G$2]/24;0)" office:value-type="float" office:value="0.1959265505457" calcext:value-type="float">
            <text:p>0,1959265505</text:p>
          </table:table-cell>
        </table:table-row>
        <table:table-row table:style-name="ro1">
          <table:table-cell/>
          <table:table-cell table:formula="of:=[.B26]+1/144" office:value-type="time" office:time-value="PT03H20M00S" calcext:value-type="time">
            <text:p>03:20</text:p>
          </table:table-cell>
          <table:table-cell table:formula="of:=COM.MICROSOFT.NORM.DIST([.$B27];[.B$2]/24;[.C$2]/24;0)/COM.MICROSOFT.NORM.DIST([.B$2]/24;[.B$2]/24;[.C$2]/24;0)" office:value-type="float" office:value="0.00386592013947279" calcext:value-type="float">
            <text:p>0,0038659201</text:p>
          </table:table-cell>
          <table:table-cell/>
          <table:table-cell table:formula="of:=COM.MICROSOFT.NORM.DIST([.$B27];[.D$2]/24;[.E$2]/24;0)/COM.MICROSOFT.NORM.DIST([.D$2]/24;[.D$2]/24;[.E$2]/24;0)" office:value-type="float" office:value="0.33373978049163" calcext:value-type="float">
            <text:p>0,3337397805</text:p>
          </table:table-cell>
          <table:table-cell/>
          <table:table-cell table:formula="of:=COM.MICROSOFT.NORM.DIST([.$B27];[.F$2]/24;[.G$2]/24;0)/COM.MICROSOFT.NORM.DIST([.F$2]/24;[.F$2]/24;[.G$2]/24;0)" office:value-type="float" office:value="0.151006544995509" calcext:value-type="float">
            <text:p>0,151006545</text:p>
          </table:table-cell>
        </table:table-row>
        <table:table-row table:style-name="ro1">
          <table:table-cell/>
          <table:table-cell table:formula="of:=[.B27]+1/144" office:value-type="time" office:time-value="PT03H30M00S" calcext:value-type="time">
            <text:p>03:30</text:p>
          </table:table-cell>
          <table:table-cell table:formula="of:=COM.MICROSOFT.NORM.DIST([.$B28];[.B$2]/24;[.C$2]/24;0)/COM.MICROSOFT.NORM.DIST([.B$2]/24;[.B$2]/24;[.C$2]/24;0)" office:value-type="float" office:value="0.00169927936555265" calcext:value-type="float">
            <text:p>0,0016992794</text:p>
          </table:table-cell>
          <table:table-cell/>
          <table:table-cell table:formula="of:=COM.MICROSOFT.NORM.DIST([.$B28];[.D$2]/24;[.E$2]/24;0)/COM.MICROSOFT.NORM.DIST([.D$2]/24;[.D$2]/24;[.E$2]/24;0)" office:value-type="float" office:value="0.249352208777296" calcext:value-type="float">
            <text:p>0,2493522088</text:p>
          </table:table-cell>
          <table:table-cell/>
          <table:table-cell table:formula="of:=COM.MICROSOFT.NORM.DIST([.$B28];[.F$2]/24;[.G$2]/24;0)/COM.MICROSOFT.NORM.DIST([.F$2]/24;[.F$2]/24;[.G$2]/24;0)" office:value-type="float" office:value="0.114161760009687" calcext:value-type="float">
            <text:p>0,11416176</text:p>
          </table:table-cell>
        </table:table-row>
        <table:table-row table:style-name="ro1">
          <table:table-cell/>
          <table:table-cell table:formula="of:=[.B28]+1/144" office:value-type="time" office:time-value="PT03H40M00S" calcext:value-type="time">
            <text:p>03:40</text:p>
          </table:table-cell>
          <table:table-cell table:formula="of:=COM.MICROSOFT.NORM.DIST([.$B29];[.B$2]/24;[.C$2]/24;0)/COM.MICROSOFT.NORM.DIST([.B$2]/24;[.B$2]/24;[.C$2]/24;0)" office:value-type="float" office:value="0.000705759642845473" calcext:value-type="float">
            <text:p>0,0007057596</text:p>
          </table:table-cell>
          <table:table-cell/>
          <table:table-cell table:formula="of:=COM.MICROSOFT.NORM.DIST([.$B29];[.D$2]/24;[.E$2]/24;0)/COM.MICROSOFT.NORM.DIST([.D$2]/24;[.D$2]/24;[.E$2]/24;0)" office:value-type="float" office:value="0.180021743061023" calcext:value-type="float">
            <text:p>0,1800217431</text:p>
          </table:table-cell>
          <table:table-cell/>
          <table:table-cell table:formula="of:=COM.MICROSOFT.NORM.DIST([.$B29];[.F$2]/24;[.G$2]/24;0)/COM.MICROSOFT.NORM.DIST([.F$2]/24;[.F$2]/24;[.G$2]/24;0)" office:value-type="float" office:value="0.0846579886225298" calcext:value-type="float">
            <text:p>0,0846579886</text:p>
          </table:table-cell>
        </table:table-row>
        <table:table-row table:style-name="ro1">
          <table:table-cell/>
          <table:table-cell table:formula="of:=[.B29]+1/144" office:value-type="time" office:time-value="PT03H50M00S" calcext:value-type="time">
            <text:p>03:50</text:p>
          </table:table-cell>
          <table:table-cell table:formula="of:=COM.MICROSOFT.NORM.DIST([.$B30];[.B$2]/24;[.C$2]/24;0)/COM.MICROSOFT.NORM.DIST([.B$2]/24;[.B$2]/24;[.C$2]/24;0)" office:value-type="float" office:value="0.000276967613516829" calcext:value-type="float">
            <text:p>0,0002769676</text:p>
          </table:table-cell>
          <table:table-cell/>
          <table:table-cell table:formula="of:=COM.MICROSOFT.NORM.DIST([.$B30];[.D$2]/24;[.E$2]/24;0)/COM.MICROSOFT.NORM.DIST([.D$2]/24;[.D$2]/24;[.E$2]/24;0)" office:value-type="float" office:value="0.125586571543005" calcext:value-type="float">
            <text:p>0,1255865715</text:p>
          </table:table-cell>
          <table:table-cell/>
          <table:table-cell table:formula="of:=COM.MICROSOFT.NORM.DIST([.$B30];[.F$2]/24;[.G$2]/24;0)/COM.MICROSOFT.NORM.DIST([.F$2]/24;[.F$2]/24;[.G$2]/24;0)" office:value-type="float" office:value="0.0615797103886852" calcext:value-type="float">
            <text:p>0,0615797104</text:p>
          </table:table-cell>
        </table:table-row>
        <table:table-row table:style-name="ro1">
          <table:table-cell/>
          <table:table-cell table:formula="of:=[.B30]+1/144" office:value-type="time" office:time-value="PT04H00M00S" calcext:value-type="time">
            <text:p>04:00</text:p>
          </table:table-cell>
          <table:table-cell table:formula="of:=COM.MICROSOFT.NORM.DIST([.$B31];[.B$2]/24;[.C$2]/24;0)/COM.MICROSOFT.NORM.DIST([.B$2]/24;[.B$2]/24;[.C$2]/24;0)" office:value-type="float" office:value="0.000102702564619655" calcext:value-type="float">
            <text:p>0,0001027026</text:p>
          </table:table-cell>
          <table:table-cell/>
          <table:table-cell table:formula="of:=COM.MICROSOFT.NORM.DIST([.$B31];[.D$2]/24;[.E$2]/24;0)/COM.MICROSOFT.NORM.DIST([.D$2]/24;[.D$2]/24;[.E$2]/24;0)" office:value-type="float" office:value="0.0846579886225297" calcext:value-type="float">
            <text:p>0,0846579886</text:p>
          </table:table-cell>
          <table:table-cell/>
          <table:table-cell table:formula="of:=COM.MICROSOFT.NORM.DIST([.$B31];[.F$2]/24;[.G$2]/24;0)/COM.MICROSOFT.NORM.DIST([.F$2]/24;[.F$2]/24;[.G$2]/24;0)" office:value-type="float" office:value="0.0439369336234073" calcext:value-type="float">
            <text:p>0,0439369336</text:p>
          </table:table-cell>
        </table:table-row>
        <table:table-row table:style-name="ro1">
          <table:table-cell/>
          <table:table-cell table:formula="of:=[.B31]+1/144" office:value-type="time" office:time-value="PT04H10M00S" calcext:value-type="time">
            <text:p>04:10</text:p>
          </table:table-cell>
          <table:table-cell table:formula="of:=COM.MICROSOFT.NORM.DIST([.$B32];[.B$2]/24;[.C$2]/24;0)/COM.MICROSOFT.NORM.DIST([.B$2]/24;[.B$2]/24;[.C$2]/24;0)" office:value-type="float" office:value="0.000035984354764134" calcext:value-type="float">
            <text:p>3,5984354764134E-05</text:p>
          </table:table-cell>
          <table:table-cell/>
          <table:table-cell table:formula="of:=COM.MICROSOFT.NORM.DIST([.$B32];[.D$2]/24;[.E$2]/24;0)/COM.MICROSOFT.NORM.DIST([.D$2]/24;[.D$2]/24;[.E$2]/24;0)" office:value-type="float" office:value="0.0551441169483477" calcext:value-type="float">
            <text:p>0,0551441169</text:p>
          </table:table-cell>
          <table:table-cell/>
          <table:table-cell table:formula="of:=COM.MICROSOFT.NORM.DIST([.$B32];[.F$2]/24;[.G$2]/24;0)/COM.MICROSOFT.NORM.DIST([.F$2]/24;[.F$2]/24;[.G$2]/24;0)" office:value-type="float" office:value="0.0307499385240154" calcext:value-type="float">
            <text:p>0,0307499385</text:p>
          </table:table-cell>
        </table:table-row>
        <table:table-row table:style-name="ro1">
          <table:table-cell/>
          <table:table-cell table:formula="of:=[.B32]+1/144" office:value-type="time" office:time-value="PT04H20M00S" calcext:value-type="time">
            <text:p>04:20</text:p>
          </table:table-cell>
          <table:table-cell table:formula="of:=COM.MICROSOFT.NORM.DIST([.$B33];[.B$2]/24;[.C$2]/24;0)/COM.MICROSOFT.NORM.DIST([.B$2]/24;[.B$2]/24;[.C$2]/24;0)" office:value-type="float" office:value="0.0000119131410081229" calcext:value-type="float">
            <text:p>1,19131410081229E-05</text:p>
          </table:table-cell>
          <table:table-cell/>
          <table:table-cell table:formula="of:=COM.MICROSOFT.NORM.DIST([.$B33];[.D$2]/24;[.E$2]/24;0)/COM.MICROSOFT.NORM.DIST([.D$2]/24;[.D$2]/24;[.E$2]/24;0)" office:value-type="float" office:value="0.0347085864128537" calcext:value-type="float">
            <text:p>0,0347085864</text:p>
          </table:table-cell>
          <table:table-cell/>
          <table:table-cell table:formula="of:=COM.MICROSOFT.NORM.DIST([.$B33];[.F$2]/24;[.G$2]/24;0)/COM.MICROSOFT.NORM.DIST([.F$2]/24;[.F$2]/24;[.G$2]/24;0)" office:value-type="float" office:value="0.021109656453671" calcext:value-type="float">
            <text:p>0,0211096565</text:p>
          </table:table-cell>
        </table:table-row>
        <table:table-row table:style-name="ro1">
          <table:table-cell/>
          <table:table-cell table:formula="of:=[.B33]+1/144" office:value-type="time" office:time-value="PT04H30M00S" calcext:value-type="time">
            <text:p>04:30</text:p>
          </table:table-cell>
          <table:table-cell table:formula="of:=COM.MICROSOFT.NORM.DIST([.$B34];[.B$2]/24;[.C$2]/24;0)/COM.MICROSOFT.NORM.DIST([.B$2]/24;[.B$2]/24;[.C$2]/24;0)" office:value-type="float" office:value="0.00000372665317207864" calcext:value-type="float">
            <text:p>3,72665317207864E-06</text:p>
          </table:table-cell>
          <table:table-cell/>
          <table:table-cell table:formula="of:=COM.MICROSOFT.NORM.DIST([.$B34];[.D$2]/24;[.E$2]/24;0)/COM.MICROSOFT.NORM.DIST([.D$2]/24;[.D$2]/24;[.E$2]/24;0)" office:value-type="float" office:value="0.021109656453671" calcext:value-type="float">
            <text:p>0,0211096565</text:p>
          </table:table-cell>
          <table:table-cell/>
          <table:table-cell table:formula="of:=COM.MICROSOFT.NORM.DIST([.$B34];[.F$2]/24;[.G$2]/24;0)/COM.MICROSOFT.NORM.DIST([.F$2]/24;[.F$2]/24;[.G$2]/24;0)" office:value-type="float" office:value="0.0142147912067369" calcext:value-type="float">
            <text:p>0,0142147912</text:p>
          </table:table-cell>
        </table:table-row>
        <table:table-row table:style-name="ro1">
          <table:table-cell/>
          <table:table-cell table:formula="of:=[.B34]+1/144" office:value-type="time" office:time-value="PT04H40M00S" calcext:value-type="time">
            <text:p>04:40</text:p>
          </table:table-cell>
          <table:table-cell table:formula="of:=COM.MICROSOFT.NORM.DIST([.$B35];[.B$2]/24;[.C$2]/24;0)/COM.MICROSOFT.NORM.DIST([.B$2]/24;[.B$2]/24;[.C$2]/24;0)" office:value-type="float" office:value="0.00000110151851529775" calcext:value-type="float">
            <text:p>1,10151851529775E-06</text:p>
          </table:table-cell>
          <table:table-cell/>
          <table:table-cell table:formula="of:=COM.MICROSOFT.NORM.DIST([.$B35];[.D$2]/24;[.E$2]/24;0)/COM.MICROSOFT.NORM.DIST([.D$2]/24;[.D$2]/24;[.E$2]/24;0)" office:value-type="float" office:value="0.0124060036285828" calcext:value-type="float">
            <text:p>0,0124060036</text:p>
          </table:table-cell>
          <table:table-cell/>
          <table:table-cell table:formula="of:=COM.MICROSOFT.NORM.DIST([.$B35];[.F$2]/24;[.G$2]/24;0)/COM.MICROSOFT.NORM.DIST([.F$2]/24;[.F$2]/24;[.G$2]/24;0)" office:value-type="float" office:value="0.00938906207241001" calcext:value-type="float">
            <text:p>0,0093890621</text:p>
          </table:table-cell>
        </table:table-row>
        <table:table-row table:style-name="ro1">
          <table:table-cell/>
          <table:table-cell table:formula="of:=[.B35]+1/144" office:value-type="time" office:time-value="PT04H50M00S" calcext:value-type="time">
            <text:p>04:50</text:p>
          </table:table-cell>
          <table:table-cell table:formula="of:=COM.MICROSOFT.NORM.DIST([.$B36];[.B$2]/24;[.C$2]/24;0)/COM.MICROSOFT.NORM.DIST([.B$2]/24;[.B$2]/24;[.C$2]/24;0)" office:value-type="float" office:value="0.000000307641385305396" calcext:value-type="float">
            <text:p>3,07641385305396E-07</text:p>
          </table:table-cell>
          <table:table-cell/>
          <table:table-cell table:formula="of:=COM.MICROSOFT.NORM.DIST([.$B36];[.D$2]/24;[.E$2]/24;0)/COM.MICROSOFT.NORM.DIST([.D$2]/24;[.D$2]/24;[.E$2]/24;0)" office:value-type="float" office:value="0.00704513211110187" calcext:value-type="float">
            <text:p>0,0070451321</text:p>
          </table:table-cell>
          <table:table-cell/>
          <table:table-cell table:formula="of:=COM.MICROSOFT.NORM.DIST([.$B36];[.F$2]/24;[.G$2]/24;0)/COM.MICROSOFT.NORM.DIST([.F$2]/24;[.F$2]/24;[.G$2]/24;0)" office:value-type="float" office:value="0.00608311940634116" calcext:value-type="float">
            <text:p>0,0060831194</text:p>
          </table:table-cell>
        </table:table-row>
        <table:table-row table:style-name="ro1">
          <table:table-cell/>
          <table:table-cell table:formula="of:=[.B36]+1/144" office:value-type="time" office:time-value="PT05H00M00S" calcext:value-type="time">
            <text:p>05:00</text:p>
          </table:table-cell>
          <table:table-cell table:formula="of:=COM.MICROSOFT.NORM.DIST([.$B37];[.B$2]/24;[.C$2]/24;0)/COM.MICROSOFT.NORM.DIST([.B$2]/24;[.B$2]/24;[.C$2]/24;0)" office:value-type="float" office:value="0.0000000811853834914397" calcext:value-type="float">
            <text:p>8,11853834914397E-08</text:p>
          </table:table-cell>
          <table:table-cell/>
          <table:table-cell table:formula="of:=COM.MICROSOFT.NORM.DIST([.$B37];[.D$2]/24;[.E$2]/24;0)/COM.MICROSOFT.NORM.DIST([.D$2]/24;[.D$2]/24;[.E$2]/24;0)" office:value-type="float" office:value="0.00386592013947279" calcext:value-type="float">
            <text:p>0,0038659201</text:p>
          </table:table-cell>
          <table:table-cell/>
          <table:table-cell table:formula="of:=COM.MICROSOFT.NORM.DIST([.$B37];[.F$2]/24;[.G$2]/24;0)/COM.MICROSOFT.NORM.DIST([.F$2]/24;[.F$2]/24;[.G$2]/24;0)" office:value-type="float" office:value="0.00386592013947278" calcext:value-type="float">
            <text:p>0,0038659201</text:p>
          </table:table-cell>
        </table:table-row>
        <table:table-row table:style-name="ro1">
          <table:table-cell/>
          <table:table-cell table:formula="of:=[.B37]+1/144" office:value-type="time" office:time-value="PT05H10M00S" calcext:value-type="time">
            <text:p>05:10</text:p>
          </table:table-cell>
          <table:table-cell table:formula="of:=COM.MICROSOFT.NORM.DIST([.$B38];[.B$2]/24;[.C$2]/24;0)/COM.MICROSOFT.NORM.DIST([.B$2]/24;[.B$2]/24;[.C$2]/24;0)" office:value-type="float" office:value="0.0000000202437546940223" calcext:value-type="float">
            <text:p>2,02437546940223E-08</text:p>
          </table:table-cell>
          <table:table-cell/>
          <table:table-cell table:formula="of:=COM.MICROSOFT.NORM.DIST([.$B38];[.D$2]/24;[.E$2]/24;0)/COM.MICROSOFT.NORM.DIST([.D$2]/24;[.D$2]/24;[.E$2]/24;0)" office:value-type="float" office:value="0.00204985487180588" calcext:value-type="float">
            <text:p>0,0020498549</text:p>
          </table:table-cell>
          <table:table-cell/>
          <table:table-cell table:formula="of:=COM.MICROSOFT.NORM.DIST([.$B38];[.F$2]/24;[.G$2]/24;0)/COM.MICROSOFT.NORM.DIST([.F$2]/24;[.F$2]/24;[.G$2]/24;0)" office:value-type="float" office:value="0.00240991553395092" calcext:value-type="float">
            <text:p>0,0024099155</text:p>
          </table:table-cell>
        </table:table-row>
        <table:table-row table:style-name="ro1">
          <table:table-cell/>
          <table:table-cell table:formula="of:=[.B38]+1/144" office:value-type="time" office:time-value="PT05H20M00S" calcext:value-type="time">
            <text:p>05:20</text:p>
          </table:table-cell>
          <table:table-cell table:formula="of:=COM.MICROSOFT.NORM.DIST([.$B39];[.B$2]/24;[.C$2]/24;0)/COM.MICROSOFT.NORM.DIST([.B$2]/24;[.B$2]/24;[.C$2]/24;0)" office:value-type="float" office:value="0.00000000476962699877127" calcext:value-type="float">
            <text:p>4,76962699877127E-09</text:p>
          </table:table-cell>
          <table:table-cell/>
          <table:table-cell table:formula="of:=COM.MICROSOFT.NORM.DIST([.$B39];[.D$2]/24;[.E$2]/24;0)/COM.MICROSOFT.NORM.DIST([.D$2]/24;[.D$2]/24;[.E$2]/24;0)" office:value-type="float" office:value="0.00105026731403963" calcext:value-type="float">
            <text:p>0,0010502673</text:p>
          </table:table-cell>
          <table:table-cell/>
          <table:table-cell table:formula="of:=COM.MICROSOFT.NORM.DIST([.$B39];[.F$2]/24;[.G$2]/24;0)/COM.MICROSOFT.NORM.DIST([.F$2]/24;[.F$2]/24;[.G$2]/24;0)" office:value-type="float" office:value="0.00147357813793302" calcext:value-type="float">
            <text:p>0,0014735781</text:p>
          </table:table-cell>
        </table:table-row>
        <table:table-row table:style-name="ro1">
          <table:table-cell/>
          <table:table-cell table:formula="of:=[.B39]+1/144" office:value-type="time" office:time-value="PT05H30M00S" calcext:value-type="time">
            <text:p>05:30</text:p>
          </table:table-cell>
          <table:table-cell table:formula="of:=COM.MICROSOFT.NORM.DIST([.$B40];[.B$2]/24;[.C$2]/24;0)/COM.MICROSOFT.NORM.DIST([.B$2]/24;[.B$2]/24;[.C$2]/24;0)" office:value-type="float" office:value="0.00000000106183711019378" calcext:value-type="float">
            <text:p>1,06183711019378E-09</text:p>
          </table:table-cell>
          <table:table-cell/>
          <table:table-cell table:formula="of:=COM.MICROSOFT.NORM.DIST([.$B40];[.D$2]/24;[.E$2]/24;0)/COM.MICROSOFT.NORM.DIST([.D$2]/24;[.D$2]/24;[.E$2]/24;0)" office:value-type="float" office:value="0.000519975743255849" calcext:value-type="float">
            <text:p>0,0005199757</text:p>
          </table:table-cell>
          <table:table-cell/>
          <table:table-cell table:formula="of:=COM.MICROSOFT.NORM.DIST([.$B40];[.F$2]/24;[.G$2]/24;0)/COM.MICROSOFT.NORM.DIST([.F$2]/24;[.F$2]/24;[.G$2]/24;0)" office:value-type="float" office:value="0.000883826306935044" calcext:value-type="float">
            <text:p>0,0008838263</text:p>
          </table:table-cell>
        </table:table-row>
        <table:table-row table:style-name="ro1">
          <table:table-cell/>
          <table:table-cell table:formula="of:=[.B40]+1/144" office:value-type="time" office:time-value="PT05H40M00S" calcext:value-type="time">
            <text:p>05:40</text:p>
          </table:table-cell>
          <table:table-cell table:formula="of:=COM.MICROSOFT.NORM.DIST([.$B41];[.B$2]/24;[.C$2]/24;0)/COM.MICROSOFT.NORM.DIST([.B$2]/24;[.B$2]/24;[.C$2]/24;0)" office:value-type="float" office:value="0.000000000223363143620313" calcext:value-type="float">
            <text:p>2,23363143620313E-10</text:p>
          </table:table-cell>
          <table:table-cell/>
          <table:table-cell table:formula="of:=COM.MICROSOFT.NORM.DIST([.$B41];[.D$2]/24;[.E$2]/24;0)/COM.MICROSOFT.NORM.DIST([.D$2]/24;[.D$2]/24;[.E$2]/24;0)" office:value-type="float" office:value="0.000248755572411735" calcext:value-type="float">
            <text:p>0,0002487556</text:p>
          </table:table-cell>
          <table:table-cell/>
          <table:table-cell table:formula="of:=COM.MICROSOFT.NORM.DIST([.$B41];[.F$2]/24;[.G$2]/24;0)/COM.MICROSOFT.NORM.DIST([.F$2]/24;[.F$2]/24;[.G$2]/24;0)" office:value-type="float" office:value="0.00051997574325585" calcext:value-type="float">
            <text:p>0,0005199757</text:p>
          </table:table-cell>
        </table:table-row>
        <table:table-row table:style-name="ro1">
          <table:table-cell/>
          <table:table-cell table:formula="of:=[.B41]+1/144" office:value-type="time" office:time-value="PT05H50M00S" calcext:value-type="time">
            <text:p>05:50</text:p>
          </table:table-cell>
          <table:table-cell table:formula="of:=COM.MICROSOFT.NORM.DIST([.$B42];[.B$2]/24;[.C$2]/24;0)/COM.MICROSOFT.NORM.DIST([.B$2]/24;[.B$2]/24;[.C$2]/24;0)" office:value-type="float" office:value="0.0000000000443961447273413" calcext:value-type="float">
            <text:p>4,43961447273413E-11</text:p>
          </table:table-cell>
          <table:table-cell/>
          <table:table-cell table:formula="of:=COM.MICROSOFT.NORM.DIST([.$B42];[.D$2]/24;[.E$2]/24;0)/COM.MICROSOFT.NORM.DIST([.D$2]/24;[.D$2]/24;[.E$2]/24;0)" office:value-type="float" office:value="0.000114992376995601" calcext:value-type="float">
            <text:p>0,0001149924</text:p>
          </table:table-cell>
          <table:table-cell/>
          <table:table-cell table:formula="of:=COM.MICROSOFT.NORM.DIST([.$B42];[.F$2]/24;[.G$2]/24;0)/COM.MICROSOFT.NORM.DIST([.F$2]/24;[.F$2]/24;[.G$2]/24;0)" office:value-type="float" office:value="0.000300069358934879" calcext:value-type="float">
            <text:p>0,0003000694</text:p>
          </table:table-cell>
        </table:table-row>
        <table:table-row table:style-name="ro1">
          <table:table-cell/>
          <table:table-cell table:formula="of:=[.B42]+1/144" office:value-type="time" office:time-value="PT06H00M00S" calcext:value-type="time">
            <text:p>06:00</text:p>
          </table:table-cell>
          <table:table-cell table:formula="of:=COM.MICROSOFT.NORM.DIST([.$B43];[.B$2]/24;[.C$2]/24;0)/COM.MICROSOFT.NORM.DIST([.B$2]/24;[.B$2]/24;[.C$2]/24;0)" office:value-type="float" office:value="0.0000000000083379470942011" calcext:value-type="float">
            <text:p>8,3379470942011E-12</text:p>
          </table:table-cell>
          <table:table-cell/>
          <table:table-cell table:formula="of:=COM.MICROSOFT.NORM.DIST([.$B43];[.D$2]/24;[.E$2]/24;0)/COM.MICROSOFT.NORM.DIST([.D$2]/24;[.D$2]/24;[.E$2]/24;0)" office:value-type="float" office:value="0.000051365531189759" calcext:value-type="float">
            <text:p>5,1365531189759E-05</text:p>
          </table:table-cell>
          <table:table-cell/>
          <table:table-cell table:formula="of:=COM.MICROSOFT.NORM.DIST([.$B43];[.F$2]/24;[.G$2]/24;0)/COM.MICROSOFT.NORM.DIST([.F$2]/24;[.F$2]/24;[.G$2]/24;0)" office:value-type="float" office:value="0.000169856676561409" calcext:value-type="float">
            <text:p>0,0001698567</text:p>
          </table:table-cell>
        </table:table-row>
        <table:table-row table:style-name="ro1">
          <table:table-cell/>
          <table:table-cell table:formula="of:=[.B43]+1/144" office:value-type="time" office:time-value="PT06H10M00S" calcext:value-type="time">
            <text:p>06:10</text:p>
          </table:table-cell>
          <table:table-cell table:formula="of:=COM.MICROSOFT.NORM.DIST([.$B44];[.B$2]/24;[.C$2]/24;0)/COM.MICROSOFT.NORM.DIST([.B$2]/24;[.B$2]/24;[.C$2]/24;0)" office:value-type="float" office:value="0.00000000000147963005099459" calcext:value-type="float">
            <text:p>1,47963005099459E-12</text:p>
          </table:table-cell>
          <table:table-cell/>
          <table:table-cell table:formula="of:=COM.MICROSOFT.NORM.DIST([.$B44];[.D$2]/24;[.E$2]/24;0)/COM.MICROSOFT.NORM.DIST([.D$2]/24;[.D$2]/24;[.E$2]/24;0)" office:value-type="float" office:value="0.0000221707821838963" calcext:value-type="float">
            <text:p>2,21707821838963E-05</text:p>
          </table:table-cell>
          <table:table-cell/>
          <table:table-cell table:formula="of:=COM.MICROSOFT.NORM.DIST([.$B44];[.F$2]/24;[.G$2]/24;0)/COM.MICROSOFT.NORM.DIST([.F$2]/24;[.F$2]/24;[.G$2]/24;0)" office:value-type="float" office:value="0.0000943117927012057" calcext:value-type="float">
            <text:p>9,43117927012057E-05</text:p>
          </table:table-cell>
        </table:table-row>
        <table:table-row table:style-name="ro1">
          <table:table-cell/>
          <table:table-cell table:formula="of:=[.B44]+1/144" office:value-type="time" office:time-value="PT06H20M00S" calcext:value-type="time">
            <text:p>06:20</text:p>
          </table:table-cell>
          <table:table-cell table:formula="of:=COM.MICROSOFT.NORM.DIST([.$B45];[.B$2]/24;[.C$2]/24;0)/COM.MICROSOFT.NORM.DIST([.B$2]/24;[.B$2]/24;[.C$2]/24;0)" office:value-type="float" office:value="0.000000000000248100296121255" calcext:value-type="float">
            <text:p>2,48100296121255E-13</text:p>
          </table:table-cell>
          <table:table-cell/>
          <table:table-cell table:formula="of:=COM.MICROSOFT.NORM.DIST([.$B45];[.D$2]/24;[.E$2]/24;0)/COM.MICROSOFT.NORM.DIST([.D$2]/24;[.D$2]/24;[.E$2]/24;0)" office:value-type="float" office:value="0.00000924691245803581" calcext:value-type="float">
            <text:p>9,24691245803581E-06</text:p>
          </table:table-cell>
          <table:table-cell/>
          <table:table-cell table:formula="of:=COM.MICROSOFT.NORM.DIST([.$B45];[.F$2]/24;[.G$2]/24;0)/COM.MICROSOFT.NORM.DIST([.F$2]/24;[.F$2]/24;[.G$2]/24;0)" office:value-type="float" office:value="0.0000513655311897592" calcext:value-type="float">
            <text:p>5,13655311897592E-05</text:p>
          </table:table-cell>
        </table:table-row>
        <table:table-row table:style-name="ro1">
          <table:table-cell/>
          <table:table-cell table:formula="of:=[.B45]+1/144" office:value-type="time" office:time-value="PT06H30M00S" calcext:value-type="time">
            <text:p>06:30</text:p>
          </table:table-cell>
          <table:table-cell table:formula="of:=COM.MICROSOFT.NORM.DIST([.$B46];[.B$2]/24;[.C$2]/24;0)/COM.MICROSOFT.NORM.DIST([.B$2]/24;[.B$2]/24;[.C$2]/24;0)" office:value-type="float" office:value="0.000000000000039308054859659" calcext:value-type="float">
            <text:p>3,9308054859659E-14</text:p>
          </table:table-cell>
          <table:table-cell/>
          <table:table-cell table:formula="of:=COM.MICROSOFT.NORM.DIST([.$B46];[.D$2]/24;[.E$2]/24;0)/COM.MICROSOFT.NORM.DIST([.D$2]/24;[.D$2]/24;[.E$2]/24;0)" office:value-type="float" office:value="0.00000372665317207867" calcext:value-type="float">
            <text:p>3,72665317207867E-06</text:p>
          </table:table-cell>
          <table:table-cell/>
          <table:table-cell table:formula="of:=COM.MICROSOFT.NORM.DIST([.$B46];[.F$2]/24;[.G$2]/24;0)/COM.MICROSOFT.NORM.DIST([.F$2]/24;[.F$2]/24;[.G$2]/24;0)" office:value-type="float" office:value="0.0000274410024806586" calcext:value-type="float">
            <text:p>0,000027441</text:p>
          </table:table-cell>
        </table:table-row>
        <table:table-row table:style-name="ro1">
          <table:table-cell/>
          <table:table-cell table:formula="of:=[.B46]+1/144" office:value-type="time" office:time-value="PT06H40M00S" calcext:value-type="time">
            <text:p>06:40</text:p>
          </table:table-cell>
          <table:table-cell table:formula="of:=COM.MICROSOFT.NORM.DIST([.$B47];[.B$2]/24;[.C$2]/24;0)/COM.MICROSOFT.NORM.DIST([.B$2]/24;[.B$2]/24;[.C$2]/24;0)" office:value-type="float" office:value="5.88458656326799E-015" calcext:value-type="float">
            <text:p>5,88458656326799E-15</text:p>
          </table:table-cell>
          <table:table-cell/>
          <table:table-cell table:formula="of:=COM.MICROSOFT.NORM.DIST([.$B47];[.D$2]/24;[.E$2]/24;0)/COM.MICROSOFT.NORM.DIST([.D$2]/24;[.D$2]/24;[.E$2]/24;0)" office:value-type="float" office:value="0.00000145126828819064" calcext:value-type="float">
            <text:p>1,45126828819064E-06</text:p>
          </table:table-cell>
          <table:table-cell/>
          <table:table-cell table:formula="of:=COM.MICROSOFT.NORM.DIST([.$B47];[.F$2]/24;[.G$2]/24;0)/COM.MICROSOFT.NORM.DIST([.F$2]/24;[.F$2]/24;[.G$2]/24;0)" office:value-type="float" office:value="0.0000143797245917967" calcext:value-type="float">
            <text:p>1,43797245917967E-05</text:p>
          </table:table-cell>
        </table:table-row>
        <table:table-row table:style-name="ro1">
          <table:table-cell/>
          <table:table-cell table:formula="of:=[.B47]+1/144" office:value-type="time" office:time-value="PT06H50M00S" calcext:value-type="time">
            <text:p>06:50</text:p>
          </table:table-cell>
          <table:table-cell table:formula="of:=COM.MICROSOFT.NORM.DIST([.$B48];[.B$2]/24;[.C$2]/24;0)/COM.MICROSOFT.NORM.DIST([.B$2]/24;[.B$2]/24;[.C$2]/24;0)" office:value-type="float" office:value="8.32396967698134E-016" calcext:value-type="float">
            <text:p>8,32396967698134E-16</text:p>
          </table:table-cell>
          <table:table-cell/>
          <table:table-cell table:formula="of:=COM.MICROSOFT.NORM.DIST([.$B48];[.D$2]/24;[.E$2]/24;0)/COM.MICROSOFT.NORM.DIST([.D$2]/24;[.D$2]/24;[.E$2]/24;0)" office:value-type="float" office:value="0.000000546113527235091" calcext:value-type="float">
            <text:p>5,46113527235091E-07</text:p>
          </table:table-cell>
          <table:table-cell/>
          <table:table-cell table:formula="of:=COM.MICROSOFT.NORM.DIST([.$B48];[.F$2]/24;[.G$2]/24;0)/COM.MICROSOFT.NORM.DIST([.F$2]/24;[.F$2]/24;[.G$2]/24;0)" office:value-type="float" office:value="0.00000739134662294986" calcext:value-type="float">
            <text:p>7,39134662294986E-06</text:p>
          </table:table-cell>
        </table:table-row>
        <table:table-row table:style-name="ro1">
          <table:table-cell/>
          <table:table-cell table:formula="of:=[.B48]+1/144" office:value-type="time" office:time-value="PT07H00M00S" calcext:value-type="time">
            <text:p>07:00</text:p>
          </table:table-cell>
          <table:table-cell table:formula="of:=COM.MICROSOFT.NORM.DIST([.$B49];[.B$2]/24;[.C$2]/24;0)/COM.MICROSOFT.NORM.DIST([.B$2]/24;[.B$2]/24;[.C$2]/24;0)" office:value-type="float" office:value="1.11256438812945E-016" calcext:value-type="float">
            <text:p>1,11256438812945E-16</text:p>
          </table:table-cell>
          <table:table-cell/>
          <table:table-cell table:formula="of:=COM.MICROSOFT.NORM.DIST([.$B49];[.D$2]/24;[.E$2]/24;0)/COM.MICROSOFT.NORM.DIST([.D$2]/24;[.D$2]/24;[.E$2]/24;0)" office:value-type="float" office:value="0.000000198575041501212" calcext:value-type="float">
            <text:p>1,98575041501212E-07</text:p>
          </table:table-cell>
          <table:table-cell/>
          <table:table-cell table:formula="of:=COM.MICROSOFT.NORM.DIST([.$B49];[.F$2]/24;[.G$2]/24;0)/COM.MICROSOFT.NORM.DIST([.F$2]/24;[.F$2]/24;[.G$2]/24;0)" office:value-type="float" office:value="0.00000372665317207868" calcext:value-type="float">
            <text:p>3,72665317207868E-06</text:p>
          </table:table-cell>
        </table:table-row>
        <table:table-row table:style-name="ro1">
          <table:table-cell/>
          <table:table-cell table:formula="of:=[.B49]+1/144" office:value-type="time" office:time-value="PT07H10M00S" calcext:value-type="time">
            <text:p>07:10</text:p>
          </table:table-cell>
          <table:table-cell table:formula="of:=COM.MICROSOFT.NORM.DIST([.$B50];[.B$2]/24;[.C$2]/24;0)/COM.MICROSOFT.NORM.DIST([.B$2]/24;[.B$2]/24;[.C$2]/24;0)" office:value-type="float" office:value="1.4050764380549E-017" calcext:value-type="float">
            <text:p>1,4050764380549E-17</text:p>
          </table:table-cell>
          <table:table-cell/>
          <table:table-cell table:formula="of:=COM.MICROSOFT.NORM.DIST([.$B50];[.D$2]/24;[.E$2]/24;0)/COM.MICROSOFT.NORM.DIST([.D$2]/24;[.D$2]/24;[.E$2]/24;0)" office:value-type="float" office:value="0.0000000697706692925174" calcext:value-type="float">
            <text:p>6,97706692925174E-08</text:p>
          </table:table-cell>
          <table:table-cell/>
          <table:table-cell table:formula="of:=COM.MICROSOFT.NORM.DIST([.$B50];[.F$2]/24;[.G$2]/24;0)/COM.MICROSOFT.NORM.DIST([.F$2]/24;[.F$2]/24;[.G$2]/24;0)" office:value-type="float" office:value="0.00000184304860627118" calcext:value-type="float">
            <text:p>0,000001843</text:p>
          </table:table-cell>
        </table:table-row>
        <table:table-row table:style-name="ro1">
          <table:table-cell/>
          <table:table-cell table:formula="of:=[.B50]+1/144" office:value-type="time" office:time-value="PT07H20M00S" calcext:value-type="time">
            <text:p>07:20</text:p>
          </table:table-cell>
          <table:table-cell table:formula="of:=COM.MICROSOFT.NORM.DIST([.$B51];[.B$2]/24;[.C$2]/24;0)/COM.MICROSOFT.NORM.DIST([.B$2]/24;[.B$2]/24;[.C$2]/24;0)" office:value-type="float" office:value="1.67669812630852E-018" calcext:value-type="float">
            <text:p>1,67669812630852E-18</text:p>
          </table:table-cell>
          <table:table-cell/>
          <table:table-cell table:formula="of:=COM.MICROSOFT.NORM.DIST([.$B51];[.D$2]/24;[.E$2]/24;0)/COM.MICROSOFT.NORM.DIST([.D$2]/24;[.D$2]/24;[.E$2]/24;0)" office:value-type="float" office:value="0.0000000236879575124505" calcext:value-type="float">
            <text:p>2,36879575124505E-08</text:p>
          </table:table-cell>
          <table:table-cell/>
          <table:table-cell table:formula="of:=COM.MICROSOFT.NORM.DIST([.$B51];[.F$2]/24;[.G$2]/24;0)/COM.MICROSOFT.NORM.DIST([.F$2]/24;[.F$2]/24;[.G$2]/24;0)" office:value-type="float" office:value="0.000000894081291513275" calcext:value-type="float">
            <text:p>8,94081291513275E-07</text:p>
          </table:table-cell>
        </table:table-row>
        <table:table-row table:style-name="ro1">
          <table:table-cell/>
          <table:table-cell table:formula="of:=[.B51]+1/144" office:value-type="time" office:time-value="PT07H30M00S" calcext:value-type="time">
            <text:p>07:30</text:p>
          </table:table-cell>
          <table:table-cell table:formula="of:=COM.MICROSOFT.NORM.DIST([.$B52];[.B$2]/24;[.C$2]/24;0)/COM.MICROSOFT.NORM.DIST([.B$2]/24;[.B$2]/24;[.C$2]/24;0)" office:value-type="float" office:value="1.89055770759717E-019" calcext:value-type="float">
            <text:p>1,89055770759717E-19</text:p>
          </table:table-cell>
          <table:table-cell/>
          <table:table-cell table:formula="of:=COM.MICROSOFT.NORM.DIST([.$B52];[.D$2]/24;[.E$2]/24;0)/COM.MICROSOFT.NORM.DIST([.D$2]/24;[.D$2]/24;[.E$2]/24;0)" office:value-type="float" office:value="0.00000000777121350763379" calcext:value-type="float">
            <text:p>7,77121350763379E-09</text:p>
          </table:table-cell>
          <table:table-cell/>
          <table:table-cell table:formula="of:=COM.MICROSOFT.NORM.DIST([.$B52];[.F$2]/24;[.G$2]/24;0)/COM.MICROSOFT.NORM.DIST([.F$2]/24;[.F$2]/24;[.G$2]/24;0)" office:value-type="float" office:value="0.000000425441285070191" calcext:value-type="float">
            <text:p>4,25441285070191E-07</text:p>
          </table:table-cell>
        </table:table-row>
        <table:table-row table:style-name="ro1">
          <table:table-cell/>
          <table:table-cell table:formula="of:=[.B52]+1/144" office:value-type="time" office:time-value="PT07H40M00S" calcext:value-type="time">
            <text:p>07:40</text:p>
          </table:table-cell>
          <table:table-cell table:formula="of:=COM.MICROSOFT.NORM.DIST([.$B53];[.B$2]/24;[.C$2]/24;0)/COM.MICROSOFT.NORM.DIST([.B$2]/24;[.B$2]/24;[.C$2]/24;0)" office:value-type="float" office:value="2.01421176849458E-020" calcext:value-type="float">
            <text:p>2,01421176849458E-20</text:p>
          </table:table-cell>
          <table:table-cell/>
          <table:table-cell table:formula="of:=COM.MICROSOFT.NORM.DIST([.$B53];[.D$2]/24;[.E$2]/24;0)/COM.MICROSOFT.NORM.DIST([.D$2]/24;[.D$2]/24;[.E$2]/24;0)" office:value-type="float" office:value="0.00000000246352268541006" calcext:value-type="float">
            <text:p>2,46352268541006E-09</text:p>
          </table:table-cell>
          <table:table-cell/>
          <table:table-cell table:formula="of:=COM.MICROSOFT.NORM.DIST([.$B53];[.F$2]/24;[.G$2]/24;0)/COM.MICROSOFT.NORM.DIST([.F$2]/24;[.F$2]/24;[.G$2]/24;0)" office:value-type="float" office:value="0.000000198575041501214" calcext:value-type="float">
            <text:p>1,98575041501214E-07</text:p>
          </table:table-cell>
        </table:table-row>
        <table:table-row table:style-name="ro1">
          <table:table-cell/>
          <table:table-cell table:formula="of:=[.B53]+1/144" office:value-type="time" office:time-value="PT07H50M00S" calcext:value-type="time">
            <text:p>07:50</text:p>
          </table:table-cell>
          <table:table-cell table:formula="of:=COM.MICROSOFT.NORM.DIST([.$B54];[.B$2]/24;[.C$2]/24;0)/COM.MICROSOFT.NORM.DIST([.B$2]/24;[.B$2]/24;[.C$2]/24;0)" office:value-type="float" office:value="2.02768482643974E-021" calcext:value-type="float">
            <text:p>2,02768482643974E-21</text:p>
          </table:table-cell>
          <table:table-cell/>
          <table:table-cell table:formula="of:=COM.MICROSOFT.NORM.DIST([.$B54];[.D$2]/24;[.E$2]/24;0)/COM.MICROSOFT.NORM.DIST([.D$2]/24;[.D$2]/24;[.E$2]/24;0)" office:value-type="float" office:value="0.000000000754624306815604" calcext:value-type="float">
            <text:p>7,54624306815604E-10</text:p>
          </table:table-cell>
          <table:table-cell/>
          <table:table-cell table:formula="of:=COM.MICROSOFT.NORM.DIST([.$B54];[.F$2]/24;[.G$2]/24;0)/COM.MICROSOFT.NORM.DIST([.F$2]/24;[.F$2]/24;[.G$2]/24;0)" office:value-type="float" office:value="0.000000090914278814439" calcext:value-type="float">
            <text:p>9,0914278814439E-08</text:p>
          </table:table-cell>
        </table:table-row>
        <table:table-row table:style-name="ro1">
          <table:table-cell/>
          <table:table-cell table:formula="of:=[.B54]+1/144" office:value-type="time" office:time-value="PT08H00M00S" calcext:value-type="time">
            <text:p>08:00</text:p>
          </table:table-cell>
          <table:table-cell table:formula="of:=COM.MICROSOFT.NORM.DIST([.$B55];[.B$2]/24;[.C$2]/24;0)/COM.MICROSOFT.NORM.DIST([.B$2]/24;[.B$2]/24;[.C$2]/24;0)" office:value-type="float" office:value="1.92874984796412E-022" calcext:value-type="float">
            <text:p>1,92874984796412E-22</text:p>
          </table:table-cell>
          <table:table-cell/>
          <table:table-cell table:formula="of:=COM.MICROSOFT.NORM.DIST([.$B55];[.D$2]/24;[.E$2]/24;0)/COM.MICROSOFT.NORM.DIST([.D$2]/24;[.D$2]/24;[.E$2]/24;0)" office:value-type="float" office:value="0.000000000223363143620325" calcext:value-type="float">
            <text:p>2,23363143620325E-10</text:p>
          </table:table-cell>
          <table:table-cell/>
          <table:table-cell table:formula="of:=COM.MICROSOFT.NORM.DIST([.$B55];[.F$2]/24;[.G$2]/24;0)/COM.MICROSOFT.NORM.DIST([.F$2]/24;[.F$2]/24;[.G$2]/24;0)" office:value-type="float" office:value="0.0000000408283604114262" calcext:value-type="float">
            <text:p>4,08283604114262E-08</text:p>
          </table:table-cell>
        </table:table-row>
        <table:table-row table:style-name="ro1">
          <table:table-cell/>
          <table:table-cell table:formula="of:=[.B55]+1/144" office:value-type="time" office:time-value="PT08H10M00S" calcext:value-type="time">
            <text:p>08:10</text:p>
          </table:table-cell>
          <table:table-cell table:formula="of:=COM.MICROSOFT.NORM.DIST([.$B56];[.B$2]/24;[.C$2]/24;0)/COM.MICROSOFT.NORM.DIST([.B$2]/24;[.B$2]/24;[.C$2]/24;0)" office:value-type="float" office:value="1.73353051084971E-023" calcext:value-type="float">
            <text:p>1,73353051084971E-23</text:p>
          </table:table-cell>
          <table:table-cell/>
          <table:table-cell table:formula="of:=COM.MICROSOFT.NORM.DIST([.$B56];[.D$2]/24;[.E$2]/24;0)/COM.MICROSOFT.NORM.DIST([.D$2]/24;[.D$2]/24;[.E$2]/24;0)" office:value-type="float" office:value="0.0000000000638849759806804" calcext:value-type="float">
            <text:p>6,38849759806804E-11</text:p>
          </table:table-cell>
          <table:table-cell/>
          <table:table-cell table:formula="of:=COM.MICROSOFT.NORM.DIST([.$B56];[.F$2]/24;[.G$2]/24;0)/COM.MICROSOFT.NORM.DIST([.F$2]/24;[.F$2]/24;[.G$2]/24;0)" office:value-type="float" office:value="0.0000000179851551032438" calcext:value-type="float">
            <text:p>0,000000018</text:p>
          </table:table-cell>
        </table:table-row>
        <table:table-row table:style-name="ro1">
          <table:table-cell/>
          <table:table-cell table:formula="of:=[.B56]+1/144" office:value-type="time" office:time-value="PT08H20M00S" calcext:value-type="time">
            <text:p>08:20</text:p>
          </table:table-cell>
          <table:table-cell table:formula="of:=COM.MICROSOFT.NORM.DIST([.$B57];[.B$2]/24;[.C$2]/24;0)/COM.MICROSOFT.NORM.DIST([.B$2]/24;[.B$2]/24;[.C$2]/24;0)" office:value-type="float" office:value="1.47220133160953E-024" calcext:value-type="float">
            <text:p>1,47220133160953E-24</text:p>
          </table:table-cell>
          <table:table-cell/>
          <table:table-cell table:formula="of:=COM.MICROSOFT.NORM.DIST([.$B57];[.D$2]/24;[.E$2]/24;0)/COM.MICROSOFT.NORM.DIST([.D$2]/24;[.D$2]/24;[.E$2]/24;0)" office:value-type="float" office:value="0.0000000000176560055909262" calcext:value-type="float">
            <text:p>1,76560055909262E-11</text:p>
          </table:table-cell>
          <table:table-cell/>
          <table:table-cell table:formula="of:=COM.MICROSOFT.NORM.DIST([.$B57];[.F$2]/24;[.G$2]/24;0)/COM.MICROSOFT.NORM.DIST([.F$2]/24;[.F$2]/24;[.G$2]/24;0)" office:value-type="float" office:value="0.00000000777121350763387" calcext:value-type="float">
            <text:p>7,77121350763387E-09</text:p>
          </table:table-cell>
        </table:table-row>
        <table:table-row table:style-name="ro1">
          <table:table-cell/>
          <table:table-cell table:formula="of:=[.B57]+1/144" office:value-type="time" office:time-value="PT08H30M00S" calcext:value-type="time">
            <text:p>08:30</text:p>
          </table:table-cell>
          <table:table-cell table:formula="of:=COM.MICROSOFT.NORM.DIST([.$B58];[.B$2]/24;[.C$2]/24;0)/COM.MICROSOFT.NORM.DIST([.B$2]/24;[.B$2]/24;[.C$2]/24;0)" office:value-type="float" office:value="1.18136215479603E-025" calcext:value-type="float">
            <text:p>1,18136215479603E-25</text:p>
          </table:table-cell>
          <table:table-cell/>
          <table:table-cell table:formula="of:=COM.MICROSOFT.NORM.DIST([.$B58];[.D$2]/24;[.E$2]/24;0)/COM.MICROSOFT.NORM.DIST([.D$2]/24;[.D$2]/24;[.E$2]/24;0)" office:value-type="float" office:value="0.00000000000471511922623714" calcext:value-type="float">
            <text:p>4,71511922623714E-12</text:p>
          </table:table-cell>
          <table:table-cell/>
          <table:table-cell table:formula="of:=COM.MICROSOFT.NORM.DIST([.$B58];[.F$2]/24;[.G$2]/24;0)/COM.MICROSOFT.NORM.DIST([.F$2]/24;[.F$2]/24;[.G$2]/24;0)" office:value-type="float" office:value="0.00000000329371411030621" calcext:value-type="float">
            <text:p>3,29371411030621E-09</text:p>
          </table:table-cell>
        </table:table-row>
        <table:table-row table:style-name="ro1">
          <table:table-cell/>
          <table:table-cell table:formula="of:=[.B58]+1/144" office:value-type="time" office:time-value="PT08H40M00S" calcext:value-type="time">
            <text:p>08:40</text:p>
          </table:table-cell>
          <table:table-cell table:formula="of:=COM.MICROSOFT.NORM.DIST([.$B59];[.B$2]/24;[.C$2]/24;0)/COM.MICROSOFT.NORM.DIST([.B$2]/24;[.B$2]/24;[.C$2]/24;0)" office:value-type="float" office:value="8.95733946157523E-027" calcext:value-type="float">
            <text:p>8,95733946157523E-27</text:p>
          </table:table-cell>
          <table:table-cell/>
          <table:table-cell table:formula="of:=COM.MICROSOFT.NORM.DIST([.$B59];[.D$2]/24;[.E$2]/24;0)/COM.MICROSOFT.NORM.DIST([.D$2]/24;[.D$2]/24;[.E$2]/24;0)" office:value-type="float" office:value="0.00000000000121674452042752" calcext:value-type="float">
            <text:p>1,21674452042752E-12</text:p>
          </table:table-cell>
          <table:table-cell/>
          <table:table-cell table:formula="of:=COM.MICROSOFT.NORM.DIST([.$B59];[.F$2]/24;[.G$2]/24;0)/COM.MICROSOFT.NORM.DIST([.F$2]/24;[.F$2]/24;[.G$2]/24;0)" office:value-type="float" office:value="0.00000000136932130552408" calcext:value-type="float">
            <text:p>1,36932130552408E-09</text:p>
          </table:table-cell>
        </table:table-row>
        <table:table-row table:style-name="ro1">
          <table:table-cell/>
          <table:table-cell table:formula="of:=[.B59]+1/144" office:value-type="time" office:time-value="PT08H50M00S" calcext:value-type="time">
            <text:p>08:50</text:p>
          </table:table-cell>
          <table:table-cell table:formula="of:=COM.MICROSOFT.NORM.DIST([.$B60];[.B$2]/24;[.C$2]/24;0)/COM.MICROSOFT.NORM.DIST([.B$2]/24;[.B$2]/24;[.C$2]/24;0)" office:value-type="float" office:value="6.41734139513546E-028" calcext:value-type="float">
            <text:p>6,41734139513546E-28</text:p>
          </table:table-cell>
          <table:table-cell/>
          <table:table-cell table:formula="of:=COM.MICROSOFT.NORM.DIST([.$B60];[.D$2]/24;[.E$2]/24;0)/COM.MICROSOFT.NORM.DIST([.D$2]/24;[.D$2]/24;[.E$2]/24;0)" office:value-type="float" office:value="0.000000000000303397933686278" calcext:value-type="float">
            <text:p>3,03397933686278E-13</text:p>
          </table:table-cell>
          <table:table-cell/>
          <table:table-cell table:formula="of:=COM.MICROSOFT.NORM.DIST([.$B60];[.F$2]/24;[.G$2]/24;0)/COM.MICROSOFT.NORM.DIST([.F$2]/24;[.F$2]/24;[.G$2]/24;0)" office:value-type="float" office:value="0.000000000558402348889827" calcext:value-type="float">
            <text:p>5,58402348889827E-10</text:p>
          </table:table-cell>
        </table:table-row>
        <table:table-row table:style-name="ro1">
          <table:table-cell/>
          <table:table-cell table:formula="of:=[.B60]+1/144" office:value-type="time" office:time-value="PT09H00M00S" calcext:value-type="time">
            <text:p>09:00</text:p>
          </table:table-cell>
          <table:table-cell table:formula="of:=COM.MICROSOFT.NORM.DIST([.$B61];[.B$2]/24;[.C$2]/24;0)/COM.MICROSOFT.NORM.DIST([.B$2]/24;[.B$2]/24;[.C$2]/24;0)" office:value-type="float" office:value="4.34421575105715E-029" calcext:value-type="float">
            <text:p>4,34421575105715E-29</text:p>
          </table:table-cell>
          <table:table-cell/>
          <table:table-cell table:formula="of:=COM.MICROSOFT.NORM.DIST([.$B61];[.D$2]/24;[.E$2]/24;0)/COM.MICROSOFT.NORM.DIST([.D$2]/24;[.D$2]/24;[.E$2]/24;0)" office:value-type="float" office:value="0.0000000000000731025181854561" calcext:value-type="float">
            <text:p>7,31025181854561E-14</text:p>
          </table:table-cell>
          <table:table-cell/>
          <table:table-cell table:formula="of:=COM.MICROSOFT.NORM.DIST([.$B61];[.F$2]/24;[.G$2]/24;0)/COM.MICROSOFT.NORM.DIST([.F$2]/24;[.F$2]/24;[.G$2]/24;0)" office:value-type="float" office:value="0.000000000223363143620328" calcext:value-type="float">
            <text:p>2,23363143620328E-10</text:p>
          </table:table-cell>
        </table:table-row>
        <table:table-row table:style-name="ro1">
          <table:table-cell/>
          <table:table-cell table:formula="of:=[.B61]+1/144" office:value-type="time" office:time-value="PT09H10M00S" calcext:value-type="time">
            <text:p>09:10</text:p>
          </table:table-cell>
          <table:table-cell table:formula="of:=COM.MICROSOFT.NORM.DIST([.$B62];[.B$2]/24;[.C$2]/24;0)/COM.MICROSOFT.NORM.DIST([.B$2]/24;[.B$2]/24;[.C$2]/24;0)" office:value-type="float" office:value="2.77873901831762E-030" calcext:value-type="float">
            <text:p>2,77873901831762E-30</text:p>
          </table:table-cell>
          <table:table-cell/>
          <table:table-cell table:formula="of:=COM.MICROSOFT.NORM.DIST([.$B62];[.D$2]/24;[.E$2]/24;0)/COM.MICROSOFT.NORM.DIST([.D$2]/24;[.D$2]/24;[.E$2]/24;0)" office:value-type="float" office:value="0.0000000000000170199608030803" calcext:value-type="float">
            <text:p>1,70199608030803E-14</text:p>
          </table:table-cell>
          <table:table-cell/>
          <table:table-cell table:formula="of:=COM.MICROSOFT.NORM.DIST([.$B62];[.F$2]/24;[.G$2]/24;0)/COM.MICROSOFT.NORM.DIST([.F$2]/24;[.F$2]/24;[.G$2]/24;0)" office:value-type="float" office:value="0.0000000000876391578997508" calcext:value-type="float">
            <text:p>8,76391578997508E-11</text:p>
          </table:table-cell>
        </table:table-row>
        <table:table-row table:style-name="ro1">
          <table:table-cell/>
          <table:table-cell table:formula="of:=[.B62]+1/144" office:value-type="time" office:time-value="PT09H20M00S" calcext:value-type="time">
            <text:p>09:20</text:p>
          </table:table-cell>
          <table:table-cell table:formula="of:=COM.MICROSOFT.NORM.DIST([.$B63];[.B$2]/24;[.C$2]/24;0)/COM.MICROSOFT.NORM.DIST([.B$2]/24;[.B$2]/24;[.C$2]/24;0)" office:value-type="float" office:value="1.67943911622273E-031" calcext:value-type="float">
            <text:p>1,67943911622273E-31</text:p>
          </table:table-cell>
          <table:table-cell/>
          <table:table-cell table:formula="of:=COM.MICROSOFT.NORM.DIST([.$B63];[.D$2]/24;[.E$2]/24;0)/COM.MICROSOFT.NORM.DIST([.D$2]/24;[.D$2]/24;[.E$2]/24;0)" office:value-type="float" office:value="3.82905207601985E-015" calcext:value-type="float">
            <text:p>3,82905207601985E-15</text:p>
          </table:table-cell>
          <table:table-cell/>
          <table:table-cell table:formula="of:=COM.MICROSOFT.NORM.DIST([.$B63];[.F$2]/24;[.G$2]/24;0)/COM.MICROSOFT.NORM.DIST([.F$2]/24;[.F$2]/24;[.G$2]/24;0)" office:value-type="float" office:value="0.0000000000337292965974417" calcext:value-type="float">
            <text:p>3,37292965974417E-11</text:p>
          </table:table-cell>
        </table:table-row>
        <table:table-row table:style-name="ro1">
          <table:table-cell/>
          <table:table-cell table:formula="of:=[.B63]+1/144" office:value-type="time" office:time-value="PT09H30M00S" calcext:value-type="time">
            <text:p>09:30</text:p>
          </table:table-cell>
          <table:table-cell table:formula="of:=COM.MICROSOFT.NORM.DIST([.$B64];[.B$2]/24;[.C$2]/24;0)/COM.MICROSOFT.NORM.DIST([.B$2]/24;[.B$2]/24;[.C$2]/24;0)" office:value-type="float" office:value="9.59093395793978E-033" calcext:value-type="float">
            <text:p>9,59093395793978E-33</text:p>
          </table:table-cell>
          <table:table-cell/>
          <table:table-cell table:formula="of:=COM.MICROSOFT.NORM.DIST([.$B64];[.D$2]/24;[.E$2]/24;0)/COM.MICROSOFT.NORM.DIST([.D$2]/24;[.D$2]/24;[.E$2]/24;0)" office:value-type="float" office:value="8.32396967698199E-016" calcext:value-type="float">
            <text:p>8,32396967698199E-16</text:p>
          </table:table-cell>
          <table:table-cell/>
          <table:table-cell table:formula="of:=COM.MICROSOFT.NORM.DIST([.$B64];[.F$2]/24;[.G$2]/24;0)/COM.MICROSOFT.NORM.DIST([.F$2]/24;[.F$2]/24;[.G$2]/24;0)" office:value-type="float" office:value="0.0000000000127332357126989" calcext:value-type="float">
            <text:p>1,27332357126989E-11</text:p>
          </table:table-cell>
        </table:table-row>
        <table:table-row table:style-name="ro1">
          <table:table-cell/>
          <table:table-cell table:formula="of:=[.B64]+1/144" office:value-type="time" office:time-value="PT09H40M00S" calcext:value-type="time">
            <text:p>09:40</text:p>
          </table:table-cell>
          <table:table-cell table:formula="of:=COM.MICROSOFT.NORM.DIST([.$B65];[.B$2]/24;[.C$2]/24;0)/COM.MICROSOFT.NORM.DIST([.B$2]/24;[.B$2]/24;[.C$2]/24;0)" office:value-type="float" office:value="5.17532548120551E-034" calcext:value-type="float">
            <text:p>5,17532548120551E-34</text:p>
          </table:table-cell>
          <table:table-cell/>
          <table:table-cell table:formula="of:=COM.MICROSOFT.NORM.DIST([.$B65];[.D$2]/24;[.E$2]/24;0)/COM.MICROSOFT.NORM.DIST([.D$2]/24;[.D$2]/24;[.E$2]/24;0)" office:value-type="float" office:value="1.74854255063604E-016" calcext:value-type="float">
            <text:p>1,74854255063604E-16</text:p>
          </table:table-cell>
          <table:table-cell/>
          <table:table-cell table:formula="of:=COM.MICROSOFT.NORM.DIST([.$B65];[.F$2]/24;[.G$2]/24;0)/COM.MICROSOFT.NORM.DIST([.F$2]/24;[.F$2]/24;[.G$2]/24;0)" office:value-type="float" office:value="0.0000000000047151192262372" calcext:value-type="float">
            <text:p>4,7151192262372E-12</text:p>
          </table:table-cell>
        </table:table-row>
        <table:table-row table:style-name="ro1">
          <table:table-cell/>
          <table:table-cell table:formula="of:=[.B65]+1/144" office:value-type="time" office:time-value="PT09H50M00S" calcext:value-type="time">
            <text:p>09:50</text:p>
          </table:table-cell>
          <table:table-cell table:formula="of:=COM.MICROSOFT.NORM.DIST([.$B66];[.B$2]/24;[.C$2]/24;0)/COM.MICROSOFT.NORM.DIST([.B$2]/24;[.B$2]/24;[.C$2]/24;0)" office:value-type="float" office:value="2.63872764649342E-035" calcext:value-type="float">
            <text:p>2,63872764649342E-35</text:p>
          </table:table-cell>
          <table:table-cell/>
          <table:table-cell table:formula="of:=COM.MICROSOFT.NORM.DIST([.$B66];[.D$2]/24;[.E$2]/24;0)/COM.MICROSOFT.NORM.DIST([.D$2]/24;[.D$2]/24;[.E$2]/24;0)" office:value-type="float" office:value="3.54918322647448E-017" calcext:value-type="float">
            <text:p>3,54918322647448E-17</text:p>
          </table:table-cell>
          <table:table-cell/>
          <table:table-cell table:formula="of:=COM.MICROSOFT.NORM.DIST([.$B66];[.F$2]/24;[.G$2]/24;0)/COM.MICROSOFT.NORM.DIST([.F$2]/24;[.F$2]/24;[.G$2]/24;0)" office:value-type="float" office:value="0.00000000000171265144257883" calcext:value-type="float">
            <text:p>1,71265144257883E-12</text:p>
          </table:table-cell>
        </table:table-row>
        <table:table-row table:style-name="ro1">
          <table:table-cell/>
          <table:table-cell table:formula="of:=[.B66]+1/144" office:value-type="time" office:time-value="PT10H00M00S" calcext:value-type="time">
            <text:p>10:00</text:p>
          </table:table-cell>
          <table:table-cell table:formula="of:=COM.MICROSOFT.NORM.DIST([.$B67];[.B$2]/24;[.C$2]/24;0)/COM.MICROSOFT.NORM.DIST([.B$2]/24;[.B$2]/24;[.C$2]/24;0)" office:value-type="float" office:value="1.27125184956265E-036" calcext:value-type="float">
            <text:p>1,27125184956265E-36</text:p>
          </table:table-cell>
          <table:table-cell/>
          <table:table-cell table:formula="of:=COM.MICROSOFT.NORM.DIST([.$B67];[.D$2]/24;[.E$2]/24;0)/COM.MICROSOFT.NORM.DIST([.D$2]/24;[.D$2]/24;[.E$2]/24;0)" office:value-type="float" office:value="6.96124845783987E-018" calcext:value-type="float">
            <text:p>6,96124845783987E-18</text:p>
          </table:table-cell>
          <table:table-cell/>
          <table:table-cell table:formula="of:=COM.MICROSOFT.NORM.DIST([.$B67];[.F$2]/24;[.G$2]/24;0)/COM.MICROSOFT.NORM.DIST([.F$2]/24;[.F$2]/24;[.G$2]/24;0)" office:value-type="float" office:value="0.00000000000061019366776058" calcext:value-type="float">
            <text:p>6,1019366776058E-13</text:p>
          </table:table-cell>
        </table:table-row>
      </table:table>
      <table:table table:name="Arkusz6" table:style-name="ta1">
        <table:shapes>
          <draw:frame draw:z-index="0" draw:style-name="gr1" draw:text-style-name="P1" svg:width="290.02mm" svg:height="185.74mm" svg:x="263.8mm" svg:y="168.87mm">
            <loext:p draw:notify-on-update-of-ranges="Arkusz6.A1:Arkusz6.A1 Arkusz6.A2:Arkusz6.A25 Arkusz6.B1:Arkusz6.B1 Arkusz6.B2:Arkusz6.B25 Arkusz6.C1:Arkusz6.C1 Arkusz6.C2:Arkusz6.C25 Arkusz6.D1:Arkusz6.D1 Arkusz6.D2:Arkusz6.D25 Arkusz6.E1:Arkusz6.E1 Arkusz6.E2:Arkusz6.E25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4" table:default-cell-style-name="Default"/>
        <table:table-column table:style-name="co5" table:number-columns-repeated="24" table:default-cell-style-name="Default"/>
        <table:table-row table:style-name="ro1">
          <table:table-cell office:value-type="string" calcext:value-type="string">
            <text:p>Godzina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Pracownik</text:p>
          </table:table-cell>
          <table:table-cell office:value-type="string" calcext:value-type="string">
            <text:p>Turysta</text:p>
          </table:table-cell>
          <table:table-cell office:value-type="string" calcext:value-type="string">
            <text:p>Lokals</text:p>
          </table:table-cell>
          <table:table-cell table:number-columns-repeated="20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.5" calcext:value-type="float">
            <text:p>1,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table:number-columns-repeated="20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1.5" calcext:value-type="float">
            <text:p>1,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" calcext:value-type="float">
            <text:p>1,5</text:p>
          </table:table-cell>
          <table:table-cell table:number-columns-repeated="20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0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office:value-type="string" calcext:value-type="string">
            <text:p>Godzin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tudent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acownik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ryst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.5" calcext:value-type="float">
            <text:p>1,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kal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25"/>
        </table:table-row>
        <table:table-row table:style-name="ro1">
          <table:table-cell office:value-type="string" calcext:value-type="string">
            <text:p>Student</text:p>
          </table:table-cell>
          <table:table-cell table:formula="of:=[.B33]*2" office:value-type="float" office:value="0" calcext:value-type="float">
            <text:p>0</text:p>
          </table:table-cell>
          <table:table-cell table:formula="of:=[.C33]*2" office:value-type="float" office:value="0" calcext:value-type="float">
            <text:p>0</text:p>
          </table:table-cell>
          <table:table-cell table:formula="of:=[.D33]*2" office:value-type="float" office:value="0" calcext:value-type="float">
            <text:p>0</text:p>
          </table:table-cell>
          <table:table-cell table:formula="of:=[.E33]*2" office:value-type="float" office:value="0" calcext:value-type="float">
            <text:p>0</text:p>
          </table:table-cell>
          <table:table-cell table:formula="of:=[.F33]*2" office:value-type="float" office:value="0" calcext:value-type="float">
            <text:p>0</text:p>
          </table:table-cell>
          <table:table-cell table:formula="of:=[.G33]*2" office:value-type="float" office:value="0" calcext:value-type="float">
            <text:p>0</text:p>
          </table:table-cell>
          <table:table-cell table:formula="of:=[.H33]*2" office:value-type="float" office:value="0" calcext:value-type="float">
            <text:p>0</text:p>
          </table:table-cell>
          <table:table-cell table:formula="of:=[.I33]*2" office:value-type="float" office:value="0" calcext:value-type="float">
            <text:p>0</text:p>
          </table:table-cell>
          <table:table-cell table:formula="of:=[.J33]*2" office:value-type="float" office:value="2" calcext:value-type="float">
            <text:p>2</text:p>
          </table:table-cell>
          <table:table-cell table:formula="of:=[.K33]*2" office:value-type="float" office:value="3" calcext:value-type="float">
            <text:p>3</text:p>
          </table:table-cell>
          <table:table-cell table:formula="of:=[.L33]*2" office:value-type="float" office:value="4" calcext:value-type="float">
            <text:p>4</text:p>
          </table:table-cell>
          <table:table-cell table:formula="of:=[.M33]*2" office:value-type="float" office:value="4" calcext:value-type="float">
            <text:p>4</text:p>
          </table:table-cell>
          <table:table-cell table:formula="of:=[.N33]*2" office:value-type="float" office:value="6" calcext:value-type="float">
            <text:p>6</text:p>
          </table:table-cell>
          <table:table-cell table:formula="of:=[.O33]*2" office:value-type="float" office:value="6" calcext:value-type="float">
            <text:p>6</text:p>
          </table:table-cell>
          <table:table-cell table:formula="of:=[.P33]*2" office:value-type="float" office:value="6" calcext:value-type="float">
            <text:p>6</text:p>
          </table:table-cell>
          <table:table-cell table:formula="of:=[.Q33]*2" office:value-type="float" office:value="6" calcext:value-type="float">
            <text:p>6</text:p>
          </table:table-cell>
          <table:table-cell table:formula="of:=[.R33]*2" office:value-type="float" office:value="4" calcext:value-type="float">
            <text:p>4</text:p>
          </table:table-cell>
          <table:table-cell table:formula="of:=[.S33]*2" office:value-type="float" office:value="4" calcext:value-type="float">
            <text:p>4</text:p>
          </table:table-cell>
          <table:table-cell table:formula="of:=[.T33]*2" office:value-type="float" office:value="3" calcext:value-type="float">
            <text:p>3</text:p>
          </table:table-cell>
          <table:table-cell table:formula="of:=[.U33]*2" office:value-type="float" office:value="2" calcext:value-type="float">
            <text:p>2</text:p>
          </table:table-cell>
          <table:table-cell table:formula="of:=[.V33]*2" office:value-type="float" office:value="0" calcext:value-type="float">
            <text:p>0</text:p>
          </table:table-cell>
          <table:table-cell table:formula="of:=[.W33]*2" office:value-type="float" office:value="0" calcext:value-type="float">
            <text:p>0</text:p>
          </table:table-cell>
          <table:table-cell table:formula="of:=[.X33]*2" office:value-type="float" office:value="0" calcext:value-type="float">
            <text:p>0</text:p>
          </table:table-cell>
          <table:table-cell table:formula="of:=[.Y33]*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acownik</text:p>
          </table:table-cell>
          <table:table-cell table:formula="of:=[.B34]*2" office:value-type="float" office:value="0" calcext:value-type="float">
            <text:p>0</text:p>
          </table:table-cell>
          <table:table-cell table:formula="of:=[.C34]*2" office:value-type="float" office:value="0" calcext:value-type="float">
            <text:p>0</text:p>
          </table:table-cell>
          <table:table-cell table:formula="of:=[.D34]*2" office:value-type="float" office:value="0" calcext:value-type="float">
            <text:p>0</text:p>
          </table:table-cell>
          <table:table-cell table:formula="of:=[.E34]*2" office:value-type="float" office:value="0" calcext:value-type="float">
            <text:p>0</text:p>
          </table:table-cell>
          <table:table-cell table:formula="of:=[.F34]*2" office:value-type="float" office:value="0" calcext:value-type="float">
            <text:p>0</text:p>
          </table:table-cell>
          <table:table-cell table:formula="of:=[.G34]*2" office:value-type="float" office:value="0" calcext:value-type="float">
            <text:p>0</text:p>
          </table:table-cell>
          <table:table-cell table:formula="of:=[.H34]*2" office:value-type="float" office:value="0" calcext:value-type="float">
            <text:p>0</text:p>
          </table:table-cell>
          <table:table-cell table:formula="of:=[.I34]*2" office:value-type="float" office:value="2" calcext:value-type="float">
            <text:p>2</text:p>
          </table:table-cell>
          <table:table-cell table:formula="of:=[.J34]*2" office:value-type="float" office:value="2" calcext:value-type="float">
            <text:p>2</text:p>
          </table:table-cell>
          <table:table-cell table:formula="of:=[.K34]*2" office:value-type="float" office:value="3" calcext:value-type="float">
            <text:p>3</text:p>
          </table:table-cell>
          <table:table-cell table:formula="of:=[.L34]*2" office:value-type="float" office:value="4" calcext:value-type="float">
            <text:p>4</text:p>
          </table:table-cell>
          <table:table-cell table:formula="of:=[.M34]*2" office:value-type="float" office:value="6" calcext:value-type="float">
            <text:p>6</text:p>
          </table:table-cell>
          <table:table-cell table:formula="of:=[.N34]*2" office:value-type="float" office:value="6" calcext:value-type="float">
            <text:p>6</text:p>
          </table:table-cell>
          <table:table-cell table:formula="of:=[.O34]*2" office:value-type="float" office:value="6" calcext:value-type="float">
            <text:p>6</text:p>
          </table:table-cell>
          <table:table-cell table:formula="of:=[.P34]*2" office:value-type="float" office:value="6" calcext:value-type="float">
            <text:p>6</text:p>
          </table:table-cell>
          <table:table-cell table:formula="of:=[.Q34]*2" office:value-type="float" office:value="6" calcext:value-type="float">
            <text:p>6</text:p>
          </table:table-cell>
          <table:table-cell table:formula="of:=[.R34]*2" office:value-type="float" office:value="6" calcext:value-type="float">
            <text:p>6</text:p>
          </table:table-cell>
          <table:table-cell table:formula="of:=[.S34]*2" office:value-type="float" office:value="4" calcext:value-type="float">
            <text:p>4</text:p>
          </table:table-cell>
          <table:table-cell table:formula="of:=[.T34]*2" office:value-type="float" office:value="3" calcext:value-type="float">
            <text:p>3</text:p>
          </table:table-cell>
          <table:table-cell table:formula="of:=[.U34]*2" office:value-type="float" office:value="2" calcext:value-type="float">
            <text:p>2</text:p>
          </table:table-cell>
          <table:table-cell table:formula="of:=[.V34]*2" office:value-type="float" office:value="2" calcext:value-type="float">
            <text:p>2</text:p>
          </table:table-cell>
          <table:table-cell table:formula="of:=[.W34]*2" office:value-type="float" office:value="0" calcext:value-type="float">
            <text:p>0</text:p>
          </table:table-cell>
          <table:table-cell table:formula="of:=[.X34]*2" office:value-type="float" office:value="0" calcext:value-type="float">
            <text:p>0</text:p>
          </table:table-cell>
          <table:table-cell table:formula="of:=[.Y34]*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rysta</text:p>
          </table:table-cell>
          <table:table-cell table:formula="of:=[.B35]*2" office:value-type="float" office:value="0" calcext:value-type="float">
            <text:p>0</text:p>
          </table:table-cell>
          <table:table-cell table:formula="of:=[.C35]*2" office:value-type="float" office:value="0" calcext:value-type="float">
            <text:p>0</text:p>
          </table:table-cell>
          <table:table-cell table:formula="of:=[.D35]*2" office:value-type="float" office:value="0" calcext:value-type="float">
            <text:p>0</text:p>
          </table:table-cell>
          <table:table-cell table:formula="of:=[.E35]*2" office:value-type="float" office:value="0" calcext:value-type="float">
            <text:p>0</text:p>
          </table:table-cell>
          <table:table-cell table:formula="of:=[.F35]*2" office:value-type="float" office:value="0" calcext:value-type="float">
            <text:p>0</text:p>
          </table:table-cell>
          <table:table-cell table:formula="of:=[.G35]*2" office:value-type="float" office:value="0" calcext:value-type="float">
            <text:p>0</text:p>
          </table:table-cell>
          <table:table-cell table:formula="of:=[.H35]*2" office:value-type="float" office:value="0" calcext:value-type="float">
            <text:p>0</text:p>
          </table:table-cell>
          <table:table-cell table:formula="of:=[.I35]*2" office:value-type="float" office:value="0" calcext:value-type="float">
            <text:p>0</text:p>
          </table:table-cell>
          <table:table-cell table:formula="of:=[.J35]*2" office:value-type="float" office:value="0" calcext:value-type="float">
            <text:p>0</text:p>
          </table:table-cell>
          <table:table-cell table:formula="of:=[.K35]*2" office:value-type="float" office:value="2" calcext:value-type="float">
            <text:p>2</text:p>
          </table:table-cell>
          <table:table-cell table:formula="of:=[.L35]*2" office:value-type="float" office:value="3" calcext:value-type="float">
            <text:p>3</text:p>
          </table:table-cell>
          <table:table-cell table:formula="of:=[.M35]*2" office:value-type="float" office:value="3" calcext:value-type="float">
            <text:p>3</text:p>
          </table:table-cell>
          <table:table-cell table:formula="of:=[.N35]*2" office:value-type="float" office:value="3" calcext:value-type="float">
            <text:p>3</text:p>
          </table:table-cell>
          <table:table-cell table:formula="of:=[.O35]*2" office:value-type="float" office:value="3" calcext:value-type="float">
            <text:p>3</text:p>
          </table:table-cell>
          <table:table-cell table:formula="of:=[.P35]*2" office:value-type="float" office:value="4" calcext:value-type="float">
            <text:p>4</text:p>
          </table:table-cell>
          <table:table-cell table:formula="of:=[.Q35]*2" office:value-type="float" office:value="4" calcext:value-type="float">
            <text:p>4</text:p>
          </table:table-cell>
          <table:table-cell table:formula="of:=[.R35]*2" office:value-type="float" office:value="4" calcext:value-type="float">
            <text:p>4</text:p>
          </table:table-cell>
          <table:table-cell table:formula="of:=[.S35]*2" office:value-type="float" office:value="6" calcext:value-type="float">
            <text:p>6</text:p>
          </table:table-cell>
          <table:table-cell table:formula="of:=[.T35]*2" office:value-type="float" office:value="6" calcext:value-type="float">
            <text:p>6</text:p>
          </table:table-cell>
          <table:table-cell table:formula="of:=[.U35]*2" office:value-type="float" office:value="4" calcext:value-type="float">
            <text:p>4</text:p>
          </table:table-cell>
          <table:table-cell table:formula="of:=[.V35]*2" office:value-type="float" office:value="3" calcext:value-type="float">
            <text:p>3</text:p>
          </table:table-cell>
          <table:table-cell table:formula="of:=[.W35]*2" office:value-type="float" office:value="2" calcext:value-type="float">
            <text:p>2</text:p>
          </table:table-cell>
          <table:table-cell table:formula="of:=[.X35]*2" office:value-type="float" office:value="0" calcext:value-type="float">
            <text:p>0</text:p>
          </table:table-cell>
          <table:table-cell table:formula="of:=[.Y35]*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kals</text:p>
          </table:table-cell>
          <table:table-cell table:formula="of:=[.B36]*2" office:value-type="float" office:value="0" calcext:value-type="float">
            <text:p>0</text:p>
          </table:table-cell>
          <table:table-cell table:formula="of:=[.C36]*2" office:value-type="float" office:value="0" calcext:value-type="float">
            <text:p>0</text:p>
          </table:table-cell>
          <table:table-cell table:formula="of:=[.D36]*2" office:value-type="float" office:value="0" calcext:value-type="float">
            <text:p>0</text:p>
          </table:table-cell>
          <table:table-cell table:formula="of:=[.E36]*2" office:value-type="float" office:value="0" calcext:value-type="float">
            <text:p>0</text:p>
          </table:table-cell>
          <table:table-cell table:formula="of:=[.F36]*2" office:value-type="float" office:value="0" calcext:value-type="float">
            <text:p>0</text:p>
          </table:table-cell>
          <table:table-cell table:formula="of:=[.G36]*2" office:value-type="float" office:value="0" calcext:value-type="float">
            <text:p>0</text:p>
          </table:table-cell>
          <table:table-cell table:formula="of:=[.H36]*2" office:value-type="float" office:value="0" calcext:value-type="float">
            <text:p>0</text:p>
          </table:table-cell>
          <table:table-cell table:formula="of:=[.I36]*2" office:value-type="float" office:value="0" calcext:value-type="float">
            <text:p>0</text:p>
          </table:table-cell>
          <table:table-cell table:formula="of:=[.J36]*2" office:value-type="float" office:value="0" calcext:value-type="float">
            <text:p>0</text:p>
          </table:table-cell>
          <table:table-cell table:formula="of:=[.K36]*2" office:value-type="float" office:value="2" calcext:value-type="float">
            <text:p>2</text:p>
          </table:table-cell>
          <table:table-cell table:formula="of:=[.L36]*2" office:value-type="float" office:value="2" calcext:value-type="float">
            <text:p>2</text:p>
          </table:table-cell>
          <table:table-cell table:formula="of:=[.M36]*2" office:value-type="float" office:value="4" calcext:value-type="float">
            <text:p>4</text:p>
          </table:table-cell>
          <table:table-cell table:formula="of:=[.N36]*2" office:value-type="float" office:value="4" calcext:value-type="float">
            <text:p>4</text:p>
          </table:table-cell>
          <table:table-cell table:formula="of:=[.O36]*2" office:value-type="float" office:value="2" calcext:value-type="float">
            <text:p>2</text:p>
          </table:table-cell>
          <table:table-cell table:formula="of:=[.P36]*2" office:value-type="float" office:value="2" calcext:value-type="float">
            <text:p>2</text:p>
          </table:table-cell>
          <table:table-cell table:formula="of:=[.Q36]*2" office:value-type="float" office:value="4" calcext:value-type="float">
            <text:p>4</text:p>
          </table:table-cell>
          <table:table-cell table:formula="of:=[.R36]*2" office:value-type="float" office:value="5" calcext:value-type="float">
            <text:p>5</text:p>
          </table:table-cell>
          <table:table-cell table:formula="of:=[.S36]*2" office:value-type="float" office:value="6" calcext:value-type="float">
            <text:p>6</text:p>
          </table:table-cell>
          <table:table-cell table:formula="of:=[.T36]*2" office:value-type="float" office:value="6" calcext:value-type="float">
            <text:p>6</text:p>
          </table:table-cell>
          <table:table-cell table:formula="of:=[.U36]*2" office:value-type="float" office:value="6" calcext:value-type="float">
            <text:p>6</text:p>
          </table:table-cell>
          <table:table-cell table:formula="of:=[.V36]*2" office:value-type="float" office:value="3" calcext:value-type="float">
            <text:p>3</text:p>
          </table:table-cell>
          <table:table-cell table:formula="of:=[.W36]*2" office:value-type="float" office:value="0" calcext:value-type="float">
            <text:p>0</text:p>
          </table:table-cell>
          <table:table-cell table:formula="of:=[.X36]*2" office:value-type="float" office:value="0" calcext:value-type="float">
            <text:p>0</text:p>
          </table:table-cell>
          <table:table-cell table:formula="of:=[.Y36]*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time-style style:name="N110" number:truncate-on-overflow="false">
      <number:hours number:style="long"/>
      <number:text>:</number:text>
      <number:minutes number:style="long"/>
      <number:text>:</number:text>
      <number:seconds number:style="long"/>
      <number:text>/24</number:text>
    </number:time-style>
    <number:time-style style:name="N111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9">00.00.0000</text:date>, <text:time style:data-style-name="N2" text:time-value="12:43:16.589380636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2T13:10:52.398674811</meta:creation-date>
    <dc:date>2019-01-19T17:16:30.232573096</dc:date>
    <meta:editing-duration>PT1H19M1S</meta:editing-duration>
    <meta:editing-cycles>3</meta:editing-cycles>
    <meta:generator>LibreOffice/5.1.6.2$Linux_X86_64 LibreOffice_project/10m0$Build-2</meta:generator>
    <meta:document-statistic meta:table-count="6" meta:cell-count="1635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111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568cm" svg:height="15.369cm" xlink:href=".." xlink:type="simple" chart:class="chart:line" chart:column-mapping="0 2 1" chart:style-name="ch1">
        <chart:legend chart:legend-position="end" svg:x="28.848cm" svg:y="6.887cm" style:legend-expansion="high" chart:style-name="ch2"/>
        <chart:plot-area chart:style-name="ch3" table:cell-range-address="potrzeby.B7:potrzeby.C67 potrzeby.B6:potrzeby.C6 potrzeby.G6:potrzeby.G67 potrzeby.E6:potrzeby.E67" chart:data-source-has-labels="both" svg:x="0.631cm" svg:y="0.307cm" svg:width="27.586cm" svg:height="14.755cm">
          <chartooo:coordinate-region svg:x="1.358cm" svg:y="0.307cm" svg:width="26.705cm" svg:height="13.425cm"/>
          <chart:axis chart:dimension="x" chart:name="primary-x" chart:style-name="ch4" chartooo:axis-type="auto">
            <chartooo:date-scale/>
            <chart:categories table:cell-range-address="potrzeby.B7:potrzeby.B6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otrzeby.C7:potrzeby.C67" chart:label-cell-address="potrzeby.C6:potrzeby.C6" chart:class="chart:line">
            <chart:data-point chart:repeated="61"/>
          </chart:series>
          <chart:series chart:style-name="ch8" chart:values-cell-range-address="potrzeby.G7:potrzeby.G67" chart:label-cell-address="potrzeby.G6:potrzeby.G6" chart:class="chart:line">
            <chart:data-point chart:repeated="61"/>
          </chart:series>
          <chart:series chart:style-name="ch9" chart:values-cell-range-address="potrzeby.E7:potrzeby.E67" chart:label-cell-address="potrzeby.E6:potrzeby.E6" chart:class="chart:line">
            <chart:data-point chart:repeated="6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edzenie</text:p>
                <draw:g>
                  <svg:desc>potrzeby.C6:potrzeby.C6</svg:desc>
                </draw:g>
              </table:table-cell>
              <table:table-cell office:value-type="string">
                <text:p>Relaks</text:p>
                <draw:g>
                  <svg:desc>potrzeby.G6:potrzeby.G6</svg:desc>
                </draw:g>
              </table:table-cell>
              <table:table-cell office:value-type="string">
                <text:p>Toaleta</text:p>
                <draw:g>
                  <svg:desc>potrzeby.E6:potrzeby.E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potrzeby.B7:potrzeby.B67</svg:desc>
                </draw:g>
              </table:table-cell>
              <table:table-cell office:value-type="float" office:value="0.00218749111818288">
                <text:p>0.00218749111818288</text:p>
                <draw:g>
                  <svg:desc>potrzeby.C7:potrzeby.C67</svg:desc>
                </draw:g>
              </table:table-cell>
              <table:table-cell office:value-type="float" office:value="0.00000372665317207865">
                <text:p>0.00000372665317207865</text:p>
                <draw:g>
                  <svg:desc>potrzeby.G7:potrzeby.G67</svg:desc>
                </draw:g>
              </table:table-cell>
              <table:table-cell office:value-type="float" office:value="0.00386592013947282">
                <text:p>0.00386592013947282</text:p>
                <draw:g>
                  <svg:desc>potrzeby.E7:potrzeby.E67</svg:desc>
                </draw:g>
              </table:table-cell>
            </table:table-row>
            <table:table-row>
              <table:table-cell office:value-type="float" office:value="0.00694444444444444">
                <text:p>0.00694444444444444</text:p>
              </table:table-cell>
              <table:table-cell office:value-type="float" office:value="0.0038659201394728">
                <text:p>0.0038659201394728</text:p>
              </table:table-cell>
              <table:table-cell office:value-type="float" office:value="0.00000845666596870108">
                <text:p>0.00000845666596870108</text:p>
              </table:table-cell>
              <table:table-cell office:value-type="float" office:value="0.00938906207241008">
                <text:p>0.00938906207241008</text:p>
              </table:table-cell>
            </table:table-row>
            <table:table-row>
              <table:table-cell office:value-type="float" office:value="0.0138888888888889">
                <text:p>0.0138888888888889</text:p>
              </table:table-cell>
              <table:table-cell office:value-type="float" office:value="0.00664501128274139">
                <text:p>0.00664501128274139</text:p>
              </table:table-cell>
              <table:table-cell office:value-type="float" office:value="0.0000186644691135205">
                <text:p>0.0000186644691135205</text:p>
              </table:table-cell>
              <table:table-cell office:value-type="float" office:value="0.0211096564536711">
                <text:p>0.0211096564536711</text:p>
              </table:table-cell>
            </table:table-row>
            <table:table-row>
              <table:table-cell office:value-type="float" office:value="0.0208333333333333">
                <text:p>0.0208333333333333</text:p>
              </table:table-cell>
              <table:table-cell office:value-type="float" office:value="0.0111089965382423">
                <text:p>0.0111089965382423</text:p>
              </table:table-cell>
              <table:table-cell office:value-type="float" office:value="0.0000400652973929511">
                <text:p>0.0000400652973929511</text:p>
              </table:table-cell>
              <table:table-cell office:value-type="float" office:value="0.0439369336234075">
                <text:p>0.0439369336234075</text:p>
              </table:table-cell>
            </table:table-row>
            <table:table-row>
              <table:table-cell office:value-type="float" office:value="0.0277777777777778">
                <text:p>0.0277777777777778</text:p>
              </table:table-cell>
              <table:table-cell office:value-type="float" office:value="0.0180630134197813">
                <text:p>0.0180630134197813</text:p>
              </table:table-cell>
              <table:table-cell office:value-type="float" office:value="0.0000836483472297274">
                <text:p>0.0000836483472297274</text:p>
              </table:table-cell>
              <table:table-cell office:value-type="float" office:value="0.08465798862253">
                <text:p>0.08465798862253</text:p>
              </table:table-cell>
            </table:table-row>
            <table:table-row>
              <table:table-cell office:value-type="float" office:value="0.0347222222222222">
                <text:p>0.0347222222222222</text:p>
              </table:table-cell>
              <table:table-cell office:value-type="float" office:value="0.0285655007845504">
                <text:p>0.0285655007845504</text:p>
              </table:table-cell>
              <table:table-cell office:value-type="float" office:value="0.00016985667656141">
                <text:p>0.00016985667656141</text:p>
              </table:table-cell>
              <table:table-cell office:value-type="float" office:value="0.151006544995509">
                <text:p>0.151006544995509</text:p>
              </table:table-cell>
            </table:table-row>
            <table:table-row>
              <table:table-cell office:value-type="float" office:value="0.0416666666666667">
                <text:p>0.0416666666666667</text:p>
              </table:table-cell>
              <table:table-cell office:value-type="float" office:value="0.0439369336234074">
                <text:p>0.0439369336234074</text:p>
              </table:table-cell>
              <table:table-cell office:value-type="float" office:value="0.000335462627902511">
                <text:p>0.000335462627902511</text:p>
              </table:table-cell>
              <table:table-cell office:value-type="float" office:value="0.249352208777296">
                <text:p>0.249352208777296</text:p>
              </table:table-cell>
            </table:table-row>
            <table:table-row>
              <table:table-cell office:value-type="float" office:value="0.0486111111111111">
                <text:p>0.0486111111111111</text:p>
              </table:table-cell>
              <table:table-cell office:value-type="float" office:value="0.0657285286165304">
                <text:p>0.0657285286165304</text:p>
              </table:table-cell>
              <table:table-cell office:value-type="float" office:value="0.000644379820568607">
                <text:p>0.000644379820568607</text:p>
              </table:table-cell>
              <table:table-cell office:value-type="float" office:value="0.381171386052993">
                <text:p>0.381171386052993</text:p>
              </table:table-cell>
            </table:table-row>
            <table:table-row>
              <table:table-cell office:value-type="float" office:value="0.0555555555555556">
                <text:p>0.0555555555555556</text:p>
              </table:table-cell>
              <table:table-cell office:value-type="float" office:value="0.0956344448325386">
                <text:p>0.0956344448325386</text:p>
              </table:table-cell>
              <table:table-cell office:value-type="float" office:value="0.0012038599948282">
                <text:p>0.0012038599948282</text:p>
              </table:table-cell>
              <table:table-cell office:value-type="float" office:value="0.539407507237627">
                <text:p>0.539407507237627</text:p>
              </table:table-cell>
            </table:table-row>
            <table:table-row>
              <table:table-cell office:value-type="float" office:value="0.0625">
                <text:p>0.0625</text:p>
              </table:table-cell>
              <table:table-cell office:value-type="float" office:value="0.135335283236613">
                <text:p>0.135335283236613</text:p>
              </table:table-cell>
              <table:table-cell office:value-type="float" office:value="0.00218749111818288">
                <text:p>0.00218749111818288</text:p>
              </table:table-cell>
              <table:table-cell office:value-type="float" office:value="0.706648277857717">
                <text:p>0.706648277857717</text:p>
              </table:table-cell>
            </table:table-row>
            <table:table-row>
              <table:table-cell office:value-type="float" office:value="0.0694444444444444">
                <text:p>0.0694444444444444</text:p>
              </table:table-cell>
              <table:table-cell office:value-type="float" office:value="0.186270463697701">
                <text:p>0.186270463697701</text:p>
              </table:table-cell>
              <table:table-cell office:value-type="float" office:value="0.0038659201394728">
                <text:p>0.0038659201394728</text:p>
              </table:table-cell>
              <table:table-cell office:value-type="float" office:value="0.856996891435279">
                <text:p>0.856996891435279</text:p>
              </table:table-cell>
            </table:table-row>
            <table:table-row>
              <table:table-cell office:value-type="float" office:value="0.0763888888888889">
                <text:p>0.0763888888888889</text:p>
              </table:table-cell>
              <table:table-cell office:value-type="float" office:value="0.249352208777296">
                <text:p>0.249352208777296</text:p>
              </table:table-cell>
              <table:table-cell office:value-type="float" office:value="0.00664501128274139">
                <text:p>0.00664501128274139</text:p>
              </table:table-cell>
              <table:table-cell office:value-type="float" office:value="0.962154491713458">
                <text:p>0.962154491713458</text:p>
              </table:table-cell>
            </table:table-row>
            <table:table-row>
              <table:table-cell office:value-type="float" office:value="0.0833333333333333">
                <text:p>0.0833333333333333</text:p>
              </table:table-cell>
              <table:table-cell office:value-type="float" office:value="0.32465246735835">
                <text:p>0.32465246735835</text:p>
              </table:table-cell>
              <table:table-cell office:value-type="float" office:value="0.0111089965382423">
                <text:p>0.01110899653824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0902777777777778">
                <text:p>0.0902777777777778</text:p>
              </table:table-cell>
              <table:table-cell office:value-type="float" office:value="0.411112290507188">
                <text:p>0.411112290507188</text:p>
              </table:table-cell>
              <table:table-cell office:value-type="float" office:value="0.0180630134197813">
                <text:p>0.0180630134197813</text:p>
              </table:table-cell>
              <table:table-cell office:value-type="float" office:value="0.962154491713458">
                <text:p>0.962154491713458</text:p>
              </table:table-cell>
            </table:table-row>
            <table:table-row>
              <table:table-cell office:value-type="float" office:value="0.0972222222222222">
                <text:p>0.0972222222222222</text:p>
              </table:table-cell>
              <table:table-cell office:value-type="float" office:value="0.506335616648101">
                <text:p>0.506335616648101</text:p>
              </table:table-cell>
              <table:table-cell office:value-type="float" office:value="0.0285655007845503">
                <text:p>0.0285655007845503</text:p>
              </table:table-cell>
              <table:table-cell office:value-type="float" office:value="0.856996891435279">
                <text:p>0.856996891435279</text:p>
              </table:table-cell>
            </table:table-row>
            <table:table-row>
              <table:table-cell office:value-type="float" office:value="0.104166666666667">
                <text:p>0.104166666666667</text:p>
              </table:table-cell>
              <table:table-cell office:value-type="float" office:value="0.606530659712634">
                <text:p>0.606530659712634</text:p>
              </table:table-cell>
              <table:table-cell office:value-type="float" office:value="0.0439369336234074">
                <text:p>0.0439369336234074</text:p>
              </table:table-cell>
              <table:table-cell office:value-type="float" office:value="0.706648277857717">
                <text:p>0.706648277857717</text:p>
              </table:table-cell>
            </table:table-row>
            <table:table-row>
              <table:table-cell office:value-type="float" office:value="0.111111111111111">
                <text:p>0.111111111111111</text:p>
              </table:table-cell>
              <table:table-cell office:value-type="float" office:value="0.706648277857717">
                <text:p>0.706648277857717</text:p>
              </table:table-cell>
              <table:table-cell office:value-type="float" office:value="0.0657285286165304">
                <text:p>0.0657285286165304</text:p>
              </table:table-cell>
              <table:table-cell office:value-type="float" office:value="0.539407507237627">
                <text:p>0.539407507237627</text:p>
              </table:table-cell>
            </table:table-row>
            <table:table-row>
              <table:table-cell office:value-type="float" office:value="0.118055555555556">
                <text:p>0.118055555555556</text:p>
              </table:table-cell>
              <table:table-cell office:value-type="float" office:value="0.800737402916808">
                <text:p>0.800737402916808</text:p>
              </table:table-cell>
              <table:table-cell office:value-type="float" office:value="0.0956344448325386">
                <text:p>0.0956344448325386</text:p>
              </table:table-cell>
              <table:table-cell office:value-type="float" office:value="0.381171386052993">
                <text:p>0.381171386052993</text:p>
              </table:table-cell>
            </table:table-row>
            <table:table-row>
              <table:table-cell office:value-type="float" office:value="0.125">
                <text:p>0.125</text:p>
              </table:table-cell>
              <table:table-cell office:value-type="float" office:value="0.882496902584596">
                <text:p>0.882496902584596</text:p>
              </table:table-cell>
              <table:table-cell office:value-type="float" office:value="0.135335283236613">
                <text:p>0.135335283236613</text:p>
              </table:table-cell>
              <table:table-cell office:value-type="float" office:value="0.249352208777296">
                <text:p>0.249352208777296</text:p>
              </table:table-cell>
            </table:table-row>
            <table:table-row>
              <table:table-cell office:value-type="float" office:value="0.131944444444444">
                <text:p>0.131944444444444</text:p>
              </table:table-cell>
              <table:table-cell office:value-type="float" office:value="0.945959468906766">
                <text:p>0.945959468906766</text:p>
              </table:table-cell>
              <table:table-cell office:value-type="float" office:value="0.186270463697701">
                <text:p>0.186270463697701</text:p>
              </table:table-cell>
              <table:table-cell office:value-type="float" office:value="0.151006544995509">
                <text:p>0.151006544995509</text:p>
              </table:table-cell>
            </table:table-row>
            <table:table-row>
              <table:table-cell office:value-type="float" office:value="0.138888888888889">
                <text:p>0.138888888888889</text:p>
              </table:table-cell>
              <table:table-cell office:value-type="float" office:value="0.986207116743916">
                <text:p>0.986207116743916</text:p>
              </table:table-cell>
              <table:table-cell office:value-type="float" office:value="0.249352208777296">
                <text:p>0.249352208777296</text:p>
              </table:table-cell>
              <table:table-cell office:value-type="float" office:value="0.0846579886225299">
                <text:p>0.0846579886225299</text:p>
              </table:table-cell>
            </table:table-row>
            <table:table-row>
              <table:table-cell office:value-type="float" office:value="0.145833333333333">
                <text:p>0.145833333333333</text:p>
              </table:table-cell>
              <table:table-cell office:value-type="float" office:value="1">
                <text:p>1</text:p>
              </table:table-cell>
              <table:table-cell office:value-type="float" office:value="0.32465246735835">
                <text:p>0.32465246735835</text:p>
              </table:table-cell>
              <table:table-cell office:value-type="float" office:value="0.0439369336234074">
                <text:p>0.0439369336234074</text:p>
              </table:table-cell>
            </table:table-row>
            <table:table-row>
              <table:table-cell office:value-type="float" office:value="0.152777777777778">
                <text:p>0.152777777777778</text:p>
              </table:table-cell>
              <table:table-cell office:value-type="float" office:value="0.986207116743916">
                <text:p>0.986207116743916</text:p>
              </table:table-cell>
              <table:table-cell office:value-type="float" office:value="0.411112290507187">
                <text:p>0.411112290507187</text:p>
              </table:table-cell>
              <table:table-cell office:value-type="float" office:value="0.021109656453671">
                <text:p>0.021109656453671</text:p>
              </table:table-cell>
            </table:table-row>
            <table:table-row>
              <table:table-cell office:value-type="float" office:value="0.159722222222222">
                <text:p>0.159722222222222</text:p>
              </table:table-cell>
              <table:table-cell office:value-type="float" office:value="0.945959468906765">
                <text:p>0.945959468906765</text:p>
              </table:table-cell>
              <table:table-cell office:value-type="float" office:value="0.5063356166481">
                <text:p>0.5063356166481</text:p>
              </table:table-cell>
              <table:table-cell office:value-type="float" office:value="0.00938906207241008">
                <text:p>0.00938906207241008</text:p>
              </table:table-cell>
            </table:table-row>
            <table:table-row>
              <table:table-cell office:value-type="float" office:value="0.166666666666667">
                <text:p>0.166666666666667</text:p>
              </table:table-cell>
              <table:table-cell office:value-type="float" office:value="0.882496902584595">
                <text:p>0.882496902584595</text:p>
              </table:table-cell>
              <table:table-cell office:value-type="float" office:value="0.606530659712633">
                <text:p>0.606530659712633</text:p>
              </table:table-cell>
              <table:table-cell office:value-type="float" office:value="0.00386592013947282">
                <text:p>0.00386592013947282</text:p>
              </table:table-cell>
            </table:table-row>
            <table:table-row>
              <table:table-cell office:value-type="float" office:value="0.173611111111111">
                <text:p>0.173611111111111</text:p>
              </table:table-cell>
              <table:table-cell office:value-type="float" office:value="0.800737402916807">
                <text:p>0.800737402916807</text:p>
              </table:table-cell>
              <table:table-cell office:value-type="float" office:value="0.706648277857716">
                <text:p>0.706648277857716</text:p>
              </table:table-cell>
              <table:table-cell office:value-type="float" office:value="0.00147357813793303">
                <text:p>0.00147357813793303</text:p>
              </table:table-cell>
            </table:table-row>
            <table:table-row>
              <table:table-cell office:value-type="float" office:value="0.180555555555556">
                <text:p>0.180555555555556</text:p>
              </table:table-cell>
              <table:table-cell office:value-type="float" office:value="0.706648277857716">
                <text:p>0.706648277857716</text:p>
              </table:table-cell>
              <table:table-cell office:value-type="float" office:value="0.800737402916808">
                <text:p>0.800737402916808</text:p>
              </table:table-cell>
              <table:table-cell office:value-type="float" office:value="0.000519975743255855">
                <text:p>0.000519975743255855</text:p>
              </table:table-cell>
            </table:table-row>
            <table:table-row>
              <table:table-cell office:value-type="float" office:value="0.1875">
                <text:p>0.1875</text:p>
              </table:table-cell>
              <table:table-cell office:value-type="float" office:value="0.606530659712633">
                <text:p>0.606530659712633</text:p>
              </table:table-cell>
              <table:table-cell office:value-type="float" office:value="0.882496902584595">
                <text:p>0.882496902584595</text:p>
              </table:table-cell>
              <table:table-cell office:value-type="float" office:value="0.000169856676561411">
                <text:p>0.000169856676561411</text:p>
              </table:table-cell>
            </table:table-row>
            <table:table-row>
              <table:table-cell office:value-type="float" office:value="0.194444444444444">
                <text:p>0.194444444444444</text:p>
              </table:table-cell>
              <table:table-cell office:value-type="float" office:value="0.5063356166481">
                <text:p>0.5063356166481</text:p>
              </table:table-cell>
              <table:table-cell office:value-type="float" office:value="0.945959468906765">
                <text:p>0.945959468906765</text:p>
              </table:table-cell>
              <table:table-cell office:value-type="float" office:value="0.0000513655311897598">
                <text:p>0.0000513655311897598</text:p>
              </table:table-cell>
            </table:table-row>
            <table:table-row>
              <table:table-cell office:value-type="float" office:value="0.201388888888889">
                <text:p>0.201388888888889</text:p>
              </table:table-cell>
              <table:table-cell office:value-type="float" office:value="0.411112290507187">
                <text:p>0.411112290507187</text:p>
              </table:table-cell>
              <table:table-cell office:value-type="float" office:value="0.986207116743916">
                <text:p>0.986207116743916</text:p>
              </table:table-cell>
              <table:table-cell office:value-type="float" office:value="0.0000143797245917967">
                <text:p>0.0000143797245917967</text:p>
              </table:table-cell>
            </table:table-row>
            <table:table-row>
              <table:table-cell office:value-type="float" office:value="0.208333333333333">
                <text:p>0.208333333333333</text:p>
              </table:table-cell>
              <table:table-cell office:value-type="float" office:value="0.324652467358349">
                <text:p>0.324652467358349</text:p>
              </table:table-cell>
              <table:table-cell office:value-type="float" office:value="1">
                <text:p>1</text:p>
              </table:table-cell>
              <table:table-cell office:value-type="float" office:value="0.00000372665317207868">
                <text:p>0.00000372665317207868</text:p>
              </table:table-cell>
            </table:table-row>
            <table:table-row>
              <table:table-cell office:value-type="float" office:value="0.215277777777778">
                <text:p>0.215277777777778</text:p>
              </table:table-cell>
              <table:table-cell office:value-type="float" office:value="0.249352208777296">
                <text:p>0.249352208777296</text:p>
              </table:table-cell>
              <table:table-cell office:value-type="float" office:value="0.986207116743916">
                <text:p>0.986207116743916</text:p>
              </table:table-cell>
              <table:table-cell office:value-type="float" office:value="0.000000894081291513262">
                <text:p>0.000000894081291513262</text:p>
              </table:table-cell>
            </table:table-row>
            <table:table-row>
              <table:table-cell office:value-type="float" office:value="0.222222222222222">
                <text:p>0.222222222222222</text:p>
              </table:table-cell>
              <table:table-cell office:value-type="float" office:value="0.1862704636977">
                <text:p>0.1862704636977</text:p>
              </table:table-cell>
              <table:table-cell office:value-type="float" office:value="0.945959468906765">
                <text:p>0.945959468906765</text:p>
              </table:table-cell>
              <table:table-cell office:value-type="float" office:value="0.000000198575041501211">
                <text:p>0.000000198575041501211</text:p>
              </table:table-cell>
            </table:table-row>
            <table:table-row>
              <table:table-cell office:value-type="float" office:value="0.229166666666667">
                <text:p>0.229166666666667</text:p>
              </table:table-cell>
              <table:table-cell office:value-type="float" office:value="0.135335283236612">
                <text:p>0.135335283236612</text:p>
              </table:table-cell>
              <table:table-cell office:value-type="float" office:value="0.882496902584595">
                <text:p>0.882496902584595</text:p>
              </table:table-cell>
              <table:table-cell office:value-type="float" office:value="0.0000000408283604114249">
                <text:p>0.0000000408283604114249</text:p>
              </table:table-cell>
            </table:table-row>
            <table:table-row>
              <table:table-cell office:value-type="float" office:value="0.236111111111111">
                <text:p>0.236111111111111</text:p>
              </table:table-cell>
              <table:table-cell office:value-type="float" office:value="0.0956344448325383">
                <text:p>0.0956344448325383</text:p>
              </table:table-cell>
              <table:table-cell office:value-type="float" office:value="0.800737402916808">
                <text:p>0.800737402916808</text:p>
              </table:table-cell>
              <table:table-cell office:value-type="float" office:value="0.0000000077712135076336">
                <text:p>0.0000000077712135076336</text:p>
              </table:table-cell>
            </table:table-row>
            <table:table-row>
              <table:table-cell office:value-type="float" office:value="0.243055555555556">
                <text:p>0.243055555555556</text:p>
              </table:table-cell>
              <table:table-cell office:value-type="float" office:value="0.0657285286165302">
                <text:p>0.0657285286165302</text:p>
              </table:table-cell>
              <table:table-cell office:value-type="float" office:value="0.706648277857716">
                <text:p>0.706648277857716</text:p>
              </table:table-cell>
              <table:table-cell office:value-type="float" office:value="0.00000000136932130552401">
                <text:p>0.00000000136932130552401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0439369336234073">
                <text:p>0.0439369336234073</text:p>
              </table:table-cell>
              <table:table-cell office:value-type="float" office:value="0.606530659712634">
                <text:p>0.606530659712634</text:p>
              </table:table-cell>
              <table:table-cell office:value-type="float" office:value="0.000000000223363143620317">
                <text:p>0.000000000223363143620317</text:p>
              </table:table-cell>
            </table:table-row>
            <table:table-row>
              <table:table-cell office:value-type="float" office:value="0.256944444444444">
                <text:p>0.256944444444444</text:p>
              </table:table-cell>
              <table:table-cell office:value-type="float" office:value="0.0285655007845503">
                <text:p>0.0285655007845503</text:p>
              </table:table-cell>
              <table:table-cell office:value-type="float" office:value="0.506335616648101">
                <text:p>0.506335616648101</text:p>
              </table:table-cell>
              <table:table-cell office:value-type="float" office:value="0.00000000003372929659744">
                <text:p>0.00000000003372929659744</text:p>
              </table:table-cell>
            </table:table-row>
            <table:table-row>
              <table:table-cell office:value-type="float" office:value="0.263888888888889">
                <text:p>0.263888888888889</text:p>
              </table:table-cell>
              <table:table-cell office:value-type="float" office:value="0.0180630134197813">
                <text:p>0.0180630134197813</text:p>
              </table:table-cell>
              <table:table-cell office:value-type="float" office:value="0.411112290507187">
                <text:p>0.411112290507187</text:p>
              </table:table-cell>
              <table:table-cell office:value-type="float" office:value="0.0000000000047151192262369">
                <text:p>0.0000000000047151192262369</text:p>
              </table:table-cell>
            </table:table-row>
            <table:table-row>
              <table:table-cell office:value-type="float" office:value="0.270833333333333">
                <text:p>0.270833333333333</text:p>
              </table:table-cell>
              <table:table-cell office:value-type="float" office:value="0.0111089965382423">
                <text:p>0.0111089965382423</text:p>
              </table:table-cell>
              <table:table-cell office:value-type="float" office:value="0.32465246735835">
                <text:p>0.32465246735835</text:p>
              </table:table-cell>
              <table:table-cell office:value-type="float" office:value="0.000000000000610193667760541">
                <text:p>0.000000000000610193667760541</text:p>
              </table:table-cell>
            </table:table-row>
            <table:table-row>
              <table:table-cell office:value-type="float" office:value="0.277777777777778">
                <text:p>0.277777777777778</text:p>
              </table:table-cell>
              <table:table-cell office:value-type="float" office:value="0.00664501128274142">
                <text:p>0.00664501128274142</text:p>
              </table:table-cell>
              <table:table-cell office:value-type="float" office:value="0.249352208777296">
                <text:p>0.249352208777296</text:p>
              </table:table-cell>
              <table:table-cell office:value-type="float" office:value="0.0000000000000731025181854507">
                <text:p>0.0000000000000731025181854507</text:p>
              </table:table-cell>
            </table:table-row>
            <table:table-row>
              <table:table-cell office:value-type="float" office:value="0.284722222222222">
                <text:p>0.284722222222222</text:p>
              </table:table-cell>
              <table:table-cell office:value-type="float" office:value="0.00386592013947283">
                <text:p>0.00386592013947283</text:p>
              </table:table-cell>
              <table:table-cell office:value-type="float" office:value="0.186270463697701">
                <text:p>0.186270463697701</text:p>
              </table:table-cell>
              <table:table-cell office:value-type="float" office:value="8.10749336312519E-015">
                <text:p>8.10749336312519E-015</text:p>
              </table:table-cell>
            </table:table-row>
            <table:table-row>
              <table:table-cell office:value-type="float" office:value="0.291666666666667">
                <text:p>0.291666666666667</text:p>
              </table:table-cell>
              <table:table-cell office:value-type="float" office:value="0.0021874911181829">
                <text:p>0.0021874911181829</text:p>
              </table:table-cell>
              <table:table-cell office:value-type="float" office:value="0.135335283236613">
                <text:p>0.135335283236613</text:p>
              </table:table-cell>
              <table:table-cell office:value-type="float" office:value="8.32396967698111E-016">
                <text:p>8.32396967698111E-016</text:p>
              </table:table-cell>
            </table:table-row>
            <table:table-row>
              <table:table-cell office:value-type="float" office:value="0.298611111111111">
                <text:p>0.298611111111111</text:p>
              </table:table-cell>
              <table:table-cell office:value-type="float" office:value="0.00120385999482822">
                <text:p>0.00120385999482822</text:p>
              </table:table-cell>
              <table:table-cell office:value-type="float" office:value="0.0956344448325386">
                <text:p>0.0956344448325386</text:p>
              </table:table-cell>
              <table:table-cell office:value-type="float" office:value="7.9115941456005E-017">
                <text:p>7.9115941456005E-017</text:p>
              </table:table-cell>
            </table:table-row>
            <table:table-row>
              <table:table-cell office:value-type="float" office:value="0.305555555555556">
                <text:p>0.305555555555556</text:p>
              </table:table-cell>
              <table:table-cell office:value-type="float" office:value="0.000644379820568617">
                <text:p>0.000644379820568617</text:p>
              </table:table-cell>
              <table:table-cell office:value-type="float" office:value="0.0657285286165304">
                <text:p>0.0657285286165304</text:p>
              </table:table-cell>
              <table:table-cell office:value-type="float" office:value="6.96124845783898E-018">
                <text:p>6.96124845783898E-018</text:p>
              </table:table-cell>
            </table:table-row>
            <table:table-row>
              <table:table-cell office:value-type="float" office:value="0.3125">
                <text:p>0.3125</text:p>
              </table:table-cell>
              <table:table-cell office:value-type="float" office:value="0.000335462627902517">
                <text:p>0.000335462627902517</text:p>
              </table:table-cell>
              <table:table-cell office:value-type="float" office:value="0.0439369336234074">
                <text:p>0.0439369336234074</text:p>
              </table:table-cell>
              <table:table-cell office:value-type="float" office:value="5.67021977492392E-019">
                <text:p>5.67021977492392E-019</text:p>
              </table:table-cell>
            </table:table-row>
            <table:table-row>
              <table:table-cell office:value-type="float" office:value="0.319444444444444">
                <text:p>0.319444444444444</text:p>
              </table:table-cell>
              <table:table-cell office:value-type="float" office:value="0.000169856676561414">
                <text:p>0.000169856676561414</text:p>
              </table:table-cell>
              <table:table-cell office:value-type="float" office:value="0.0285655007845503">
                <text:p>0.0285655007845503</text:p>
              </table:table-cell>
              <table:table-cell office:value-type="float" office:value="4.27565124065587E-020">
                <text:p>4.27565124065587E-020</text:p>
              </table:table-cell>
            </table:table-row>
            <table:table-row>
              <table:table-cell office:value-type="float" office:value="0.326388888888889">
                <text:p>0.326388888888889</text:p>
              </table:table-cell>
              <table:table-cell office:value-type="float" office:value="0.0000836483472297293">
                <text:p>0.0000836483472297293</text:p>
              </table:table-cell>
              <table:table-cell office:value-type="float" office:value="0.0180630134197813">
                <text:p>0.0180630134197813</text:p>
              </table:table-cell>
              <table:table-cell office:value-type="float" office:value="2.98465595945834E-021">
                <text:p>2.98465595945834E-021</text:p>
              </table:table-cell>
            </table:table-row>
            <table:table-row>
              <table:table-cell office:value-type="float" office:value="0.333333333333333">
                <text:p>0.333333333333333</text:p>
              </table:table-cell>
              <table:table-cell office:value-type="float" office:value="0.000040065297392952">
                <text:p>0.000040065297392952</text:p>
              </table:table-cell>
              <table:table-cell office:value-type="float" office:value="0.0111089965382423">
                <text:p>0.0111089965382423</text:p>
              </table:table-cell>
              <table:table-cell office:value-type="float" office:value="1.92874984796395E-022">
                <text:p>1.92874984796395E-022</text:p>
              </table:table-cell>
            </table:table-row>
            <table:table-row>
              <table:table-cell office:value-type="float" office:value="0.340277777777778">
                <text:p>0.340277777777778</text:p>
              </table:table-cell>
              <table:table-cell office:value-type="float" office:value="0.0000186644691135211">
                <text:p>0.0000186644691135211</text:p>
              </table:table-cell>
              <table:table-cell office:value-type="float" office:value="0.00664501128274142">
                <text:p>0.00664501128274142</text:p>
              </table:table-cell>
              <table:table-cell office:value-type="float" office:value="1.15384415830678E-023">
                <text:p>1.15384415830678E-023</text:p>
              </table:table-cell>
            </table:table-row>
            <table:table-row>
              <table:table-cell office:value-type="float" office:value="0.347222222222222">
                <text:p>0.347222222222222</text:p>
              </table:table-cell>
              <table:table-cell office:value-type="float" office:value="0.00000845666596870138">
                <text:p>0.00000845666596870138</text:p>
              </table:table-cell>
              <table:table-cell office:value-type="float" office:value="0.00386592013947281">
                <text:p>0.00386592013947281</text:p>
              </table:table-cell>
              <table:table-cell office:value-type="float" office:value="6.3901055205505E-025">
                <text:p>6.3901055205505E-025</text:p>
              </table:table-cell>
            </table:table-row>
            <table:table-row>
              <table:table-cell office:value-type="float" office:value="0.354166666666667">
                <text:p>0.354166666666667</text:p>
              </table:table-cell>
              <table:table-cell office:value-type="float" office:value="0.0000037266531720788">
                <text:p>0.0000037266531720788</text:p>
              </table:table-cell>
              <table:table-cell office:value-type="float" office:value="0.00218749111818289">
                <text:p>0.00218749111818289</text:p>
              </table:table-cell>
              <table:table-cell office:value-type="float" office:value="3.27611039093488E-026">
                <text:p>3.27611039093488E-026</text:p>
              </table:table-cell>
            </table:table-row>
            <table:table-row>
              <table:table-cell office:value-type="float" office:value="0.361111111111111">
                <text:p>0.361111111111111</text:p>
              </table:table-cell>
              <table:table-cell office:value-type="float" office:value="0.00000159725788283438">
                <text:p>0.00000159725788283438</text:p>
              </table:table-cell>
              <table:table-cell office:value-type="float" office:value="0.0012038599948282">
                <text:p>0.0012038599948282</text:p>
              </table:table-cell>
              <table:table-cell office:value-type="float" office:value="1.55488633906504E-027">
                <text:p>1.55488633906504E-027</text:p>
              </table:table-cell>
            </table:table-row>
            <table:table-row>
              <table:table-cell office:value-type="float" office:value="0.368055555555555">
                <text:p>0.368055555555555</text:p>
              </table:table-cell>
              <table:table-cell office:value-type="float" office:value="0.00000066583614698576">
                <text:p>0.00000066583614698576</text:p>
              </table:table-cell>
              <table:table-cell office:value-type="float" office:value="0.00064437982056861">
                <text:p>0.00064437982056861</text:p>
              </table:table-cell>
              <table:table-cell office:value-type="float" office:value="6.83169378714441E-029">
                <text:p>6.83169378714441E-029</text:p>
              </table:table-cell>
            </table:table-row>
            <table:table-row>
              <table:table-cell office:value-type="float" office:value="0.375">
                <text:p>0.375</text:p>
              </table:table-cell>
              <table:table-cell office:value-type="float" office:value="0.000000269957850336314">
                <text:p>0.000000269957850336314</text:p>
              </table:table-cell>
              <table:table-cell office:value-type="float" office:value="0.000335462627902512">
                <text:p>0.000335462627902512</text:p>
              </table:table-cell>
              <table:table-cell office:value-type="float" office:value="2.77873901831715E-030">
                <text:p>2.77873901831715E-030</text:p>
              </table:table-cell>
            </table:table-row>
            <table:table-row>
              <table:table-cell office:value-type="float" office:value="0.381944444444444">
                <text:p>0.381944444444444</text:p>
              </table:table-cell>
              <table:table-cell office:value-type="float" office:value="0.000000106453714110766">
                <text:p>0.000000106453714110766</text:p>
              </table:table-cell>
              <table:table-cell office:value-type="float" office:value="0.000169856676561411">
                <text:p>0.000169856676561411</text:p>
              </table:table-cell>
              <table:table-cell office:value-type="float" office:value="1.04630126414118E-031">
                <text:p>1.04630126414118E-031</text:p>
              </table:table-cell>
            </table:table-row>
            <table:table-row>
              <table:table-cell office:value-type="float" office:value="0.388888888888889">
                <text:p>0.388888888888889</text:p>
              </table:table-cell>
              <table:table-cell office:value-type="float" office:value="0.0000000408283604114275">
                <text:p>0.0000000408283604114275</text:p>
              </table:table-cell>
              <table:table-cell office:value-type="float" office:value="0.0000836483472297274">
                <text:p>0.0000836483472297274</text:p>
              </table:table-cell>
              <table:table-cell office:value-type="float" office:value="3.64716460116001E-033">
                <text:p>3.64716460116001E-033</text:p>
              </table:table-cell>
            </table:table-row>
            <table:table-row>
              <table:table-cell office:value-type="float" office:value="0.395833333333333">
                <text:p>0.395833333333333</text:p>
              </table:table-cell>
              <table:table-cell office:value-type="float" office:value="0.0000000152299797447136">
                <text:p>0.0000000152299797447136</text:p>
              </table:table-cell>
              <table:table-cell office:value-type="float" office:value="0.0000400652973929511">
                <text:p>0.0000400652973929511</text:p>
              </table:table-cell>
              <table:table-cell office:value-type="float" office:value="1.17691094392171E-034">
                <text:p>1.17691094392171E-034</text:p>
              </table:table-cell>
            </table:table-row>
            <table:table-row>
              <table:table-cell office:value-type="float" office:value="0.402777777777778">
                <text:p>0.402777777777778</text:p>
              </table:table-cell>
              <table:table-cell office:value-type="float" office:value="0.0000000055255177203671">
                <text:p>0.0000000055255177203671</text:p>
              </table:table-cell>
              <table:table-cell office:value-type="float" office:value="0.0000186644691135205">
                <text:p>0.0000186644691135205</text:p>
              </table:table-cell>
              <table:table-cell office:value-type="float" office:value="3.51577814327522E-036">
                <text:p>3.51577814327522E-036</text:p>
              </table:table-cell>
            </table:table-row>
            <table:table-row>
              <table:table-cell office:value-type="float" office:value="0.409722222222222">
                <text:p>0.409722222222222</text:p>
              </table:table-cell>
              <table:table-cell office:value-type="float" office:value="0.00000000194976778601738">
                <text:p>0.00000000194976778601738</text:p>
              </table:table-cell>
              <table:table-cell office:value-type="float" office:value="0.00000845666596870112">
                <text:p>0.00000845666596870112</text:p>
              </table:table-cell>
              <table:table-cell office:value-type="float" office:value="9.72274612457847E-038">
                <text:p>9.72274612457847E-038</text:p>
              </table:table-cell>
            </table:table-row>
            <table:table-row>
              <table:table-cell office:value-type="float" office:value="0.416666666666667">
                <text:p>0.416666666666667</text:p>
              </table:table-cell>
              <table:table-cell office:value-type="float" office:value="0.000000000669158609129333">
                <text:p>0.000000000669158609129333</text:p>
              </table:table-cell>
              <table:table-cell office:value-type="float" office:value="0.00000372665317207865">
                <text:p>0.00000372665317207865</text:p>
              </table:table-cell>
              <table:table-cell office:value-type="float" office:value="2.48912125332758E-039">
                <text:p>2.48912125332758E-0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111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568cm" svg:height="15.369cm" xlink:href=".." xlink:type="simple" chart:class="chart:line" chart:column-mapping="0 2 1" chart:style-name="ch1">
        <chart:legend chart:legend-position="end" svg:x="29.139cm" svg:y="6.887cm" style:legend-expansion="high" chart:style-name="ch2"/>
        <chart:plot-area chart:style-name="ch3" table:cell-range-address="student.B7:student.C67 student.B6:student.C6 student.G6:student.G67 student.E6:student.E67" chart:data-source-has-labels="both" svg:x="0.631cm" svg:y="0.307cm" svg:width="27.877cm" svg:height="14.755cm">
          <chartooo:coordinate-region svg:x="1.358cm" svg:y="0.307cm" svg:width="26.996cm" svg:height="13.425cm"/>
          <chart:axis chart:dimension="x" chart:name="primary-x" chart:style-name="ch4" chartooo:axis-type="auto">
            <chartooo:date-scale/>
            <chart:categories table:cell-range-address="student.B7:student.B6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tudent.C7:student.C67" chart:label-cell-address="student.C6:student.C6" chart:class="chart:line">
            <chart:data-point chart:repeated="61"/>
          </chart:series>
          <chart:series chart:style-name="ch8" chart:values-cell-range-address="student.G7:student.G67" chart:label-cell-address="student.G6:student.G6" chart:class="chart:line">
            <chart:data-point chart:repeated="61"/>
          </chart:series>
          <chart:series chart:style-name="ch9" chart:values-cell-range-address="student.E7:student.E67" chart:label-cell-address="student.E6:student.E6" chart:class="chart:line">
            <chart:data-point chart:repeated="6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uka</text:p>
                <draw:g>
                  <svg:desc>student.C6:student.C6</svg:desc>
                </draw:g>
              </table:table-cell>
              <table:table-cell office:value-type="string">
                <text:p>Kultura</text:p>
                <draw:g>
                  <svg:desc>student.G6:student.G6</svg:desc>
                </draw:g>
              </table:table-cell>
              <table:table-cell office:value-type="string">
                <text:p>Praca</text:p>
                <draw:g>
                  <svg:desc>student.E6:student.E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tudent.B7:student.B67</svg:desc>
                </draw:g>
              </table:table-cell>
              <table:table-cell office:value-type="float" office:value="0.411112290507187">
                <text:p>0.411112290507187</text:p>
                <draw:g>
                  <svg:desc>student.C7:student.C67</svg:desc>
                </draw:g>
              </table:table-cell>
              <table:table-cell office:value-type="float" office:value="1">
                <text:p>1</text:p>
                <draw:g>
                  <svg:desc>student.G7:student.G67</svg:desc>
                </draw:g>
              </table:table-cell>
              <table:table-cell office:value-type="float" office:value="1">
                <text:p>1</text:p>
                <draw:g>
                  <svg:desc>student.E7:student.E67</svg:desc>
                </draw:g>
              </table:table-cell>
            </table:table-row>
            <table:table-row>
              <table:table-cell office:value-type="float" office:value="0.00694444444444444">
                <text:p>0.00694444444444444</text:p>
              </table:table-cell>
              <table:table-cell office:value-type="float" office:value="0.473826726395364">
                <text:p>0.473826726395364</text:p>
              </table:table-cell>
              <table:table-cell office:value-type="float" office:value="0.986207116743916">
                <text:p>0.986207116743916</text:p>
              </table:table-cell>
              <table:table-cell office:value-type="float" office:value="0.945959468906765">
                <text:p>0.945959468906765</text:p>
              </table:table-cell>
            </table:table-row>
            <table:table-row>
              <table:table-cell office:value-type="float" office:value="0.0138888888888889">
                <text:p>0.0138888888888889</text:p>
              </table:table-cell>
              <table:table-cell office:value-type="float" office:value="0.539407507237627">
                <text:p>0.539407507237627</text:p>
              </table:table-cell>
              <table:table-cell office:value-type="float" office:value="0.945959468906765">
                <text:p>0.945959468906765</text:p>
              </table:table-cell>
              <table:table-cell office:value-type="float" office:value="0.800737402916808">
                <text:p>0.800737402916808</text:p>
              </table:table-cell>
            </table:table-row>
            <table:table-row>
              <table:table-cell office:value-type="float" office:value="0.0208333333333333">
                <text:p>0.0208333333333333</text:p>
              </table:table-cell>
              <table:table-cell office:value-type="float" office:value="0.606530659712633">
                <text:p>0.606530659712633</text:p>
              </table:table-cell>
              <table:table-cell office:value-type="float" office:value="0.882496902584595">
                <text:p>0.882496902584595</text:p>
              </table:table-cell>
              <table:table-cell office:value-type="float" office:value="0.606530659712633">
                <text:p>0.606530659712633</text:p>
              </table:table-cell>
            </table:table-row>
            <table:table-row>
              <table:table-cell office:value-type="float" office:value="0.0277777777777778">
                <text:p>0.0277777777777778</text:p>
              </table:table-cell>
              <table:table-cell office:value-type="float" office:value="0.673638455344727">
                <text:p>0.673638455344727</text:p>
              </table:table-cell>
              <table:table-cell office:value-type="float" office:value="0.800737402916808">
                <text:p>0.800737402916808</text:p>
              </table:table-cell>
              <table:table-cell office:value-type="float" office:value="0.411112290507187">
                <text:p>0.411112290507187</text:p>
              </table:table-cell>
            </table:table-row>
            <table:table-row>
              <table:table-cell office:value-type="float" office:value="0.0347222222222222">
                <text:p>0.0347222222222222</text:p>
              </table:table-cell>
              <table:table-cell office:value-type="float" office:value="0.738991296280309">
                <text:p>0.738991296280309</text:p>
              </table:table-cell>
              <table:table-cell office:value-type="float" office:value="0.706648277857716">
                <text:p>0.706648277857716</text:p>
              </table:table-cell>
              <table:table-cell office:value-type="float" office:value="0.249352208777296">
                <text:p>0.249352208777296</text:p>
              </table:table-cell>
            </table:table-row>
            <table:table-row>
              <table:table-cell office:value-type="float" office:value="0.0416666666666667">
                <text:p>0.0416666666666667</text:p>
              </table:table-cell>
              <table:table-cell office:value-type="float" office:value="0.800737402916808">
                <text:p>0.800737402916808</text:p>
              </table:table-cell>
              <table:table-cell office:value-type="float" office:value="0.606530659712633">
                <text:p>0.606530659712633</text:p>
              </table:table-cell>
              <table:table-cell office:value-type="float" office:value="0.135335283236613">
                <text:p>0.135335283236613</text:p>
              </table:table-cell>
            </table:table-row>
            <table:table-row>
              <table:table-cell office:value-type="float" office:value="0.0486111111111111">
                <text:p>0.0486111111111111</text:p>
              </table:table-cell>
              <table:table-cell office:value-type="float" office:value="0.856996891435279">
                <text:p>0.856996891435279</text:p>
              </table:table-cell>
              <table:table-cell office:value-type="float" office:value="0.506335616648101">
                <text:p>0.506335616648101</text:p>
              </table:table-cell>
              <table:table-cell office:value-type="float" office:value="0.0657285286165304">
                <text:p>0.0657285286165304</text:p>
              </table:table-cell>
            </table:table-row>
            <table:table-row>
              <table:table-cell office:value-type="float" office:value="0.0555555555555556">
                <text:p>0.0555555555555556</text:p>
              </table:table-cell>
              <table:table-cell office:value-type="float" office:value="0.90595519110951">
                <text:p>0.90595519110951</text:p>
              </table:table-cell>
              <table:table-cell office:value-type="float" office:value="0.411112290507187">
                <text:p>0.411112290507187</text:p>
              </table:table-cell>
              <table:table-cell office:value-type="float" office:value="0.0285655007845503">
                <text:p>0.0285655007845503</text:p>
              </table:table-cell>
            </table:table-row>
            <table:table-row>
              <table:table-cell office:value-type="float" office:value="0.0625">
                <text:p>0.0625</text:p>
              </table:table-cell>
              <table:table-cell office:value-type="float" office:value="0.945959468906766">
                <text:p>0.945959468906766</text:p>
              </table:table-cell>
              <table:table-cell office:value-type="float" office:value="0.32465246735835">
                <text:p>0.32465246735835</text:p>
              </table:table-cell>
              <table:table-cell office:value-type="float" office:value="0.0111089965382423">
                <text:p>0.0111089965382423</text:p>
              </table:table-cell>
            </table:table-row>
            <table:table-row>
              <table:table-cell office:value-type="float" office:value="0.0694444444444445">
                <text:p>0.0694444444444445</text:p>
              </table:table-cell>
              <table:table-cell office:value-type="float" office:value="0.975610980064846">
                <text:p>0.975610980064846</text:p>
              </table:table-cell>
              <table:table-cell office:value-type="float" office:value="0.249352208777296">
                <text:p>0.249352208777296</text:p>
              </table:table-cell>
              <table:table-cell office:value-type="float" office:value="0.00386592013947279">
                <text:p>0.00386592013947279</text:p>
              </table:table-cell>
            </table:table-row>
            <table:table-row>
              <table:table-cell office:value-type="float" office:value="0.0763888888888889">
                <text:p>0.0763888888888889</text:p>
              </table:table-cell>
              <table:table-cell office:value-type="float" office:value="0.993846173326441">
                <text:p>0.993846173326441</text:p>
              </table:table-cell>
              <table:table-cell office:value-type="float" office:value="0.186270463697701">
                <text:p>0.186270463697701</text:p>
              </table:table-cell>
              <table:table-cell office:value-type="float" office:value="0.0012038599948282">
                <text:p>0.0012038599948282</text:p>
              </table:table-cell>
            </table:table-row>
            <table:table-row>
              <table:table-cell office:value-type="float" office:value="0.0833333333333334">
                <text:p>0.0833333333333334</text:p>
              </table:table-cell>
              <table:table-cell office:value-type="float" office:value="1">
                <text:p>1</text:p>
              </table:table-cell>
              <table:table-cell office:value-type="float" office:value="0.135335283236612">
                <text:p>0.135335283236612</text:p>
              </table:table-cell>
              <table:table-cell office:value-type="float" office:value="0.000335462627902509">
                <text:p>0.000335462627902509</text:p>
              </table:table-cell>
            </table:table-row>
            <table:table-row>
              <table:table-cell office:value-type="float" office:value="0.0902777777777778">
                <text:p>0.0902777777777778</text:p>
              </table:table-cell>
              <table:table-cell office:value-type="float" office:value="0.993846173326441">
                <text:p>0.993846173326441</text:p>
              </table:table-cell>
              <table:table-cell office:value-type="float" office:value="0.0956344448325385">
                <text:p>0.0956344448325385</text:p>
              </table:table-cell>
              <table:table-cell office:value-type="float" office:value="0.0000836483472297271">
                <text:p>0.0000836483472297271</text:p>
              </table:table-cell>
            </table:table-row>
            <table:table-row>
              <table:table-cell office:value-type="float" office:value="0.0972222222222223">
                <text:p>0.0972222222222223</text:p>
              </table:table-cell>
              <table:table-cell office:value-type="float" office:value="0.975610980064846">
                <text:p>0.975610980064846</text:p>
              </table:table-cell>
              <table:table-cell office:value-type="float" office:value="0.0657285286165303">
                <text:p>0.0657285286165303</text:p>
              </table:table-cell>
              <table:table-cell office:value-type="float" office:value="0.0000186644691135204">
                <text:p>0.0000186644691135204</text:p>
              </table:table-cell>
            </table:table-row>
            <table:table-row>
              <table:table-cell office:value-type="float" office:value="0.104166666666667">
                <text:p>0.104166666666667</text:p>
              </table:table-cell>
              <table:table-cell office:value-type="float" office:value="0.945959468906765">
                <text:p>0.945959468906765</text:p>
              </table:table-cell>
              <table:table-cell office:value-type="float" office:value="0.0439369336234073">
                <text:p>0.0439369336234073</text:p>
              </table:table-cell>
              <table:table-cell office:value-type="float" office:value="0.00000372665317207864">
                <text:p>0.00000372665317207864</text:p>
              </table:table-cell>
            </table:table-row>
            <table:table-row>
              <table:table-cell office:value-type="float" office:value="0.111111111111111">
                <text:p>0.111111111111111</text:p>
              </table:table-cell>
              <table:table-cell office:value-type="float" office:value="0.905955191109509">
                <text:p>0.905955191109509</text:p>
              </table:table-cell>
              <table:table-cell office:value-type="float" office:value="0.0285655007845503">
                <text:p>0.0285655007845503</text:p>
              </table:table-cell>
              <table:table-cell office:value-type="float" office:value="0.000000665836146985722">
                <text:p>0.000000665836146985722</text:p>
              </table:table-cell>
            </table:table-row>
            <table:table-row>
              <table:table-cell office:value-type="float" office:value="0.118055555555556">
                <text:p>0.118055555555556</text:p>
              </table:table-cell>
              <table:table-cell office:value-type="float" office:value="0.856996891435279">
                <text:p>0.856996891435279</text:p>
              </table:table-cell>
              <table:table-cell office:value-type="float" office:value="0.0180630134197812">
                <text:p>0.0180630134197812</text:p>
              </table:table-cell>
              <table:table-cell office:value-type="float" office:value="0.000000106453714110759">
                <text:p>0.000000106453714110759</text:p>
              </table:table-cell>
            </table:table-row>
            <table:table-row>
              <table:table-cell office:value-type="float" office:value="0.125">
                <text:p>0.125</text:p>
              </table:table-cell>
              <table:table-cell office:value-type="float" office:value="0.800737402916808">
                <text:p>0.800737402916808</text:p>
              </table:table-cell>
              <table:table-cell office:value-type="float" office:value="0.0111089965382423">
                <text:p>0.0111089965382423</text:p>
              </table:table-cell>
              <table:table-cell office:value-type="float" office:value="0.0000000152299797447125">
                <text:p>0.0000000152299797447125</text:p>
              </table:table-cell>
            </table:table-row>
            <table:table-row>
              <table:table-cell office:value-type="float" office:value="0.131944444444444">
                <text:p>0.131944444444444</text:p>
              </table:table-cell>
              <table:table-cell office:value-type="float" office:value="0.738991296280308">
                <text:p>0.738991296280308</text:p>
              </table:table-cell>
              <table:table-cell office:value-type="float" office:value="0.00664501128274139">
                <text:p>0.00664501128274139</text:p>
              </table:table-cell>
              <table:table-cell office:value-type="float" office:value="0.00000000194976778601722">
                <text:p>0.00000000194976778601722</text:p>
              </table:table-cell>
            </table:table-row>
            <table:table-row>
              <table:table-cell office:value-type="float" office:value="0.138888888888889">
                <text:p>0.138888888888889</text:p>
              </table:table-cell>
              <table:table-cell office:value-type="float" office:value="0.673638455344726">
                <text:p>0.673638455344726</text:p>
              </table:table-cell>
              <table:table-cell office:value-type="float" office:value="0.00386592013947279">
                <text:p>0.00386592013947279</text:p>
              </table:table-cell>
              <table:table-cell office:value-type="float" office:value="0.000000000223363143620313">
                <text:p>0.000000000223363143620313</text:p>
              </table:table-cell>
            </table:table-row>
            <table:table-row>
              <table:table-cell office:value-type="float" office:value="0.145833333333333">
                <text:p>0.145833333333333</text:p>
              </table:table-cell>
              <table:table-cell office:value-type="float" office:value="0.606530659712633">
                <text:p>0.606530659712633</text:p>
              </table:table-cell>
              <table:table-cell office:value-type="float" office:value="0.00218749111818288">
                <text:p>0.00218749111818288</text:p>
              </table:table-cell>
              <table:table-cell office:value-type="float" office:value="0.0000000000228973484564552">
                <text:p>0.0000000000228973484564552</text:p>
              </table:table-cell>
            </table:table-row>
            <table:table-row>
              <table:table-cell office:value-type="float" office:value="0.152777777777778">
                <text:p>0.152777777777778</text:p>
              </table:table-cell>
              <table:table-cell office:value-type="float" office:value="0.539407507237626">
                <text:p>0.539407507237626</text:p>
              </table:table-cell>
              <table:table-cell office:value-type="float" office:value="0.0012038599948282">
                <text:p>0.0012038599948282</text:p>
              </table:table-cell>
              <table:table-cell office:value-type="float" office:value="0.00000000000210040929273222">
                <text:p>0.00000000000210040929273222</text:p>
              </table:table-cell>
            </table:table-row>
            <table:table-row>
              <table:table-cell office:value-type="float" office:value="0.159722222222222">
                <text:p>0.159722222222222</text:p>
              </table:table-cell>
              <table:table-cell office:value-type="float" office:value="0.473826726395364">
                <text:p>0.473826726395364</text:p>
              </table:table-cell>
              <table:table-cell office:value-type="float" office:value="0.000644379820568606">
                <text:p>0.000644379820568606</text:p>
              </table:table-cell>
              <table:table-cell office:value-type="float" office:value="0.000000000000172412093903549">
                <text:p>0.000000000000172412093903549</text:p>
              </table:table-cell>
            </table:table-row>
            <table:table-row>
              <table:table-cell office:value-type="float" office:value="0.166666666666667">
                <text:p>0.166666666666667</text:p>
              </table:table-cell>
              <table:table-cell office:value-type="float" office:value="0.411112290507187">
                <text:p>0.411112290507187</text:p>
              </table:table-cell>
              <table:table-cell office:value-type="float" office:value="0.000335462627902509">
                <text:p>0.000335462627902509</text:p>
              </table:table-cell>
              <table:table-cell office:value-type="float" office:value="0.0000000000000126641655490938">
                <text:p>0.0000000000000126641655490938</text:p>
              </table:table-cell>
            </table:table-row>
            <table:table-row>
              <table:table-cell office:value-type="float" office:value="0.173611111111111">
                <text:p>0.173611111111111</text:p>
              </table:table-cell>
              <table:table-cell office:value-type="float" office:value="0.352321954995496">
                <text:p>0.352321954995496</text:p>
              </table:table-cell>
              <table:table-cell office:value-type="float" office:value="0.00016985667656141">
                <text:p>0.00016985667656141</text:p>
              </table:table-cell>
              <table:table-cell office:value-type="float" office:value="8.32396967698099E-016">
                <text:p>8.32396967698099E-016</text:p>
              </table:table-cell>
            </table:table-row>
            <table:table-row>
              <table:table-cell office:value-type="float" office:value="0.180555555555556">
                <text:p>0.180555555555556</text:p>
              </table:table-cell>
              <table:table-cell office:value-type="float" office:value="0.298234096181421">
                <text:p>0.298234096181421</text:p>
              </table:table-cell>
              <table:table-cell office:value-type="float" office:value="0.0000836483472297271">
                <text:p>0.0000836483472297271</text:p>
              </table:table-cell>
              <table:table-cell office:value-type="float" office:value="4.89586526458598E-017">
                <text:p>4.89586526458598E-017</text:p>
              </table:table-cell>
            </table:table-row>
            <table:table-row>
              <table:table-cell office:value-type="float" office:value="0.1875">
                <text:p>0.1875</text:p>
              </table:table-cell>
              <table:table-cell office:value-type="float" office:value="0.249352208777296">
                <text:p>0.249352208777296</text:p>
              </table:table-cell>
              <table:table-cell office:value-type="float" office:value="0.0000400652973929507">
                <text:p>0.0000400652973929507</text:p>
              </table:table-cell>
              <table:table-cell office:value-type="float" office:value="2.57675710915489E-018">
                <text:p>2.57675710915489E-018</text:p>
              </table:table-cell>
            </table:table-row>
            <table:table-row>
              <table:table-cell office:value-type="float" office:value="0.194444444444444">
                <text:p>0.194444444444444</text:p>
              </table:table-cell>
              <table:table-cell office:value-type="float" office:value="0.205924246434198">
                <text:p>0.205924246434198</text:p>
              </table:table-cell>
              <table:table-cell office:value-type="float" office:value="0.0000186644691135204">
                <text:p>0.0000186644691135204</text:p>
              </table:table-cell>
              <table:table-cell office:value-type="float" office:value="1.21356366812575E-019">
                <text:p>1.21356366812575E-019</text:p>
              </table:table-cell>
            </table:table-row>
            <table:table-row>
              <table:table-cell office:value-type="float" office:value="0.201388888888889">
                <text:p>0.201388888888889</text:p>
              </table:table-cell>
              <table:table-cell office:value-type="float" office:value="0.167973236757533">
                <text:p>0.167973236757533</text:p>
              </table:table-cell>
              <table:table-cell office:value-type="float" office:value="0.00000845666596870105">
                <text:p>0.00000845666596870105</text:p>
              </table:table-cell>
              <table:table-cell office:value-type="float" office:value="5.11442373180357E-021">
                <text:p>5.11442373180357E-021</text:p>
              </table:table-cell>
            </table:table-row>
            <table:table-row>
              <table:table-cell office:value-type="float" office:value="0.208333333333333">
                <text:p>0.208333333333333</text:p>
              </table:table-cell>
              <table:table-cell office:value-type="float" office:value="0.135335283236612">
                <text:p>0.135335283236612</text:p>
              </table:table-cell>
              <table:table-cell office:value-type="float" office:value="0.00000372665317207864">
                <text:p>0.00000372665317207864</text:p>
              </table:table-cell>
              <table:table-cell office:value-type="float" office:value="1.92874984796385E-022">
                <text:p>1.92874984796385E-022</text:p>
              </table:table-cell>
            </table:table-row>
            <table:table-row>
              <table:table-cell office:value-type="float" office:value="0.215277777777778">
                <text:p>0.215277777777778</text:p>
              </table:table-cell>
              <table:table-cell office:value-type="float" office:value="0.107701145190032">
                <text:p>0.107701145190032</text:p>
              </table:table-cell>
              <table:table-cell office:value-type="float" office:value="0.0000015972578828343">
                <text:p>0.0000015972578828343</text:p>
              </table:table-cell>
              <table:table-cell office:value-type="float" office:value="6.50878851546763E-024">
                <text:p>6.50878851546763E-024</text:p>
              </table:table-cell>
            </table:table-row>
            <table:table-row>
              <table:table-cell office:value-type="float" office:value="0.222222222222222">
                <text:p>0.222222222222222</text:p>
              </table:table-cell>
              <table:table-cell office:value-type="float" office:value="0.0846579886225298">
                <text:p>0.0846579886225298</text:p>
              </table:table-cell>
              <table:table-cell office:value-type="float" office:value="0.000000665836146985722">
                <text:p>0.000000665836146985722</text:p>
              </table:table-cell>
              <table:table-cell office:value-type="float" office:value="1.96548382416356E-025">
                <text:p>1.96548382416356E-025</text:p>
              </table:table-cell>
            </table:table-row>
            <table:table-row>
              <table:table-cell office:value-type="float" office:value="0.229166666666667">
                <text:p>0.229166666666667</text:p>
              </table:table-cell>
              <table:table-cell office:value-type="float" office:value="0.0657285286165302">
                <text:p>0.0657285286165302</text:p>
              </table:table-cell>
              <table:table-cell office:value-type="float" office:value="0.000000269957850336299">
                <text:p>0.000000269957850336299</text:p>
              </table:table-cell>
              <table:table-cell office:value-type="float" office:value="5.31109224967887E-027">
                <text:p>5.31109224967887E-027</text:p>
              </table:table-cell>
            </table:table-row>
            <table:table-row>
              <table:table-cell office:value-type="float" office:value="0.236111111111111">
                <text:p>0.236111111111111</text:p>
              </table:table-cell>
              <table:table-cell office:value-type="float" office:value="0.0504055333627535">
                <text:p>0.0504055333627535</text:p>
              </table:table-cell>
              <table:table-cell office:value-type="float" office:value="0.000000106453714110759">
                <text:p>0.000000106453714110759</text:p>
              </table:table-cell>
              <table:table-cell office:value-type="float" office:value="1.28423136726755E-028">
                <text:p>1.28423136726755E-028</text:p>
              </table:table-cell>
            </table:table-row>
            <table:table-row>
              <table:table-cell office:value-type="float" office:value="0.243055555555556">
                <text:p>0.243055555555556</text:p>
              </table:table-cell>
              <table:table-cell office:value-type="float" office:value="0.0381804338005356">
                <text:p>0.0381804338005356</text:p>
              </table:table-cell>
              <table:table-cell office:value-type="float" office:value="0.0000000408283604114245">
                <text:p>0.0000000408283604114245</text:p>
              </table:table-cell>
              <table:table-cell office:value-type="float" office:value="2.77873901831691E-030">
                <text:p>2.77873901831691E-030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0285655007845503">
                <text:p>0.0285655007845503</text:p>
              </table:table-cell>
              <table:table-cell office:value-type="float" office:value="0.0000000152299797447125">
                <text:p>0.0000000152299797447125</text:p>
              </table:table-cell>
              <table:table-cell office:value-type="float" office:value="5.38018616002091E-032">
                <text:p>5.38018616002091E-032</text:p>
              </table:table-cell>
            </table:table-row>
            <table:table-row>
              <table:table-cell office:value-type="float" office:value="0.256944444444444">
                <text:p>0.256944444444444</text:p>
              </table:table-cell>
              <table:table-cell office:value-type="float" office:value="0.021109656453671">
                <text:p>0.021109656453671</text:p>
              </table:table-cell>
              <table:table-cell office:value-type="float" office:value="0.00000000552551772036667">
                <text:p>0.00000000552551772036667</text:p>
              </table:table-cell>
              <table:table-cell office:value-type="float" office:value="9.32163093339864E-034">
                <text:p>9.32163093339864E-034</text:p>
              </table:table-cell>
            </table:table-row>
            <table:table-row>
              <table:table-cell office:value-type="float" office:value="0.263888888888889">
                <text:p>0.263888888888889</text:p>
              </table:table-cell>
              <table:table-cell office:value-type="float" office:value="0.0154084455711888">
                <text:p>0.0154084455711888</text:p>
              </table:table-cell>
              <table:table-cell office:value-type="float" office:value="0.00000000194976778601722">
                <text:p>0.00000000194976778601722</text:p>
              </table:table-cell>
              <table:table-cell office:value-type="float" office:value="1.4452120129541E-035">
                <text:p>1.4452120129541E-035</text:p>
              </table:table-cell>
            </table:table-row>
            <table:table-row>
              <table:table-cell office:value-type="float" office:value="0.270833333333333">
                <text:p>0.270833333333333</text:p>
              </table:table-cell>
              <table:table-cell office:value-type="float" office:value="0.0111089965382423">
                <text:p>0.0111089965382423</text:p>
              </table:table-cell>
              <table:table-cell office:value-type="float" office:value="0.000000000669158609129278">
                <text:p>0.000000000669158609129278</text:p>
              </table:table-cell>
              <table:table-cell office:value-type="float" office:value="2.00500878196165E-037">
                <text:p>2.00500878196165E-037</text:p>
              </table:table-cell>
            </table:table-row>
            <table:table-row>
              <table:table-cell office:value-type="float" office:value="0.277777777777778">
                <text:p>0.277777777777778</text:p>
              </table:table-cell>
              <table:table-cell office:value-type="float" office:value="0.00791095973393026">
                <text:p>0.00791095973393026</text:p>
              </table:table-cell>
              <table:table-cell office:value-type="float" office:value="0.000000000223363143620317">
                <text:p>0.000000000223363143620317</text:p>
              </table:table-cell>
              <table:table-cell office:value-type="float" office:value="2.48912125332758E-039">
                <text:p>2.48912125332758E-039</text:p>
              </table:table-cell>
            </table:table-row>
            <table:table-row>
              <table:table-cell office:value-type="float" office:value="0.284722222222222">
                <text:p>0.284722222222222</text:p>
              </table:table-cell>
              <table:table-cell office:value-type="float" office:value="0.00556444502779389">
                <text:p>0.00556444502779389</text:p>
              </table:table-cell>
              <table:table-cell office:value-type="float" office:value="0.0000000000725153956932537">
                <text:p>0.0000000000725153956932537</text:p>
              </table:table-cell>
              <table:table-cell office:value-type="float" office:value="2.76516393864819E-041">
                <text:p>2.76516393864819E-041</text:p>
              </table:table-cell>
            </table:table-row>
            <table:table-row>
              <table:table-cell office:value-type="float" office:value="0.291666666666667">
                <text:p>0.291666666666667</text:p>
              </table:table-cell>
              <table:table-cell office:value-type="float" office:value="0.00386592013947282">
                <text:p>0.00386592013947282</text:p>
              </table:table-cell>
              <table:table-cell office:value-type="float" office:value="0.0000000000228973484564558">
                <text:p>0.0000000000228973484564558</text:p>
              </table:table-cell>
              <table:table-cell office:value-type="float" office:value="2.74878500791033E-043">
                <text:p>2.74878500791033E-043</text:p>
              </table:table-cell>
            </table:table-row>
            <table:table-row>
              <table:table-cell office:value-type="float" office:value="0.298611111111111">
                <text:p>0.298611111111111</text:p>
              </table:table-cell>
              <table:table-cell office:value-type="float" office:value="0.00265290830964494">
                <text:p>0.00265290830964494</text:p>
              </table:table-cell>
              <table:table-cell office:value-type="float" office:value="0.00000000000703196062084088">
                <text:p>0.00000000000703196062084088</text:p>
              </table:table-cell>
              <table:table-cell office:value-type="float" office:value="2.44515120245569E-045">
                <text:p>2.44515120245569E-045</text:p>
              </table:table-cell>
            </table:table-row>
            <table:table-row>
              <table:table-cell office:value-type="float" office:value="0.305555555555555">
                <text:p>0.305555555555555</text:p>
              </table:table-cell>
              <table:table-cell office:value-type="float" office:value="0.0017981666618476">
                <text:p>0.0017981666618476</text:p>
              </table:table-cell>
              <table:table-cell office:value-type="float" office:value="0.0000000000021004092927323">
                <text:p>0.0000000000021004092927323</text:p>
              </table:table-cell>
              <table:table-cell office:value-type="float" office:value="1.94632662731447E-047">
                <text:p>1.94632662731447E-047</text:p>
              </table:table-cell>
            </table:table-row>
            <table:table-row>
              <table:table-cell office:value-type="float" office:value="0.3125">
                <text:p>0.3125</text:p>
              </table:table-cell>
              <table:table-cell office:value-type="float" office:value="0.00120385999482821">
                <text:p>0.00120385999482821</text:p>
              </table:table-cell>
              <table:table-cell office:value-type="float" office:value="0.000000000000610193667760548">
                <text:p>0.000000000000610193667760548</text:p>
              </table:table-cell>
              <table:table-cell office:value-type="float" office:value="1.38634329364131E-049">
                <text:p>1.38634329364131E-049</text:p>
              </table:table-cell>
            </table:table-row>
            <table:table-row>
              <table:table-cell office:value-type="float" office:value="0.319444444444444">
                <text:p>0.319444444444444</text:p>
              </table:table-cell>
              <table:table-cell office:value-type="float" office:value="0.000796086691495738">
                <text:p>0.000796086691495738</text:p>
              </table:table-cell>
              <table:table-cell office:value-type="float" office:value="0.000000000000172412093903557">
                <text:p>0.000000000000172412093903557</text:p>
              </table:table-cell>
              <table:table-cell office:value-type="float" office:value="8.83630921749348E-052">
                <text:p>8.83630921749348E-052</text:p>
              </table:table-cell>
            </table:table-row>
            <table:table-row>
              <table:table-cell office:value-type="float" office:value="0.326388888888889">
                <text:p>0.326388888888889</text:p>
              </table:table-cell>
              <table:table-cell office:value-type="float" office:value="0.000519975743255861">
                <text:p>0.000519975743255861</text:p>
              </table:table-cell>
              <table:table-cell office:value-type="float" office:value="0.000000000000047380977962883">
                <text:p>0.000000000000047380977962883</text:p>
              </table:table-cell>
              <table:table-cell office:value-type="float" office:value="5.03983225835197E-054">
                <text:p>5.03983225835197E-054</text:p>
              </table:table-cell>
            </table:table-row>
            <table:table-row>
              <table:table-cell office:value-type="float" office:value="0.333333333333333">
                <text:p>0.333333333333333</text:p>
              </table:table-cell>
              <table:table-cell office:value-type="float" office:value="0.000335462627902517">
                <text:p>0.000335462627902517</text:p>
              </table:table-cell>
              <table:table-cell office:value-type="float" office:value="0.0000000000000126641655490947">
                <text:p>0.0000000000000126641655490947</text:p>
              </table:table-cell>
              <table:table-cell office:value-type="float" office:value="2.57220937264285E-056">
                <text:p>2.57220937264285E-056</text:p>
              </table:table-cell>
            </table:table-row>
            <table:table-row>
              <table:table-cell office:value-type="float" office:value="0.340277777777777">
                <text:p>0.340277777777777</text:p>
              </table:table-cell>
              <table:table-cell office:value-type="float" office:value="0.000213768418818095">
                <text:p>0.000213768418818095</text:p>
              </table:table-cell>
              <table:table-cell office:value-type="float" office:value="3.29219387117266E-015">
                <text:p>3.29219387117266E-015</text:p>
              </table:table-cell>
              <table:table-cell office:value-type="float" office:value="1.17473959853369E-058">
                <text:p>1.17473959853369E-058</text:p>
              </table:table-cell>
            </table:table-row>
            <table:table-row>
              <table:table-cell office:value-type="float" office:value="0.347222222222222">
                <text:p>0.347222222222222</text:p>
              </table:table-cell>
              <table:table-cell office:value-type="float" office:value="0.000134549251080342">
                <text:p>0.000134549251080342</text:p>
              </table:table-cell>
              <table:table-cell office:value-type="float" office:value="8.32396967698164E-016">
                <text:p>8.32396967698164E-016</text:p>
              </table:table-cell>
              <table:table-cell office:value-type="float" office:value="4.80089223892036E-061">
                <text:p>4.80089223892036E-061</text:p>
              </table:table-cell>
            </table:table-row>
            <table:table-row>
              <table:table-cell office:value-type="float" office:value="0.354166666666666">
                <text:p>0.354166666666666</text:p>
              </table:table-cell>
              <table:table-cell office:value-type="float" office:value="0.0000836483472297293">
                <text:p>0.0000836483472297293</text:p>
              </table:table-cell>
              <table:table-cell office:value-type="float" office:value="2.04697171316432E-016">
                <text:p>2.04697171316432E-016</text:p>
              </table:table-cell>
              <table:table-cell office:value-type="float" office:value="1.75568809785523E-063">
                <text:p>1.75568809785523E-063</text:p>
              </table:table-cell>
            </table:table-row>
            <table:table-row>
              <table:table-cell office:value-type="float" office:value="0.361111111111111">
                <text:p>0.361111111111111</text:p>
              </table:table-cell>
              <table:table-cell office:value-type="float" office:value="0.0000513655311897607">
                <text:p>0.0000513655311897607</text:p>
              </table:table-cell>
              <table:table-cell office:value-type="float" office:value="4.89586526458643E-017">
                <text:p>4.89586526458643E-017</text:p>
              </table:table-cell>
              <table:table-cell office:value-type="float" office:value="5.74536771523211E-066">
                <text:p>5.74536771523211E-066</text:p>
              </table:table-cell>
            </table:table-row>
            <table:table-row>
              <table:table-cell office:value-type="float" office:value="0.368055555555555">
                <text:p>0.368055555555555</text:p>
              </table:table-cell>
              <table:table-cell office:value-type="float" office:value="0.0000311547695190154">
                <text:p>0.0000311547695190154</text:p>
              </table:table-cell>
              <table:table-cell office:value-type="float" office:value="1.13889408651831E-017">
                <text:p>1.13889408651831E-017</text:p>
              </table:table-cell>
              <table:table-cell office:value-type="float" office:value="1.68241585271328E-068">
                <text:p>1.68241585271328E-068</text:p>
              </table:table-cell>
            </table:table-row>
            <table:table-row>
              <table:table-cell office:value-type="float" office:value="0.375">
                <text:p>0.375</text:p>
              </table:table-cell>
              <table:table-cell office:value-type="float" office:value="0.0000186644691135211">
                <text:p>0.0000186644691135211</text:p>
              </table:table-cell>
              <table:table-cell office:value-type="float" office:value="2.57675710915518E-018">
                <text:p>2.57675710915518E-018</text:p>
              </table:table-cell>
              <table:table-cell office:value-type="float" office:value="4.40853133146461E-071">
                <text:p>4.40853133146461E-071</text:p>
              </table:table-cell>
            </table:table-row>
            <table:table-row>
              <table:table-cell office:value-type="float" office:value="0.381944444444444">
                <text:p>0.381944444444444</text:p>
              </table:table-cell>
              <table:table-cell office:value-type="float" office:value="0.0000110444750897766">
                <text:p>0.0000110444750897766</text:p>
              </table:table-cell>
              <table:table-cell office:value-type="float" office:value="5.67021977492441E-019">
                <text:p>5.67021977492441E-019</text:p>
              </table:table-cell>
              <table:table-cell office:value-type="float" office:value="1.03371202656767E-073">
                <text:p>1.03371202656767E-073</text:p>
              </table:table-cell>
            </table:table-row>
            <table:table-row>
              <table:table-cell office:value-type="float" office:value="0.388888888888888">
                <text:p>0.388888888888888</text:p>
              </table:table-cell>
              <table:table-cell office:value-type="float" office:value="0.00000645524690663289">
                <text:p>0.00000645524690663289</text:p>
              </table:table-cell>
              <table:table-cell office:value-type="float" office:value="1.21356366812591E-019">
                <text:p>1.21356366812591E-019</text:p>
              </table:table-cell>
              <table:table-cell office:value-type="float" office:value="2.16895361313605E-076">
                <text:p>2.16895361313605E-076</text:p>
              </table:table-cell>
            </table:table-row>
            <table:table-row>
              <table:table-cell office:value-type="float" office:value="0.395833333333333">
                <text:p>0.395833333333333</text:p>
              </table:table-cell>
              <table:table-cell office:value-type="float" office:value="0.0000037266531720788">
                <text:p>0.0000037266531720788</text:p>
              </table:table-cell>
              <table:table-cell office:value-type="float" office:value="2.52616378092594E-020">
                <text:p>2.52616378092594E-020</text:p>
              </table:table-cell>
              <table:table-cell office:value-type="float" office:value="4.0723586257628E-079">
                <text:p>4.0723586257628E-079</text:p>
              </table:table-cell>
            </table:table-row>
            <table:table-row>
              <table:table-cell office:value-type="float" office:value="0.402777777777777">
                <text:p>0.402777777777777</text:p>
              </table:table-cell>
              <table:table-cell office:value-type="float" office:value="0.00000212502201623223">
                <text:p>0.00000212502201623223</text:p>
              </table:table-cell>
              <table:table-cell office:value-type="float" office:value="5.11442373180426E-021">
                <text:p>5.11442373180426E-021</text:p>
              </table:table-cell>
              <table:table-cell office:value-type="float" office:value="6.84205918402036E-082">
                <text:p>6.84205918402036E-082</text:p>
              </table:table-cell>
            </table:table-row>
            <table:table-row>
              <table:table-cell office:value-type="float" office:value="0.409722222222222">
                <text:p>0.409722222222222</text:p>
              </table:table-cell>
              <table:table-cell office:value-type="float" office:value="0.00000119686793300258">
                <text:p>0.00000119686793300258</text:p>
              </table:table-cell>
              <table:table-cell office:value-type="float" office:value="1.00708974473367E-021">
                <text:p>1.00708974473367E-021</text:p>
              </table:table-cell>
              <table:table-cell office:value-type="float" office:value="1.02866199379287E-084">
                <text:p>1.02866199379287E-084</text:p>
              </table:table-cell>
            </table:table-row>
            <table:table-row>
              <table:table-cell office:value-type="float" office:value="0.416666666666666">
                <text:p>0.416666666666666</text:p>
              </table:table-cell>
              <table:table-cell office:value-type="float" office:value="0.00000066583614698576">
                <text:p>0.00000066583614698576</text:p>
              </table:table-cell>
              <table:table-cell office:value-type="float" office:value="1.92874984796415E-022">
                <text:p>1.92874984796415E-022</text:p>
              </table:table-cell>
              <table:table-cell office:value-type="float" office:value="1.38389652673741E-087">
                <text:p>1.38389652673741E-0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111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568cm" svg:height="15.369cm" xlink:href=".." xlink:type="simple" chart:class="chart:line" chart:column-mapping="0 2 1" chart:style-name="ch1">
        <chart:legend chart:legend-position="end" svg:x="29.139cm" svg:y="6.887cm" style:legend-expansion="high" chart:style-name="ch2"/>
        <chart:plot-area chart:style-name="ch3" table:cell-range-address="pracownik.B7:pracownik.C67 pracownik.B6:pracownik.C6 pracownik.G6:pracownik.G67 pracownik.E6:pracownik.E67" chart:data-source-has-labels="both" svg:x="0.631cm" svg:y="0.307cm" svg:width="27.877cm" svg:height="14.755cm">
          <chartooo:coordinate-region svg:x="1.358cm" svg:y="0.307cm" svg:width="26.996cm" svg:height="13.425cm"/>
          <chart:axis chart:dimension="x" chart:name="primary-x" chart:style-name="ch4" chartooo:axis-type="auto">
            <chartooo:date-scale/>
            <chart:categories table:cell-range-address="pracownik.B7:pracownik.B6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acownik.C7:pracownik.C67" chart:label-cell-address="pracownik.C6:pracownik.C6" chart:class="chart:line">
            <chart:data-point chart:repeated="61"/>
          </chart:series>
          <chart:series chart:style-name="ch8" chart:values-cell-range-address="pracownik.G7:pracownik.G67" chart:label-cell-address="pracownik.G6:pracownik.G6" chart:class="chart:line">
            <chart:data-point chart:repeated="61"/>
          </chart:series>
          <chart:series chart:style-name="ch9" chart:values-cell-range-address="pracownik.E7:pracownik.E67" chart:label-cell-address="pracownik.E6:pracownik.E6" chart:class="chart:line">
            <chart:data-point chart:repeated="6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uka</text:p>
                <draw:g>
                  <svg:desc>pracownik.C6:pracownik.C6</svg:desc>
                </draw:g>
              </table:table-cell>
              <table:table-cell office:value-type="string">
                <text:p>Kultura</text:p>
                <draw:g>
                  <svg:desc>pracownik.G6:pracownik.G6</svg:desc>
                </draw:g>
              </table:table-cell>
              <table:table-cell office:value-type="string">
                <text:p>Praca</text:p>
                <draw:g>
                  <svg:desc>pracownik.E6:pracownik.E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pracownik.B7:pracownik.B67</svg:desc>
                </draw:g>
              </table:table-cell>
              <table:table-cell office:value-type="float" office:value="1">
                <text:p>1</text:p>
                <draw:g>
                  <svg:desc>pracownik.C7:pracownik.C67</svg:desc>
                </draw:g>
              </table:table-cell>
              <table:table-cell office:value-type="float" office:value="1">
                <text:p>1</text:p>
                <draw:g>
                  <svg:desc>pracownik.G7:pracownik.G67</svg:desc>
                </draw:g>
              </table:table-cell>
              <table:table-cell office:value-type="float" office:value="0.0000000152299797447126">
                <text:p>0.0000000152299797447126</text:p>
                <draw:g>
                  <svg:desc>pracownik.E7:pracownik.E67</svg:desc>
                </draw:g>
              </table:table-cell>
            </table:table-row>
            <table:table-row>
              <table:table-cell office:value-type="float" office:value="0.00694444444444444">
                <text:p>0.00694444444444444</text:p>
              </table:table-cell>
              <table:table-cell office:value-type="float" office:value="0.856996891435279">
                <text:p>0.856996891435279</text:p>
              </table:table-cell>
              <table:table-cell office:value-type="float" office:value="0.706648277857716">
                <text:p>0.706648277857716</text:p>
              </table:table-cell>
              <table:table-cell office:value-type="float" office:value="0.0000000408283604114249">
                <text:p>0.0000000408283604114249</text:p>
              </table:table-cell>
            </table:table-row>
            <table:table-row>
              <table:table-cell office:value-type="float" office:value="0.0138888888888889">
                <text:p>0.0138888888888889</text:p>
              </table:table-cell>
              <table:table-cell office:value-type="float" office:value="0.539407507237627">
                <text:p>0.539407507237627</text:p>
              </table:table-cell>
              <table:table-cell office:value-type="float" office:value="0.249352208777296">
                <text:p>0.249352208777296</text:p>
              </table:table-cell>
              <table:table-cell office:value-type="float" office:value="0.00000010645371411076">
                <text:p>0.00000010645371411076</text:p>
              </table:table-cell>
            </table:table-row>
            <table:table-row>
              <table:table-cell office:value-type="float" office:value="0.0208333333333333">
                <text:p>0.0208333333333333</text:p>
              </table:table-cell>
              <table:table-cell office:value-type="float" office:value="0.249352208777296">
                <text:p>0.249352208777296</text:p>
              </table:table-cell>
              <table:table-cell office:value-type="float" office:value="0.0439369336234074">
                <text:p>0.0439369336234074</text:p>
              </table:table-cell>
              <table:table-cell office:value-type="float" office:value="0.000000269957850336301">
                <text:p>0.000000269957850336301</text:p>
              </table:table-cell>
            </table:table-row>
            <table:table-row>
              <table:table-cell office:value-type="float" office:value="0.0277777777777778">
                <text:p>0.0277777777777778</text:p>
              </table:table-cell>
              <table:table-cell office:value-type="float" office:value="0.08465798862253">
                <text:p>0.08465798862253</text:p>
              </table:table-cell>
              <table:table-cell office:value-type="float" office:value="0.00386592013947281">
                <text:p>0.00386592013947281</text:p>
              </table:table-cell>
              <table:table-cell office:value-type="float" office:value="0.000000665836146985732">
                <text:p>0.000000665836146985732</text:p>
              </table:table-cell>
            </table:table-row>
            <table:table-row>
              <table:table-cell office:value-type="float" office:value="0.0347222222222222">
                <text:p>0.0347222222222222</text:p>
              </table:table-cell>
              <table:table-cell office:value-type="float" office:value="0.0211096564536711">
                <text:p>0.0211096564536711</text:p>
              </table:table-cell>
              <table:table-cell office:value-type="float" office:value="0.00016985667656141">
                <text:p>0.00016985667656141</text:p>
              </table:table-cell>
              <table:table-cell office:value-type="float" office:value="0.00000159725788283431">
                <text:p>0.00000159725788283431</text:p>
              </table:table-cell>
            </table:table-row>
            <table:table-row>
              <table:table-cell office:value-type="float" office:value="0.0416666666666667">
                <text:p>0.0416666666666667</text:p>
              </table:table-cell>
              <table:table-cell office:value-type="float" office:value="0.00386592013947281">
                <text:p>0.00386592013947281</text:p>
              </table:table-cell>
              <table:table-cell office:value-type="float" office:value="0.00000372665317207865">
                <text:p>0.00000372665317207865</text:p>
              </table:table-cell>
              <table:table-cell office:value-type="float" office:value="0.00000372665317207867">
                <text:p>0.00000372665317207867</text:p>
              </table:table-cell>
            </table:table-row>
            <table:table-row>
              <table:table-cell office:value-type="float" office:value="0.0486111111111111">
                <text:p>0.0486111111111111</text:p>
              </table:table-cell>
              <table:table-cell office:value-type="float" office:value="0.000519975743255855">
                <text:p>0.000519975743255855</text:p>
              </table:table-cell>
              <table:table-cell office:value-type="float" office:value="0.0000000408283604114249">
                <text:p>0.0000000408283604114249</text:p>
              </table:table-cell>
              <table:table-cell office:value-type="float" office:value="0.00000845666596870108">
                <text:p>0.00000845666596870108</text:p>
              </table:table-cell>
            </table:table-row>
            <table:table-row>
              <table:table-cell office:value-type="float" office:value="0.0555555555555556">
                <text:p>0.0555555555555556</text:p>
              </table:table-cell>
              <table:table-cell office:value-type="float" office:value="0.0000513655311897594">
                <text:p>0.0000513655311897594</text:p>
              </table:table-cell>
              <table:table-cell office:value-type="float" office:value="0.000000000223363143620315">
                <text:p>0.000000000223363143620315</text:p>
              </table:table-cell>
              <table:table-cell office:value-type="float" office:value="0.0000186644691135206">
                <text:p>0.0000186644691135206</text:p>
              </table:table-cell>
            </table:table-row>
            <table:table-row>
              <table:table-cell office:value-type="float" office:value="0.0625">
                <text:p>0.0625</text:p>
              </table:table-cell>
              <table:table-cell office:value-type="float" office:value="0.00000372665317207867">
                <text:p>0.00000372665317207867</text:p>
              </table:table-cell>
              <table:table-cell office:value-type="float" office:value="0.000000000000610193667760524">
                <text:p>0.000000000000610193667760524</text:p>
              </table:table-cell>
              <table:table-cell office:value-type="float" office:value="0.0000400652973929511">
                <text:p>0.0000400652973929511</text:p>
              </table:table-cell>
            </table:table-row>
            <table:table-row>
              <table:table-cell office:value-type="float" office:value="0.0694444444444445">
                <text:p>0.0694444444444445</text:p>
              </table:table-cell>
              <table:table-cell office:value-type="float" office:value="0.000000198575041501209">
                <text:p>0.000000198575041501209</text:p>
              </table:table-cell>
              <table:table-cell office:value-type="float" office:value="8.32396967698099E-016">
                <text:p>8.32396967698099E-016</text:p>
              </table:table-cell>
              <table:table-cell office:value-type="float" office:value="0.0000836483472297276">
                <text:p>0.0000836483472297276</text:p>
              </table:table-cell>
            </table:table-row>
            <table:table-row>
              <table:table-cell office:value-type="float" office:value="0.0763888888888889">
                <text:p>0.0763888888888889</text:p>
              </table:table-cell>
              <table:table-cell office:value-type="float" office:value="0.00000000777121350763357">
                <text:p>0.00000000777121350763357</text:p>
              </table:table-cell>
              <table:table-cell office:value-type="float" office:value="5.67021977492376E-019">
                <text:p>5.67021977492376E-019</text:p>
              </table:table-cell>
              <table:table-cell office:value-type="float" office:value="0.00016985667656141">
                <text:p>0.00016985667656141</text:p>
              </table:table-cell>
            </table:table-row>
            <table:table-row>
              <table:table-cell office:value-type="float" office:value="0.0833333333333334">
                <text:p>0.0833333333333334</text:p>
              </table:table-cell>
              <table:table-cell office:value-type="float" office:value="0.000000000223363143620316">
                <text:p>0.000000000223363143620316</text:p>
              </table:table-cell>
              <table:table-cell office:value-type="float" office:value="1.92874984796385E-022">
                <text:p>1.92874984796385E-022</text:p>
              </table:table-cell>
              <table:table-cell office:value-type="float" office:value="0.000335462627902513">
                <text:p>0.000335462627902513</text:p>
              </table:table-cell>
            </table:table-row>
            <table:table-row>
              <table:table-cell office:value-type="float" office:value="0.0902777777777778">
                <text:p>0.0902777777777778</text:p>
              </table:table-cell>
              <table:table-cell office:value-type="float" office:value="0.00000000000471511922623684">
                <text:p>0.00000000000471511922623684</text:p>
              </table:table-cell>
              <table:table-cell office:value-type="float" office:value="3.27611039093463E-026">
                <text:p>3.27611039093463E-026</text:p>
              </table:table-cell>
              <table:table-cell office:value-type="float" office:value="0.000644379820568609">
                <text:p>0.000644379820568609</text:p>
              </table:table-cell>
            </table:table-row>
            <table:table-row>
              <table:table-cell office:value-type="float" office:value="0.0972222222222223">
                <text:p>0.0972222222222223</text:p>
              </table:table-cell>
              <table:table-cell office:value-type="float" office:value="0.0000000000000731025181854502">
                <text:p>0.0000000000000731025181854502</text:p>
              </table:table-cell>
              <table:table-cell office:value-type="float" office:value="2.77873901831699E-030">
                <text:p>2.77873901831699E-030</text:p>
              </table:table-cell>
              <table:table-cell office:value-type="float" office:value="0.00120385999482821">
                <text:p>0.00120385999482821</text:p>
              </table:table-cell>
            </table:table-row>
            <table:table-row>
              <table:table-cell office:value-type="float" office:value="0.104166666666667">
                <text:p>0.104166666666667</text:p>
              </table:table-cell>
              <table:table-cell office:value-type="float" office:value="8.32396967698111E-016">
                <text:p>8.32396967698111E-016</text:p>
              </table:table-cell>
              <table:table-cell office:value-type="float" office:value="1.17691094392162E-034">
                <text:p>1.17691094392162E-034</text:p>
              </table:table-cell>
              <table:table-cell office:value-type="float" office:value="0.00218749111818289">
                <text:p>0.00218749111818289</text:p>
              </table:table-cell>
            </table:table-row>
            <table:table-row>
              <table:table-cell office:value-type="float" office:value="0.111111111111111">
                <text:p>0.111111111111111</text:p>
              </table:table-cell>
              <table:table-cell office:value-type="float" office:value="6.96124845783898E-018">
                <text:p>6.96124845783898E-018</text:p>
              </table:table-cell>
              <table:table-cell office:value-type="float" office:value="2.48912125332741E-039">
                <text:p>2.48912125332741E-039</text:p>
              </table:table-cell>
              <table:table-cell office:value-type="float" office:value="0.00386592013947282">
                <text:p>0.00386592013947282</text:p>
              </table:table-cell>
            </table:table-row>
            <table:table-row>
              <table:table-cell office:value-type="float" office:value="0.118055555555556">
                <text:p>0.118055555555556</text:p>
              </table:table-cell>
              <table:table-cell office:value-type="float" office:value="4.27565124065578E-020">
                <text:p>4.27565124065578E-020</text:p>
              </table:table-cell>
              <table:table-cell office:value-type="float" office:value="2.62878528195482E-044">
                <text:p>2.62878528195482E-044</text:p>
              </table:table-cell>
              <table:table-cell office:value-type="float" office:value="0.00664501128274142">
                <text:p>0.00664501128274142</text:p>
              </table:table-cell>
            </table:table-row>
            <table:table-row>
              <table:table-cell office:value-type="float" office:value="0.125">
                <text:p>0.125</text:p>
              </table:table-cell>
              <table:table-cell office:value-type="float" office:value="1.92874984796392E-022">
                <text:p>1.92874984796392E-022</text:p>
              </table:table-cell>
              <table:table-cell office:value-type="float" office:value="1.38634329364109E-049">
                <text:p>1.38634329364109E-049</text:p>
              </table:table-cell>
              <table:table-cell office:value-type="float" office:value="0.0111089965382423">
                <text:p>0.0111089965382423</text:p>
              </table:table-cell>
            </table:table-row>
            <table:table-row>
              <table:table-cell office:value-type="float" office:value="0.131944444444444">
                <text:p>0.131944444444444</text:p>
              </table:table-cell>
              <table:table-cell office:value-type="float" office:value="6.39010552055041E-025">
                <text:p>6.39010552055041E-025</text:p>
              </table:table-cell>
              <table:table-cell office:value-type="float" office:value="3.65084224288322E-055">
                <text:p>3.65084224288322E-055</text:p>
              </table:table-cell>
              <table:table-cell office:value-type="float" office:value="0.0180630134197813">
                <text:p>0.0180630134197813</text:p>
              </table:table-cell>
            </table:table-row>
            <table:table-row>
              <table:table-cell office:value-type="float" office:value="0.138888888888889">
                <text:p>0.138888888888889</text:p>
              </table:table-cell>
              <table:table-cell office:value-type="float" office:value="1.55488633906497E-027">
                <text:p>1.55488633906497E-027</text:p>
              </table:table-cell>
              <table:table-cell office:value-type="float" office:value="4.80089223891885E-061">
                <text:p>4.80089223891885E-061</text:p>
              </table:table-cell>
              <table:table-cell office:value-type="float" office:value="0.0285655007845504">
                <text:p>0.0285655007845504</text:p>
              </table:table-cell>
            </table:table-row>
            <table:table-row>
              <table:table-cell office:value-type="float" office:value="0.145833333333333">
                <text:p>0.145833333333333</text:p>
              </table:table-cell>
              <table:table-cell office:value-type="float" office:value="2.77873901831703E-030">
                <text:p>2.77873901831703E-030</text:p>
              </table:table-cell>
              <table:table-cell office:value-type="float" office:value="3.15251715514485E-067">
                <text:p>3.15251715514485E-067</text:p>
              </table:table-cell>
              <table:table-cell office:value-type="float" office:value="0.0439369336234075">
                <text:p>0.0439369336234075</text:p>
              </table:table-cell>
            </table:table-row>
            <table:table-row>
              <table:table-cell office:value-type="float" office:value="0.152777777777778">
                <text:p>0.152777777777778</text:p>
              </table:table-cell>
              <table:table-cell office:value-type="float" office:value="3.64716460115995E-033">
                <text:p>3.64716460115995E-033</text:p>
              </table:table-cell>
              <table:table-cell office:value-type="float" office:value="1.0337120265672E-073">
                <text:p>1.0337120265672E-073</text:p>
              </table:table-cell>
              <table:table-cell office:value-type="float" office:value="0.0657285286165306">
                <text:p>0.0657285286165306</text:p>
              </table:table-cell>
            </table:table-row>
            <table:table-row>
              <table:table-cell office:value-type="float" office:value="0.159722222222222">
                <text:p>0.159722222222222</text:p>
              </table:table-cell>
              <table:table-cell office:value-type="float" office:value="3.51577814327517E-036">
                <text:p>3.51577814327517E-036</text:p>
              </table:table-cell>
              <table:table-cell office:value-type="float" office:value="1.69257643191782E-080">
                <text:p>1.69257643191782E-080</text:p>
              </table:table-cell>
              <table:table-cell office:value-type="float" office:value="0.0956344448325388">
                <text:p>0.0956344448325388</text:p>
              </table:table-cell>
            </table:table-row>
            <table:table-row>
              <table:table-cell office:value-type="float" office:value="0.166666666666667">
                <text:p>0.166666666666667</text:p>
              </table:table-cell>
              <table:table-cell office:value-type="float" office:value="2.48912125332751E-039">
                <text:p>2.48912125332751E-039</text:p>
              </table:table-cell>
              <table:table-cell office:value-type="float" office:value="1.38389652673654E-087">
                <text:p>1.38389652673654E-087</text:p>
              </table:table-cell>
              <table:table-cell office:value-type="float" office:value="0.135335283236613">
                <text:p>0.135335283236613</text:p>
              </table:table-cell>
            </table:table-row>
            <table:table-row>
              <table:table-cell office:value-type="float" office:value="0.173611111111111">
                <text:p>0.173611111111111</text:p>
              </table:table-cell>
              <table:table-cell office:value-type="float" office:value="1.29428267375293E-042">
                <text:p>1.29428267375293E-042</text:p>
              </table:table-cell>
              <table:table-cell office:value-type="float" office:value="5.65022261657206E-095">
                <text:p>5.65022261657206E-095</text:p>
              </table:table-cell>
              <table:table-cell office:value-type="float" office:value="0.186270463697701">
                <text:p>0.186270463697701</text:p>
              </table:table-cell>
            </table:table-row>
            <table:table-row>
              <table:table-cell office:value-type="float" office:value="0.180555555555556">
                <text:p>0.180555555555556</text:p>
              </table:table-cell>
              <table:table-cell office:value-type="float" office:value="4.94277356181045E-046">
                <text:p>4.94277356181045E-046</text:p>
              </table:table-cell>
              <table:table-cell office:value-type="float" office:value="1.15195127246341E-102">
                <text:p>1.15195127246341E-102</text:p>
              </table:table-cell>
              <table:table-cell office:value-type="float" office:value="0.249352208777297">
                <text:p>0.249352208777297</text:p>
              </table:table-cell>
            </table:table-row>
            <table:table-row>
              <table:table-cell office:value-type="float" office:value="0.1875">
                <text:p>0.1875</text:p>
              </table:table-cell>
              <table:table-cell office:value-type="float" office:value="1.38634329364113E-049">
                <text:p>1.38634329364113E-049</text:p>
              </table:table-cell>
              <table:table-cell office:value-type="float" office:value="1.17276033328466E-110">
                <text:p>1.17276033328466E-110</text:p>
              </table:table-cell>
              <table:table-cell office:value-type="float" office:value="0.32465246735835">
                <text:p>0.32465246735835</text:p>
              </table:table-cell>
            </table:table-row>
            <table:table-row>
              <table:table-cell office:value-type="float" office:value="0.194444444444444">
                <text:p>0.194444444444444</text:p>
              </table:table-cell>
              <table:table-cell office:value-type="float" office:value="2.85581026285747E-053">
                <text:p>2.85581026285747E-053</text:p>
              </table:table-cell>
              <table:table-cell office:value-type="float" office:value="5.96198717463818E-119">
                <text:p>5.96198717463818E-119</text:p>
              </table:table-cell>
              <table:table-cell office:value-type="float" office:value="0.411112290507188">
                <text:p>0.411112290507188</text:p>
              </table:table-cell>
            </table:table-row>
            <table:table-row>
              <table:table-cell office:value-type="float" office:value="0.201388888888889">
                <text:p>0.201388888888889</text:p>
              </table:table-cell>
              <table:table-cell office:value-type="float" office:value="4.32062333940787E-057">
                <text:p>4.32062333940787E-057</text:p>
              </table:table-cell>
              <table:table-cell office:value-type="float" office:value="1.51348951431926E-127">
                <text:p>1.51348951431926E-127</text:p>
              </table:table-cell>
              <table:table-cell office:value-type="float" office:value="0.506335616648101">
                <text:p>0.506335616648101</text:p>
              </table:table-cell>
            </table:table-row>
            <table:table-row>
              <table:table-cell office:value-type="float" office:value="0.208333333333333">
                <text:p>0.208333333333333</text:p>
              </table:table-cell>
              <table:table-cell office:value-type="float" office:value="4.80089223891913E-061">
                <text:p>4.80089223891913E-061</text:p>
              </table:table-cell>
              <table:table-cell office:value-type="float" office:value="1.91855566893446E-136">
                <text:p>1.91855566893446E-136</text:p>
              </table:table-cell>
              <table:table-cell office:value-type="float" office:value="0.606530659712634">
                <text:p>0.606530659712634</text:p>
              </table:table-cell>
            </table:table-row>
            <table:table-row>
              <table:table-cell office:value-type="float" office:value="0.215277777777778">
                <text:p>0.215277777777778</text:p>
              </table:table-cell>
              <table:table-cell office:value-type="float" office:value="3.91792394956891E-065">
                <text:p>3.91792394956891E-065</text:p>
              </table:table-cell>
              <table:table-cell office:value-type="float" office:value="1.21443983409245E-145">
                <text:p>1.21443983409245E-145</text:p>
              </table:table-cell>
              <table:table-cell office:value-type="float" office:value="0.706648277857717">
                <text:p>0.706648277857717</text:p>
              </table:table-cell>
            </table:table-row>
            <table:table-row>
              <table:table-cell office:value-type="float" office:value="0.222222222222222">
                <text:p>0.222222222222222</text:p>
              </table:table-cell>
              <table:table-cell office:value-type="float" office:value="2.34827275153413E-069">
                <text:p>2.34827275153413E-069</text:p>
              </table:table-cell>
              <table:table-cell office:value-type="float" office:value="3.83870034896283E-155">
                <text:p>3.83870034896283E-155</text:p>
              </table:table-cell>
              <table:table-cell office:value-type="float" office:value="0.800737402916809">
                <text:p>0.800737402916809</text:p>
              </table:table-cell>
            </table:table-row>
            <table:table-row>
              <table:table-cell office:value-type="float" office:value="0.229166666666667">
                <text:p>0.229166666666667</text:p>
              </table:table-cell>
              <table:table-cell office:value-type="float" office:value="1.03371202656726E-073">
                <text:p>1.03371202656726E-073</text:p>
              </table:table-cell>
              <table:table-cell office:value-type="float" office:value="6.05897318325496E-165">
                <text:p>6.05897318325496E-165</text:p>
              </table:table-cell>
              <table:table-cell office:value-type="float" office:value="0.882496902584596">
                <text:p>0.882496902584596</text:p>
              </table:table-cell>
            </table:table-row>
            <table:table-row>
              <table:table-cell office:value-type="float" office:value="0.236111111111111">
                <text:p>0.236111111111111</text:p>
              </table:table-cell>
              <table:table-cell office:value-type="float" office:value="3.3420203694425E-078">
                <text:p>3.3420203694425E-078</text:p>
              </table:table-cell>
              <table:table-cell office:value-type="float" office:value="4.7755176912364E-175">
                <text:p>4.7755176912364E-175</text:p>
              </table:table-cell>
              <table:table-cell office:value-type="float" office:value="0.945959468906766">
                <text:p>0.945959468906766</text:p>
              </table:table-cell>
            </table:table-row>
            <table:table-row>
              <table:table-cell office:value-type="float" office:value="0.243055555555556">
                <text:p>0.243055555555556</text:p>
              </table:table-cell>
              <table:table-cell office:value-type="float" office:value="7.93555140631226E-083">
                <text:p>7.93555140631226E-083</text:p>
              </table:table-cell>
              <table:table-cell office:value-type="float" office:value="1.87952668467993E-185">
                <text:p>1.87952668467993E-185</text:p>
              </table:table-cell>
              <table:table-cell office:value-type="float" office:value="0.986207116743917">
                <text:p>0.986207116743917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.38389652673674E-087">
                <text:p>1.38389652673674E-087</text:p>
              </table:table-cell>
              <table:table-cell office:value-type="float" office:value="3.69388306848642E-196">
                <text:p>3.69388306848642E-1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256944444444444">
                <text:p>0.256944444444444</text:p>
              </table:table-cell>
              <table:table-cell office:value-type="float" office:value="1.77250970847467E-092">
                <text:p>1.77250970847467E-092</text:p>
              </table:table-cell>
              <table:table-cell office:value-type="float" office:value="3.62513680732117E-207">
                <text:p>3.62513680732117E-207</text:p>
              </table:table-cell>
              <table:table-cell office:value-type="float" office:value="0.986207116743916">
                <text:p>0.986207116743916</text:p>
              </table:table-cell>
            </table:table-row>
            <table:table-row>
              <table:table-cell office:value-type="float" office:value="0.263888888888889">
                <text:p>0.263888888888889</text:p>
              </table:table-cell>
              <table:table-cell office:value-type="float" office:value="1.66737052161005E-097">
                <text:p>1.66737052161005E-097</text:p>
              </table:table-cell>
              <table:table-cell office:value-type="float" office:value="1.77652886362351E-218">
                <text:p>1.77652886362351E-218</text:p>
              </table:table-cell>
              <table:table-cell office:value-type="float" office:value="0.945959468906765">
                <text:p>0.945959468906765</text:p>
              </table:table-cell>
            </table:table-row>
            <table:table-row>
              <table:table-cell office:value-type="float" office:value="0.270833333333333">
                <text:p>0.270833333333333</text:p>
              </table:table-cell>
              <table:table-cell office:value-type="float" office:value="1.15195127246377E-102">
                <text:p>1.15195127246377E-102</text:p>
              </table:table-cell>
              <table:table-cell office:value-type="float" office:value="4.34737140886962E-230">
                <text:p>4.34737140886962E-230</text:p>
              </table:table-cell>
              <table:table-cell office:value-type="float" office:value="0.882496902584596">
                <text:p>0.882496902584596</text:p>
              </table:table-cell>
            </table:table-row>
            <table:table-row>
              <table:table-cell office:value-type="float" office:value="0.277777777777778">
                <text:p>0.277777777777778</text:p>
              </table:table-cell>
              <table:table-cell office:value-type="float" office:value="5.84513561445473E-108">
                <text:p>5.84513561445473E-108</text:p>
              </table:table-cell>
              <table:table-cell office:value-type="float" office:value="5.31236408011458E-242">
                <text:p>5.31236408011458E-242</text:p>
              </table:table-cell>
              <table:table-cell office:value-type="float" office:value="0.800737402916809">
                <text:p>0.800737402916809</text:p>
              </table:table-cell>
            </table:table-row>
            <table:table-row>
              <table:table-cell office:value-type="float" office:value="0.284722222222222">
                <text:p>0.284722222222222</text:p>
              </table:table-cell>
              <table:table-cell office:value-type="float" office:value="2.1782793178839E-113">
                <text:p>2.1782793178839E-113</text:p>
              </table:table-cell>
              <table:table-cell office:value-type="float" office:value="3.24157092252516E-254">
                <text:p>3.24157092252516E-254</text:p>
              </table:table-cell>
              <table:table-cell office:value-type="float" office:value="0.706648277857717">
                <text:p>0.706648277857717</text:p>
              </table:table-cell>
            </table:table-row>
            <table:table-row>
              <table:table-cell office:value-type="float" office:value="0.291666666666667">
                <text:p>0.291666666666667</text:p>
              </table:table-cell>
              <table:table-cell office:value-type="float" office:value="5.96198717464055E-119">
                <text:p>5.96198717464055E-119</text:p>
              </table:table-cell>
              <table:table-cell office:value-type="float" office:value="9.87710872152214E-267">
                <text:p>9.87710872152214E-267</text:p>
              </table:table-cell>
              <table:table-cell office:value-type="float" office:value="0.606530659712635">
                <text:p>0.606530659712635</text:p>
              </table:table-cell>
            </table:table-row>
            <table:table-row>
              <table:table-cell office:value-type="float" office:value="0.298611111111111">
                <text:p>0.298611111111111</text:p>
              </table:table-cell>
              <table:table-cell office:value-type="float" office:value="1.19846953874807E-124">
                <text:p>1.19846953874807E-124</text:p>
              </table:table-cell>
              <table:table-cell office:value-type="float" office:value="1.50283309462416E-279">
                <text:p>1.50283309462416E-279</text:p>
              </table:table-cell>
              <table:table-cell office:value-type="float" office:value="0.506335616648102">
                <text:p>0.506335616648102</text:p>
              </table:table-cell>
            </table:table-row>
            <table:table-row>
              <table:table-cell office:value-type="float" office:value="0.305555555555555">
                <text:p>0.305555555555555</text:p>
              </table:table-cell>
              <table:table-cell office:value-type="float" office:value="1.76938139378417E-130">
                <text:p>1.76938139378417E-130</text:p>
              </table:table-cell>
              <table:table-cell office:value-type="float" office:value="1.14182165728743E-292">
                <text:p>1.14182165728743E-292</text:p>
              </table:table-cell>
              <table:table-cell office:value-type="float" office:value="0.411112290507189">
                <text:p>0.411112290507189</text:p>
              </table:table-cell>
            </table:table-row>
            <table:table-row>
              <table:table-cell office:value-type="float" office:value="0.3125">
                <text:p>0.3125</text:p>
              </table:table-cell>
              <table:table-cell office:value-type="float" office:value="1.91855566893566E-136">
                <text:p>1.91855566893566E-136</text:p>
              </table:table-cell>
              <table:table-cell office:value-type="float" office:value="4.33203953851785E-306">
                <text:p>4.33203953851785E-306</text:p>
              </table:table-cell>
              <table:table-cell office:value-type="float" office:value="0.324652467358352">
                <text:p>0.324652467358352</text:p>
              </table:table-cell>
            </table:table-row>
            <table:table-row>
              <table:table-cell office:value-type="float" office:value="0.319444444444444">
                <text:p>0.319444444444444</text:p>
              </table:table-cell>
              <table:table-cell office:value-type="float" office:value="1.52786804435949E-142">
                <text:p>1.52786804435949E-142</text:p>
              </table:table-cell>
              <table:table-cell office:value-type="float" office:value="8.20701581027668E-320">
                <text:p>8.20701581027668E-320</text:p>
              </table:table-cell>
              <table:table-cell office:value-type="float" office:value="0.249352208777298">
                <text:p>0.249352208777298</text:p>
              </table:table-cell>
            </table:table-row>
            <table:table-row>
              <table:table-cell office:value-type="float" office:value="0.326388888888889">
                <text:p>0.326388888888889</text:p>
              </table:table-cell>
              <table:table-cell office:value-type="float" office:value="8.93625973711681E-149">
                <text:p>8.93625973711681E-149</text:p>
              </table:table-cell>
              <table:table-cell office:value-type="float" office:value="0">
                <text:p>0</text:p>
              </table:table-cell>
              <table:table-cell office:value-type="float" office:value="0.186270463697703">
                <text:p>0.186270463697703</text:p>
              </table:table-cell>
            </table:table-row>
            <table:table-row>
              <table:table-cell office:value-type="float" office:value="0.333333333333333">
                <text:p>0.333333333333333</text:p>
              </table:table-cell>
              <table:table-cell office:value-type="float" office:value="3.8387003489661E-155">
                <text:p>3.8387003489661E-155</text:p>
              </table:table-cell>
              <table:table-cell office:value-type="float" office:value="0">
                <text:p>0</text:p>
              </table:table-cell>
              <table:table-cell office:value-type="float" office:value="0.135335283236614">
                <text:p>0.135335283236614</text:p>
              </table:table-cell>
            </table:table-row>
            <table:table-row>
              <table:table-cell office:value-type="float" office:value="0.340277777777777">
                <text:p>0.340277777777777</text:p>
              </table:table-cell>
              <table:table-cell office:value-type="float" office:value="1.21107526531845E-161">
                <text:p>1.21107526531845E-161</text:p>
              </table:table-cell>
              <table:table-cell office:value-type="float" office:value="0">
                <text:p>0</text:p>
              </table:table-cell>
              <table:table-cell office:value-type="float" office:value="0.0956344448325399">
                <text:p>0.0956344448325399</text:p>
              </table:table-cell>
            </table:table-row>
            <table:table-row>
              <table:table-cell office:value-type="float" office:value="0.347222222222222">
                <text:p>0.347222222222222</text:p>
              </table:table-cell>
              <table:table-cell office:value-type="float" office:value="2.8061866206883E-168">
                <text:p>2.8061866206883E-168</text:p>
              </table:table-cell>
              <table:table-cell office:value-type="float" office:value="0">
                <text:p>0</text:p>
              </table:table-cell>
              <table:table-cell office:value-type="float" office:value="0.0657285286165316">
                <text:p>0.0657285286165316</text:p>
              </table:table-cell>
            </table:table-row>
            <table:table-row>
              <table:table-cell office:value-type="float" office:value="0.354166666666666">
                <text:p>0.354166666666666</text:p>
              </table:table-cell>
              <table:table-cell office:value-type="float" office:value="4.77551769124156E-175">
                <text:p>4.77551769124156E-175</text:p>
              </table:table-cell>
              <table:table-cell office:value-type="float" office:value="0">
                <text:p>0</text:p>
              </table:table-cell>
              <table:table-cell office:value-type="float" office:value="0.0439369336234082">
                <text:p>0.0439369336234082</text:p>
              </table:table-cell>
            </table:table-row>
            <table:table-row>
              <table:table-cell office:value-type="float" office:value="0.361111111111111">
                <text:p>0.361111111111111</text:p>
              </table:table-cell>
              <table:table-cell office:value-type="float" office:value="5.96874273237308E-182">
                <text:p>5.96874273237308E-182</text:p>
              </table:table-cell>
              <table:table-cell office:value-type="float" office:value="0">
                <text:p>0</text:p>
              </table:table-cell>
              <table:table-cell office:value-type="float" office:value="0.028565500784551">
                <text:p>0.028565500784551</text:p>
              </table:table-cell>
            </table:table-row>
            <table:table-row>
              <table:table-cell office:value-type="float" office:value="0.368055555555555">
                <text:p>0.368055555555555</text:p>
              </table:table-cell>
              <table:table-cell office:value-type="float" office:value="5.47903096921278E-189">
                <text:p>5.47903096921278E-189</text:p>
              </table:table-cell>
              <table:table-cell office:value-type="float" office:value="0">
                <text:p>0</text:p>
              </table:table-cell>
              <table:table-cell office:value-type="float" office:value="0.0180630134197817">
                <text:p>0.0180630134197817</text:p>
              </table:table-cell>
            </table:table-row>
            <table:table-row>
              <table:table-cell office:value-type="float" office:value="0.375">
                <text:p>0.375</text:p>
              </table:table-cell>
              <table:table-cell office:value-type="float" office:value="3.69388306849125E-196">
                <text:p>3.69388306849125E-196</text:p>
              </table:table-cell>
              <table:table-cell office:value-type="float" office:value="0">
                <text:p>0</text:p>
              </table:table-cell>
              <table:table-cell office:value-type="float" office:value="0.0111089965382426">
                <text:p>0.0111089965382426</text:p>
              </table:table-cell>
            </table:table-row>
            <table:table-row>
              <table:table-cell office:value-type="float" office:value="0.381944444444444">
                <text:p>0.381944444444444</text:p>
              </table:table-cell>
              <table:table-cell office:value-type="float" office:value="1.82903082634049E-203">
                <text:p>1.82903082634049E-203</text:p>
              </table:table-cell>
              <table:table-cell office:value-type="float" office:value="0">
                <text:p>0</text:p>
              </table:table-cell>
              <table:table-cell office:value-type="float" office:value="0.00664501128274161">
                <text:p>0.00664501128274161</text:p>
              </table:table-cell>
            </table:table-row>
            <table:table-row>
              <table:table-cell office:value-type="float" office:value="0.388888888888888">
                <text:p>0.388888888888888</text:p>
              </table:table-cell>
              <table:table-cell office:value-type="float" office:value="6.65146637444064E-211">
                <text:p>6.65146637444064E-211</text:p>
              </table:table-cell>
              <table:table-cell office:value-type="float" office:value="0">
                <text:p>0</text:p>
              </table:table-cell>
              <table:table-cell office:value-type="float" office:value="0.00386592013947294">
                <text:p>0.00386592013947294</text:p>
              </table:table-cell>
            </table:table-row>
            <table:table-row>
              <table:table-cell office:value-type="float" office:value="0.395833333333333">
                <text:p>0.395833333333333</text:p>
              </table:table-cell>
              <table:table-cell office:value-type="float" office:value="1.77652886362593E-218">
                <text:p>1.77652886362593E-218</text:p>
              </table:table-cell>
              <table:table-cell office:value-type="float" office:value="0">
                <text:p>0</text:p>
              </table:table-cell>
              <table:table-cell office:value-type="float" office:value="0.00218749111818297">
                <text:p>0.00218749111818297</text:p>
              </table:table-cell>
            </table:table-row>
            <table:table-row>
              <table:table-cell office:value-type="float" office:value="0.402777777777777">
                <text:p>0.402777777777777</text:p>
              </table:table-cell>
              <table:table-cell office:value-type="float" office:value="3.48486235674455E-226">
                <text:p>3.48486235674455E-226</text:p>
              </table:table-cell>
              <table:table-cell office:value-type="float" office:value="0">
                <text:p>0</text:p>
              </table:table-cell>
              <table:table-cell office:value-type="float" office:value="0.00120385999482825">
                <text:p>0.00120385999482825</text:p>
              </table:table-cell>
            </table:table-row>
            <table:table-row>
              <table:table-cell office:value-type="float" office:value="0.409722222222222">
                <text:p>0.409722222222222</text:p>
              </table:table-cell>
              <table:table-cell office:value-type="float" office:value="5.02062152558311E-234">
                <text:p>5.02062152558311E-234</text:p>
              </table:table-cell>
              <table:table-cell office:value-type="float" office:value="0">
                <text:p>0</text:p>
              </table:table-cell>
              <table:table-cell office:value-type="float" office:value="0.000644379820568638">
                <text:p>0.000644379820568638</text:p>
              </table:table-cell>
            </table:table-row>
            <table:table-row>
              <table:table-cell office:value-type="float" office:value="0.416666666666666">
                <text:p>0.416666666666666</text:p>
              </table:table-cell>
              <table:table-cell office:value-type="float" office:value="5.31236408012243E-242">
                <text:p>5.31236408012243E-242</text:p>
              </table:table-cell>
              <table:table-cell office:value-type="float" office:value="0">
                <text:p>0</text:p>
              </table:table-cell>
              <table:table-cell office:value-type="float" office:value="0.000335462627902529">
                <text:p>0.00033546262790252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111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568cm" svg:height="15.369cm" xlink:href=".." xlink:type="simple" chart:class="chart:line" chart:column-mapping="0 2 1" chart:style-name="ch1">
        <chart:legend chart:legend-position="end" svg:x="29.139cm" svg:y="6.887cm" style:legend-expansion="high" chart:style-name="ch2"/>
        <chart:plot-area chart:style-name="ch3" table:cell-range-address="turysta.B7:turysta.C67 turysta.B6:turysta.C6 turysta.G6:turysta.G67 turysta.E6:turysta.E67" chart:data-source-has-labels="both" svg:x="0.631cm" svg:y="0.307cm" svg:width="27.877cm" svg:height="14.755cm">
          <chartooo:coordinate-region svg:x="1.358cm" svg:y="0.307cm" svg:width="26.996cm" svg:height="13.425cm"/>
          <chart:axis chart:dimension="x" chart:name="primary-x" chart:style-name="ch4" chartooo:axis-type="auto">
            <chartooo:date-scale/>
            <chart:categories table:cell-range-address="turysta.B7:turysta.B6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urysta.C7:turysta.C67" chart:label-cell-address="turysta.C6:turysta.C6" chart:class="chart:line">
            <chart:data-point chart:repeated="61"/>
          </chart:series>
          <chart:series chart:style-name="ch8" chart:values-cell-range-address="turysta.G7:turysta.G67" chart:label-cell-address="turysta.G6:turysta.G6" chart:class="chart:line">
            <chart:data-point chart:repeated="61"/>
          </chart:series>
          <chart:series chart:style-name="ch9" chart:values-cell-range-address="turysta.E7:turysta.E67" chart:label-cell-address="turysta.E6:turysta.E6" chart:class="chart:line">
            <chart:data-point chart:repeated="6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uka</text:p>
                <draw:g>
                  <svg:desc>turysta.C6:turysta.C6</svg:desc>
                </draw:g>
              </table:table-cell>
              <table:table-cell office:value-type="string">
                <text:p>Kultura</text:p>
                <draw:g>
                  <svg:desc>turysta.G6:turysta.G6</svg:desc>
                </draw:g>
              </table:table-cell>
              <table:table-cell office:value-type="string">
                <text:p>Praca</text:p>
                <draw:g>
                  <svg:desc>turysta.E6:turysta.E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turysta.B7:turysta.B67</svg:desc>
                </draw:g>
              </table:table-cell>
              <table:table-cell office:value-type="float" office:value="1">
                <text:p>1</text:p>
                <draw:g>
                  <svg:desc>turysta.C7:turysta.C67</svg:desc>
                </draw:g>
              </table:table-cell>
              <table:table-cell office:value-type="float" office:value="0.606530659712633">
                <text:p>0.606530659712633</text:p>
                <draw:g>
                  <svg:desc>turysta.G7:turysta.G67</svg:desc>
                </draw:g>
              </table:table-cell>
              <table:table-cell office:value-type="float" office:value="1">
                <text:p>1</text:p>
                <draw:g>
                  <svg:desc>turysta.E7:turysta.E67</svg:desc>
                </draw:g>
              </table:table-cell>
            </table:table-row>
            <table:table-row>
              <table:table-cell office:value-type="float" office:value="0.00694444444444444">
                <text:p>0.00694444444444444</text:p>
              </table:table-cell>
              <table:table-cell office:value-type="float" office:value="0.856996891435279">
                <text:p>0.856996891435279</text:p>
              </table:table-cell>
              <table:table-cell office:value-type="float" office:value="0.706648277857716">
                <text:p>0.706648277857716</text:p>
              </table:table-cell>
              <table:table-cell office:value-type="float" office:value="0.945959468906765">
                <text:p>0.945959468906765</text:p>
              </table:table-cell>
            </table:table-row>
            <table:table-row>
              <table:table-cell office:value-type="float" office:value="0.0138888888888889">
                <text:p>0.0138888888888889</text:p>
              </table:table-cell>
              <table:table-cell office:value-type="float" office:value="0.539407507237627">
                <text:p>0.539407507237627</text:p>
              </table:table-cell>
              <table:table-cell office:value-type="float" office:value="0.800737402916808">
                <text:p>0.800737402916808</text:p>
              </table:table-cell>
              <table:table-cell office:value-type="float" office:value="0.800737402916808">
                <text:p>0.800737402916808</text:p>
              </table:table-cell>
            </table:table-row>
            <table:table-row>
              <table:table-cell office:value-type="float" office:value="0.0208333333333333">
                <text:p>0.0208333333333333</text:p>
              </table:table-cell>
              <table:table-cell office:value-type="float" office:value="0.249352208777296">
                <text:p>0.249352208777296</text:p>
              </table:table-cell>
              <table:table-cell office:value-type="float" office:value="0.882496902584595">
                <text:p>0.882496902584595</text:p>
              </table:table-cell>
              <table:table-cell office:value-type="float" office:value="0.606530659712633">
                <text:p>0.606530659712633</text:p>
              </table:table-cell>
            </table:table-row>
            <table:table-row>
              <table:table-cell office:value-type="float" office:value="0.0277777777777778">
                <text:p>0.0277777777777778</text:p>
              </table:table-cell>
              <table:table-cell office:value-type="float" office:value="0.08465798862253">
                <text:p>0.08465798862253</text:p>
              </table:table-cell>
              <table:table-cell office:value-type="float" office:value="0.945959468906765">
                <text:p>0.945959468906765</text:p>
              </table:table-cell>
              <table:table-cell office:value-type="float" office:value="0.411112290507187">
                <text:p>0.411112290507187</text:p>
              </table:table-cell>
            </table:table-row>
            <table:table-row>
              <table:table-cell office:value-type="float" office:value="0.0347222222222222">
                <text:p>0.0347222222222222</text:p>
              </table:table-cell>
              <table:table-cell office:value-type="float" office:value="0.0211096564536711">
                <text:p>0.0211096564536711</text:p>
              </table:table-cell>
              <table:table-cell office:value-type="float" office:value="0.986207116743916">
                <text:p>0.986207116743916</text:p>
              </table:table-cell>
              <table:table-cell office:value-type="float" office:value="0.249352208777296">
                <text:p>0.249352208777296</text:p>
              </table:table-cell>
            </table:table-row>
            <table:table-row>
              <table:table-cell office:value-type="float" office:value="0.0416666666666667">
                <text:p>0.0416666666666667</text:p>
              </table:table-cell>
              <table:table-cell office:value-type="float" office:value="0.00386592013947281">
                <text:p>0.00386592013947281</text:p>
              </table:table-cell>
              <table:table-cell office:value-type="float" office:value="1">
                <text:p>1</text:p>
              </table:table-cell>
              <table:table-cell office:value-type="float" office:value="0.135335283236613">
                <text:p>0.135335283236613</text:p>
              </table:table-cell>
            </table:table-row>
            <table:table-row>
              <table:table-cell office:value-type="float" office:value="0.0486111111111111">
                <text:p>0.0486111111111111</text:p>
              </table:table-cell>
              <table:table-cell office:value-type="float" office:value="0.000519975743255855">
                <text:p>0.000519975743255855</text:p>
              </table:table-cell>
              <table:table-cell office:value-type="float" office:value="0.986207116743916">
                <text:p>0.986207116743916</text:p>
              </table:table-cell>
              <table:table-cell office:value-type="float" office:value="0.0657285286165304">
                <text:p>0.0657285286165304</text:p>
              </table:table-cell>
            </table:table-row>
            <table:table-row>
              <table:table-cell office:value-type="float" office:value="0.0555555555555556">
                <text:p>0.0555555555555556</text:p>
              </table:table-cell>
              <table:table-cell office:value-type="float" office:value="0.0000513655311897594">
                <text:p>0.0000513655311897594</text:p>
              </table:table-cell>
              <table:table-cell office:value-type="float" office:value="0.945959468906765">
                <text:p>0.945959468906765</text:p>
              </table:table-cell>
              <table:table-cell office:value-type="float" office:value="0.0285655007845503">
                <text:p>0.0285655007845503</text:p>
              </table:table-cell>
            </table:table-row>
            <table:table-row>
              <table:table-cell office:value-type="float" office:value="0.0625">
                <text:p>0.0625</text:p>
              </table:table-cell>
              <table:table-cell office:value-type="float" office:value="0.00000372665317207867">
                <text:p>0.00000372665317207867</text:p>
              </table:table-cell>
              <table:table-cell office:value-type="float" office:value="0.882496902584595">
                <text:p>0.882496902584595</text:p>
              </table:table-cell>
              <table:table-cell office:value-type="float" office:value="0.0111089965382423">
                <text:p>0.0111089965382423</text:p>
              </table:table-cell>
            </table:table-row>
            <table:table-row>
              <table:table-cell office:value-type="float" office:value="0.0694444444444445">
                <text:p>0.0694444444444445</text:p>
              </table:table-cell>
              <table:table-cell office:value-type="float" office:value="0.000000198575041501209">
                <text:p>0.000000198575041501209</text:p>
              </table:table-cell>
              <table:table-cell office:value-type="float" office:value="0.800737402916808">
                <text:p>0.800737402916808</text:p>
              </table:table-cell>
              <table:table-cell office:value-type="float" office:value="0.00386592013947279">
                <text:p>0.00386592013947279</text:p>
              </table:table-cell>
            </table:table-row>
            <table:table-row>
              <table:table-cell office:value-type="float" office:value="0.0763888888888889">
                <text:p>0.0763888888888889</text:p>
              </table:table-cell>
              <table:table-cell office:value-type="float" office:value="0.00000000777121350763357">
                <text:p>0.00000000777121350763357</text:p>
              </table:table-cell>
              <table:table-cell office:value-type="float" office:value="0.706648277857716">
                <text:p>0.706648277857716</text:p>
              </table:table-cell>
              <table:table-cell office:value-type="float" office:value="0.0012038599948282">
                <text:p>0.0012038599948282</text:p>
              </table:table-cell>
            </table:table-row>
            <table:table-row>
              <table:table-cell office:value-type="float" office:value="0.0833333333333334">
                <text:p>0.0833333333333334</text:p>
              </table:table-cell>
              <table:table-cell office:value-type="float" office:value="0.000000000223363143620316">
                <text:p>0.000000000223363143620316</text:p>
              </table:table-cell>
              <table:table-cell office:value-type="float" office:value="0.606530659712633">
                <text:p>0.606530659712633</text:p>
              </table:table-cell>
              <table:table-cell office:value-type="float" office:value="0.000335462627902509">
                <text:p>0.000335462627902509</text:p>
              </table:table-cell>
            </table:table-row>
            <table:table-row>
              <table:table-cell office:value-type="float" office:value="0.0902777777777778">
                <text:p>0.0902777777777778</text:p>
              </table:table-cell>
              <table:table-cell office:value-type="float" office:value="0.00000000000471511922623684">
                <text:p>0.00000000000471511922623684</text:p>
              </table:table-cell>
              <table:table-cell office:value-type="float" office:value="0.5063356166481">
                <text:p>0.5063356166481</text:p>
              </table:table-cell>
              <table:table-cell office:value-type="float" office:value="0.0000836483472297271">
                <text:p>0.0000836483472297271</text:p>
              </table:table-cell>
            </table:table-row>
            <table:table-row>
              <table:table-cell office:value-type="float" office:value="0.0972222222222223">
                <text:p>0.0972222222222223</text:p>
              </table:table-cell>
              <table:table-cell office:value-type="float" office:value="0.0000000000000731025181854502">
                <text:p>0.0000000000000731025181854502</text:p>
              </table:table-cell>
              <table:table-cell office:value-type="float" office:value="0.411112290507187">
                <text:p>0.411112290507187</text:p>
              </table:table-cell>
              <table:table-cell office:value-type="float" office:value="0.0000186644691135204">
                <text:p>0.0000186644691135204</text:p>
              </table:table-cell>
            </table:table-row>
            <table:table-row>
              <table:table-cell office:value-type="float" office:value="0.104166666666667">
                <text:p>0.104166666666667</text:p>
              </table:table-cell>
              <table:table-cell office:value-type="float" office:value="8.32396967698111E-016">
                <text:p>8.32396967698111E-016</text:p>
              </table:table-cell>
              <table:table-cell office:value-type="float" office:value="0.324652467358349">
                <text:p>0.324652467358349</text:p>
              </table:table-cell>
              <table:table-cell office:value-type="float" office:value="0.00000372665317207864">
                <text:p>0.00000372665317207864</text:p>
              </table:table-cell>
            </table:table-row>
            <table:table-row>
              <table:table-cell office:value-type="float" office:value="0.111111111111111">
                <text:p>0.111111111111111</text:p>
              </table:table-cell>
              <table:table-cell office:value-type="float" office:value="6.96124845783898E-018">
                <text:p>6.96124845783898E-018</text:p>
              </table:table-cell>
              <table:table-cell office:value-type="float" office:value="0.249352208777296">
                <text:p>0.249352208777296</text:p>
              </table:table-cell>
              <table:table-cell office:value-type="float" office:value="0.000000665836146985722">
                <text:p>0.000000665836146985722</text:p>
              </table:table-cell>
            </table:table-row>
            <table:table-row>
              <table:table-cell office:value-type="float" office:value="0.118055555555556">
                <text:p>0.118055555555556</text:p>
              </table:table-cell>
              <table:table-cell office:value-type="float" office:value="4.27565124065578E-020">
                <text:p>4.27565124065578E-020</text:p>
              </table:table-cell>
              <table:table-cell office:value-type="float" office:value="0.186270463697701">
                <text:p>0.186270463697701</text:p>
              </table:table-cell>
              <table:table-cell office:value-type="float" office:value="0.000000106453714110759">
                <text:p>0.000000106453714110759</text:p>
              </table:table-cell>
            </table:table-row>
            <table:table-row>
              <table:table-cell office:value-type="float" office:value="0.125">
                <text:p>0.125</text:p>
              </table:table-cell>
              <table:table-cell office:value-type="float" office:value="1.92874984796392E-022">
                <text:p>1.92874984796392E-022</text:p>
              </table:table-cell>
              <table:table-cell office:value-type="float" office:value="0.135335283236612">
                <text:p>0.135335283236612</text:p>
              </table:table-cell>
              <table:table-cell office:value-type="float" office:value="0.0000000152299797447125">
                <text:p>0.0000000152299797447125</text:p>
              </table:table-cell>
            </table:table-row>
            <table:table-row>
              <table:table-cell office:value-type="float" office:value="0.131944444444444">
                <text:p>0.131944444444444</text:p>
              </table:table-cell>
              <table:table-cell office:value-type="float" office:value="6.39010552055041E-025">
                <text:p>6.39010552055041E-025</text:p>
              </table:table-cell>
              <table:table-cell office:value-type="float" office:value="0.0956344448325383">
                <text:p>0.0956344448325383</text:p>
              </table:table-cell>
              <table:table-cell office:value-type="float" office:value="0.00000000194976778601722">
                <text:p>0.00000000194976778601722</text:p>
              </table:table-cell>
            </table:table-row>
            <table:table-row>
              <table:table-cell office:value-type="float" office:value="0.138888888888889">
                <text:p>0.138888888888889</text:p>
              </table:table-cell>
              <table:table-cell office:value-type="float" office:value="1.55488633906497E-027">
                <text:p>1.55488633906497E-027</text:p>
              </table:table-cell>
              <table:table-cell office:value-type="float" office:value="0.0657285286165303">
                <text:p>0.0657285286165303</text:p>
              </table:table-cell>
              <table:table-cell office:value-type="float" office:value="0.000000000223363143620313">
                <text:p>0.000000000223363143620313</text:p>
              </table:table-cell>
            </table:table-row>
            <table:table-row>
              <table:table-cell office:value-type="float" office:value="0.145833333333333">
                <text:p>0.145833333333333</text:p>
              </table:table-cell>
              <table:table-cell office:value-type="float" office:value="2.77873901831703E-030">
                <text:p>2.77873901831703E-030</text:p>
              </table:table-cell>
              <table:table-cell office:value-type="float" office:value="0.0439369336234073">
                <text:p>0.0439369336234073</text:p>
              </table:table-cell>
              <table:table-cell office:value-type="float" office:value="0.0000000000228973484564552">
                <text:p>0.0000000000228973484564552</text:p>
              </table:table-cell>
            </table:table-row>
            <table:table-row>
              <table:table-cell office:value-type="float" office:value="0.152777777777778">
                <text:p>0.152777777777778</text:p>
              </table:table-cell>
              <table:table-cell office:value-type="float" office:value="3.64716460115995E-033">
                <text:p>3.64716460115995E-033</text:p>
              </table:table-cell>
              <table:table-cell office:value-type="float" office:value="0.0285655007845503">
                <text:p>0.0285655007845503</text:p>
              </table:table-cell>
              <table:table-cell office:value-type="float" office:value="0.00000000000210040929273222">
                <text:p>0.00000000000210040929273222</text:p>
              </table:table-cell>
            </table:table-row>
            <table:table-row>
              <table:table-cell office:value-type="float" office:value="0.159722222222222">
                <text:p>0.159722222222222</text:p>
              </table:table-cell>
              <table:table-cell office:value-type="float" office:value="3.51577814327517E-036">
                <text:p>3.51577814327517E-036</text:p>
              </table:table-cell>
              <table:table-cell office:value-type="float" office:value="0.0180630134197812">
                <text:p>0.0180630134197812</text:p>
              </table:table-cell>
              <table:table-cell office:value-type="float" office:value="0.000000000000172412093903549">
                <text:p>0.000000000000172412093903549</text:p>
              </table:table-cell>
            </table:table-row>
            <table:table-row>
              <table:table-cell office:value-type="float" office:value="0.166666666666667">
                <text:p>0.166666666666667</text:p>
              </table:table-cell>
              <table:table-cell office:value-type="float" office:value="2.48912125332751E-039">
                <text:p>2.48912125332751E-039</text:p>
              </table:table-cell>
              <table:table-cell office:value-type="float" office:value="0.0111089965382423">
                <text:p>0.0111089965382423</text:p>
              </table:table-cell>
              <table:table-cell office:value-type="float" office:value="0.0000000000000126641655490938">
                <text:p>0.0000000000000126641655490938</text:p>
              </table:table-cell>
            </table:table-row>
            <table:table-row>
              <table:table-cell office:value-type="float" office:value="0.173611111111111">
                <text:p>0.173611111111111</text:p>
              </table:table-cell>
              <table:table-cell office:value-type="float" office:value="1.29428267375293E-042">
                <text:p>1.29428267375293E-042</text:p>
              </table:table-cell>
              <table:table-cell office:value-type="float" office:value="0.00664501128274137">
                <text:p>0.00664501128274137</text:p>
              </table:table-cell>
              <table:table-cell office:value-type="float" office:value="8.32396967698099E-016">
                <text:p>8.32396967698099E-016</text:p>
              </table:table-cell>
            </table:table-row>
            <table:table-row>
              <table:table-cell office:value-type="float" office:value="0.180555555555556">
                <text:p>0.180555555555556</text:p>
              </table:table-cell>
              <table:table-cell office:value-type="float" office:value="4.94277356181045E-046">
                <text:p>4.94277356181045E-046</text:p>
              </table:table-cell>
              <table:table-cell office:value-type="float" office:value="0.00386592013947279">
                <text:p>0.00386592013947279</text:p>
              </table:table-cell>
              <table:table-cell office:value-type="float" office:value="4.89586526458598E-017">
                <text:p>4.89586526458598E-017</text:p>
              </table:table-cell>
            </table:table-row>
            <table:table-row>
              <table:table-cell office:value-type="float" office:value="0.1875">
                <text:p>0.1875</text:p>
              </table:table-cell>
              <table:table-cell office:value-type="float" office:value="1.38634329364113E-049">
                <text:p>1.38634329364113E-049</text:p>
              </table:table-cell>
              <table:table-cell office:value-type="float" office:value="0.00218749111818287">
                <text:p>0.00218749111818287</text:p>
              </table:table-cell>
              <table:table-cell office:value-type="float" office:value="2.57675710915489E-018">
                <text:p>2.57675710915489E-018</text:p>
              </table:table-cell>
            </table:table-row>
            <table:table-row>
              <table:table-cell office:value-type="float" office:value="0.194444444444444">
                <text:p>0.194444444444444</text:p>
              </table:table-cell>
              <table:table-cell office:value-type="float" office:value="2.85581026285747E-053">
                <text:p>2.85581026285747E-053</text:p>
              </table:table-cell>
              <table:table-cell office:value-type="float" office:value="0.0012038599948282">
                <text:p>0.0012038599948282</text:p>
              </table:table-cell>
              <table:table-cell office:value-type="float" office:value="1.21356366812575E-019">
                <text:p>1.21356366812575E-019</text:p>
              </table:table-cell>
            </table:table-row>
            <table:table-row>
              <table:table-cell office:value-type="float" office:value="0.201388888888889">
                <text:p>0.201388888888889</text:p>
              </table:table-cell>
              <table:table-cell office:value-type="float" office:value="4.32062333940787E-057">
                <text:p>4.32062333940787E-057</text:p>
              </table:table-cell>
              <table:table-cell office:value-type="float" office:value="0.000644379820568604">
                <text:p>0.000644379820568604</text:p>
              </table:table-cell>
              <table:table-cell office:value-type="float" office:value="5.11442373180357E-021">
                <text:p>5.11442373180357E-021</text:p>
              </table:table-cell>
            </table:table-row>
            <table:table-row>
              <table:table-cell office:value-type="float" office:value="0.208333333333333">
                <text:p>0.208333333333333</text:p>
              </table:table-cell>
              <table:table-cell office:value-type="float" office:value="4.80089223891913E-061">
                <text:p>4.80089223891913E-061</text:p>
              </table:table-cell>
              <table:table-cell office:value-type="float" office:value="0.000335462627902509">
                <text:p>0.000335462627902509</text:p>
              </table:table-cell>
              <table:table-cell office:value-type="float" office:value="1.92874984796385E-022">
                <text:p>1.92874984796385E-022</text:p>
              </table:table-cell>
            </table:table-row>
            <table:table-row>
              <table:table-cell office:value-type="float" office:value="0.215277777777778">
                <text:p>0.215277777777778</text:p>
              </table:table-cell>
              <table:table-cell office:value-type="float" office:value="3.91792394956891E-065">
                <text:p>3.91792394956891E-065</text:p>
              </table:table-cell>
              <table:table-cell office:value-type="float" office:value="0.000169856676561409">
                <text:p>0.000169856676561409</text:p>
              </table:table-cell>
              <table:table-cell office:value-type="float" office:value="6.50878851546763E-024">
                <text:p>6.50878851546763E-024</text:p>
              </table:table-cell>
            </table:table-row>
            <table:table-row>
              <table:table-cell office:value-type="float" office:value="0.222222222222222">
                <text:p>0.222222222222222</text:p>
              </table:table-cell>
              <table:table-cell office:value-type="float" office:value="2.34827275153413E-069">
                <text:p>2.34827275153413E-069</text:p>
              </table:table-cell>
              <table:table-cell office:value-type="float" office:value="0.0000836483472297266">
                <text:p>0.0000836483472297266</text:p>
              </table:table-cell>
              <table:table-cell office:value-type="float" office:value="1.96548382416356E-025">
                <text:p>1.96548382416356E-025</text:p>
              </table:table-cell>
            </table:table-row>
            <table:table-row>
              <table:table-cell office:value-type="float" office:value="0.229166666666667">
                <text:p>0.229166666666667</text:p>
              </table:table-cell>
              <table:table-cell office:value-type="float" office:value="1.03371202656726E-073">
                <text:p>1.03371202656726E-073</text:p>
              </table:table-cell>
              <table:table-cell office:value-type="float" office:value="0.0000400652973929506">
                <text:p>0.0000400652973929506</text:p>
              </table:table-cell>
              <table:table-cell office:value-type="float" office:value="5.31109224967887E-027">
                <text:p>5.31109224967887E-027</text:p>
              </table:table-cell>
            </table:table-row>
            <table:table-row>
              <table:table-cell office:value-type="float" office:value="0.236111111111111">
                <text:p>0.236111111111111</text:p>
              </table:table-cell>
              <table:table-cell office:value-type="float" office:value="3.3420203694425E-078">
                <text:p>3.3420203694425E-078</text:p>
              </table:table-cell>
              <table:table-cell office:value-type="float" office:value="0.0000186644691135204">
                <text:p>0.0000186644691135204</text:p>
              </table:table-cell>
              <table:table-cell office:value-type="float" office:value="1.28423136726755E-028">
                <text:p>1.28423136726755E-028</text:p>
              </table:table-cell>
            </table:table-row>
            <table:table-row>
              <table:table-cell office:value-type="float" office:value="0.243055555555556">
                <text:p>0.243055555555556</text:p>
              </table:table-cell>
              <table:table-cell office:value-type="float" office:value="7.93555140631226E-083">
                <text:p>7.93555140631226E-083</text:p>
              </table:table-cell>
              <table:table-cell office:value-type="float" office:value="0.000008456665968701">
                <text:p>0.000008456665968701</text:p>
              </table:table-cell>
              <table:table-cell office:value-type="float" office:value="2.77873901831691E-030">
                <text:p>2.77873901831691E-030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.38389652673674E-087">
                <text:p>1.38389652673674E-087</text:p>
              </table:table-cell>
              <table:table-cell office:value-type="float" office:value="0.00000372665317207864">
                <text:p>0.00000372665317207864</text:p>
              </table:table-cell>
              <table:table-cell office:value-type="float" office:value="5.38018616002091E-032">
                <text:p>5.38018616002091E-032</text:p>
              </table:table-cell>
            </table:table-row>
            <table:table-row>
              <table:table-cell office:value-type="float" office:value="0.256944444444444">
                <text:p>0.256944444444444</text:p>
              </table:table-cell>
              <table:table-cell office:value-type="float" office:value="1.77250970847467E-092">
                <text:p>1.77250970847467E-092</text:p>
              </table:table-cell>
              <table:table-cell office:value-type="float" office:value="0.00000159725788283431">
                <text:p>0.00000159725788283431</text:p>
              </table:table-cell>
              <table:table-cell office:value-type="float" office:value="9.32163093339864E-034">
                <text:p>9.32163093339864E-034</text:p>
              </table:table-cell>
            </table:table-row>
            <table:table-row>
              <table:table-cell office:value-type="float" office:value="0.263888888888889">
                <text:p>0.263888888888889</text:p>
              </table:table-cell>
              <table:table-cell office:value-type="float" office:value="1.66737052161005E-097">
                <text:p>1.66737052161005E-097</text:p>
              </table:table-cell>
              <table:table-cell office:value-type="float" office:value="0.000000665836146985729">
                <text:p>0.000000665836146985729</text:p>
              </table:table-cell>
              <table:table-cell office:value-type="float" office:value="1.4452120129541E-035">
                <text:p>1.4452120129541E-035</text:p>
              </table:table-cell>
            </table:table-row>
            <table:table-row>
              <table:table-cell office:value-type="float" office:value="0.270833333333333">
                <text:p>0.270833333333333</text:p>
              </table:table-cell>
              <table:table-cell office:value-type="float" office:value="1.15195127246377E-102">
                <text:p>1.15195127246377E-102</text:p>
              </table:table-cell>
              <table:table-cell office:value-type="float" office:value="0.000000269957850336301">
                <text:p>0.000000269957850336301</text:p>
              </table:table-cell>
              <table:table-cell office:value-type="float" office:value="2.00500878196165E-037">
                <text:p>2.00500878196165E-037</text:p>
              </table:table-cell>
            </table:table-row>
            <table:table-row>
              <table:table-cell office:value-type="float" office:value="0.277777777777778">
                <text:p>0.277777777777778</text:p>
              </table:table-cell>
              <table:table-cell office:value-type="float" office:value="5.84513561445473E-108">
                <text:p>5.84513561445473E-108</text:p>
              </table:table-cell>
              <table:table-cell office:value-type="float" office:value="0.000000106453714110761">
                <text:p>0.000000106453714110761</text:p>
              </table:table-cell>
              <table:table-cell office:value-type="float" office:value="2.48912125332758E-039">
                <text:p>2.48912125332758E-039</text:p>
              </table:table-cell>
            </table:table-row>
            <table:table-row>
              <table:table-cell office:value-type="float" office:value="0.284722222222222">
                <text:p>0.284722222222222</text:p>
              </table:table-cell>
              <table:table-cell office:value-type="float" office:value="2.1782793178839E-113">
                <text:p>2.1782793178839E-113</text:p>
              </table:table-cell>
              <table:table-cell office:value-type="float" office:value="0.0000000408283604114253">
                <text:p>0.0000000408283604114253</text:p>
              </table:table-cell>
              <table:table-cell office:value-type="float" office:value="2.76516393864819E-041">
                <text:p>2.76516393864819E-041</text:p>
              </table:table-cell>
            </table:table-row>
            <table:table-row>
              <table:table-cell office:value-type="float" office:value="0.291666666666667">
                <text:p>0.291666666666667</text:p>
              </table:table-cell>
              <table:table-cell office:value-type="float" office:value="5.96198717464055E-119">
                <text:p>5.96198717464055E-119</text:p>
              </table:table-cell>
              <table:table-cell office:value-type="float" office:value="0.0000000152299797447128">
                <text:p>0.0000000152299797447128</text:p>
              </table:table-cell>
              <table:table-cell office:value-type="float" office:value="2.74878500791033E-043">
                <text:p>2.74878500791033E-043</text:p>
              </table:table-cell>
            </table:table-row>
            <table:table-row>
              <table:table-cell office:value-type="float" office:value="0.298611111111111">
                <text:p>0.298611111111111</text:p>
              </table:table-cell>
              <table:table-cell office:value-type="float" office:value="1.19846953874807E-124">
                <text:p>1.19846953874807E-124</text:p>
              </table:table-cell>
              <table:table-cell office:value-type="float" office:value="0.00000000552551772036683">
                <text:p>0.00000000552551772036683</text:p>
              </table:table-cell>
              <table:table-cell office:value-type="float" office:value="2.44515120245569E-045">
                <text:p>2.44515120245569E-045</text:p>
              </table:table-cell>
            </table:table-row>
            <table:table-row>
              <table:table-cell office:value-type="float" office:value="0.305555555555555">
                <text:p>0.305555555555555</text:p>
              </table:table-cell>
              <table:table-cell office:value-type="float" office:value="1.76938139378417E-130">
                <text:p>1.76938139378417E-130</text:p>
              </table:table-cell>
              <table:table-cell office:value-type="float" office:value="0.00000000194976778601728">
                <text:p>0.00000000194976778601728</text:p>
              </table:table-cell>
              <table:table-cell office:value-type="float" office:value="1.94632662731447E-047">
                <text:p>1.94632662731447E-047</text:p>
              </table:table-cell>
            </table:table-row>
            <table:table-row>
              <table:table-cell office:value-type="float" office:value="0.3125">
                <text:p>0.3125</text:p>
              </table:table-cell>
              <table:table-cell office:value-type="float" office:value="1.91855566893566E-136">
                <text:p>1.91855566893566E-136</text:p>
              </table:table-cell>
              <table:table-cell office:value-type="float" office:value="0.000000000669158609129297">
                <text:p>0.000000000669158609129297</text:p>
              </table:table-cell>
              <table:table-cell office:value-type="float" office:value="1.38634329364131E-049">
                <text:p>1.38634329364131E-049</text:p>
              </table:table-cell>
            </table:table-row>
            <table:table-row>
              <table:table-cell office:value-type="float" office:value="0.319444444444444">
                <text:p>0.319444444444444</text:p>
              </table:table-cell>
              <table:table-cell office:value-type="float" office:value="1.52786804435949E-142">
                <text:p>1.52786804435949E-142</text:p>
              </table:table-cell>
              <table:table-cell office:value-type="float" office:value="0.000000000223363143620324">
                <text:p>0.000000000223363143620324</text:p>
              </table:table-cell>
              <table:table-cell office:value-type="float" office:value="8.83630921749348E-052">
                <text:p>8.83630921749348E-052</text:p>
              </table:table-cell>
            </table:table-row>
            <table:table-row>
              <table:table-cell office:value-type="float" office:value="0.326388888888889">
                <text:p>0.326388888888889</text:p>
              </table:table-cell>
              <table:table-cell office:value-type="float" office:value="8.93625973711681E-149">
                <text:p>8.93625973711681E-149</text:p>
              </table:table-cell>
              <table:table-cell office:value-type="float" office:value="0.0000000000725153956932561">
                <text:p>0.0000000000725153956932561</text:p>
              </table:table-cell>
              <table:table-cell office:value-type="float" office:value="5.03983225835197E-054">
                <text:p>5.03983225835197E-054</text:p>
              </table:table-cell>
            </table:table-row>
            <table:table-row>
              <table:table-cell office:value-type="float" office:value="0.333333333333333">
                <text:p>0.333333333333333</text:p>
              </table:table-cell>
              <table:table-cell office:value-type="float" office:value="3.8387003489661E-155">
                <text:p>3.8387003489661E-155</text:p>
              </table:table-cell>
              <table:table-cell office:value-type="float" office:value="0.0000000000228973484564565">
                <text:p>0.0000000000228973484564565</text:p>
              </table:table-cell>
              <table:table-cell office:value-type="float" office:value="2.57220937264285E-056">
                <text:p>2.57220937264285E-056</text:p>
              </table:table-cell>
            </table:table-row>
            <table:table-row>
              <table:table-cell office:value-type="float" office:value="0.340277777777777">
                <text:p>0.340277777777777</text:p>
              </table:table-cell>
              <table:table-cell office:value-type="float" office:value="1.21107526531845E-161">
                <text:p>1.21107526531845E-161</text:p>
              </table:table-cell>
              <table:table-cell office:value-type="float" office:value="0.0000000000070319606208411">
                <text:p>0.0000000000070319606208411</text:p>
              </table:table-cell>
              <table:table-cell office:value-type="float" office:value="1.17473959853369E-058">
                <text:p>1.17473959853369E-058</text:p>
              </table:table-cell>
            </table:table-row>
            <table:table-row>
              <table:table-cell office:value-type="float" office:value="0.347222222222222">
                <text:p>0.347222222222222</text:p>
              </table:table-cell>
              <table:table-cell office:value-type="float" office:value="2.8061866206883E-168">
                <text:p>2.8061866206883E-168</text:p>
              </table:table-cell>
              <table:table-cell office:value-type="float" office:value="0.00000000000210040929273236">
                <text:p>0.00000000000210040929273236</text:p>
              </table:table-cell>
              <table:table-cell office:value-type="float" office:value="4.80089223892036E-061">
                <text:p>4.80089223892036E-061</text:p>
              </table:table-cell>
            </table:table-row>
            <table:table-row>
              <table:table-cell office:value-type="float" office:value="0.354166666666666">
                <text:p>0.354166666666666</text:p>
              </table:table-cell>
              <table:table-cell office:value-type="float" office:value="4.77551769124156E-175">
                <text:p>4.77551769124156E-175</text:p>
              </table:table-cell>
              <table:table-cell office:value-type="float" office:value="0.000000000000610193667760569">
                <text:p>0.000000000000610193667760569</text:p>
              </table:table-cell>
              <table:table-cell office:value-type="float" office:value="1.75568809785523E-063">
                <text:p>1.75568809785523E-063</text:p>
              </table:table-cell>
            </table:table-row>
            <table:table-row>
              <table:table-cell office:value-type="float" office:value="0.361111111111111">
                <text:p>0.361111111111111</text:p>
              </table:table-cell>
              <table:table-cell office:value-type="float" office:value="5.96874273237308E-182">
                <text:p>5.96874273237308E-182</text:p>
              </table:table-cell>
              <table:table-cell office:value-type="float" office:value="0.000000000000172412093903563">
                <text:p>0.000000000000172412093903563</text:p>
              </table:table-cell>
              <table:table-cell office:value-type="float" office:value="5.74536771523211E-066">
                <text:p>5.74536771523211E-066</text:p>
              </table:table-cell>
            </table:table-row>
            <table:table-row>
              <table:table-cell office:value-type="float" office:value="0.368055555555555">
                <text:p>0.368055555555555</text:p>
              </table:table-cell>
              <table:table-cell office:value-type="float" office:value="5.47903096921278E-189">
                <text:p>5.47903096921278E-189</text:p>
              </table:table-cell>
              <table:table-cell office:value-type="float" office:value="0.0000000000000473809779628847">
                <text:p>0.0000000000000473809779628847</text:p>
              </table:table-cell>
              <table:table-cell office:value-type="float" office:value="1.68241585271328E-068">
                <text:p>1.68241585271328E-068</text:p>
              </table:table-cell>
            </table:table-row>
            <table:table-row>
              <table:table-cell office:value-type="float" office:value="0.375">
                <text:p>0.375</text:p>
              </table:table-cell>
              <table:table-cell office:value-type="float" office:value="3.69388306849125E-196">
                <text:p>3.69388306849125E-196</text:p>
              </table:table-cell>
              <table:table-cell office:value-type="float" office:value="0.0000000000000126641655490952">
                <text:p>0.0000000000000126641655490952</text:p>
              </table:table-cell>
              <table:table-cell office:value-type="float" office:value="4.40853133146461E-071">
                <text:p>4.40853133146461E-071</text:p>
              </table:table-cell>
            </table:table-row>
            <table:table-row>
              <table:table-cell office:value-type="float" office:value="0.381944444444444">
                <text:p>0.381944444444444</text:p>
              </table:table-cell>
              <table:table-cell office:value-type="float" office:value="1.82903082634049E-203">
                <text:p>1.82903082634049E-203</text:p>
              </table:table-cell>
              <table:table-cell office:value-type="float" office:value="3.29219387117275E-015">
                <text:p>3.29219387117275E-015</text:p>
              </table:table-cell>
              <table:table-cell office:value-type="float" office:value="1.03371202656767E-073">
                <text:p>1.03371202656767E-073</text:p>
              </table:table-cell>
            </table:table-row>
            <table:table-row>
              <table:table-cell office:value-type="float" office:value="0.388888888888888">
                <text:p>0.388888888888888</text:p>
              </table:table-cell>
              <table:table-cell office:value-type="float" office:value="6.65146637444064E-211">
                <text:p>6.65146637444064E-211</text:p>
              </table:table-cell>
              <table:table-cell office:value-type="float" office:value="8.32396967698188E-016">
                <text:p>8.32396967698188E-016</text:p>
              </table:table-cell>
              <table:table-cell office:value-type="float" office:value="2.16895361313605E-076">
                <text:p>2.16895361313605E-076</text:p>
              </table:table-cell>
            </table:table-row>
            <table:table-row>
              <table:table-cell office:value-type="float" office:value="0.395833333333333">
                <text:p>0.395833333333333</text:p>
              </table:table-cell>
              <table:table-cell office:value-type="float" office:value="1.77652886362593E-218">
                <text:p>1.77652886362593E-218</text:p>
              </table:table-cell>
              <table:table-cell office:value-type="float" office:value="2.04697171316439E-016">
                <text:p>2.04697171316439E-016</text:p>
              </table:table-cell>
              <table:table-cell office:value-type="float" office:value="4.0723586257628E-079">
                <text:p>4.0723586257628E-079</text:p>
              </table:table-cell>
            </table:table-row>
            <table:table-row>
              <table:table-cell office:value-type="float" office:value="0.402777777777777">
                <text:p>0.402777777777777</text:p>
              </table:table-cell>
              <table:table-cell office:value-type="float" office:value="3.48486235674455E-226">
                <text:p>3.48486235674455E-226</text:p>
              </table:table-cell>
              <table:table-cell office:value-type="float" office:value="4.89586526458657E-017">
                <text:p>4.89586526458657E-017</text:p>
              </table:table-cell>
              <table:table-cell office:value-type="float" office:value="6.84205918402036E-082">
                <text:p>6.84205918402036E-082</text:p>
              </table:table-cell>
            </table:table-row>
            <table:table-row>
              <table:table-cell office:value-type="float" office:value="0.409722222222222">
                <text:p>0.409722222222222</text:p>
              </table:table-cell>
              <table:table-cell office:value-type="float" office:value="5.02062152558311E-234">
                <text:p>5.02062152558311E-234</text:p>
              </table:table-cell>
              <table:table-cell office:value-type="float" office:value="1.13889408651835E-017">
                <text:p>1.13889408651835E-017</text:p>
              </table:table-cell>
              <table:table-cell office:value-type="float" office:value="1.02866199379287E-084">
                <text:p>1.02866199379287E-084</text:p>
              </table:table-cell>
            </table:table-row>
            <table:table-row>
              <table:table-cell office:value-type="float" office:value="0.416666666666666">
                <text:p>0.416666666666666</text:p>
              </table:table-cell>
              <table:table-cell office:value-type="float" office:value="5.31236408012243E-242">
                <text:p>5.31236408012243E-242</text:p>
              </table:table-cell>
              <table:table-cell office:value-type="float" office:value="2.57675710915527E-018">
                <text:p>2.57675710915527E-018</text:p>
              </table:table-cell>
              <table:table-cell office:value-type="float" office:value="1.38389652673741E-087">
                <text:p>1.38389652673741E-08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111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568cm" svg:height="15.369cm" xlink:href=".." xlink:type="simple" chart:class="chart:line" chart:column-mapping="0 2 1" chart:style-name="ch1">
        <chart:legend chart:legend-position="end" svg:x="29.139cm" svg:y="6.887cm" style:legend-expansion="high" chart:style-name="ch2"/>
        <chart:plot-area chart:style-name="ch3" table:cell-range-address="lokals.B7:lokals.C67 lokals.B6:lokals.C6 lokals.G6:lokals.G67 lokals.E6:lokals.E67" chart:data-source-has-labels="both" svg:x="0.631cm" svg:y="0.307cm" svg:width="27.877cm" svg:height="14.755cm">
          <chartooo:coordinate-region svg:x="1.358cm" svg:y="0.307cm" svg:width="26.996cm" svg:height="13.425cm"/>
          <chart:axis chart:dimension="x" chart:name="primary-x" chart:style-name="ch4" chartooo:axis-type="auto">
            <chartooo:date-scale/>
            <chart:categories table:cell-range-address="lokals.B7:lokals.B6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kals.C7:lokals.C67" chart:label-cell-address="lokals.C6:lokals.C6" chart:class="chart:line">
            <chart:data-point chart:repeated="61"/>
          </chart:series>
          <chart:series chart:style-name="ch8" chart:values-cell-range-address="lokals.G7:lokals.G67" chart:label-cell-address="lokals.G6:lokals.G6" chart:class="chart:line">
            <chart:data-point chart:repeated="61"/>
          </chart:series>
          <chart:series chart:style-name="ch9" chart:values-cell-range-address="lokals.E7:lokals.E67" chart:label-cell-address="lokals.E6:lokals.E6" chart:class="chart:line">
            <chart:data-point chart:repeated="6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uka</text:p>
                <draw:g>
                  <svg:desc>lokals.C6:lokals.C6</svg:desc>
                </draw:g>
              </table:table-cell>
              <table:table-cell office:value-type="string">
                <text:p>Kultura</text:p>
                <draw:g>
                  <svg:desc>lokals.G6:lokals.G6</svg:desc>
                </draw:g>
              </table:table-cell>
              <table:table-cell office:value-type="string">
                <text:p>Praca</text:p>
                <draw:g>
                  <svg:desc>lokals.E6:lokals.E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okals.B7:lokals.B67</svg:desc>
                </draw:g>
              </table:table-cell>
              <table:table-cell office:value-type="float" office:value="0.360447788597821">
                <text:p>0.360447788597821</text:p>
                <draw:g>
                  <svg:desc>lokals.C7:lokals.C67</svg:desc>
                </draw:g>
              </table:table-cell>
              <table:table-cell office:value-type="float" office:value="0.706648277857716">
                <text:p>0.706648277857716</text:p>
                <draw:g>
                  <svg:desc>lokals.G7:lokals.G67</svg:desc>
                </draw:g>
              </table:table-cell>
              <table:table-cell office:value-type="float" office:value="0.0846579886225299">
                <text:p>0.0846579886225299</text:p>
                <draw:g>
                  <svg:desc>lokals.E7:lokals.E67</svg:desc>
                </draw:g>
              </table:table-cell>
            </table:table-row>
            <table:table-row>
              <table:table-cell office:value-type="float" office:value="0.00694444444444444">
                <text:p>0.00694444444444444</text:p>
              </table:table-cell>
              <table:table-cell office:value-type="float" office:value="0.492324720073205">
                <text:p>0.492324720073205</text:p>
              </table:table-cell>
              <table:table-cell office:value-type="float" office:value="0.785742189758136">
                <text:p>0.785742189758136</text:p>
              </table:table-cell>
              <table:table-cell office:value-type="float" office:value="0.125586571543005">
                <text:p>0.125586571543005</text:p>
              </table:table-cell>
            </table:table-row>
            <table:table-row>
              <table:table-cell office:value-type="float" office:value="0.0138888888888889">
                <text:p>0.0138888888888889</text:p>
              </table:table-cell>
              <table:table-cell office:value-type="float" office:value="0.635390988768804">
                <text:p>0.635390988768804</text:p>
              </table:table-cell>
              <table:table-cell office:value-type="float" office:value="0.856996891435279">
                <text:p>0.856996891435279</text:p>
              </table:table-cell>
              <table:table-cell office:value-type="float" office:value="0.180021743061023">
                <text:p>0.180021743061023</text:p>
              </table:table-cell>
            </table:table-row>
            <table:table-row>
              <table:table-cell office:value-type="float" office:value="0.0208333333333333">
                <text:p>0.0208333333333333</text:p>
              </table:table-cell>
              <table:table-cell office:value-type="float" office:value="0.774837428883249">
                <text:p>0.774837428883249</text:p>
              </table:table-cell>
              <table:table-cell office:value-type="float" office:value="0.916855355732029">
                <text:p>0.916855355732029</text:p>
              </table:table-cell>
              <table:table-cell office:value-type="float" office:value="0.249352208777296">
                <text:p>0.249352208777296</text:p>
              </table:table-cell>
            </table:table-row>
            <table:table-row>
              <table:table-cell office:value-type="float" office:value="0.0277777777777778">
                <text:p>0.0277777777777778</text:p>
              </table:table-cell>
              <table:table-cell office:value-type="float" office:value="0.892812501562233">
                <text:p>0.892812501562233</text:p>
              </table:table-cell>
              <table:table-cell office:value-type="float" office:value="0.962154491713458">
                <text:p>0.962154491713458</text:p>
              </table:table-cell>
              <table:table-cell office:value-type="float" office:value="0.333739780491631">
                <text:p>0.333739780491631</text:p>
              </table:table-cell>
            </table:table-row>
            <table:table-row>
              <table:table-cell office:value-type="float" office:value="0.0347222222222222">
                <text:p>0.0347222222222222</text:p>
              </table:table-cell>
              <table:table-cell office:value-type="float" office:value="0.972053270286608">
                <text:p>0.972053270286608</text:p>
              </table:table-cell>
              <table:table-cell office:value-type="float" office:value="0.990401302697162">
                <text:p>0.990401302697162</text:p>
              </table:table-cell>
              <table:table-cell office:value-type="float" office:value="0.431627624018743">
                <text:p>0.431627624018743</text:p>
              </table:table-cell>
            </table:table-row>
            <table:table-row>
              <table:table-cell office:value-type="float" office:value="0.0416666666666667">
                <text:p>0.04166666666666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539407507237627">
                <text:p>0.539407507237627</text:p>
              </table:table-cell>
            </table:table-row>
            <table:table-row>
              <table:table-cell office:value-type="float" office:value="0.0486111111111111">
                <text:p>0.0486111111111111</text:p>
              </table:table-cell>
              <table:table-cell office:value-type="float" office:value="0.972053270286608">
                <text:p>0.972053270286608</text:p>
              </table:table-cell>
              <table:table-cell office:value-type="float" office:value="0.990401302697162">
                <text:p>0.990401302697162</text:p>
              </table:table-cell>
              <table:table-cell office:value-type="float" office:value="0.651375231630207">
                <text:p>0.651375231630207</text:p>
              </table:table-cell>
            </table:table-row>
            <table:table-row>
              <table:table-cell office:value-type="float" office:value="0.0555555555555556">
                <text:p>0.0555555555555556</text:p>
              </table:table-cell>
              <table:table-cell office:value-type="float" office:value="0.892812501562233">
                <text:p>0.892812501562233</text:p>
              </table:table-cell>
              <table:table-cell office:value-type="float" office:value="0.962154491713458">
                <text:p>0.962154491713458</text:p>
              </table:table-cell>
              <table:table-cell office:value-type="float" office:value="0.760067204607124">
                <text:p>0.760067204607124</text:p>
              </table:table-cell>
            </table:table-row>
            <table:table-row>
              <table:table-cell office:value-type="float" office:value="0.0625">
                <text:p>0.0625</text:p>
              </table:table-cell>
              <table:table-cell office:value-type="float" office:value="0.774837428883249">
                <text:p>0.774837428883249</text:p>
              </table:table-cell>
              <table:table-cell office:value-type="float" office:value="0.916855355732029">
                <text:p>0.916855355732029</text:p>
              </table:table-cell>
              <table:table-cell office:value-type="float" office:value="0.856996891435279">
                <text:p>0.856996891435279</text:p>
              </table:table-cell>
            </table:table-row>
            <table:table-row>
              <table:table-cell office:value-type="float" office:value="0.0694444444444444">
                <text:p>0.0694444444444444</text:p>
              </table:table-cell>
              <table:table-cell office:value-type="float" office:value="0.635390988768803">
                <text:p>0.635390988768803</text:p>
              </table:table-cell>
              <table:table-cell office:value-type="float" office:value="0.856996891435279">
                <text:p>0.856996891435279</text:p>
              </table:table-cell>
              <table:table-cell office:value-type="float" office:value="0.933712124983785">
                <text:p>0.933712124983785</text:p>
              </table:table-cell>
            </table:table-row>
            <table:table-row>
              <table:table-cell office:value-type="float" office:value="0.0763888888888889">
                <text:p>0.0763888888888889</text:p>
              </table:table-cell>
              <table:table-cell office:value-type="float" office:value="0.492324720073205">
                <text:p>0.492324720073205</text:p>
              </table:table-cell>
              <table:table-cell office:value-type="float" office:value="0.785742189758135">
                <text:p>0.785742189758135</text:p>
              </table:table-cell>
              <table:table-cell office:value-type="float" office:value="0.982999392927831">
                <text:p>0.982999392927831</text:p>
              </table:table-cell>
            </table:table-row>
            <table:table-row>
              <table:table-cell office:value-type="float" office:value="0.0833333333333333">
                <text:p>0.0833333333333333</text:p>
              </table:table-cell>
              <table:table-cell office:value-type="float" office:value="0.360447788597821">
                <text:p>0.360447788597821</text:p>
              </table:table-cell>
              <table:table-cell office:value-type="float" office:value="0.706648277857716">
                <text:p>0.7066482778577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0902777777777778">
                <text:p>0.0902777777777778</text:p>
              </table:table-cell>
              <table:table-cell office:value-type="float" office:value="0.249352208777296">
                <text:p>0.249352208777296</text:p>
              </table:table-cell>
              <table:table-cell office:value-type="float" office:value="0.623374370656185">
                <text:p>0.623374370656185</text:p>
              </table:table-cell>
              <table:table-cell office:value-type="float" office:value="0.98299939292783">
                <text:p>0.98299939292783</text:p>
              </table:table-cell>
            </table:table-row>
            <table:table-row>
              <table:table-cell office:value-type="float" office:value="0.0972222222222222">
                <text:p>0.0972222222222222</text:p>
              </table:table-cell>
              <table:table-cell office:value-type="float" office:value="0.162991218001846">
                <text:p>0.162991218001846</text:p>
              </table:table-cell>
              <table:table-cell office:value-type="float" office:value="0.539407507237626">
                <text:p>0.539407507237626</text:p>
              </table:table-cell>
              <table:table-cell office:value-type="float" office:value="0.933712124983785">
                <text:p>0.933712124983785</text:p>
              </table:table-cell>
            </table:table-row>
            <table:table-row>
              <table:table-cell office:value-type="float" office:value="0.104166666666667">
                <text:p>0.104166666666667</text:p>
              </table:table-cell>
              <table:table-cell office:value-type="float" office:value="0.100668899772898">
                <text:p>0.100668899772898</text:p>
              </table:table-cell>
              <table:table-cell office:value-type="float" office:value="0.457833361771614">
                <text:p>0.457833361771614</text:p>
              </table:table-cell>
              <table:table-cell office:value-type="float" office:value="0.856996891435279">
                <text:p>0.856996891435279</text:p>
              </table:table-cell>
            </table:table-row>
            <table:table-row>
              <table:table-cell office:value-type="float" office:value="0.111111111111111">
                <text:p>0.111111111111111</text:p>
              </table:table-cell>
              <table:table-cell office:value-type="float" office:value="0.0587498240896306">
                <text:p>0.0587498240896306</text:p>
              </table:table-cell>
              <table:table-cell office:value-type="float" office:value="0.381171386052992">
                <text:p>0.381171386052992</text:p>
              </table:table-cell>
              <table:table-cell office:value-type="float" office:value="0.760067204607124">
                <text:p>0.760067204607124</text:p>
              </table:table-cell>
            </table:table-row>
            <table:table-row>
              <table:table-cell office:value-type="float" office:value="0.118055555555556">
                <text:p>0.118055555555556</text:p>
              </table:table-cell>
              <table:table-cell office:value-type="float" office:value="0.0323964893509741">
                <text:p>0.0323964893509741</text:p>
              </table:table-cell>
              <table:table-cell office:value-type="float" office:value="0.311283106954114">
                <text:p>0.311283106954114</text:p>
              </table:table-cell>
              <table:table-cell office:value-type="float" office:value="0.651375231630207">
                <text:p>0.651375231630207</text:p>
              </table:table-cell>
            </table:table-row>
            <table:table-row>
              <table:table-cell office:value-type="float" office:value="0.125">
                <text:p>0.125</text:p>
              </table:table-cell>
              <table:table-cell office:value-type="float" office:value="0.0168798841487899">
                <text:p>0.0168798841487899</text:p>
              </table:table-cell>
              <table:table-cell office:value-type="float" office:value="0.249352208777296">
                <text:p>0.249352208777296</text:p>
              </table:table-cell>
              <table:table-cell office:value-type="float" office:value="0.539407507237626">
                <text:p>0.539407507237626</text:p>
              </table:table-cell>
            </table:table-row>
            <table:table-row>
              <table:table-cell office:value-type="float" office:value="0.131944444444444">
                <text:p>0.131944444444444</text:p>
              </table:table-cell>
              <table:table-cell office:value-type="float" office:value="0.00831038423842112">
                <text:p>0.00831038423842112</text:p>
              </table:table-cell>
              <table:table-cell office:value-type="float" office:value="0.1959265505457">
                <text:p>0.1959265505457</text:p>
              </table:table-cell>
              <table:table-cell office:value-type="float" office:value="0.431627624018743">
                <text:p>0.431627624018743</text:p>
              </table:table-cell>
            </table:table-row>
            <table:table-row>
              <table:table-cell office:value-type="float" office:value="0.138888888888889">
                <text:p>0.138888888888889</text:p>
              </table:table-cell>
              <table:table-cell office:value-type="float" office:value="0.0038659201394728">
                <text:p>0.0038659201394728</text:p>
              </table:table-cell>
              <table:table-cell office:value-type="float" office:value="0.151006544995509">
                <text:p>0.151006544995509</text:p>
              </table:table-cell>
              <table:table-cell office:value-type="float" office:value="0.333739780491631">
                <text:p>0.333739780491631</text:p>
              </table:table-cell>
            </table:table-row>
            <table:table-row>
              <table:table-cell office:value-type="float" office:value="0.145833333333333">
                <text:p>0.145833333333333</text:p>
              </table:table-cell>
              <table:table-cell office:value-type="float" office:value="0.00169927936555266">
                <text:p>0.00169927936555266</text:p>
              </table:table-cell>
              <table:table-cell office:value-type="float" office:value="0.114161760009687">
                <text:p>0.114161760009687</text:p>
              </table:table-cell>
              <table:table-cell office:value-type="float" office:value="0.249352208777296">
                <text:p>0.249352208777296</text:p>
              </table:table-cell>
            </table:table-row>
            <table:table-row>
              <table:table-cell office:value-type="float" office:value="0.152777777777778">
                <text:p>0.152777777777778</text:p>
              </table:table-cell>
              <table:table-cell office:value-type="float" office:value="0.000705759642845474">
                <text:p>0.000705759642845474</text:p>
              </table:table-cell>
              <table:table-cell office:value-type="float" office:value="0.0846579886225298">
                <text:p>0.0846579886225298</text:p>
              </table:table-cell>
              <table:table-cell office:value-type="float" office:value="0.180021743061023">
                <text:p>0.180021743061023</text:p>
              </table:table-cell>
            </table:table-row>
            <table:table-row>
              <table:table-cell office:value-type="float" office:value="0.159722222222222">
                <text:p>0.159722222222222</text:p>
              </table:table-cell>
              <table:table-cell office:value-type="float" office:value="0.000276967613516832">
                <text:p>0.000276967613516832</text:p>
              </table:table-cell>
              <table:table-cell office:value-type="float" office:value="0.0615797103886852">
                <text:p>0.0615797103886852</text:p>
              </table:table-cell>
              <table:table-cell office:value-type="float" office:value="0.125586571543005">
                <text:p>0.125586571543005</text:p>
              </table:table-cell>
            </table:table-row>
            <table:table-row>
              <table:table-cell office:value-type="float" office:value="0.166666666666667">
                <text:p>0.166666666666667</text:p>
              </table:table-cell>
              <table:table-cell office:value-type="float" office:value="0.000102702564619656">
                <text:p>0.000102702564619656</text:p>
              </table:table-cell>
              <table:table-cell office:value-type="float" office:value="0.0439369336234073">
                <text:p>0.0439369336234073</text:p>
              </table:table-cell>
              <table:table-cell office:value-type="float" office:value="0.0846579886225299">
                <text:p>0.0846579886225299</text:p>
              </table:table-cell>
            </table:table-row>
            <table:table-row>
              <table:table-cell office:value-type="float" office:value="0.173611111111111">
                <text:p>0.173611111111111</text:p>
              </table:table-cell>
              <table:table-cell office:value-type="float" office:value="0.0000359843547641343">
                <text:p>0.0000359843547641343</text:p>
              </table:table-cell>
              <table:table-cell office:value-type="float" office:value="0.0307499385240154">
                <text:p>0.0307499385240154</text:p>
              </table:table-cell>
              <table:table-cell office:value-type="float" office:value="0.0551441169483479">
                <text:p>0.0551441169483479</text:p>
              </table:table-cell>
            </table:table-row>
            <table:table-row>
              <table:table-cell office:value-type="float" office:value="0.180555555555556">
                <text:p>0.180555555555556</text:p>
              </table:table-cell>
              <table:table-cell office:value-type="float" office:value="0.000011913141008123">
                <text:p>0.000011913141008123</text:p>
              </table:table-cell>
              <table:table-cell office:value-type="float" office:value="0.021109656453671">
                <text:p>0.021109656453671</text:p>
              </table:table-cell>
              <table:table-cell office:value-type="float" office:value="0.0347085864128538">
                <text:p>0.0347085864128538</text:p>
              </table:table-cell>
            </table:table-row>
            <table:table-row>
              <table:table-cell office:value-type="float" office:value="0.1875">
                <text:p>0.1875</text:p>
              </table:table-cell>
              <table:table-cell office:value-type="float" office:value="0.00000372665317207867">
                <text:p>0.00000372665317207867</text:p>
              </table:table-cell>
              <table:table-cell office:value-type="float" office:value="0.0142147912067369">
                <text:p>0.0142147912067369</text:p>
              </table:table-cell>
              <table:table-cell office:value-type="float" office:value="0.021109656453671">
                <text:p>0.021109656453671</text:p>
              </table:table-cell>
            </table:table-row>
            <table:table-row>
              <table:table-cell office:value-type="float" office:value="0.194444444444444">
                <text:p>0.194444444444444</text:p>
              </table:table-cell>
              <table:table-cell office:value-type="float" office:value="0.00000110151851529776">
                <text:p>0.00000110151851529776</text:p>
              </table:table-cell>
              <table:table-cell office:value-type="float" office:value="0.00938906207241001">
                <text:p>0.00938906207241001</text:p>
              </table:table-cell>
              <table:table-cell office:value-type="float" office:value="0.0124060036285829">
                <text:p>0.0124060036285829</text:p>
              </table:table-cell>
            </table:table-row>
            <table:table-row>
              <table:table-cell office:value-type="float" office:value="0.201388888888889">
                <text:p>0.201388888888889</text:p>
              </table:table-cell>
              <table:table-cell office:value-type="float" office:value="0.000000307641385305399">
                <text:p>0.000000307641385305399</text:p>
              </table:table-cell>
              <table:table-cell office:value-type="float" office:value="0.00608311940634116">
                <text:p>0.00608311940634116</text:p>
              </table:table-cell>
              <table:table-cell office:value-type="float" office:value="0.00704513211110191">
                <text:p>0.00704513211110191</text:p>
              </table:table-cell>
            </table:table-row>
            <table:table-row>
              <table:table-cell office:value-type="float" office:value="0.208333333333333">
                <text:p>0.208333333333333</text:p>
              </table:table-cell>
              <table:table-cell office:value-type="float" office:value="0.0000000811853834914405">
                <text:p>0.0000000811853834914405</text:p>
              </table:table-cell>
              <table:table-cell office:value-type="float" office:value="0.00386592013947278">
                <text:p>0.00386592013947278</text:p>
              </table:table-cell>
              <table:table-cell office:value-type="float" office:value="0.0038659201394728">
                <text:p>0.0038659201394728</text:p>
              </table:table-cell>
            </table:table-row>
            <table:table-row>
              <table:table-cell office:value-type="float" office:value="0.215277777777778">
                <text:p>0.215277777777778</text:p>
              </table:table-cell>
              <table:table-cell office:value-type="float" office:value="0.0000000202437546940225">
                <text:p>0.0000000202437546940225</text:p>
              </table:table-cell>
              <table:table-cell office:value-type="float" office:value="0.00240991553395092">
                <text:p>0.00240991553395092</text:p>
              </table:table-cell>
              <table:table-cell office:value-type="float" office:value="0.00204985487180589">
                <text:p>0.00204985487180589</text:p>
              </table:table-cell>
            </table:table-row>
            <table:table-row>
              <table:table-cell office:value-type="float" office:value="0.222222222222222">
                <text:p>0.222222222222222</text:p>
              </table:table-cell>
              <table:table-cell office:value-type="float" office:value="0.00000000476962699877132">
                <text:p>0.00000000476962699877132</text:p>
              </table:table-cell>
              <table:table-cell office:value-type="float" office:value="0.00147357813793302">
                <text:p>0.00147357813793302</text:p>
              </table:table-cell>
              <table:table-cell office:value-type="float" office:value="0.00105026731403963">
                <text:p>0.00105026731403963</text:p>
              </table:table-cell>
            </table:table-row>
            <table:table-row>
              <table:table-cell office:value-type="float" office:value="0.229166666666667">
                <text:p>0.229166666666667</text:p>
              </table:table-cell>
              <table:table-cell office:value-type="float" office:value="0.00000000106183711019379">
                <text:p>0.00000000106183711019379</text:p>
              </table:table-cell>
              <table:table-cell office:value-type="float" office:value="0.000883826306935044">
                <text:p>0.000883826306935044</text:p>
              </table:table-cell>
              <table:table-cell office:value-type="float" office:value="0.000519975743255852">
                <text:p>0.000519975743255852</text:p>
              </table:table-cell>
            </table:table-row>
            <table:table-row>
              <table:table-cell office:value-type="float" office:value="0.236111111111111">
                <text:p>0.236111111111111</text:p>
              </table:table-cell>
              <table:table-cell office:value-type="float" office:value="0.000000000223363143620317">
                <text:p>0.000000000223363143620317</text:p>
              </table:table-cell>
              <table:table-cell office:value-type="float" office:value="0.00051997574325585">
                <text:p>0.00051997574325585</text:p>
              </table:table-cell>
              <table:table-cell office:value-type="float" office:value="0.000248755572411736">
                <text:p>0.000248755572411736</text:p>
              </table:table-cell>
            </table:table-row>
            <table:table-row>
              <table:table-cell office:value-type="float" office:value="0.243055555555556">
                <text:p>0.243055555555556</text:p>
              </table:table-cell>
              <table:table-cell office:value-type="float" office:value="0.0000000000443961447273419">
                <text:p>0.0000000000443961447273419</text:p>
              </table:table-cell>
              <table:table-cell office:value-type="float" office:value="0.000300069358934879">
                <text:p>0.000300069358934879</text:p>
              </table:table-cell>
              <table:table-cell office:value-type="float" office:value="0.000114992376995602">
                <text:p>0.000114992376995602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00000000000833794709420119">
                <text:p>0.00000000000833794709420119</text:p>
              </table:table-cell>
              <table:table-cell office:value-type="float" office:value="0.000169856676561409">
                <text:p>0.000169856676561409</text:p>
              </table:table-cell>
              <table:table-cell office:value-type="float" office:value="0.0000513655311897592">
                <text:p>0.0000513655311897592</text:p>
              </table:table-cell>
            </table:table-row>
            <table:table-row>
              <table:table-cell office:value-type="float" office:value="0.256944444444444">
                <text:p>0.256944444444444</text:p>
              </table:table-cell>
              <table:table-cell office:value-type="float" office:value="0.00000000000147963005099461">
                <text:p>0.00000000000147963005099461</text:p>
              </table:table-cell>
              <table:table-cell office:value-type="float" office:value="0.0000943117927012057">
                <text:p>0.0000943117927012057</text:p>
              </table:table-cell>
              <table:table-cell office:value-type="float" office:value="0.0000221707821838965">
                <text:p>0.0000221707821838965</text:p>
              </table:table-cell>
            </table:table-row>
            <table:table-row>
              <table:table-cell office:value-type="float" office:value="0.263888888888889">
                <text:p>0.263888888888889</text:p>
              </table:table-cell>
              <table:table-cell office:value-type="float" office:value="0.000000000000248100296121255">
                <text:p>0.000000000000248100296121255</text:p>
              </table:table-cell>
              <table:table-cell office:value-type="float" office:value="0.0000513655311897592">
                <text:p>0.0000513655311897592</text:p>
              </table:table-cell>
              <table:table-cell office:value-type="float" office:value="0.00000924691245803581">
                <text:p>0.00000924691245803581</text:p>
              </table:table-cell>
            </table:table-row>
            <table:table-row>
              <table:table-cell office:value-type="float" office:value="0.270833333333333">
                <text:p>0.270833333333333</text:p>
              </table:table-cell>
              <table:table-cell office:value-type="float" office:value="0.000000000000039308054859659">
                <text:p>0.000000000000039308054859659</text:p>
              </table:table-cell>
              <table:table-cell office:value-type="float" office:value="0.0000274410024806586">
                <text:p>0.0000274410024806586</text:p>
              </table:table-cell>
              <table:table-cell office:value-type="float" office:value="0.00000372665317207867">
                <text:p>0.00000372665317207867</text:p>
              </table:table-cell>
            </table:table-row>
            <table:table-row>
              <table:table-cell office:value-type="float" office:value="0.277777777777778">
                <text:p>0.277777777777778</text:p>
              </table:table-cell>
              <table:table-cell office:value-type="float" office:value="5.88458656326791E-015">
                <text:p>5.88458656326791E-015</text:p>
              </table:table-cell>
              <table:table-cell office:value-type="float" office:value="0.0000143797245917967">
                <text:p>0.0000143797245917967</text:p>
              </table:table-cell>
              <table:table-cell office:value-type="float" office:value="0.00000145126828819063">
                <text:p>0.00000145126828819063</text:p>
              </table:table-cell>
            </table:table-row>
            <table:table-row>
              <table:table-cell office:value-type="float" office:value="0.284722222222222">
                <text:p>0.284722222222222</text:p>
              </table:table-cell>
              <table:table-cell office:value-type="float" office:value="8.32396967698123E-016">
                <text:p>8.32396967698123E-016</text:p>
              </table:table-cell>
              <table:table-cell office:value-type="float" office:value="0.00000739134662294986">
                <text:p>0.00000739134662294986</text:p>
              </table:table-cell>
              <table:table-cell office:value-type="float" office:value="0.000000546113527235086">
                <text:p>0.000000546113527235086</text:p>
              </table:table-cell>
            </table:table-row>
            <table:table-row>
              <table:table-cell office:value-type="float" office:value="0.291666666666667">
                <text:p>0.291666666666667</text:p>
              </table:table-cell>
              <table:table-cell office:value-type="float" office:value="1.11256438812943E-016">
                <text:p>1.11256438812943E-016</text:p>
              </table:table-cell>
              <table:table-cell office:value-type="float" office:value="0.00000372665317207868">
                <text:p>0.00000372665317207868</text:p>
              </table:table-cell>
              <table:table-cell office:value-type="float" office:value="0.000000198575041501208">
                <text:p>0.000000198575041501208</text:p>
              </table:table-cell>
            </table:table-row>
            <table:table-row>
              <table:table-cell office:value-type="float" office:value="0.298611111111111">
                <text:p>0.298611111111111</text:p>
              </table:table-cell>
              <table:table-cell office:value-type="float" office:value="1.40507643805486E-017">
                <text:p>1.40507643805486E-017</text:p>
              </table:table-cell>
              <table:table-cell office:value-type="float" office:value="0.00000184304860627118">
                <text:p>0.00000184304860627118</text:p>
              </table:table-cell>
              <table:table-cell office:value-type="float" office:value="0.0000000697706692925165">
                <text:p>0.0000000697706692925165</text:p>
              </table:table-cell>
            </table:table-row>
            <table:table-row>
              <table:table-cell office:value-type="float" office:value="0.305555555555556">
                <text:p>0.305555555555556</text:p>
              </table:table-cell>
              <table:table-cell office:value-type="float" office:value="1.6766981263084E-018">
                <text:p>1.6766981263084E-018</text:p>
              </table:table-cell>
              <table:table-cell office:value-type="float" office:value="0.000000894081291513275">
                <text:p>0.000000894081291513275</text:p>
              </table:table-cell>
              <table:table-cell office:value-type="float" office:value="0.0000000236879575124499">
                <text:p>0.0000000236879575124499</text:p>
              </table:table-cell>
            </table:table-row>
            <table:table-row>
              <table:table-cell office:value-type="float" office:value="0.3125">
                <text:p>0.3125</text:p>
              </table:table-cell>
              <table:table-cell office:value-type="float" office:value="1.89055770759705E-019">
                <text:p>1.89055770759705E-019</text:p>
              </table:table-cell>
              <table:table-cell office:value-type="float" office:value="0.000000425441285070191">
                <text:p>0.000000425441285070191</text:p>
              </table:table-cell>
              <table:table-cell office:value-type="float" office:value="0.00000000777121350763357">
                <text:p>0.00000000777121350763357</text:p>
              </table:table-cell>
            </table:table-row>
            <table:table-row>
              <table:table-cell office:value-type="float" office:value="0.319444444444444">
                <text:p>0.319444444444444</text:p>
              </table:table-cell>
              <table:table-cell office:value-type="float" office:value="2.01421176849441E-020">
                <text:p>2.01421176849441E-020</text:p>
              </table:table-cell>
              <table:table-cell office:value-type="float" office:value="0.000000198575041501214">
                <text:p>0.000000198575041501214</text:p>
              </table:table-cell>
              <table:table-cell office:value-type="float" office:value="0.00000000246352268540998">
                <text:p>0.00000000246352268540998</text:p>
              </table:table-cell>
            </table:table-row>
            <table:table-row>
              <table:table-cell office:value-type="float" office:value="0.326388888888889">
                <text:p>0.326388888888889</text:p>
              </table:table-cell>
              <table:table-cell office:value-type="float" office:value="2.02768482643957E-021">
                <text:p>2.02768482643957E-021</text:p>
              </table:table-cell>
              <table:table-cell office:value-type="float" office:value="0.000000090914278814439">
                <text:p>0.000000090914278814439</text:p>
              </table:table-cell>
              <table:table-cell office:value-type="float" office:value="0.000000000754624306815572">
                <text:p>0.000000000754624306815572</text:p>
              </table:table-cell>
            </table:table-row>
            <table:table-row>
              <table:table-cell office:value-type="float" office:value="0.333333333333333">
                <text:p>0.333333333333333</text:p>
              </table:table-cell>
              <table:table-cell office:value-type="float" office:value="1.92874984796395E-022">
                <text:p>1.92874984796395E-022</text:p>
              </table:table-cell>
              <table:table-cell office:value-type="float" office:value="0.0000000408283604114262">
                <text:p>0.0000000408283604114262</text:p>
              </table:table-cell>
              <table:table-cell office:value-type="float" office:value="0.000000000223363143620316">
                <text:p>0.000000000223363143620316</text:p>
              </table:table-cell>
            </table:table-row>
            <table:table-row>
              <table:table-cell office:value-type="float" office:value="0.340277777777778">
                <text:p>0.340277777777778</text:p>
              </table:table-cell>
              <table:table-cell office:value-type="float" office:value="1.73353051084957E-023">
                <text:p>1.73353051084957E-023</text:p>
              </table:table-cell>
              <table:table-cell office:value-type="float" office:value="0.0000000179851551032438">
                <text:p>0.0000000179851551032438</text:p>
              </table:table-cell>
              <table:table-cell office:value-type="float" office:value="0.0000000000638849759806782">
                <text:p>0.0000000000638849759806782</text:p>
              </table:table-cell>
            </table:table-row>
            <table:table-row>
              <table:table-cell office:value-type="float" office:value="0.347222222222222">
                <text:p>0.347222222222222</text:p>
              </table:table-cell>
              <table:table-cell office:value-type="float" office:value="1.47220133160937E-024">
                <text:p>1.47220133160937E-024</text:p>
              </table:table-cell>
              <table:table-cell office:value-type="float" office:value="0.00000000777121350763387">
                <text:p>0.00000000777121350763387</text:p>
              </table:table-cell>
              <table:table-cell office:value-type="float" office:value="0.0000000000176560055909253">
                <text:p>0.0000000000176560055909253</text:p>
              </table:table-cell>
            </table:table-row>
            <table:table-row>
              <table:table-cell office:value-type="float" office:value="0.354166666666667">
                <text:p>0.354166666666667</text:p>
              </table:table-cell>
              <table:table-cell office:value-type="float" office:value="1.18136215479589E-025">
                <text:p>1.18136215479589E-025</text:p>
              </table:table-cell>
              <table:table-cell office:value-type="float" office:value="0.00000000329371411030621">
                <text:p>0.00000000329371411030621</text:p>
              </table:table-cell>
              <table:table-cell office:value-type="float" office:value="0.00000000000471511922623687">
                <text:p>0.00000000000471511922623687</text:p>
              </table:table-cell>
            </table:table-row>
            <table:table-row>
              <table:table-cell office:value-type="float" office:value="0.361111111111111">
                <text:p>0.361111111111111</text:p>
              </table:table-cell>
              <table:table-cell office:value-type="float" office:value="8.95733946157402E-027">
                <text:p>8.95733946157402E-027</text:p>
              </table:table-cell>
              <table:table-cell office:value-type="float" office:value="0.00000000136932130552408">
                <text:p>0.00000000136932130552408</text:p>
              </table:table-cell>
              <table:table-cell office:value-type="float" office:value="0.00000000000121674452042745">
                <text:p>0.00000000000121674452042745</text:p>
              </table:table-cell>
            </table:table-row>
            <table:table-row>
              <table:table-cell office:value-type="float" office:value="0.368055555555555">
                <text:p>0.368055555555555</text:p>
              </table:table-cell>
              <table:table-cell office:value-type="float" office:value="6.41734139513455E-028">
                <text:p>6.41734139513455E-028</text:p>
              </table:table-cell>
              <table:table-cell office:value-type="float" office:value="0.000000000558402348889827">
                <text:p>0.000000000558402348889827</text:p>
              </table:table-cell>
              <table:table-cell office:value-type="float" office:value="0.000000000000303397933686258">
                <text:p>0.000000000000303397933686258</text:p>
              </table:table-cell>
            </table:table-row>
            <table:table-row>
              <table:table-cell office:value-type="float" office:value="0.375">
                <text:p>0.375</text:p>
              </table:table-cell>
              <table:table-cell office:value-type="float" office:value="4.34421575105641E-029">
                <text:p>4.34421575105641E-029</text:p>
              </table:table-cell>
              <table:table-cell office:value-type="float" office:value="0.000000000223363143620328">
                <text:p>0.000000000223363143620328</text:p>
              </table:table-cell>
              <table:table-cell office:value-type="float" office:value="0.0000000000000731025181854502">
                <text:p>0.0000000000000731025181854502</text:p>
              </table:table-cell>
            </table:table-row>
            <table:table-row>
              <table:table-cell office:value-type="float" office:value="0.381944444444444">
                <text:p>0.381944444444444</text:p>
              </table:table-cell>
              <table:table-cell office:value-type="float" office:value="2.77873901831715E-030">
                <text:p>2.77873901831715E-030</text:p>
              </table:table-cell>
              <table:table-cell office:value-type="float" office:value="0.0000000000876391578997508">
                <text:p>0.0000000000876391578997508</text:p>
              </table:table-cell>
              <table:table-cell office:value-type="float" office:value="0.000000000000017019960803079">
                <text:p>0.000000000000017019960803079</text:p>
              </table:table-cell>
            </table:table-row>
            <table:table-row>
              <table:table-cell office:value-type="float" office:value="0.388888888888889">
                <text:p>0.388888888888889</text:p>
              </table:table-cell>
              <table:table-cell office:value-type="float" office:value="1.67943911622239E-031">
                <text:p>1.67943911622239E-031</text:p>
              </table:table-cell>
              <table:table-cell office:value-type="float" office:value="0.0000000000337292965974417">
                <text:p>0.0000000000337292965974417</text:p>
              </table:table-cell>
              <table:table-cell office:value-type="float" office:value="3.8290520760195E-015">
                <text:p>3.8290520760195E-015</text:p>
              </table:table-cell>
            </table:table-row>
            <table:table-row>
              <table:table-cell office:value-type="float" office:value="0.395833333333333">
                <text:p>0.395833333333333</text:p>
              </table:table-cell>
              <table:table-cell office:value-type="float" office:value="9.59093395793787E-033">
                <text:p>9.59093395793787E-033</text:p>
              </table:table-cell>
              <table:table-cell office:value-type="float" office:value="0.0000000000127332357126989">
                <text:p>0.0000000000127332357126989</text:p>
              </table:table-cell>
              <table:table-cell office:value-type="float" office:value="8.32396967698111E-016">
                <text:p>8.32396967698111E-016</text:p>
              </table:table-cell>
            </table:table-row>
            <table:table-row>
              <table:table-cell office:value-type="float" office:value="0.402777777777778">
                <text:p>0.402777777777778</text:p>
              </table:table-cell>
              <table:table-cell office:value-type="float" office:value="5.17532548120441E-034">
                <text:p>5.17532548120441E-034</text:p>
              </table:table-cell>
              <table:table-cell office:value-type="float" office:value="0.0000000000047151192262372">
                <text:p>0.0000000000047151192262372</text:p>
              </table:table-cell>
              <table:table-cell office:value-type="float" office:value="1.74854255063586E-016">
                <text:p>1.74854255063586E-016</text:p>
              </table:table-cell>
            </table:table-row>
            <table:table-row>
              <table:table-cell office:value-type="float" office:value="0.409722222222222">
                <text:p>0.409722222222222</text:p>
              </table:table-cell>
              <table:table-cell office:value-type="float" office:value="2.63872764649282E-035">
                <text:p>2.63872764649282E-035</text:p>
              </table:table-cell>
              <table:table-cell office:value-type="float" office:value="0.00000000000171265144257883">
                <text:p>0.00000000000171265144257883</text:p>
              </table:table-cell>
              <table:table-cell office:value-type="float" office:value="3.5491832264741E-017">
                <text:p>3.5491832264741E-017</text:p>
              </table:table-cell>
            </table:table-row>
            <table:table-row>
              <table:table-cell office:value-type="float" office:value="0.416666666666667">
                <text:p>0.416666666666667</text:p>
              </table:table-cell>
              <table:table-cell office:value-type="float" office:value="1.27125184956234E-036">
                <text:p>1.27125184956234E-036</text:p>
              </table:table-cell>
              <table:table-cell office:value-type="float" office:value="0.00000000000061019366776058">
                <text:p>0.00000000000061019366776058</text:p>
              </table:table-cell>
              <table:table-cell office:value-type="float" office:value="6.96124845783888E-018">
                <text:p>6.96124845783888E-01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5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9.003cm" svg:height="18.575cm" xlink:href=".." xlink:type="simple" chart:class="chart:radar" chart:style-name="ch1">
        <chart:legend chart:legend-position="end" svg:x="26.071cm" svg:y="8.241cm" style:legend-expansion="high" chart:style-name="ch2"/>
        <chart:plot-area chart:style-name="ch3" table:cell-range-address="Arkusz6.A1:Arkusz6.E25" chart:data-source-has-labels="both" svg:x="4.266cm" svg:y="1.958cm" svg:width="14.436cm" svg:height="14.766cm">
          <chartooo:coordinate-region svg:x="5.557cm" svg:y="2.435cm" svg:width="12.131cm" svg:height="13.813cm"/>
          <chart:axis chart:dimension="x" chart:name="primary-x" chart:style-name="ch4" chartooo:axis-type="auto">
            <chartooo:date-scale/>
            <chart:categories table:cell-range-address="Arkusz6.A2:Arkusz6.A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6.B2:Arkusz6.B25" chart:label-cell-address="Arkusz6.B1:Arkusz6.B1" chart:class="chart:radar">
            <chart:data-point chart:repeated="24"/>
          </chart:series>
          <chart:series chart:style-name="ch8" chart:values-cell-range-address="Arkusz6.C2:Arkusz6.C25" chart:label-cell-address="Arkusz6.C1:Arkusz6.C1" chart:class="chart:radar">
            <chart:data-point chart:repeated="24"/>
          </chart:series>
          <chart:series chart:style-name="ch9" chart:values-cell-range-address="Arkusz6.D2:Arkusz6.D25" chart:label-cell-address="Arkusz6.D1:Arkusz6.D1" chart:class="chart:radar">
            <chart:data-point chart:repeated="24"/>
          </chart:series>
          <chart:series chart:style-name="ch10" chart:values-cell-range-address="Arkusz6.E2:Arkusz6.E25" chart:label-cell-address="Arkusz6.E1:Arkusz6.E1" chart:class="chart:radar"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udent</text:p>
                <draw:g>
                  <svg:desc>Arkusz6.B1:Arkusz6.B1</svg:desc>
                </draw:g>
              </table:table-cell>
              <table:table-cell office:value-type="string">
                <text:p>Pracownik</text:p>
                <draw:g>
                  <svg:desc>Arkusz6.C1:Arkusz6.C1</svg:desc>
                </draw:g>
              </table:table-cell>
              <table:table-cell office:value-type="string">
                <text:p>Turysta</text:p>
                <draw:g>
                  <svg:desc>Arkusz6.D1:Arkusz6.D1</svg:desc>
                </draw:g>
              </table:table-cell>
              <table:table-cell office:value-type="string">
                <text:p>Lokals</text:p>
                <draw:g>
                  <svg:desc>Arkusz6.E1:Arkusz6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Arkusz6.A2:Arkusz6.A25</svg:desc>
                </draw:g>
              </table:table-cell>
              <table:table-cell office:value-type="float" office:value="0">
                <text:p>0</text:p>
                <draw:g>
                  <svg:desc>Arkusz6.B2:Arkusz6.B25</svg:desc>
                </draw:g>
              </table:table-cell>
              <table:table-cell office:value-type="float" office:value="0">
                <text:p>0</text:p>
                <draw:g>
                  <svg:desc>Arkusz6.C2:Arkusz6.C25</svg:desc>
                </draw:g>
              </table:table-cell>
              <table:table-cell office:value-type="float" office:value="0">
                <text:p>0</text:p>
                <draw:g>
                  <svg:desc>Arkusz6.D2:Arkusz6.D25</svg:desc>
                </draw:g>
              </table:table-cell>
              <table:table-cell office:value-type="float" office:value="0">
                <text:p>0</text:p>
                <draw:g>
                  <svg:desc>Arkusz6.E2:Arkusz6.E2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